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813cm" fo:break-before="auto" style:use-optimal-row-height="true"/>
    </style:style>
    <style:style style:name="ro19" style:family="table-row">
      <style:table-row-properties style:row-height="0.515cm" fo:break-before="auto" style:use-optimal-row-height="true"/>
    </style:style>
    <style:style style:name="ro20" style:family="table-row">
      <style:table-row-properties style:row-height="1.198cm" fo:break-before="auto" style:use-optimal-row-height="true"/>
    </style:style>
    <style:style style:name="ro21" style:family="table-row">
      <style:table-row-properties style:row-height="1.334cm" fo:break-before="auto" style:use-optimal-row-height="true"/>
    </style:style>
    <style:style style:name="ro22" style:family="table-row">
      <style:table-row-properties style:row-height="0.903cm" fo:break-before="auto" style:use-optimal-row-height="true"/>
    </style:style>
    <style:style style:name="ro23" style:family="table-row">
      <style:table-row-properties style:row-height="1.764cm" fo:break-before="auto" style:use-optimal-row-height="true"/>
    </style:style>
    <style:style style:name="ro24" style:family="table-row">
      <style:table-row-properties style:row-height="1.236cm" fo:break-before="auto" style:use-optimal-row-height="true"/>
    </style:style>
    <style:style style:name="ro25" style:family="table-row">
      <style:table-row-properties style:row-height="0.471cm" fo:break-before="auto" style:use-optimal-row-height="true"/>
    </style:style>
    <style:style style:name="ro26" style:family="table-row">
      <style:table-row-properties style:row-height="2.157cm" fo:break-before="auto" style:use-optimal-row-height="true"/>
    </style:style>
    <style:style style:name="ro27" style:family="table-row">
      <style:table-row-properties style:row-height="0.894cm" fo:break-before="auto" style:use-optimal-row-height="true"/>
    </style:style>
    <style:style style:name="ro28" style:family="table-row">
      <style:table-row-properties style:row-height="0.466cm" fo:break-before="auto" style:use-optimal-row-height="true"/>
    </style:style>
    <style:style style:name="ro29" style:family="table-row">
      <style:table-row-properties style:row-height="1.367cm" fo:break-before="auto" style:use-optimal-row-height="true"/>
    </style:style>
    <style:style style:name="ro30" style:family="table-row">
      <style:table-row-properties style:row-height="0.462cm" fo:break-before="auto" style:use-optimal-row-height="true"/>
    </style:style>
    <style:style style:name="ro31" style:family="table-row">
      <style:table-row-properties style:row-height="0.848cm" fo:break-before="auto" style:use-optimal-row-height="true"/>
    </style:style>
    <style:style style:name="ro32" style:family="table-row">
      <style:table-row-properties style:row-height="1.249cm" fo:break-before="auto" style:use-optimal-row-height="true"/>
    </style:style>
    <style:style style:name="ro33" style:family="table-row">
      <style:table-row-properties style:row-height="1.649cm" fo:break-before="auto" style:use-optimal-row-height="true"/>
    </style:style>
    <style:style style:name="ro34" style:family="table-row">
      <style:table-row-properties style:row-height="2.194cm" fo:break-before="auto" style:use-optimal-row-height="true"/>
    </style:style>
    <style:style style:name="ro35" style:family="table-row">
      <style:table-row-properties style:row-height="0.487cm" fo:break-before="auto" style:use-optimal-row-height="true"/>
    </style:style>
    <style:style style:name="ro36" style:family="table-row">
      <style:table-row-properties style:row-height="0.914cm" fo:break-before="auto" style:use-optimal-row-height="true"/>
    </style:style>
    <style:style style:name="ro37" style:family="table-row">
      <style:table-row-properties style:row-height="0.801cm" fo:break-before="auto" style:use-optimal-row-height="true"/>
    </style:style>
    <style:style style:name="ro38" style:family="table-row">
      <style:table-row-properties style:row-height="1.767cm" fo:break-before="auto" style:use-optimal-row-height="true"/>
    </style:style>
    <style:style style:name="ro39" style:family="table-row">
      <style:table-row-properties style:row-height="1.242cm" fo:break-before="auto" style:use-optimal-row-height="true"/>
    </style:style>
    <style:style style:name="ro40" style:family="table-row">
      <style:table-row-properties style:row-height="0.473cm" fo:break-before="auto" style:use-optimal-row-height="true"/>
    </style:style>
    <style:style style:name="ro41" style:family="table-row">
      <style:table-row-properties style:row-height="1.582cm" fo:break-before="auto" style:use-optimal-row-height="true"/>
    </style:style>
    <style:style style:name="ro42" style:family="table-row">
      <style:table-row-properties style:row-height="1.316cm" fo:break-before="auto" style:use-optimal-row-height="true"/>
    </style:style>
    <style:style style:name="ro43" style:family="table-row">
      <style:table-row-properties style:row-height="0.868cm" fo:break-before="auto" style:use-optimal-row-height="true"/>
    </style:style>
    <style:style style:name="ro44" style:family="table-row">
      <style:table-row-properties style:row-height="2.027cm" fo:break-before="auto" style:use-optimal-row-height="true"/>
    </style:style>
    <style:style style:name="ro45" style:family="table-row">
      <style:table-row-properties style:row-height="1.632cm" fo:break-before="auto" style:use-optimal-row-height="true"/>
    </style:style>
    <style:style style:name="ro46" style:family="table-row">
      <style:table-row-properties style:row-height="2.817cm" fo:break-before="auto" style:use-optimal-row-height="true"/>
    </style:style>
    <style:style style:name="ro47" style:family="table-row">
      <style:table-row-properties style:row-height="0.45cm" fo:break-before="auto" style:use-optimal-row-height="false"/>
    </style:style>
    <style:style style:name="ro48"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3" style:family="table-cell" style:parent-style-name="Default">
      <style:table-cell-properties fo:background-color="#dddddd"/>
    </style:style>
    <style:style style:name="ce3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ackground-color="#dddddd" fo:wrap-option="wrap"/>
    </style:style>
    <style:style style:name="ce40" style:family="table-cell" style:parent-style-name="Default">
      <style:table-cell-properties fo:wrap-option="wrap"/>
    </style:style>
    <style:style style:name="ce41"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ackground-color="#ffff00"/>
    </style:style>
    <style:style style:name="ce44" style:family="table-cell" style:parent-style-name="Default">
      <style:table-cell-properties fo:background-color="#ffe994"/>
    </style:style>
    <style:style style:name="ce4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82"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6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transparent"/>
    </style:style>
    <style:style style:name="ce106"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1"/>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2" fo:font-size="10pt" style:letter-kerning="true" fo:language="en" fo:country="US" style:language-asian="hi" style:country-asian="IN" style:language-complex="hi" style:country-complex="IN" style:font-name-asian="Liberation Serif" style:font-name-complex="Verdana2" style:font-size-asian="10pt" style:font-size-complex="10pt"/>
    </style:style>
    <style:style style:name="T15" style:family="text">
      <style:text-properties fo:color="#000000" style:font-name="Verdana2"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2" fo:font-size="10pt" fo:font-style="italic" style:letter-kerning="true" fo:language="en" fo:country="US" style:language-asian="hi" style:country-asian="IN" style:language-complex="hi" style:country-complex="IN" style:font-name-asian="Liberation Serif" style:font-name-complex="Verdana2"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37"/>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38"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34" office:value-type="string" calcext:value-type="string">
            <text:p>[All radios]</text:p>
          </table:table-cell>
          <table:table-cell office:value-type="string" calcext:value-type="string">
            <text:p>Release Notes </text:p>
          </table:table-cell>
          <table:table-cell table:style-name="ce34" office:value-type="string" calcext:value-type="string">
            <text:p>Trim config mode added (Easy / One value per flight mode / Custom)</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 ranges can be Sources</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Log Viewer doesn't freeze anymore with big files (and load is cancelable at any tim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Play vario special function added (replaces the Vario feature which was nested inside Vario sensors)</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 mix weight fixed when &gt; 100%</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ull switch allowed for tests on Free Mix ac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improved comparaisons when using a Sensor</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will now play the sequences until the end, without checking the condition on each fragment</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dge option allowed in Logic Switch active condition</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dge option added to Timer / Sensor reset</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ensor lost warning increased to 10s by default and 30s maximum</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Horus radios will receive the 1.5.0 updates (with a some UI functions removed because of the reduced flash space)</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ADC Inspector fix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 keys enabled again to increment/decrement numeric values</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Will backup all the files under scripts now</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void auto connection to XSR-SIM</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move incorrect administrator requirement</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dialog will only pop up onc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ackage name correction for macOS</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ombine i18n and firmware update operation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dded copyright and license page for Ethos Suite and Ethos</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conversion from XE to other Tandem radios fixed</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gt; Subtrims moved to Model / Trim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gt; Subtrim (for only one Trim) implemented</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ar fixes</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now allows Edge option in children switches (Boolean opera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lete confirmation added in missing places</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WaitCondition / WaitDuration added to PlaySequence actions</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Sequence can play telemetry without any unit</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Function Switches reset on Flight Reset</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mode "OFF" added</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petition speed issue on Extra Trims / Vars</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Sequence can have up to 100 lines now</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audio actions conversion issue fixed (Countdown step)</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rst hello.wav played too loudly</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fixes (when a Source was used for Offset / Expo / Weight)</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Mix conversion issue fixed (Throttle Absolute / Percent / Trigger)</text:p>
          </table:table-cell>
          <table:table-cell table:style-name="ce31"/>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0"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If brightness for backlight ON = brightness for backlight OFF then the touchscreen stays activ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alculation bug in Camber mix (when using a switch)</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load bug fix (when using CRSF sensor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telemetry sensors now accept a Var as sourc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ow 65.0V for ESC sensor</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message "sensor-lost" played only one time when many sensors lost in the same tim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running() method add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var:value(...) method allows to modify the current Var valu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LEMETRY_ACTIVE source always returned 0</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Fixed the restoring issu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d a case that the model list won't be loa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dded backup support for the md file in model directory</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ximum allocation size increased for bitmap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fix (when using diff func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etSource() fix for VAR source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added for stick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ck Touchscreen condition was inverted</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Var values were missing a *10 factor</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title option added to registerSystemTool()</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lcd.hasFocus() added</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lcd.resetFocusTimeout() added</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segfault fixed (Lua tools in full size mode)</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to subtrims fix (when using complex modes)</text:p>
          </table:table-cell>
          <table:table-cell table:number-columns-repeated="4"/>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s in the "Select model at power ON" feature (when no model foun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emory leaks fixed</text:p>
          </table:table-cell>
          <table:table-cell table:style-name="ce31"/>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1" office:value-type="string" calcext:value-type="string">
            <text:p>n/a</text:p>
          </table:table-cell>
          <table:table-cell table:style-name="ce35" office:value-type="string" calcext:value-type="string">
            <text:p>[New radios]</text:p>
          </table:table-cell>
          <table:table-cell table:style-name="ce31" office:value-type="string" calcext:value-type="string">
            <text:p>Release Notes </text:p>
          </table:table-cell>
          <table:table-cell table:style-name="ce35" office:value-type="string" calcext:value-type="string">
            <text:p>X20PRO AW</text:p>
          </table:table-cell>
          <table:table-cell table:style-name="ce31"/>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34" office:value-type="string" calcext:value-type="string">
            <text:p>[Text / Markdown support]</text:p>
          </table:table-cell>
          <table:table-cell office:value-type="string" calcext:value-type="string">
            <text:p>Release Notes </text:p>
          </table:table-cell>
          <table:table-cell table:style-name="ce34" office:value-type="string" calcext:value-type="string">
            <text:p>New text view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text home widge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ustom text checklist</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Audio]</text:p>
          </table:table-cell>
          <table:table-cell office:value-type="string" calcext:value-type="string">
            <text:p>Release Notes </text:p>
          </table:table-cell>
          <table:table-cell table:style-name="ce34" office:value-type="string" calcext:value-type="string">
            <text:p>Multiple voices support (i.e. "male" for some prompts and "female" for other)</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Possibility to play a sequence of audio files (i.e. "Altitude" ... "200 meters")</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Wait duration and Wait condition allowed in sequences (i.e. to play an aerobbatic sequence)</text:p>
          </table:table-cell>
          <table:table-cell table:style-name="ce41"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imers audio section which allows more flexibillity (voice countdown, beep countdown, play a file when the timer reaches a special value, etc.)</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Vars]</text:p>
          </table:table-cell>
          <table:table-cell office:value-type="string" calcext:value-type="string">
            <text:p>Release Notes </text:p>
          </table:table-cell>
          <table:table-cell table:style-name="ce34" office:value-type="string" calcext:value-type="string">
            <text:p>New Vars module added</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values, possibly linked to flight modes, or switches positions, or any conditio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actions applied on the current valu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s can be reused on almost all values in the model (including a Curve Point, X or Y)</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Flexible Free Mix]</text:p>
          </table:table-cell>
          <table:table-cell office:value-type="string" calcext:value-type="string">
            <text:p>Release Notes </text:p>
          </table:table-cell>
          <table:table-cell table:style-name="ce34" office:value-type="string" calcext:value-type="string">
            <text:p>Customizable order of all actions inside the free mix</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ll actions can be disabled using their own active condition</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Trims]</text:p>
          </table:table-cell>
          <table:table-cell office:value-type="string" calcext:value-type="string">
            <text:p>Release Notes </text:p>
          </table:table-cell>
          <table:table-cell table:style-name="ce34" office:value-type="string" calcext:value-type="string">
            <text:p>Enhanced trims with 3 modes (easy / independent per flight mode, custom for complex programming)</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Extra trim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Instant trim</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ove trims to subtrims</text:p>
          </table:table-cell>
          <table:table-cell table:style-name="ce41"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34" office:value-type="string" calcext:value-type="string">
            <text:p>[Model Wizard improvements]</text:p>
          </table:table-cell>
          <table:table-cell office:value-type="string" calcext:value-type="string">
            <text:p>Release Notes </text:p>
          </table:table-cell>
          <table:table-cell table:style-name="ce34" office:value-type="string" calcext:value-type="string">
            <text:p>Support of stabilized receiver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hannels review screen added</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Log Viewer]</text:p>
          </table:table-cell>
          <table:table-cell office:value-type="string" calcext:value-type="string">
            <text:p>Release Notes </text:p>
          </table:table-cell>
          <table:table-cell table:style-name="ce34" office:value-type="string" calcext:value-type="string">
            <text:p>Nice colored logs view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curve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Zoom</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Trainer / Trainee]</text:p>
          </table:table-cell>
          <table:table-cell office:value-type="string" calcext:value-type="string">
            <text:p>Release Notes </text:p>
          </table:table-cell>
          <table:table-cell table:style-name="ce34" office:value-type="string" calcext:value-type="string">
            <text:p>Support of Trainer / Trainee function through SBUS on external modul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upport of Trainer / Trainee function through CPPM on external module</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Bluetooth]</text:p>
          </table:table-cell>
          <table:table-cell office:value-type="string" calcext:value-type="string">
            <text:p>Release Notes </text:p>
          </table:table-cell>
          <table:table-cell table:style-name="ce34" office:value-type="string" calcext:value-type="string">
            <text:p>File transfer between 2 radios (System / File manager)</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odel transfer with automatic models conversion (Model / Model selec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Other]</text:p>
          </table:table-cell>
          <table:table-cell office:value-type="string" calcext:value-type="string">
            <text:p>Release Notes </text:p>
          </table:table-cell>
          <table:table-cell table:style-name="ce34" office:value-type="string" calcext:value-type="string">
            <text:p>New function "Lock touchscree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nction "Go to scree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nction "Load model"</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elect model at power ON</text:p>
          </table:table-cell>
          <table:table-cell table:style-name="ce41"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34" office:value-type="string" calcext:value-type="string">
            <text:p>Forms available inside Home widgets (with buttons, combo-boxes, etc.)</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module telemetry suppor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module updates suppor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34" office:value-type="string" calcext:value-type="string">
            <text:p>[Simulator]</text:p>
          </table:table-cell>
          <table:table-cell office:value-type="string" calcext:value-type="string">
            <text:p>Release Notes </text:p>
          </table:table-cell>
          <table:table-cell table:style-name="ce34" office:value-type="string" calcext:value-type="string">
            <text:p>Function switches simulated (F1 to F6)</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Ethos Suite]</text:p>
          </table:table-cell>
          <table:table-cell office:value-type="string" calcext:value-type="string">
            <text:p>Release Notes </text:p>
          </table:table-cell>
          <table:table-cell table:style-name="ce34" office:value-type="string" calcext:value-type="string">
            <text:p>New Lua development tool</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RF module manag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bility to disable all telemetry except RSSI and Rx battery enhancement New feature or request</text:p>
          </table:table-cell>
          <table:table-cell table:style-name="ce41"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34" office:value-type="string" calcext:value-type="string">
            <text:p>X20S virtuell switches at touch screen for functional modellers enhancement New feature or request</text:p>
          </table:table-cell>
          <table:table-cell table:style-name="ce31"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 Enhancement: Text Checklist</text:p>
          </table:table-cell>
          <table:table-cell table:style-name="ce41"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Reset for Outputs enhancement New feature or request</text:p>
          </table:table-cell>
          <table:table-cell table:style-name="ce41"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start/stop for line chart widget enhancement New feature or request</text:p>
          </table:table-cell>
          <table:table-cell table:style-name="ce41" office:value-type="string" calcext:value-type="string">
            <text:p>#15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X20 V1.3.0 Simulator keys F1 to F6 enhancement <text:s/>New feature or request simulator</text:p>
          </table:table-cell>
          <table:table-cell table:style-name="ce31"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Option to select the model at power on event enhancement New feature or request</text:p>
          </table:table-cell>
          <table:table-cell table:style-name="ce41" office:value-type="string" calcext:value-type="string">
            <text:p>#197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gger an event when the transmitter is turned off enhancement New feature or request</text:p>
          </table:table-cell>
          <table:table-cell table:style-name="ce31" office:value-type="string" calcext:value-type="string">
            <text:p>#205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orms API (Lua): no function to expand/collapse lines enhancement <text:s/>New feature or request Lua</text:p>
          </table:table-cell>
          <table:table-cell table:style-name="ce31" office:value-type="string" calcext:value-type="string">
            <text:p>#20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ow to get a list of csv log files in a lua script Lua</text:p>
          </table:table-cell>
          <table:table-cell table:style-name="ce31" office:value-type="string" calcext:value-type="string">
            <text:p>#209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 mapping - XE enhancement New feature or request</text:p>
          </table:table-cell>
          <table:table-cell table:style-name="ce31"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ake var mixer accessible without need of channel assigment enhancement New feature or request</text:p>
          </table:table-cell>
          <table:table-cell table:style-name="ce41"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uite - Choice of sound pack enhancement New feature or request</text:p>
          </table:table-cell>
          <table:table-cell table:style-name="ce41"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offset curve / 1-point curve enhancement New feature or request</text:p>
          </table:table-cell>
          <table:table-cell table:style-name="ce41"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urve point change in flight enhancement New feature or request</text:p>
          </table:table-cell>
          <table:table-cell table:style-name="ce41" office:value-type="string" calcext:value-type="string">
            <text:p>#230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attery indicator shows wrong data bug Something isn't working</text:p>
          </table:table-cell>
          <table:table-cell table:style-name="ce31" office:value-type="string" calcext:value-type="string">
            <text:p>#23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nslation files split from firmware enhancement New feature or request</text:p>
          </table:table-cell>
          <table:table-cell table:style-name="ce31" office:value-type="string" calcext:value-type="string">
            <text:p>#239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re RAM available for Lua enhancement New feature or request</text:p>
          </table:table-cell>
          <table:table-cell table:style-name="ce31"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elemetry sensor "channel" enhancement New feature or request</text:p>
          </table:table-cell>
          <table:table-cell table:style-name="ce41"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mix icon. enhancement New feature or request</text:p>
          </table:table-cell>
          <table:table-cell table:style-name="ce41" office:value-type="string" calcext:value-type="string">
            <text:p>#24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Speed measurement in m/min enhancement New feature or request</text:p>
          </table:table-cell>
          <table:table-cell table:style-name="ce31"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nightly - cannot dynamically update (via VARs) multiple curve points concurrently enhancement New feature or request</text:p>
          </table:table-cell>
          <table:table-cell table:style-name="ce41" office:value-type="string" calcext:value-type="string">
            <text:p>#248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form.clear() in wakeup handler crashes widget bug Something isn't working</text:p>
          </table:table-cell>
          <table:table-cell table:style-name="ce31" office:value-type="string" calcext:value-type="string">
            <text:p>#24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ightly] Value of VAR can exceed valid range bug Something isn't working</text:p>
          </table:table-cell>
          <table:table-cell table:style-name="ce31"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ogs feature enhancements</text:p>
          </table:table-cell>
          <table:table-cell table:style-name="ce41"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Global Vars enhancement New feature or request</text:p>
          </table:table-cell>
          <table:table-cell table:style-name="ce41"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Wireless Trainer enhancements enhancement New feature or request</text:p>
          </table:table-cell>
          <table:table-cell table:style-name="ce41"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Txt file reader Stale</text:p>
          </table:table-cell>
          <table:table-cell table:style-name="ce41"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luetooth - Selection of Trainer or Audio mode in general settings - why not in model settings and why only one possible enhancement New feature or request</text:p>
          </table:table-cell>
          <table:table-cell table:style-name="ce41" office:value-type="string" calcext:value-type="string">
            <text:p>#215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vent for sensor lost and sensor conflict Lua</text:p>
          </table:table-cell>
          <table:table-cell table:style-name="ce31"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0 Add a CLONE option for VARS</text:p>
          </table:table-cell>
          <table:table-cell table:style-name="ce41" office:value-type="string" calcext:value-type="string">
            <text:p>#25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W Function |Delta|&gt;X doesn't work as expected (possibly just 1.5.0) bug Something isn't working</text:p>
          </table:table-cell>
          <table:table-cell table:style-name="ce31" office:value-type="string" calcext:value-type="string">
            <text:p>#252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e Edge option seems to be missing for LSW VALUEs with 1.5.0</text:p>
          </table:table-cell>
          <table:table-cell table:style-name="ce31" office:value-type="string" calcext:value-type="string">
            <text:p>#252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lua: initializing sequence of handler changed in comparison to 1.4.6</text:p>
          </table:table-cell>
          <table:table-cell table:style-name="ce31" office:value-type="string" calcext:value-type="string">
            <text:p>#253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grade from 1.4.7 to 1.5.0 appears to corrupt curves bug Something isn't working</text:p>
          </table:table-cell>
          <table:table-cell table:style-name="ce31" office:value-type="string" calcext:value-type="string">
            <text:p>#255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dget lua only run when it is in active screen enhancement <text:s/>New feature or request Lua</text:p>
          </table:table-cell>
          <table:table-cell table:style-name="ce31" office:value-type="string" calcext:value-type="string">
            <text:p>#255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egative option doesn't appear to work on Curve points with 1.5.0 bug Something isn't working</text:p>
          </table:table-cell>
          <table:table-cell table:style-name="ce31"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Insta-trim enhancement New feature or request</text:p>
          </table:table-cell>
          <table:table-cell table:style-name="ce41" office:value-type="string" calcext:value-type="string">
            <text:p>#29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 How to get a Max or Min value from Telemetroy</text:p>
          </table:table-cell>
          <table:table-cell table:style-name="ce31"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s pause enhancement New feature or request</text:p>
          </table:table-cell>
          <table:table-cell table:style-name="ce41" office:value-type="string" calcext:value-type="string">
            <text:p>#2039</text:p>
          </table:table-cell>
          <table:table-cell table:number-columns-repeated="3"/>
        </table:table-row>
        <table:table-row table:style-name="ro3">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 storage in registerSystemTool or registerSource scripts does not work enhancement <text:s/>New feature or request Lua</text:p>
          </table:table-cell>
          <table:table-cell table:style-name="ce31" office:value-type="string" calcext:value-type="string">
            <text:p>#231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scussion / LUA / writing "mixing scripts" for Ethos is complex enhancement <text:s/>New feature or request Lua</text:p>
          </table:table-cell>
          <table:table-cell table:style-name="ce31"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itmap and Text Home widgets enhancement New feature or request</text:p>
          </table:table-cell>
          <table:table-cell table:style-name="ce41"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osibility to eliminate the 10 seconds countdown in timer with speech enhancement New feature or request</text:p>
          </table:table-cell>
          <table:table-cell table:style-name="ce41" office:value-type="string" calcext:value-type="string">
            <text:p>#258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with 1.5.x Nightly Telemetry Sensors bug Something isn't working</text:p>
          </table:table-cell>
          <table:table-cell table:style-name="ce31"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 Enhancement: Continuous Timer Once Started.... enhancement New feature or request</text:p>
          </table:table-cell>
          <table:table-cell table:style-name="ce41"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USB default mode preselection enhancement New feature or request</text:p>
          </table:table-cell>
          <table:table-cell table:style-name="ce41"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ogical switches enhancement New feature or request</text:p>
          </table:table-cell>
          <table:table-cell table:style-name="ce41"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untdown timer feedback incorrect based on setting enhancement New feature or request</text:p>
          </table:table-cell>
          <table:table-cell table:style-name="ce41" office:value-type="string" calcext:value-type="string">
            <text:p>#2345</text:p>
          </table:table-cell>
          <table:table-cell/>
          <table:table-cell table:style-name="ce30"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unt Up timer speech affected</text:p>
          </table:table-cell>
          <table:table-cell table:style-name="ce41"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Throttle Hold value coming from a source enhancement New feature or request</text:p>
          </table:table-cell>
          <table:table-cell table:style-name="ce41"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d point adjustment enhancement New feature or request</text:p>
          </table:table-cell>
          <table:table-cell table:style-name="ce41" office:value-type="string" calcext:value-type="string">
            <text:p>#267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ssing lua script for digital switches documentation Improvements or additions to documentation</text:p>
          </table:table-cell>
          <table:table-cell table:style-name="ce31"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0 Vars enhancement New feature or request</text:p>
          </table:table-cell>
          <table:table-cell table:style-name="ce41"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ore timer conditions enhancement New feature or request</text:p>
          </table:table-cell>
          <table:table-cell table:style-name="ce41"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ptions Switch selection incomplete / wrong bug Something isn't working</text:p>
          </table:table-cell>
          <table:table-cell table:style-name="ce31"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py Trims to Output subtrim #368</text:p>
          </table:table-cell>
          <table:table-cell table:style-name="ce41"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48"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ore Curves in Mixers enhancement</text:p>
          </table:table-cell>
          <table:table-cell table:style-name="ce41" office:value-type="string" calcext:value-type="string">
            <text:p>#1358</text:p>
          </table:table-cell>
          <table:table-cell table:style-name="ce30" office:value-type="string" calcext:value-type="string">
            <text:p>done</text:p>
          </table:table-cell>
          <table:table-cell table:style-name="ce30" office:value-type="string" calcext:value-type="string">
            <text:p>up to 6 curve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s: trim enhancements enhancement</text:p>
          </table:table-cell>
          <table:table-cell table:style-name="ce41" office:value-type="string" calcext:value-type="string">
            <text:p>#1382</text:p>
          </table:table-cell>
          <table:table-cell table:style-name="ce30" office:value-type="string" calcext:value-type="string">
            <text:p>Asked Bertrand about no trim on/off <text:s/>in Ele</text:p>
          </table:table-cell>
          <table:table-cell table:style-name="ce30" office:value-type="string" calcext:value-type="string">
            <text:p>trim on/off in sticks, trim action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 flight data records (TD)</text:p>
          </table:table-cell>
          <table:table-cell table:style-name="ce41" office:value-type="string" calcext:value-type="string">
            <text:p>#1488</text:p>
          </table:table-cell>
          <table:table-cell table:style-name="ce30" office:value-type="string" calcext:value-type="string">
            <text:p>done</text:p>
          </table:table-cell>
          <table:table-cell table:style-name="ce30" office:value-type="string" calcext:value-type="string">
            <text:p>SF go to page</text:p>
          </table:table-cell>
          <table:table-cell table:style-name="ce30"/>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urve behavior enhancement</text:p>
          </table:table-cell>
          <table:table-cell table:style-name="ce31" office:value-type="string" calcext:value-type="string">
            <text:p>#1533</text:p>
          </table:table-cell>
          <table:table-cell table:style-name="ce30" office:value-type="string" calcext:value-type="string">
            <text:p>n/a</text:p>
          </table:table-cell>
          <table:table-cell table:style-name="ce49" office:value-type="string" calcext:value-type="string">
            <text:p>adding the slow should make it follow the curve but it does not.</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luetooth enhancement</text:p>
          </table:table-cell>
          <table:table-cell table:style-name="ce41" office:value-type="string" calcext:value-type="string">
            <text:p>#160</text:p>
          </table:table-cell>
          <table:table-cell table:style-name="ce30" office:value-type="string" calcext:value-type="string">
            <text:p>done</text:p>
          </table:table-cell>
          <table:table-cell table:style-name="ce49" office:value-type="string" calcext:value-type="string">
            <text:p>FreeLink telemetry support</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ultiprotocol Telemetry enhancement</text:p>
          </table:table-cell>
          <table:table-cell table:style-name="ce41" office:value-type="string" calcext:value-type="string">
            <text:p>#2061</text:p>
          </table:table-cell>
          <table:table-cell table:style-name="ce30" office:value-type="string" calcext:value-type="string">
            <text:p>done</text:p>
          </table:table-cell>
          <table:table-cell table:style-name="ce30"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More options for trims per flight mode enhancement</text:p>
          </table:table-cell>
          <table:table-cell table:style-name="ce41" office:value-type="string" calcext:value-type="string">
            <text:p>#215</text:p>
          </table:table-cell>
          <table:table-cell table:style-name="ce30" office:value-type="string" calcext:value-type="string">
            <text:p>done</text:p>
          </table:table-cell>
          <table:table-cell table:style-name="ce30"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ross trim should have disconnect as an option</text:p>
          </table:table-cell>
          <table:table-cell table:style-name="ce41" office:value-type="string" calcext:value-type="string">
            <text:p>#2291</text:p>
          </table:table-cell>
          <table:table-cell table:style-name="ce30" office:value-type="string" calcext:value-type="string">
            <text:p>done</text:p>
          </table:table-cell>
          <table:table-cell table:style-name="ce49" office:value-type="string" calcext:value-type="string">
            <text:p>Trim disconnect is now in the canned mixers for 1.5.0 nightlies. Applied at the mixer, not the trimmer level. Done in the behaviours</text:p>
          </table:table-cell>
          <table:table-cell table:style-name="ce30"/>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New Multivoice and special function 1.5.0 enhancement</text:p>
          </table:table-cell>
          <table:table-cell table:style-name="ce41" office:value-type="string" calcext:value-type="string">
            <text:p>#2536</text:p>
          </table:table-cell>
          <table:table-cell table:style-name="ce30" office:value-type="string" calcext:value-type="string">
            <text:p>Asked Bertrand for details</text:p>
          </table:table-cell>
          <table:table-cell table:style-name="ce30"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al for enhancement of the future "sequential play of values or speeches" enhancement</text:p>
          </table:table-cell>
          <table:table-cell table:style-name="ce41" office:value-type="string" calcext:value-type="string">
            <text:p>#2537</text:p>
          </table:table-cell>
          <table:table-cell table:style-name="ce30" office:value-type="string" calcext:value-type="string">
            <text:p>done</text:p>
          </table:table-cell>
          <table:table-cell table:style-name="ce30" office:value-type="string" calcext:value-type="string">
            <text:p>SF add wait condition in play file</text:p>
          </table:table-cell>
          <table:table-cell table:style-name="ce30"/>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RSF] What are the default threshold values enhancement</text:p>
          </table:table-cell>
          <table:table-cell table:style-name="ce31" office:value-type="string" calcext:value-type="string">
            <text:p>#2723</text:p>
          </table:table-cell>
          <table:table-cell table:style-name="ce30"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Vario enhancement</text:p>
          </table:table-cell>
          <table:table-cell table:style-name="ce31" office:value-type="string" calcext:value-type="string">
            <text:p>#2748</text:p>
          </table:table-cell>
          <table:table-cell table:style-name="ce30"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for Clone of flight mode enhancement</text:p>
          </table:table-cell>
          <table:table-cell table:style-name="ce41" office:value-type="string" calcext:value-type="string">
            <text:p>#2750</text:p>
          </table:table-cell>
          <table:table-cell table:style-name="ce30" office:value-type="string" calcext:value-type="string">
            <text:p>done</text:p>
          </table:table-cell>
          <table:table-cell table:style-name="ce30" office:value-type="string" calcext:value-type="string">
            <text:p>clone FM will duplicate <text: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F play sequence haptic default is suboptimal enhancement</text:p>
          </table:table-cell>
          <table:table-cell table:style-name="ce41" office:value-type="string" calcext:value-type="string">
            <text:p>#2767</text:p>
          </table:table-cell>
          <table:table-cell table:style-name="ce30" office:value-type="string" calcext:value-type="string">
            <text:p>done</text:p>
          </table:table-cell>
          <table:table-cell table:style-name="ce30"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Clone behaviour is inconsistent with SF bug</text:p>
          </table:table-cell>
          <table:table-cell table:style-name="ce31" office:value-type="string" calcext:value-type="string">
            <text:p>#276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VAR actions don't work as expected bug</text:p>
          </table:table-cell>
          <table:table-cell table:style-name="ce31"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2778 not fixed bug</text:p>
          </table:table-cell>
          <table:table-cell table:style-name="ce41" office:value-type="string" calcext:value-type="string">
            <text:p>#278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diomaster ER8GV no ability to play vario enhancement</text:p>
          </table:table-cell>
          <table:table-cell table:style-name="ce31" office:value-type="string" calcext:value-type="string">
            <text:p>#280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in function Logical switches bug</text:p>
          </table:table-cell>
          <table:table-cell table:style-name="ce31" office:value-type="string" calcext:value-type="string">
            <text:p>#280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1.5.0 simulator interprets wrongly "7" and "8" keys bug</text:p>
          </table:table-cell>
          <table:table-cell table:style-name="ce31" office:value-type="string" calcext:value-type="string">
            <text:p>#281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cimal place in Var irritates LS and SF (V1.5.0) bug</text:p>
          </table:table-cell>
          <table:table-cell table:style-name="ce31" office:value-type="string" calcext:value-type="string">
            <text:p>#284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s do not always update on Vars menu (Nightly 23rdAug23) bug</text:p>
          </table:table-cell>
          <table:table-cell table:style-name="ce31" office:value-type="string" calcext:value-type="string">
            <text:p>#284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 Value remains in bold when it shouldn't be. Nightly 23rdAug23 and 1.5.0 Simulator 26Aug23 bug</text:p>
          </table:table-cell>
          <table:table-cell table:style-name="ce31" office:value-type="string" calcext:value-type="string">
            <text:p>#285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loned Curve has no name Nightly 23rdAug23 enhancement</text:p>
          </table:table-cell>
          <table:table-cell table:style-name="ce31" office:value-type="string" calcext:value-type="string">
            <text:p>#285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TN button does not work on Outputs screen</text:p>
          </table:table-cell>
          <table:table-cell table:style-name="ce31"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hancement - System Event for Trainer state</text:p>
          </table:table-cell>
          <table:table-cell table:style-name="ce41" office:value-type="string" calcext:value-type="string">
            <text:p>#2923</text:p>
          </table:table-cell>
          <table:table-cell table:style-name="ce30" office:value-type="string" calcext:value-type="string">
            <text:p>done</text:p>
          </table:table-cell>
          <table:table-cell table:number-columns-repeated="2"/>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tical speed telemetry values show only as 1 second (climb, decent) rate (m/ps, f/ps etc) enhancement</text:p>
          </table:table-cell>
          <table:table-cell table:style-name="ce31" office:value-type="string" calcext:value-type="string">
            <text:p>#293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ddExpansionPanel works not correct in XES simulator 1.5.0 nightly bug</text:p>
          </table:table-cell>
          <table:table-cell table:style-name="ce31"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al to have a lock screen function enhancement</text:p>
          </table:table-cell>
          <table:table-cell table:style-name="ce41" office:value-type="string" calcext:value-type="string">
            <text:p>#2958</text:p>
          </table:table-cell>
          <table:table-cell table:style-name="ce30"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th X18Se on 1.5 FCC Trims do not work bug</text:p>
          </table:table-cell>
          <table:table-cell table:style-name="ce31" office:value-type="string" calcext:value-type="string">
            <text:p>#296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V1.4.12 does not follow the curve correctly enhancement</text:p>
          </table:table-cell>
          <table:table-cell table:style-name="ce31"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light modes fade times coming from a source enhancement</text:p>
          </table:table-cell>
          <table:table-cell table:style-name="ce41" office:value-type="string" calcext:value-type="string">
            <text:p>#2974</text:p>
          </table:table-cell>
          <table:table-cell table:style-name="ce30"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ree mixer 1.5.0 +........add is partially missing enhancement</text:p>
          </table:table-cell>
          <table:table-cell table:style-name="ce41" office:value-type="string" calcext:value-type="string">
            <text:p>#299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 nightly: weight-up/down with negative slope are incorrectly translated to Positive/!Positive</text:p>
          </table:table-cell>
          <table:table-cell table:style-name="ce31" office:value-type="string" calcext:value-type="string">
            <text:p>#301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 Nov 3 nightly: in mixer, an Offset line shows 'When Active' value, even when line is inactive.</text:p>
          </table:table-cell>
          <table:table-cell table:style-name="ce31" office:value-type="string" calcext:value-type="string">
            <text:p>#30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vide audio csv files with release. enhancement</text:p>
          </table:table-cell>
          <table:table-cell table:style-name="ce31"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change screen as a special function enhancement</text:p>
          </table:table-cell>
          <table:table-cell table:style-name="ce41" office:value-type="string" calcext:value-type="string">
            <text:p>#652</text:p>
          </table:table-cell>
          <table:table-cell table:style-name="ce30"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ecurity: Locking the touch screen during flight enhancement</text:p>
          </table:table-cell>
          <table:table-cell table:style-name="ce41" office:value-type="string" calcext:value-type="string">
            <text:p>#947</text:p>
          </table:table-cell>
          <table:table-cell table:style-name="ce30"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20 Sensor properties enhancement</text:p>
          </table:table-cell>
          <table:table-cell table:style-name="ce31"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e set mixes for self-stab receivers </text:p>
          </table:table-cell>
          <table:table-cell table:style-name="ce41"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new feature for the Wizard: Add an option to create a model with FrSky gyro enhancement</text:p>
          </table:table-cell>
          <table:table-cell table:style-name="ce41"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device config tool to change SmartPort sensor parameters. enhancement</text:p>
          </table:table-cell>
          <table:table-cell table:style-name="ce41"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create an SxR Mixer type</text:p>
          </table:table-cell>
          <table:table-cell table:style-name="ce41"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ability to flash IRX4 Lite Multimodule as external module enhancement</text:p>
          </table:table-cell>
          <table:table-cell table:style-name="ce41"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Model select through button enhancement</text:p>
          </table:table-cell>
          <table:table-cell table:style-name="ce41"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rotary left / right not working for "system tool" bug <text:s/>Lua</text:p>
          </table:table-cell>
          <table:table-cell table:style-name="ce31"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ake possible to switch on sport so we can take 5v from it to use an cppm rx als trainer module</text:p>
          </table:table-cell>
          <table:table-cell table:style-name="ce41"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lease make LUA development easier with real hardware (RX / Custom arduino sensors) enhancement <text:s/>Lua</text:p>
          </table:table-cell>
          <table:table-cell table:style-name="ce31"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hrottle Trim Breaks with Alternate Source enhancement</text:p>
          </table:table-cell>
          <table:table-cell table:style-name="ce41"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ctual X18s firmware "broken" ?</text:p>
          </table:table-cell>
          <table:table-cell table:style-name="ce31" office:value-type="string" calcext:value-type="string">
            <text:p>#307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Nightlies 1.5.0 Pre-release ITALIAN TRANSLATION UPDATE</text:p>
          </table:table-cell>
          <table:table-cell table:style-name="ce31"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uite is not showing new Firmware releases enhancement <text:s/>suite</text:p>
          </table:table-cell>
          <table:table-cell table:style-name="ce41"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how to get both 2.4g and 900m VFR enhancement</text:p>
          </table:table-cell>
          <table:table-cell table:style-name="ce31" office:value-type="string" calcext:value-type="string">
            <text:p>#308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RSF LUA bug</text:p>
          </table:table-cell>
          <table:table-cell table:style-name="ce31" office:value-type="string" calcext:value-type="string">
            <text:p>#308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s there LUA playText() for X20Pro enhancement</text:p>
          </table:table-cell>
          <table:table-cell table:style-name="ce31" office:value-type="string" calcext:value-type="string">
            <text:p>#309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Link multiplex Telemetry</text:p>
          </table:table-cell>
          <table:table-cell table:style-name="ce31" office:value-type="string" calcext:value-type="string">
            <text:p>#310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Nightlies 1.5.0 ITALIAN UPDATE translations</text:p>
          </table:table-cell>
          <table:table-cell table:style-name="ce31" office:value-type="string" calcext:value-type="string">
            <text:p>#311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model conversion from 1.4.15 fails (FREE mixer is using VAR mix for up/down weight)</text:p>
          </table:table-cell>
          <table:table-cell table:style-name="ce31" office:value-type="string" calcext:value-type="string">
            <text:p>#31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pparent bug in Ethos 1.5x Nightlies Var programming. bug</text:p>
          </table:table-cell>
          <table:table-cell table:style-name="ce31" office:value-type="string" calcext:value-type="string">
            <text:p>#312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erformance degradation after update to 1.5</text:p>
          </table:table-cell>
          <table:table-cell table:style-name="ce31" office:value-type="string" calcext:value-type="string">
            <text:p>#31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 Persistent not working (Ethos 1.5) bug</text:p>
          </table:table-cell>
          <table:table-cell table:style-name="ce31" office:value-type="string" calcext:value-type="string">
            <text:p>#312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gic Switch Issue 1.5.0 Nightlies 12/7/23 bug</text:p>
          </table:table-cell>
          <table:table-cell table:style-name="ce31" office:value-type="string" calcext:value-type="string">
            <text:p>#31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 few issues with Suite which I updated very recently.</text:p>
          </table:table-cell>
          <table:table-cell table:style-name="ce31" office:value-type="string" calcext:value-type="string">
            <text:p>#313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model conversion: mixer curve is "lost" in case standard crv assignment was left empty</text:p>
          </table:table-cell>
          <table:table-cell table:style-name="ce31" office:value-type="string" calcext:value-type="string">
            <text:p>#313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Sim not saving models correctly bug</text:p>
          </table:table-cell>
          <table:table-cell table:style-name="ce31" office:value-type="string" calcext:value-type="string">
            <text:p>#313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model conversion calculates wrong Var values bug</text:p>
          </table:table-cell>
          <table:table-cell table:style-name="ce31" office:value-type="string" calcext:value-type="string">
            <text:p>#314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changing a var assignment in a cloned mixer affects "source" mixer too bug</text:p>
          </table:table-cell>
          <table:table-cell table:style-name="ce31" office:value-type="string" calcext:value-type="string">
            <text:p>#314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sim: sim fails to "emulate" -100% inputs bug</text:p>
          </table:table-cell>
          <table:table-cell table:style-name="ce31" office:value-type="string" calcext:value-type="string">
            <text:p>#314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ightly: Reference to Var mix incorrectly migrated</text:p>
          </table:table-cell>
          <table:table-cell table:style-name="ce31"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 with Logical SW and TH% enhancement</text:p>
          </table:table-cell>
          <table:table-cell table:style-name="ce41"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Vars testing with simulator enhancement</text:p>
          </table:table-cell>
          <table:table-cell table:style-name="ce31" office:value-type="string" calcext:value-type="string">
            <text:p>#316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 default FM activates unexpected when switching flight modes bug</text:p>
          </table:table-cell>
          <table:table-cell table:style-name="ce31" office:value-type="string" calcext:value-type="string">
            <text:p>#317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Cloning a Free Mix doesn't clone the FM correctly bug</text:p>
          </table:table-cell>
          <table:table-cell table:style-name="ce31" office:value-type="string" calcext:value-type="string">
            <text:p>#31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Haptic doesn't play with Play Audio Sequence bug</text:p>
          </table:table-cell>
          <table:table-cell table:style-name="ce31"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hrottle mixer has an Input option however Thr=&gt;Ele mixer doesn't enhancement</text:p>
          </table:table-cell>
          <table:table-cell table:style-name="ce41"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LS Value(X) display incorrect value when a VAR is used as source bug</text:p>
          </table:table-cell>
          <table:table-cell table:style-name="ce31" office:value-type="string" calcext:value-type="string">
            <text:p>#319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Deleting or moving a curve can cause curve reassignment in mixes! bug</text:p>
          </table:table-cell>
          <table:table-cell table:style-name="ce31" office:value-type="string" calcext:value-type="string">
            <text:p>#319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 with bootloader 14.15 brightness adjustment is not working bug</text:p>
          </table:table-cell>
          <table:table-cell table:style-name="ce31" office:value-type="string" calcext:value-type="string">
            <text:p>#320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ving / deleting of VARs can change VAR in use in mixer(s?) bug</text:p>
          </table:table-cell>
          <table:table-cell table:style-name="ce31"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X20, DSC Socket with SBus in/out, not only CPPM in/out enhancement</text:p>
          </table:table-cell>
          <table:table-cell table:style-name="ce41"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34" office:value-type="string" calcext:value-type="string">
            <text:p>Remote NFC button in Device Config</text:p>
          </table:table-cell>
          <table:table-cell table:style-name="ce41"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io: make optional "input" available enhancement</text:p>
          </table:table-cell>
          <table:table-cell table:style-name="ce41"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et Flight" does not care about function switch bug</text:p>
          </table:table-cell>
          <table:table-cell table:style-name="ce31" office:value-type="string" calcext:value-type="string">
            <text:p>#261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oo many Sensor Lost Messages – Solution? enhancement</text:p>
          </table:table-cell>
          <table:table-cell table:style-name="ce31"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 BlueTooth file transfer enhancement</text:p>
          </table:table-cell>
          <table:table-cell table:style-name="ce41" office:value-type="string" calcext:value-type="string">
            <text:p>#285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udio file sometimes fails to play (X20, 1.5 nightly Dec 19)</text:p>
          </table:table-cell>
          <table:table-cell table:style-name="ce31" office:value-type="string" calcext:value-type="string">
            <text:p>#315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RC0: Incorrect migration of 'independent' trims bug</text:p>
          </table:table-cell>
          <table:table-cell table:style-name="ce31" office:value-type="string" calcext:value-type="string">
            <text:p>#317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ems with edge-controlled logical switching and stopwatches 1.5.0</text:p>
          </table:table-cell>
          <table:table-cell table:style-name="ce31" office:value-type="string" calcext:value-type="string">
            <text:p>#31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problem with Trims, Behaviour, Mode name assignments bug</text:p>
          </table:table-cell>
          <table:table-cell table:style-name="ce31" office:value-type="string" calcext:value-type="string">
            <text:p>#31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Deleting trim items don't require confirmation enhancement</text:p>
          </table:table-cell>
          <table:table-cell table:style-name="ce31" office:value-type="string" calcext:value-type="string">
            <text:p>#318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text:p>
          </table:table-cell>
          <table:table-cell table:style-name="ce31" office:value-type="string" calcext:value-type="string">
            <text:p>#319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ELRS Vario cannot be activated bug</text:p>
          </table:table-cell>
          <table:table-cell table:style-name="ce31" office:value-type="string" calcext:value-type="string">
            <text:p>#321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Flight mode" Mixer Only 10% Range each way when using Switch as Input bug</text:p>
          </table:table-cell>
          <table:table-cell table:style-name="ce31" office:value-type="string" calcext:value-type="string">
            <text:p>#32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free mixes - user cannot set default values for actions enhancement</text:p>
          </table:table-cell>
          <table:table-cell table:style-name="ce31" office:value-type="string" calcext:value-type="string">
            <text:p>#32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triggers need to have an edge condition available 1.5 RCO bug</text:p>
          </table:table-cell>
          <table:table-cell table:style-name="ce31" office:value-type="string" calcext:value-type="string">
            <text:p>#32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 Cloned Throttle mixer give different channel output bug</text:p>
          </table:table-cell>
          <table:table-cell table:style-name="ce31" office:value-type="string" calcext:value-type="string">
            <text:p>#322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nverted 1.4.15 to 1.5.0 RC0 model Throttle Mode and Flight Mode mix has reduced range bug</text:p>
          </table:table-cell>
          <table:table-cell table:style-name="ce31" office:value-type="string" calcext:value-type="string">
            <text:p>#322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Undesirable curve output with discontinuities in X value bug</text:p>
          </table:table-cell>
          <table:table-cell table:style-name="ce31"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VARs to have Ranges which can be other VARs enhancement</text:p>
          </table:table-cell>
          <table:table-cell table:style-name="ce41"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RC0 Request: VAR Actions should include VARs as a Category enhancement</text:p>
          </table:table-cell>
          <table:table-cell table:style-name="ce41" office:value-type="string" calcext:value-type="string">
            <text:p>#323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nslation Norwegian for 1.5.0</text:p>
          </table:table-cell>
          <table:table-cell table:style-name="ce31" office:value-type="string" calcext:value-type="string">
            <text:p>#324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off in version 1.5 bug</text:p>
          </table:table-cell>
          <table:table-cell table:style-name="ce31" office:value-type="string" calcext:value-type="string">
            <text:p>#325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XE (FCC) Trims not showing correctly on Ailerons and Rudders bug</text:p>
          </table:table-cell>
          <table:table-cell table:style-name="ce31" office:value-type="string" calcext:value-type="string">
            <text:p>#325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ide files whose names begin with ._ enhancement</text:p>
          </table:table-cell>
          <table:table-cell table:style-name="ce31" office:value-type="string" calcext:value-type="string">
            <text:p>#32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XE (FCC) Ailerons mixer allows for differential input with only one channel. bug</text:p>
          </table:table-cell>
          <table:table-cell table:style-name="ce31" office:value-type="string" calcext:value-type="string">
            <text:p>#325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 RC1 breaks lua script using form.beginExpansionPanel bug</text:p>
          </table:table-cell>
          <table:table-cell table:style-name="ce31" office:value-type="string" calcext:value-type="string">
            <text:p>#326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EXPRESS v1.5.0 Nightlies - External Multi Module not working bug</text:p>
          </table:table-cell>
          <table:table-cell table:style-name="ce31" office:value-type="string" calcext:value-type="string">
            <text:p>#32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perly correct the situation causing the laughable suggestion to run Ethos Suite as administrator bug</text:p>
          </table:table-cell>
          <table:table-cell table:style-name="ce31" office:value-type="string" calcext:value-type="string">
            <text:p>#326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Fehler im logischen Schalter A &lt; X und A &gt; X Funktion bug</text:p>
          </table:table-cell>
          <table:table-cell table:style-name="ce31" office:value-type="string" calcext:value-type="string">
            <text:p>#327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udio sequence in Special Functions does not always play to the end bug</text:p>
          </table:table-cell>
          <table:table-cell table:style-name="ce31"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an acknowledgment page on Ethos Suite for all the reused components enhancement</text:p>
          </table:table-cell>
          <table:table-cell table:style-name="ce41" office:value-type="string" calcext:value-type="string">
            <text:p>#329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Free Mix Action Weight displayed incorrectly bug</text:p>
          </table:table-cell>
          <table:table-cell table:style-name="ce31" office:value-type="string" calcext:value-type="string">
            <text:p>#329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 (19 Jan) simulator: There is no '---' option for Active condition in mixer actions enhancement</text:p>
          </table:table-cell>
          <table:table-cell table:style-name="ce31" office:value-type="string" calcext:value-type="string">
            <text:p>#330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 (18 Jan) simulator: +/- keys in numpad no longer function bug</text:p>
          </table:table-cell>
          <table:table-cell table:style-name="ce31" office:value-type="string" calcext:value-type="string">
            <text:p>#330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Simulator ADC Test only pos bars bug</text:p>
          </table:table-cell>
          <table:table-cell table:style-name="ce31" office:value-type="string" calcext:value-type="string">
            <text:p>#330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cancel log viewer loading file. It blocks everything including powering off enhancement</text:p>
          </table:table-cell>
          <table:table-cell table:style-name="ce31"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VAR Ranges as other Sources including other VARs duplicate <text:s/>enhancement</text:p>
          </table:table-cell>
          <table:table-cell table:style-name="ce41" office:value-type="string" calcext:value-type="string">
            <text:p>#331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ctivate title in widgets with forms produces misplacement bug</text:p>
          </table:table-cell>
          <table:table-cell table:style-name="ce31" office:value-type="string" calcext:value-type="string">
            <text:p>#331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Nightly improvement Play Value without Unit enhancement</text:p>
          </table:table-cell>
          <table:table-cell table:style-name="ce31" office:value-type="string" calcext:value-type="string">
            <text:p>#33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User Manual ITALIAN Translation (rev 0 Draft 1) documentation</text:p>
          </table:table-cell>
          <table:table-cell table:style-name="ce31" office:value-type="string" calcext:value-type="string">
            <text:p>#332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1 X20 Pro EMERGENCY MODE being model change and receiver switched on bug</text:p>
          </table:table-cell>
          <table:table-cell table:style-name="ce31" office:value-type="string" calcext:value-type="string">
            <text:p>#332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em with latest Suite bug <text:s/>suite</text:p>
          </table:table-cell>
          <table:table-cell table:style-name="ce31" office:value-type="string" calcext:value-type="string">
            <text:p>#33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1 SF - play more than 1 language file bug</text:p>
          </table:table-cell>
          <table:table-cell table:style-name="ce31" office:value-type="string" calcext:value-type="string">
            <text:p>#33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Manager Issue 1.5 RC1 bug <text:s/>suite</text:p>
          </table:table-cell>
          <table:table-cell table:style-name="ce31" office:value-type="string" calcext:value-type="string">
            <text:p>#333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tore Function Broken 1.5 RC1 bug <text:s/>suite</text:p>
          </table:table-cell>
          <table:table-cell table:style-name="ce31" office:value-type="string" calcext:value-type="string">
            <text:p>#333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RC1: MPM not working on X10s ISRM bug</text:p>
          </table:table-cell>
          <table:table-cell table:style-name="ce31" office:value-type="string" calcext:value-type="string">
            <text:p>#333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1 Emergency mode after setting up a Play audio sequence SF bug</text:p>
          </table:table-cell>
          <table:table-cell table:style-name="ce31" office:value-type="string" calcext:value-type="string">
            <text:p>#334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1 Checklist switches SK + SL Tandem X20 PRO bug</text:p>
          </table:table-cell>
          <table:table-cell table:style-name="ce31" office:value-type="string" calcext:value-type="string">
            <text:p>#334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startup sound when "Select model at power on" is enabled bug</text:p>
          </table:table-cell>
          <table:table-cell table:style-name="ce31" office:value-type="string" calcext:value-type="string">
            <text:p>#335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Variable X value in logic with source for Telemetry sensors enhancement</text:p>
          </table:table-cell>
          <table:table-cell table:style-name="ce31"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trim source enhancement</text:p>
          </table:table-cell>
          <table:table-cell table:style-name="ce41"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ssible minor issue in Bootloader mode. enhancement</text:p>
          </table:table-cell>
          <table:table-cell table:style-name="ce31" office:value-type="string" calcext:value-type="string">
            <text:p>#343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in Trim to Subtrim 1.5.0 RC1 Nightly - Trim value is NOT added or subtracted from the existing subtrim bug</text:p>
          </table:table-cell>
          <table:table-cell table:style-name="ce31" office:value-type="string" calcext:value-type="string">
            <text:p>#332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le transfer from XE to X20 Pro 1.5 RC01 bug</text:p>
          </table:table-cell>
          <table:table-cell table:style-name="ce31" office:value-type="string" calcext:value-type="string">
            <text:p>#334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2 plays part of welcome audio at full volume bug</text:p>
          </table:table-cell>
          <table:table-cell table:style-name="ce31" office:value-type="string" calcext:value-type="string">
            <text:p>#33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Formatting problem in Mix Actions - Action name overwrites 'Weight' bug</text:p>
          </table:table-cell>
          <table:table-cell table:style-name="ce31" office:value-type="string" calcext:value-type="string">
            <text:p>#336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2: Where are the timer triggers for throttle? bug</text:p>
          </table:table-cell>
          <table:table-cell table:style-name="ce31" office:value-type="string" calcext:value-type="string">
            <text:p>#336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Formatting problem in Timers with very long FM name bug</text:p>
          </table:table-cell>
          <table:table-cell table:style-name="ce31" office:value-type="string" calcext:value-type="string">
            <text:p>#337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Extra trims not working correctly</text:p>
          </table:table-cell>
          <table:table-cell table:style-name="ce31"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io parameters missing in new 'Play vario' SF - 1.5.0 RC2 information needed</text:p>
          </table:table-cell>
          <table:table-cell table:style-name="ce41" office:value-type="string" calcext:value-type="string">
            <text:p>#338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RC2 French language not available for texts on X18 bug</text:p>
          </table:table-cell>
          <table:table-cell table:style-name="ce31" office:value-type="string" calcext:value-type="string">
            <text:p>#338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 crashed bug <text:s/>suite</text:p>
          </table:table-cell>
          <table:table-cell table:style-name="ce31" office:value-type="string" calcext:value-type="string">
            <text:p>#33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s with Express LRS in 1.4.17 don't work with 1.5.0 RC3 bug</text:p>
          </table:table-cell>
          <table:table-cell table:style-name="ce31"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py Trims to Output subtrim enhancement</text:p>
          </table:table-cell>
          <table:table-cell table:style-name="ce41"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change screen as a special function enhancement</text:p>
          </table:table-cell>
          <table:table-cell table:style-name="ce41" office:value-type="string" calcext:value-type="string">
            <text:p>#339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Variable X value in logic with source for Telemetry sensors enhancement</text:p>
          </table:table-cell>
          <table:table-cell table:style-name="ce31"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Global Vars enhancement</text:p>
          </table:table-cell>
          <table:table-cell table:style-name="ce41"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X20, DSC Socket with SBus in/out, not only CPPM in/out enhancement</text:p>
          </table:table-cell>
          <table:table-cell table:style-name="ce41"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ecurity: Locking the touch screen during flight enhancement</text:p>
          </table:table-cell>
          <table:table-cell table:style-name="ce41" office:value-type="string" calcext:value-type="string">
            <text:p>#341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20 Sensor properties enhancement</text:p>
          </table:table-cell>
          <table:table-cell table:style-name="ce31"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trim source enhancement</text:p>
          </table:table-cell>
          <table:table-cell table:style-name="ce41" office:value-type="string" calcext:value-type="string">
            <text:p>#99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unt Up timer speech affected by Count Down values.</text:p>
          </table:table-cell>
          <table:table-cell table:style-name="ce31" office:value-type="string" calcext:value-type="string">
            <text:p>#343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 How to get a Max or Min value from Telemetroy by Lua. Lua</text:p>
          </table:table-cell>
          <table:table-cell table:style-name="ce31"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Better control over LCD display per model enhancement</text:p>
          </table:table-cell>
          <table:table-cell table:style-name="ce41"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 of switches (Simulator) bug</text:p>
          </table:table-cell>
          <table:table-cell table:style-name="ce31" office:value-type="string" calcext:value-type="string">
            <text:p>#31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1 - ETHOS SUITE drive eject issue X12S ISRM bug <text:s/>suite <text:s/>X12</text:p>
          </table:table-cell>
          <table:table-cell table:style-name="ce31" office:value-type="string" calcext:value-type="string">
            <text:p>#334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uite 1.5.0 nightly requires a forced close bug <text:s/>suite</text:p>
          </table:table-cell>
          <table:table-cell table:style-name="ce31" office:value-type="string" calcext:value-type="string">
            <text:p>#336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lua Timer status of running or target hit enhancement</text:p>
          </table:table-cell>
          <table:table-cell table:style-name="ce31" office:value-type="string" calcext:value-type="string">
            <text:p>#337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method to change a var-value enhancement <text:s/>Lua</text:p>
          </table:table-cell>
          <table:table-cell table:style-name="ce31" office:value-type="string" calcext:value-type="string">
            <text:p>#343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C3 model list not showing (only in one condition) bug <text:s/>suite</text:p>
          </table:table-cell>
          <table:table-cell table:style-name="ce31" office:value-type="string" calcext:value-type="string">
            <text:p>#344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C3 Restore function is not working bug <text:s/>suite</text:p>
          </table:table-cell>
          <table:table-cell table:style-name="ce31" office:value-type="string" calcext:value-type="string">
            <text:p>#344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oltage sensor limits too low enhancement</text:p>
          </table:table-cell>
          <table:table-cell table:style-name="ce31" office:value-type="string" calcext:value-type="string">
            <text:p>#344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3] TELEMETRY_ACTIVE Source do not get updated? bug</text:p>
          </table:table-cell>
          <table:table-cell table:style-name="ce31" office:value-type="string" calcext:value-type="string">
            <text:p>#344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 become true incorrectly once after model load</text:p>
          </table:table-cell>
          <table:table-cell table:style-name="ce31" office:value-type="string" calcext:value-type="string">
            <text:p>#345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creen locked without special function activated or startup hot keys used. bug RC4, X20S bug bug</text:p>
          </table:table-cell>
          <table:table-cell table:style-name="ce31"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name Invert parameter in Outputs to Reverse enhancement</text:p>
          </table:table-cell>
          <table:table-cell table:style-name="ce41" office:value-type="string" calcext:value-type="string">
            <text:p>#347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can't read VAR in RC4 enhancement</text:p>
          </table:table-cell>
          <table:table-cell table:style-name="ce31" office:value-type="string" calcext:value-type="string">
            <text:p>#347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C4] SystemTool X-axis offset enhancement <text:s/>Lua</text:p>
          </table:table-cell>
          <table:table-cell table:style-name="ce31" office:value-type="string" calcext:value-type="string">
            <text:p>#34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get var method, minor bug ("factor 10") bug</text:p>
          </table:table-cell>
          <table:table-cell table:style-name="ce31"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vents test Lua</text:p>
          </table:table-cell>
          <table:table-cell table:style-name="ce31"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RC2 French language not available for texts on X18 bug</text:p>
          </table:table-cell>
          <table:table-cell table:style-name="ce31" office:value-type="string" calcext:value-type="string">
            <text:p>#34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essage "Sensor lost" after switching off the receiver voltage bug</text:p>
          </table:table-cell>
          <table:table-cell table:style-name="ce31"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s to sub trims not adjusting other flight modes' trim values. bug</text:p>
          </table:table-cell>
          <table:table-cell table:style-name="ce41" office:value-type="string" calcext:value-type="string">
            <text:p>#350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rrors in console bug <text:s/>suite</text:p>
          </table:table-cell>
          <table:table-cell table:style-name="ce31"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Emergency Mode fixed in Model / Mixes (when exiting from the per-channel view)</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Invalid Read when importing a model with Play Text on a Radio which doesn't have TT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E/S]</text:p>
          </table:table-cell>
          <table:table-cell table:style-name="ce31" office:value-type="string" calcext:value-type="string">
            <text:p>Release Notes </text:p>
          </table:table-cell>
          <table:table-cell table:style-name="ce35" office:value-type="string" calcext:value-type="string">
            <text:p>Switch Mapping initialization fix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Backup / restore button misssing fix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ootloader version checked before updating firmware (version &gt;1.5.0)</text:p>
          </table:table-cell>
          <table:table-cell table:style-name="ce31"/>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thos suite 1.5.0 missing backup functionality bug</text:p>
          </table:table-cell>
          <table:table-cell table:style-name="ce31" office:value-type="string" calcext:value-type="string">
            <text:p>#35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andem XE switch mapping reset after update to 1.5.0 bug</text:p>
          </table:table-cell>
          <table:table-cell table:style-name="ce31" office:value-type="string" calcext:value-type="string">
            <text:p>#353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 ETHOS 1.50 bug</text:p>
          </table:table-cell>
          <table:table-cell table:style-name="ce31" office:value-type="string" calcext:value-type="string">
            <text:p>#354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data file cannot be loaded (corrupt) bug</text:p>
          </table:table-cell>
          <table:table-cell table:style-name="ce31"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Audio packs will all include a "default" folder in order to avoid conversions issues from 1.4.X</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fixed in CZ audio (when playing a value without unit)</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calculations fix (when offset used on trim mode "Custom")</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missing conversion from 1.4.X</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repeat issue (when the sequence included a "Wait duration" action)</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Throttle Warning when using a Switch as Throttle Input</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ad audio volume used for the first hello.wav when using "Select model at startup"</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unit conversion for "m/min"</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rror "Invalid read" when loading a model with more than 5 lines in a Trim whose mode is "Custom"</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curve not refreshed when modifying the Trim ON/OFF parameter</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playTone() now takes an extra optional pause paramete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liderField() ad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4]</text:p>
          </table:table-cell>
          <table:table-cell table:style-name="ce31" office:value-type="string" calcext:value-type="string">
            <text:p>Release Notes </text:p>
          </table:table-cell>
          <table:table-cell table:style-name="ce35" office:value-type="string" calcext:value-type="string">
            <text:p>Model / Timers layout improv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 Special functions layout improv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Add support of F12 key to reload the current settings and Lua scripts</text:p>
          </table:table-cell>
          <table:table-cell table:style-name="ce31"/>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herited Trim Issue bug</text:p>
          </table:table-cell>
          <table:table-cell table:style-name="ce31" office:value-type="string" calcext:value-type="string">
            <text:p>#3523</text:p>
          </table:table-cell>
          <table:table-cell table:number-columns-repeated="3"/>
        </table:table-row>
        <table:table-row table:style-name="ro3">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rmware update 1.4.x to 1.5.0 timers configuration changed for models and need to be manually updated bug</text:p>
          </table:table-cell>
          <table:table-cell table:style-name="ce31" office:value-type="string" calcext:value-type="string">
            <text:p>#353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nge in VSpeed Telemetry Sensor looks odd / wrong bug</text:p>
          </table:table-cell>
          <table:table-cell table:style-name="ce31" office:value-type="string" calcext:value-type="string">
            <text:p>#354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Select at Startup - Volume Issue bug</text:p>
          </table:table-cell>
          <table:table-cell table:style-name="ce31" office:value-type="string" calcext:value-type="string">
            <text:p>#355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ème chevauchement de texte langue fr bug</text:p>
          </table:table-cell>
          <table:table-cell table:style-name="ce31" office:value-type="string" calcext:value-type="string">
            <text:p>#356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conversion in 1.5: Throttle Trigger bug</text:p>
          </table:table-cell>
          <table:table-cell table:style-name="ce31" office:value-type="string" calcext:value-type="string">
            <text:p>#357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 Graph doesn't reflect Trim setting bug</text:p>
          </table:table-cell>
          <table:table-cell table:style-name="ce31" office:value-type="string" calcext:value-type="string">
            <text:p>#35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definition suddenly becomes invalid 1.5.1 bug</text:p>
          </table:table-cell>
          <table:table-cell table:style-name="ce31"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Portability issues with new audio scheme discussion needed <text:s/>enhancement</text:p>
          </table:table-cell>
          <table:table-cell table:style-name="ce41" office:value-type="string" calcext:value-type="string">
            <text:p>#35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urious Throttle Warning with a Switch as Source in the Throttle Mix bug</text:p>
          </table:table-cell>
          <table:table-cell table:style-name="ce31" office:value-type="string" calcext:value-type="string">
            <text:p>#358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1 lacks Chinese characters in many places. bug</text:p>
          </table:table-cell>
          <table:table-cell table:style-name="ce31" office:value-type="string" calcext:value-type="string">
            <text:p>#359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g in "Play audio"!? bug</text:p>
          </table:table-cell>
          <table:table-cell table:style-name="ce31" office:value-type="string" calcext:value-type="string">
            <text:p>#359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ename i18n label to avoid language confusion?</text:p>
          </table:table-cell>
          <table:table-cell table:style-name="ce31"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ua switch queries return a different result with 1.5 than with 1.4x bug</text:p>
          </table:table-cell>
          <table:table-cell table:style-name="ce41"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Reset factory settings added to System / Information page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tabilization and Channels review pages swapped in Wizar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baudrate configuration (errors count displayed if more than 3 errors)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repeat fixed (when WaitDuration inside the sequence) - Fixes #3637</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cannot be global anymore if one of its elements cannot be global - Fixes #3665</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le Manager display issue when more than 256 files displayed - Fixes #3624</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ecklist scroll issue fixed - Fixes #3658</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File Manager allows to remove directories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Tail available also with stabilized receivers - Fixes #3684</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llow disable audio beeps and announcements on trims - Fixes #2596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values now played correctly (unit is %) - Fixes #3619</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Direction switches added to the Free mix actions (to modify just a part of a curve) - Fixes #3639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N display fixes - Fixes #3628</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Unit ft/min conversion fixed - Fixes #3613</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option added to the Elevators mix - Fixes #3650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Mix Offset action display fix - Fixes #3615</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uite] Internal module version is refreshed after an update</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More options added (available with the latest lua script) - Fixes #3318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Spectrum and Multiplex sensors are now editable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FlySky vario sensor added - Fixes #3618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ullscreen widgets now keep the focus when their page is display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compile(...) added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min(..) and source:max(...) can now change sensors min / max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arkMode() added - Fixes #3638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rmtree()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erial added to system.getVersion()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any constants renamed for consistency (old ones are marked as deprecat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aximum instructions limit added (to avoid infinite loops)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creen refresh optimized (the whole screen was refreshed for nothing in some condi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tringValue() fixed for Text sensor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Layout optimizations (bigger fields) - Fixes #3660</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4]</text:p>
          </table:table-cell>
          <table:table-cell table:style-name="ce31" office:value-type="string" calcext:value-type="string">
            <text:p>Release Notes </text:p>
          </table:table-cell>
          <table:table-cell table:style-name="ce35" office:value-type="string" calcext:value-type="string">
            <text:p>Layout optimizations (bigger fields)</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suite] Internal module version is available (new bootloader nee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Suite]</text:p>
          </table:table-cell>
          <table:table-cell table:style-name="ce31"/>
          <table:table-cell table:style-name="ce35" office:value-type="string" calcext:value-type="string">
            <text:p>Update USB detect core api (radio detect should be bette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Improve the detection of radio disks on macO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Fix a crash when quitting Suite on macO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Fix an issue when updating X12S/X10E internal modul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Add protection when the radio disk is full</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table:table-cell table:style-name="ce31"/>
          <table:table-cell table:style-name="ce35" office:value-type="string" calcext:value-type="string">
            <text:p>Add support for reading internal module on Horus (ETHOS 1.5.3 is required)</text:p>
          </table:table-cell>
          <table:table-cell table:style-name="ce31"/>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 Mix: Option to disable the audio enhancement</text:p>
          </table:table-cell>
          <table:table-cell table:style-name="ce41" office:value-type="string" calcext:value-type="string">
            <text:p>#259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 How to enable feature "bind on channel"? enhancement</text:p>
          </table:table-cell>
          <table:table-cell table:style-name="ce31" office:value-type="string" calcext:value-type="string">
            <text:p>#33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2 missing term to translate..... bug</text:p>
          </table:table-cell>
          <table:table-cell table:style-name="ce31" office:value-type="string" calcext:value-type="string">
            <text:p>#360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lex Telemetry enhancement</text:p>
          </table:table-cell>
          <table:table-cell table:style-name="ce31" office:value-type="string" calcext:value-type="string">
            <text:p>#360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t/min Range in VSpeed Telemetry Sensor is still wrong after #3540 bug</text:p>
          </table:table-cell>
          <table:table-cell table:style-name="ce31" office:value-type="string" calcext:value-type="string">
            <text:p>#361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lysky telemetry enhancement</text:p>
          </table:table-cell>
          <table:table-cell table:style-name="ce31" office:value-type="string" calcext:value-type="string">
            <text:p>#36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value announcements. 1.5.1 (1.5.2 Pre-release) bug</text:p>
          </table:table-cell>
          <table:table-cell table:style-name="ce31" office:value-type="string" calcext:value-type="string">
            <text:p>#36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nable choose and play files in lower position of folders X20, 1.5.X bug</text:p>
          </table:table-cell>
          <table:table-cell table:style-name="ce31" office:value-type="string" calcext:value-type="string">
            <text:p>#362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2 Italian translation update translations</text:p>
          </table:table-cell>
          <table:table-cell table:style-name="ce31" office:value-type="string" calcext:value-type="string">
            <text:p>#362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2 has many places where Chinese characters are missing or incorrect. bug</text:p>
          </table:table-cell>
          <table:table-cell table:style-name="ce31" office:value-type="string" calcext:value-type="string">
            <text:p>#36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2 Special functions: Play audio bug bug</text:p>
          </table:table-cell>
          <table:table-cell table:style-name="ce31" office:value-type="string" calcext:value-type="string">
            <text:p>#363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Lua - Add Function to getDarkMode() enhancement</text:p>
          </table:table-cell>
          <table:table-cell table:style-name="ce31"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2 Conversion issue: FreeMix Weight up/down enhancement</text:p>
          </table:table-cell>
          <table:table-cell table:style-name="ce41" office:value-type="string" calcext:value-type="string">
            <text:p>#363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B.csv - Brazilian portuguese 1.5.2 update</text:p>
          </table:table-cell>
          <table:table-cell table:style-name="ce31"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 widget can't show min - max values for calculated telemetry counters enhancement</text:p>
          </table:table-cell>
          <table:table-cell table:style-name="ce31" office:value-type="string" calcext:value-type="string">
            <text:p>#26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Elrs Lua wrong Packet Rate enhancement <text:s/>information needed</text:p>
          </table:table-cell>
          <table:table-cell table:style-name="ce31"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set factory settings enhancement</text:p>
          </table:table-cell>
          <table:table-cell table:style-name="ce41"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 option (Off/On) in Elevators mix is missing. enhancement</text:p>
          </table:table-cell>
          <table:table-cell table:style-name="ce41"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ecklist text problem on X12S bug</text:p>
          </table:table-cell>
          <table:table-cell table:style-name="ce31" office:value-type="string" calcext:value-type="string">
            <text:p>#365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anish translation missing translations</text:p>
          </table:table-cell>
          <table:table-cell table:style-name="ce31" office:value-type="string" calcext:value-type="string">
            <text:p>#365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s do not fit in their text box bug</text:p>
          </table:table-cell>
          <table:table-cell table:style-name="ce31" office:value-type="string" calcext:value-type="string">
            <text:p>#366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nightlies version, error Max instructions count reached enhancement</text:p>
          </table:table-cell>
          <table:table-cell table:style-name="ce31" office:value-type="string" calcext:value-type="string">
            <text:p>#366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Play Sequence - Play Telemetry Values as Global Function bug</text:p>
          </table:table-cell>
          <table:table-cell table:style-name="ce31" office:value-type="string" calcext:value-type="string">
            <text:p>#366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s on Freemix bug</text:p>
          </table:table-cell>
          <table:table-cell table:style-name="ce31" office:value-type="string" calcext:value-type="string">
            <text:p>#36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ast Nightlies 1.5 , Page Button inside widget don't work bug</text:p>
          </table:table-cell>
          <table:table-cell table:style-name="ce31" office:value-type="string" calcext:value-type="string">
            <text:p>#367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 wrong rssi warning values</text:p>
          </table:table-cell>
          <table:table-cell table:style-name="ce31" office:value-type="string" calcext:value-type="string">
            <text:p>#368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2 Glider wizard</text:p>
          </table:table-cell>
          <table:table-cell table:style-name="ce31" office:value-type="string" calcext:value-type="string">
            <text:p>#36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ffset curve always active when controlled by Logical Switch bug</text:p>
          </table:table-cell>
          <table:table-cell table:style-name="ce31"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0" office:value-type="string" calcext:value-type="string">
            <text:p>1.5.4_rev0</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 read error on Emergency Mode - Fixes #3704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ange issue in FreeMix Offset action - Fixes #3734</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ll range" option added to Trim sources - Fixes #3724 </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olors added to Outputs in Mixes, to match the graph colors - Fixes #3700 </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verting left and right sliders in System / Hardware is again possible - Fixes #3691</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switch move detected on non enabled switches in System / Hardwa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Model Match fixed - Fixes #3682</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ensorField(...) added - Fixes #3721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is restored - Fixes #3720</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isVisible(...) was returning wrong results - Fixes #3695</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emory leak fixed on each erro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XXS font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getModule(...)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s] Counting fix on "100" - Fixes #3685</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Display issue in Model / Trims (out of screen fields) - Fixes #3688</text:p>
          </table:table-cell>
          <table:table-cell table:style-name="ce31"/>
          <table:table-cell table:number-columns-repeated="3"/>
        </table:table-row>
        <table:table-row table:style-name="ro1">
          <table:table-cell table:number-columns-repeated="4"/>
          <table:table-cell table:style-name="ce34"/>
          <table:table-cell table:number-columns-repeated="4"/>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mal Display in XE is not working right bug</text:p>
          </table:table-cell>
          <table:table-cell table:style-name="ce31" office:value-type="string" calcext:value-type="string">
            <text:p>#374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LRS model match not working. bug</text:p>
          </table:table-cell>
          <table:table-cell table:style-name="ce31" office:value-type="string" calcext:value-type="string">
            <text:p>#368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unting in Spanish bug <text:s/>translations</text:p>
          </table:table-cell>
          <table:table-cell table:style-name="ce31" office:value-type="string" calcext:value-type="string">
            <text:p>#36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E TRIM: Adding a new behaviour-line does not show value field bug</text:p>
          </table:table-cell>
          <table:table-cell table:style-name="ce31" office:value-type="string" calcext:value-type="string">
            <text:p>#368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Inverting left and right sliders in hardware menu is not possible anymore bug</text:p>
          </table:table-cell>
          <table:table-cell table:style-name="ce31" office:value-type="string" calcext:value-type="string">
            <text:p>#369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3: Update of Tandem XE does not work bug <text:s/>suite</text:p>
          </table:table-cell>
          <table:table-cell table:style-name="ce31" office:value-type="string" calcext:value-type="string">
            <text:p>#369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lcd.isVisible() returns true even in case user entered Ethos menues (model, system etc.) bug <text:s/>Lua</text:p>
          </table:table-cell>
          <table:table-cell table:style-name="ce31"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ixer Screen - Explain the colors enhancement</text:p>
          </table:table-cell>
          <table:table-cell table:style-name="ce41" office:value-type="string" calcext:value-type="string">
            <text:p>#370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on Xicoy Widget bug</text:p>
          </table:table-cell>
          <table:table-cell table:style-name="ce31"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THOS Suite doesn't back up model .txt files to .zip enhancement <text:s/>suite</text:p>
          </table:table-cell>
          <table:table-cell table:style-name="ce41" office:value-type="string" calcext:value-type="string">
            <text:p>#371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3 Offset action in free mix produces unexpected results (works in 1.5.2) bug</text:p>
          </table:table-cell>
          <table:table-cell table:style-name="ce31" office:value-type="string" calcext:value-type="string">
            <text:p>#37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3 LUA - lcd.setClipping() missing bug</text:p>
          </table:table-cell>
          <table:table-cell table:style-name="ce31" office:value-type="string" calcext:value-type="string">
            <text:p>#372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ltering on getSource enhancement <text:s/>Lua</text:p>
          </table:table-cell>
          <table:table-cell table:style-name="ce31"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3 when used as a source, trims have a range of +/-25% instead of +/-100% (new issue) enhancement</text:p>
          </table:table-cell>
          <table:table-cell table:style-name="ce41" office:value-type="string" calcext:value-type="string">
            <text:p>#372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3: offset in freemix wrongby factor 10.24 bug</text:p>
          </table:table-cell>
          <table:table-cell table:style-name="ce31"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0"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Vars maximum range increased to [-500%:+500%] feature</text:p>
          </table:table-cell>
          <table:table-cell table:style-name="ce41"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s action "Repurpose Trim" can now have a configurable step featur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ternal module restarted after Suite is disconnect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stance and Custom sensors not correctly initialized bug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gt;Ele" mix fixed (when a switch used a Throttle source) bug</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events (cut / active / hold) fix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bug which made the radio enter in Emergency Mode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Triangle(...) and lcd.drawFilledTriangle(...)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createSensor()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path()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EXT1 and EXT2 were swapp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X14(S)]</text:p>
          </table:table-cell>
          <table:table-cell table:style-name="ce31" office:value-type="string" calcext:value-type="string">
            <text:p>Release Notes </text:p>
          </table:table-cell>
          <table:table-cell table:style-name="ce35" office:value-type="string" calcext:value-type="string">
            <text:p>Fix in Function switches configuration (4 switches instead of 6) bug</text:p>
          </table:table-cell>
          <table:table-cell table:style-name="ce31"/>
          <table:table-cell table:number-columns-repeated="3"/>
        </table:table-row>
        <table:table-row table:style-name="ro3">
          <table:table-cell/>
          <table:table-cell table:style-name="ce31" office:value-type="string" calcext:value-type="string">
            <text:p>n/a</text:p>
          </table:table-cell>
          <table:table-cell table:style-name="ce35" office:value-type="string" calcext:value-type="string">
            <text:p>[X18(S), X14(S), Horus]</text:p>
          </table:table-cell>
          <table:table-cell table:style-name="ce31" office:value-type="string" calcext:value-type="string">
            <text:p>Release Notes </text:p>
          </table:table-cell>
          <table:table-cell table:style-name="ce35" office:value-type="string" calcext:value-type="string">
            <text:p>[Wizard page display issue fixed bug</text:p>
          </table:table-cell>
          <table:table-cell table:style-name="ce31"/>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Add an "Invert" option for repurpose trim "sources" enhancement</text:p>
          </table:table-cell>
          <table:table-cell table:style-name="ce41" office:value-type="string" calcext:value-type="string">
            <text:p>#320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7 X20 PRO Ext1 + Ext2 swapped?</text:p>
          </table:table-cell>
          <table:table-cell table:style-name="ce31"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2: 'Repurpose trim' action: trim increment is only 0.1% enhancement</text:p>
          </table:table-cell>
          <table:table-cell table:style-name="ce41" office:value-type="string" calcext:value-type="string">
            <text:p>#369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Lua. DrawTriangle enhancement <text:s/>nonreg</text:p>
          </table:table-cell>
          <table:table-cell table:style-name="ce31" office:value-type="string" calcext:value-type="string">
            <text:p>#369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4 X20 pro goes into emergency mode with screen Title on bug <text:s/>nonreg</text:p>
          </table:table-cell>
          <table:table-cell table:style-name="ce31" office:value-type="string" calcext:value-type="string">
            <text:p>#374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wer cycle needed to reconnect to RX when developing bug</text:p>
          </table:table-cell>
          <table:table-cell table:style-name="ce31" office:value-type="string" calcext:value-type="string">
            <text:p>#375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r =&gt; Ele mixer with switch as source input range +/-10% bug <text:s/>nonreg</text:p>
          </table:table-cell>
          <table:table-cell table:style-name="ce31" office:value-type="string" calcext:value-type="string">
            <text:p>#375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4 Italian update</text:p>
          </table:table-cell>
          <table:table-cell table:style-name="ce31" office:value-type="string" calcext:value-type="string">
            <text:p>#37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4 Ethos 1.5.4 setup wizard page does not change page correctly in channel display bug</text:p>
          </table:table-cell>
          <table:table-cell table:style-name="ce31" office:value-type="string" calcext:value-type="string">
            <text:p>#376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range setting possible in calculating sensor "Distance" bug</text:p>
          </table:table-cell>
          <table:table-cell table:style-name="ce31"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s can no longer be larger than +-100% enhancement</text:p>
          </table:table-cell>
          <table:table-cell table:style-name="ce41" office:value-type="string" calcext:value-type="string">
            <text:p>#37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culated sensors do not run into negative bug</text:p>
          </table:table-cell>
          <table:table-cell table:style-name="ce31" office:value-type="string" calcext:value-type="string">
            <text:p>#377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Issue] Throttle Hold sometimes enables "Throttle Active" and starts timer bug</text:p>
          </table:table-cell>
          <table:table-cell table:style-name="ce31" office:value-type="string" calcext:value-type="string">
            <text:p>#377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4 Bizarre VAR behavior. bug</text:p>
          </table:table-cell>
          <table:table-cell table:style-name="ce31" office:value-type="string" calcext:value-type="string">
            <text:p>#377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Ext1 and Ext2 encoder display reversed in calibration menue bug</text:p>
          </table:table-cell>
          <table:table-cell table:style-name="ce31" office:value-type="string" calcext:value-type="string">
            <text:p>#378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New function model.addSensor() enhancement</text:p>
          </table:table-cell>
          <table:table-cell table:style-name="ce31" office:value-type="string" calcext:value-type="string">
            <text:p>#3784</text:p>
          </table:table-cell>
          <table:table-cell table:number-columns-repeated="3"/>
        </table:table-row>
        <table:table-row table:style-name="ro1">
          <table:table-cell table:number-columns-repeated="2"/>
          <table:table-cell table:style-name="ce31"/>
          <table:table-cell table:style-name="ce31" office:value-type="string" calcext:value-type="string">
            <text:p>ETHOS-Feedback</text:p>
          </table:table-cell>
          <table:table-cell table:style-name="ce35" office:value-type="string" calcext:value-type="string">
            <text:p>Ethos 1.5.4 - sliders inversion - wrong labels CZ translations</text:p>
          </table:table-cell>
          <table:table-cell table:style-name="ce31" office:value-type="string" calcext:value-type="string">
            <text:p>#378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3 LUA - lcd.setClipping() missing bug <text:s/>nonreg</text:p>
          </table:table-cell>
          <table:table-cell table:style-name="ce31"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0" office:value-type="string" calcext:value-type="string">
            <text:p>y</text:p>
          </table:table-cell>
          <table:table-cell table:style-name="ce30"/>
          <table:table-cell table:style-name="ce30" office:value-type="string" calcext:value-type="string">
            <text:p>ETHOS-Feedback</text:p>
          </table:table-cell>
          <table:table-cell table:style-name="ce34" office:value-type="string" calcext:value-type="string">
            <text:p>"inactivity for long time" =&gt; "Prolonged inactivity" bug</text:p>
          </table:table-cell>
          <table:table-cell table:style-name="ce41"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34" office:value-type="string" calcext:value-type="string">
            <text:p>[New radios]</text:p>
          </table:table-cell>
          <table:table-cell office:value-type="string" calcext:value-type="string">
            <text:p>Release Notes </text:p>
          </table:table-cell>
          <table:table-cell table:style-name="ce34" office:value-type="string" calcext:value-type="string">
            <text:p>X20R</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X20RS</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Select model at power on now remembers the last selected model feature</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F not started when changing the current model with a Special Function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mix conversion fix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s timestamp ms part was not correct after a Radio clock modification bug</text:p>
          </table:table-cell>
          <table:table-cell table:style-name="ce31"/>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event "Flight start" added feature</text:p>
          </table:table-cell>
          <table:table-cell table:style-name="ce41"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dd the option "Non stabilized receiver" instead of "---" in the Wizard feature</text:p>
          </table:table-cell>
          <table:table-cell table:style-name="ce41"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ources can be used in Outputs Min / Max / Subtrim / Slow Up / Slow Down feature</text:p>
          </table:table-cell>
          <table:table-cell table:style-name="ce41"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Option "Half source" introduced when using a 2-POS Switch as a source: range [0-100%] instead of [-100%-100%]</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ar actions limit moved from 100% to 500% feature</text:p>
          </table:table-cell>
          <table:table-cell table:style-name="ce31"/>
          <table:table-cell office:value-type="string" calcext:value-type="string">
            <text:p>already in manual</text:p>
          </table:table-cell>
          <table:table-cell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Edge did not trigger in Vars actions when duration is 0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Text not proposed on non TTS radios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kip on startup audio was not correctly working after "Flight reset"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active event fix (when Throttle cut disabled, but Throttle idle)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rkdown fix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 fixes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AudioVoice() added</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unit() fixed</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Audio noise on startup removed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office:value-type="string" calcext:value-type="string">
            <text:p>[X18/S]</text:p>
          </table:table-cell>
          <table:table-cell table:style-name="ce31" office:value-type="string" calcext:value-type="string">
            <text:p>Release Notes </text:p>
          </table:table-cell>
          <table:table-cell table:style-name="ce35" office:value-type="string" calcext:value-type="string">
            <text:p>Fonts adjusted</text:p>
          </table:table-cell>
          <table:table-cell table:style-name="ce31"/>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reate a new System Event "Flight start" (fired on Model load / Flight reset) enhancement</text:p>
          </table:table-cell>
          <table:table-cell table:style-name="ce41" office:value-type="string" calcext:value-type="string">
            <text:p>#358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gic switch Edge does not trigger Vars actions if its duration is 0 bug</text:p>
          </table:table-cell>
          <table:table-cell table:style-name="ce31" office:value-type="string" calcext:value-type="string">
            <text:p>#363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dge in Vars does not work bug</text:p>
          </table:table-cell>
          <table:table-cell table:style-name="ce31"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an we please add a "No" option for "Are you using a stabilized receiver?" enhancement</text:p>
          </table:table-cell>
          <table:table-cell table:style-name="ce41" office:value-type="string" calcext:value-type="string">
            <text:p>#3744</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ing models bug</text:p>
          </table:table-cell>
          <table:table-cell table:style-name="ce31"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ystem -&gt; select model at power on enhancement</text:p>
          </table:table-cell>
          <table:table-cell table:style-name="ce41"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Option "Half source" enhancement</text:p>
          </table:table-cell>
          <table:table-cell table:style-name="ce41" office:value-type="string" calcext:value-type="string">
            <text:p>#382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g] Throttle active gets actived when throttle cut unlocks motor bug</text:p>
          </table:table-cell>
          <table:table-cell table:style-name="ce31" office:value-type="string" calcext:value-type="string">
            <text:p>#384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crack noise on startup bug</text:p>
          </table:table-cell>
          <table:table-cell table:style-name="ce31" office:value-type="string" calcext:value-type="string">
            <text:p>#3844</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6 "Skip on startup audio" bug</text:p>
          </table:table-cell>
          <table:table-cell table:style-name="ce31" office:value-type="string" calcext:value-type="string">
            <text:p>#384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ome LS become active for a short time at startup bug</text:p>
          </table:table-cell>
          <table:table-cell table:style-name="ce31"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djusting subtrim and servo endpoints with Vars. enhancement</text:p>
          </table:table-cell>
          <table:table-cell table:style-name="ce41" office:value-type="string" calcext:value-type="string">
            <text:p>#385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6 Invalid Model Data bug</text:p>
          </table:table-cell>
          <table:table-cell table:style-name="ce31" office:value-type="string" calcext:value-type="string">
            <text:p>#386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s Action Percent limited to 100% enhancement</text:p>
          </table:table-cell>
          <table:table-cell table:style-name="ce31" office:value-type="string" calcext:value-type="string">
            <text:p>#386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Mixers not converting correctly to 1.5.6 bug</text:p>
          </table:table-cell>
          <table:table-cell table:style-name="ce31"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RAM Backup max size changed from 4K to 32K bug</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erformance improved feature</text:p>
          </table:table-cell>
          <table:table-cell table:style-name="ce31"/>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sterisk icon in the top bar to show Lua / Radio errors feature</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Allow the user to test the Emergency Mode feature</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EM loads the model from SD if it cannot be loaded from RAM feature</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Logic Switches may request a Confirmation (ON / OFF) in addition to the Delay (ON / OFF)</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upport added for the new AES and high precision current sensors</text:p>
          </table:table-cell>
          <table:table-cell table:style-name="ce32"/>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wap channels function added to Model / Outputs feature</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rkDown] Badly displayed multi-line indentation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upport added for the new AES and high precision current sensors</text:p>
          </table:table-cell>
          <table:table-cell table:style-name="ce31"/>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anging Free Mix Action doesn't reset the Active condition anymore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GPS Speed wrong by factor 10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lors inverted on Light Mode bug</text:p>
          </table:table-cell>
          <table:table-cell table:style-name="ce31"/>
          <table:table-cell table:number-columns-repeated="3"/>
        </table:table-row>
        <table:table-row table:style-name="ro6">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When selecting "Always on" as "Display / Wake up" option, the Sleep option is now greyed out</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re type allowed in form.addFileField(...) to filter files feature</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stringValue() and source:stringValue() improved for Timers feature</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path() available in widget create()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ogs] UTF-8 encoding used in headers</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UI bugfixes in the Model / Telemetry screen bug bug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Scrollbar in the FreeMix actions was missing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Clones of models with long names could disappear bug</text:p>
          </table:table-cell>
          <table:table-cell table:style-name="ce31"/>
          <table:table-cell table:number-columns-repeated="3"/>
        </table:table-row>
        <table:table-row table:style-name="ro5">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Presentation improved in the Curves screen bug</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Presentation improved in the Mixes screen bug</text:p>
          </table:table-cell>
          <table:table-cell table:style-name="ce41" office:value-type="string" calcext:value-type="string">
            <text:p>done</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Multimodule] Bad display of the "11ms" option</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penDialog(...) bugfix (when text was longer than 256 chars)</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penDialog(...) now allows LEFT aligned text</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form.addLine(...) separator is now optional</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Function selection "---" in SF is still present bug</text:p>
          </table:table-cell>
          <table:table-cell table:style-name="ce31"/>
          <table:table-cell table:number-columns-repeated="3"/>
        </table:table-row>
        <table:table-row table:style-name="ro5">
          <table:table-cell/>
          <table:table-cell table:style-name="ce30"/>
          <table:table-cell table:style-name="ce34"/>
          <table:table-cell table:style-name="ce30"/>
          <table:table-cell table:style-name="ce34"/>
          <table:table-cell table:style-name="ce30"/>
          <table:table-cell table:number-columns-repeated="3"/>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nhancement: Add text (.txt) fileType filter to Form.addFileField() enhancement <text:s/>Lua</text:p>
          </table:table-cell>
          <table:table-cell table:style-name="ce31"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Suggestion: Bypass swap channel settings message with press and hold of new channel number enhancement</text:p>
          </table:table-cell>
          <table:table-cell table:style-name="ce41"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Allow the user to test the Emergency Mode enhancement</text:p>
          </table:table-cell>
          <table:table-cell table:style-name="ce41"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offer a standard user simple feedback when a lua script produces errors enhancement</text:p>
          </table:table-cell>
          <table:table-cell table:style-name="ce41" office:value-type="string" calcext:value-type="string">
            <text:p>#3853</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xt on focused block hard to read on Light Mode (text color invert) bug</text:p>
          </table:table-cell>
          <table:table-cell table:style-name="ce31" office:value-type="string" calcext:value-type="string">
            <text:p>#3891</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unction selection "---" in SF is still present bug</text:p>
          </table:table-cell>
          <table:table-cell table:style-name="ce31" office:value-type="string" calcext:value-type="string">
            <text:p>#3895</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path() is not updated in widget create() method bug</text:p>
          </table:table-cell>
          <table:table-cell table:style-name="ce31" office:value-type="string" calcext:value-type="string">
            <text:p>#3903</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stringValue() with timer enhancement <text:s/>Lua</text:p>
          </table:table-cell>
          <table:table-cell table:style-name="ce31" office:value-type="string" calcext:value-type="string">
            <text:p>#391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6 with ELRS wrong telemetry value for GPS Speed bug</text:p>
          </table:table-cell>
          <table:table-cell table:style-name="ce31" office:value-type="string" calcext:value-type="string">
            <text:p>#391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nging Free Mix Action resets Active condition enhancement</text:p>
          </table:table-cell>
          <table:table-cell table:style-name="ce31" office:value-type="string" calcext:value-type="string">
            <text:p>#392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7 pre release FW: there is a definitive performance degration in 1.5.7 enhancement</text:p>
          </table:table-cell>
          <table:table-cell table:style-name="ce31" office:value-type="string" calcext:value-type="string">
            <text:p>#392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d text mark up &gt; only displays | once (minor) bug</text:p>
          </table:table-cell>
          <table:table-cell table:style-name="ce31"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Get output value from Channel in lua script enhancement <text:s/>Lua</text:p>
          </table:table-cell>
          <table:table-cell table:style-name="ce32"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affichage des noms de courbes enhancement</text:p>
          </table:table-cell>
          <table:table-cell table:style-name="ce41"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largir la zone "nom" dans le menu mixage enhancement</text:p>
          </table:table-cell>
          <table:table-cell table:style-name="ce41" office:value-type="string" calcext:value-type="string">
            <text:p>#397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Clones of models with long names can disappear bug</text:p>
          </table:table-cell>
          <table:table-cell table:style-name="ce32" office:value-type="string" calcext:value-type="string">
            <text:p>#3977</text:p>
          </table:table-cell>
          <table:table-cell/>
          <table:table-cell table:style-name="ce1"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crollbar in the action management is missing bug</text:p>
          </table:table-cell>
          <table:table-cell table:style-name="ce32" office:value-type="string" calcext:value-type="string">
            <text:p>#3984</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Update request - Ethos Lua Reference guide needs updating documentation</text:p>
          </table:table-cell>
          <table:table-cell table:style-name="ce32" office:value-type="string" calcext:value-type="string">
            <text:p>#398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ome Telemetry Statuses copied from currently active model instead of being given consistent values bug</text:p>
          </table:table-cell>
          <table:table-cell table:style-name="ce32" office:value-type="string" calcext:value-type="string">
            <text:p>#3991</text:p>
          </table:table-cell>
          <table:table-cell table:number-columns-repeated="3"/>
        </table:table-row>
        <table:table-row table:style-name="ro7">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When Competition mode is selected and rejected, comp mode is turned on however telemetry sensors remain and remain active. bug</text:p>
          </table:table-cell>
          <table:table-cell table:style-name="ce32" office:value-type="string" calcext:value-type="string">
            <text:p>#399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Delete all (sensors) does not tidy up the screen bug</text:p>
          </table:table-cell>
          <table:table-cell table:style-name="ce32"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dd FCC and LBT labels to Flex firmware protocol selection drop-down enhancement</text:p>
          </table:table-cell>
          <table:table-cell table:style-name="ce41" office:value-type="string" calcext:value-type="string">
            <text:p>#3994</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Incorrect text formatting (curves) bug</text:p>
          </table:table-cell>
          <table:table-cell table:style-name="ce32" office:value-type="string" calcext:value-type="string">
            <text:p>#400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7 Invalid Model Data bug</text:p>
          </table:table-cell>
          <table:table-cell table:style-name="ce32" office:value-type="string" calcext:value-type="string">
            <text:p>#400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Unable to set "Reset / Flight Data" special function as global enhancement</text:p>
          </table:table-cell>
          <table:table-cell table:style-name="ce32"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creen Brigtness Option enhancement</text:p>
          </table:table-cell>
          <table:table-cell table:style-name="ce41" office:value-type="string" calcext:value-type="string">
            <text:p>#402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pektrum bind problem with multi module bug</text:p>
          </table:table-cell>
          <table:table-cell table:style-name="ce32"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throttle cut did not get off when throttle is 100% bug</text:p>
          </table:table-cell>
          <table:table-cell table:style-name="ce32" office:value-type="string" calcext:value-type="string">
            <text:p>#388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RSSI Low event stays on only once and for short time only bug</text:p>
          </table:table-cell>
          <table:table-cell table:style-name="ce32" office:value-type="string" calcext:value-type="string">
            <text:p>#390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DISPLAYING TEXT DOCUMENTS bug</text:p>
          </table:table-cell>
          <table:table-cell table:style-name="ce32"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EM on USB disconnect fixed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rcher X] OTA FW update allowed again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New radios]</text:p>
          </table:table-cell>
          <table:table-cell table:style-name="ce31" office:value-type="string" calcext:value-type="string">
            <text:p>Release Notes </text:p>
          </table:table-cell>
          <table:table-cell table:style-name="ce35" office:value-type="string" calcext:value-type="string">
            <text:p>X20R introduc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20RS introduc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lua] RSSI Low event was always ON bug</text:p>
          </table:table-cell>
          <table:table-cell table:style-name="ce31"/>
          <table:table-cell table:number-columns-repeated="3"/>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rcher X] OTA FW update not possible in ETHOS 1.5.8 bug</text:p>
          </table:table-cell>
          <table:table-cell table:style-name="ce31" office:value-type="string" calcext:value-type="string">
            <text:p>#405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changes to Emergency Mode after plug off USB-C Cable when Helicopter Profile is selected bug</text:p>
          </table:table-cell>
          <table:table-cell table:style-name="ce31" office:value-type="string" calcext:value-type="string">
            <text:p>#4047</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Express &amp; 1.5.8 : Lua rssi low event always returns "on" bug</text:p>
          </table:table-cell>
          <table:table-cell table:style-name="ce31"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Improved Keyboard for numbers, with room for some help text feature</text:p>
          </table:table-cell>
          <table:table-cell table:style-name="ce41" office:value-type="string" calcext:value-type="string">
            <text:p>#3908</text:p>
          </table:table-cell>
          <table:table-cell table:style-name="ce30"/>
          <table:table-cell table:number-columns-repeated="2"/>
        </table:table-row>
        <table:table-row table:style-name="ro6">
          <table:table-cell table:number-columns-repeated="3"/>
          <table:table-cell table:style-name="ce30" office:value-type="string" calcext:value-type="string">
            <text:p>Release Notes </text:p>
          </table:table-cell>
          <table:table-cell table:style-name="ce34" office:value-type="string" calcext:value-type="string">
            <text:p><text:s text:c="4"/>• More side panels added to Model pages to display more information</text:p>
          </table:table-cell>
          <table:table-cell table:style-name="ce41" office:value-type="string" calcext:value-type="string">
            <text:p>done</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Comment allowed in Vars </text:p>
          </table:table-cell>
          <table:table-cell table:style-name="ce41"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raph displayed in FreeMix sub-dialogs feature</text:p>
          </table:table-cell>
          <table:table-cell table:style-name="ce41" office:value-type="string" calcext:value-type="string">
            <text:p>#4025</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re home screen layouts feature</text:p>
          </table:table-cell>
          <table:table-cell table:style-name="ce41" office:value-type="string" calcext:value-type="string">
            <text:p>#3911</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Image Viewer added </text:p>
          </table:table-cell>
          <table:table-cell table:style-name="ce41"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Better display of errors in System / Information, especially for Lua errors</text:p>
          </table:table-cell>
          <table:table-cell table:style-name="ce41" office:value-type="string" calcext:value-type="string">
            <text:p>done</text:p>
          </table:table-cell>
          <table:table-cell table:style-name="ce30"/>
          <table:table-cell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gic Switches delays and durations can go up to 60.0s instead of 25.0s</text:p>
          </table:table-cell>
          <table:table-cell table:style-name="ce41" office:value-type="string" calcext:value-type="string">
            <text:p>done</text:p>
          </table:table-cell>
          <table:table-cell table:style-name="ce30"/>
          <table:table-cell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Audio play repeat can go up to 10 minutes instead of 2 minutes </text:p>
          </table:table-cell>
          <table:table-cell table:style-name="ce41" office:value-type="string" calcext:value-type="string">
            <text:p>#471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GPS now written in only one column in log files, for compatibility with Google Maps </text:p>
          </table:table-cell>
          <table:table-cell table:style-name="ce31"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RF layout fixed bug</text:p>
          </table:table-cell>
          <table:table-cell table:style-name="ce41" office:value-type="string" calcext:value-type="string">
            <text:p>#4091</text:p>
          </table:table-cell>
          <table:table-cell table:style-name="ce30"/>
          <table:table-cell table:number-columns-repeated="2"/>
        </table:table-row>
        <table:table-row table:style-name="ro6">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Competition / Bluetooth telemetry automatically reset to OFF</text:p>
          </table:table-cell>
          <table:table-cell table:style-name="ce31" office:value-type="string" calcext:value-type="string">
            <text:p>#410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Trim checkbox taken into accoount in the Elevator mix </text:p>
          </table:table-cell>
          <table:table-cell table:style-name="ce31" office:value-type="string" calcext:value-type="string">
            <text:p>#4157</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FreeMix doesn't add a blank line when inserting a new action </text:p>
          </table:table-cell>
          <table:table-cell table:style-name="ce31" office:value-type="string" calcext:value-type="string">
            <text:p>#412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Some telemetry callouts were not played (path too long) </text:p>
          </table:table-cell>
          <table:table-cell table:style-name="ce31"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Ignore range" option added to Vars to avoid the range conversion </text:p>
          </table:table-cell>
          <table:table-cell table:style-name="ce41" office:value-type="string" calcext:value-type="string">
            <text:p>#414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Ethos logo hidden when the page title is too long and covers it partially </text:p>
          </table:table-cell>
          <table:table-cell table:style-name="ce31"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Trim default value is reset to 0 when using the Trim Mode "Custom" </text:p>
          </table:table-cell>
          <table:table-cell table:style-name="ce41" office:value-type="string" calcext:value-type="string">
            <text:p>#4168</text:p>
          </table:table-cell>
          <table:table-cell table:number-columns-repeated="3"/>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Markdown file limit increased to 16K bug</text:p>
          </table:table-cell>
          <table:table-cell table:style-name="ce31" office:value-type="string" calcext:value-type="string">
            <text:p>#4205</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D Card error fixed in USB mode bug</text:p>
          </table:table-cell>
          <table:table-cell table:style-name="ce31" office:value-type="string" calcext:value-type="string">
            <text:p>#4132</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Var range fix bug</text:p>
          </table:table-cell>
          <table:table-cell table:style-name="ce31" office:value-type="string" calcext:value-type="string">
            <text:p>#4142</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lua] Preemption added for all wakeup() functions (instead of killing the function)</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x for sensor:stringValue() if the sensor is a TextSensor</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gisterLayout() added to allow the user to add his own layouts</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openDialog() new syntax, with wakeup and paint handlers feature</text:p>
          </table:table-cell>
          <table:table-cell table:style-name="ce31" office:value-type="string" calcext:value-type="string">
            <text:p>#405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lua] system.openProgressDialo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event EVT_CLOSE sent when pressing the Back button</text:p>
          </table:table-cell>
          <table:table-cell table:style-name="ce31"/>
          <table:table-cell table:number-columns-repeated="3"/>
        </table:table-row>
        <table:table-row table:style-name="ro7">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source:protocolUnit(), source:protocolDecimals() can now modify the value / internal unit and decimals of a DIY telemetry sensor</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openProgressDialo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create() deprecat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invalidate() deprecated</text:p>
          </table:table-cell>
          <table:table-cell table:style-name="ce31"/>
          <table:table-cell table:number-columns-repeated="3"/>
        </table:table-row>
        <table:table-row table:style-name="ro5">
          <table:table-cell/>
          <table:table-cell table:style-name="ce30" table:number-columns-repeated="3"/>
          <table:table-cell table:style-name="ce34"/>
          <table:table-cell table:style-name="ce30"/>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predefined values on Number Value Slider enhancement</text:p>
          </table:table-cell>
          <table:table-cell table:style-name="ce41"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News layouts enhancement</text:p>
          </table:table-cell>
          <table:table-cell table:style-name="ce41"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how graph in Free Mix action sub-dialogs enhancement</text:p>
          </table:table-cell>
          <table:table-cell table:style-name="ce41" office:value-type="string" calcext:value-type="string">
            <text:p>#402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On - Display Image in dialog box with close button / QR code enhancement</text:p>
          </table:table-cell>
          <table:table-cell table:style-name="ce31" office:value-type="string" calcext:value-type="string">
            <text:p>#405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E - Layout problem with external module bug</text:p>
          </table:table-cell>
          <table:table-cell table:style-name="ce31" office:value-type="string" calcext:value-type="string">
            <text:p>#4091</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nnels are referred to as Mixes in Curve deletion confirmation bug</text:p>
          </table:table-cell>
          <table:table-cell table:style-name="ce31" office:value-type="string" calcext:value-type="string">
            <text:p>#409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layout selection - order shifted 1.5.10 bug</text:p>
          </table:table-cell>
          <table:table-cell table:style-name="ce31" office:value-type="string" calcext:value-type="string">
            <text:p>#410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cycle or model change in version 1.5.9 bug</text:p>
          </table:table-cell>
          <table:table-cell table:style-name="ce31"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X18SE - Layout problem with external module </text:p>
          </table:table-cell>
          <table:table-cell table:style-name="ce41"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support for ELRS 3.4.0 enhancement</text:p>
          </table:table-cell>
          <table:table-cell table:style-name="ce32" office:value-type="string" calcext:value-type="string">
            <text:p>#405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feature - addImageButton() enhancement <text:s/>Lua</text:p>
          </table:table-cell>
          <table:table-cell table:style-name="ce32"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10 Nightly Keyboard Toogle Slider deactivation improve enhancement</text:p>
          </table:table-cell>
          <table:table-cell table:style-name="ce41" office:value-type="string" calcext:value-type="string">
            <text:p>#4094</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9 - X20S Timers edge in the reset field is behaving inconsistently bug</text:p>
          </table:table-cell>
          <table:table-cell table:style-name="ce32" office:value-type="string" calcext:value-type="string">
            <text:p>#409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RB25/25S Luas are not working real good bug</text:p>
          </table:table-cell>
          <table:table-cell table:style-name="ce32" office:value-type="string" calcext:value-type="string">
            <text:p>#4109</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Add handler to expantion panel enhancement</text:p>
          </table:table-cell>
          <table:table-cell table:style-name="ce32" office:value-type="string" calcext:value-type="string">
            <text:p>#411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Create new model folder not possible! bug</text:p>
          </table:table-cell>
          <table:table-cell table:style-name="ce32" office:value-type="string" calcext:value-type="string">
            <text:p>#4113</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choose focal point of new form load enhancement <text:s/>Lua</text:p>
          </table:table-cell>
          <table:table-cell table:style-name="ce32" office:value-type="string" calcext:value-type="string">
            <text:p>#412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 ELRS 'Enable WiFi' no longer works bug</text:p>
          </table:table-cell>
          <table:table-cell table:style-name="ce32" office:value-type="string" calcext:value-type="string">
            <text:p>#412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Excess line in the mixer bug</text:p>
          </table:table-cell>
          <table:table-cell table:style-name="ce32" office:value-type="string" calcext:value-type="string">
            <text:p>#412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8: prevent boot-"EM loops" in case of CRC errors bug</text:p>
          </table:table-cell>
          <table:table-cell table:style-name="ce32" office:value-type="string" calcext:value-type="string">
            <text:p>#4129</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comment line logical switches bug</text:p>
          </table:table-cell>
          <table:table-cell table:style-name="ce32"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comments for VARS enhancement</text:p>
          </table:table-cell>
          <table:table-cell table:style-name="ce41" office:value-type="string" calcext:value-type="string">
            <text:p>#413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9 Erreur d'affichage français "intensité" dans le menu des fichiers LOGS bug</text:p>
          </table:table-cell>
          <table:table-cell table:style-name="ce32" office:value-type="string" calcext:value-type="string">
            <text:p>#413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display ELRS configuration unreadable bug</text:p>
          </table:table-cell>
          <table:table-cell table:style-name="ce32" office:value-type="string" calcext:value-type="string">
            <text:p>#413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width of error field too narrow at baud rate bug</text:p>
          </table:table-cell>
          <table:table-cell table:style-name="ce32" office:value-type="string" calcext:value-type="string">
            <text:p>#414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1.5.6 and higher Some RSSI warnings are not played, think some filenames are too long (&gt;32 characters) bug</text:p>
          </table:table-cell>
          <table:table-cell table:style-name="ce32"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PS logging info enhancement</text:p>
          </table:table-cell>
          <table:table-cell table:style-name="ce31"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predefined values on Number Value Slider enhancement</text:p>
          </table:table-cell>
          <table:table-cell table:style-name="ce41"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News layouts enhancement</text:p>
          </table:table-cell>
          <table:table-cell table:style-name="ce41"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how graph in Free Mix action sub-dialogs enhancement</text:p>
          </table:table-cell>
          <table:table-cell table:style-name="ce41" office:value-type="string" calcext:value-type="string">
            <text:p>#402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On - Display Image in dialog box with close button / QR code enhancement</text:p>
          </table:table-cell>
          <table:table-cell table:style-name="ce31"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hannels are referred to as Mixes in Curve deletion confirmation bug</text:p>
          </table:table-cell>
          <table:table-cell table:style-name="ce41"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layout selection - order shifted 1.5.10 bug</text:p>
          </table:table-cell>
          <table:table-cell table:style-name="ce31" office:value-type="string" calcext:value-type="string">
            <text:p>#410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Provide information about number of instructions left enhancement</text:p>
          </table:table-cell>
          <table:table-cell table:style-name="ce31" office:value-type="string" calcext:value-type="string">
            <text:p>#410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cycle or model change in version 1.5.9 bug</text:p>
          </table:table-cell>
          <table:table-cell table:style-name="ce31" office:value-type="string" calcext:value-type="string">
            <text:p>#410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ulator issues with X20 PRO enhancement</text:p>
          </table:table-cell>
          <table:table-cell table:style-name="ce31" office:value-type="string" calcext:value-type="string">
            <text:p>#411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oose focal point of new form load enhancement <text:s/>Lua</text:p>
          </table:table-cell>
          <table:table-cell table:style-name="ce31" office:value-type="string" calcext:value-type="string">
            <text:p>#412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10 nightly - ELRS 'Enable WiFi' no longer works bug</text:p>
          </table:table-cell>
          <table:table-cell table:style-name="ce31" office:value-type="string" calcext:value-type="string">
            <text:p>#412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xcess line in the mixer bug</text:p>
          </table:table-cell>
          <table:table-cell table:style-name="ce31" office:value-type="string" calcext:value-type="string">
            <text:p>#412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correct Indication of 6-Pos Switch State through the LEDs</text:p>
          </table:table-cell>
          <table:table-cell table:style-name="ce31"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In the depth mix, the trim off box does not deactivate the trim. bug</text:p>
          </table:table-cell>
          <table:table-cell table:style-name="ce41"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S not reset when switching model with SF bug</text:p>
          </table:table-cell>
          <table:table-cell table:style-name="ce31" office:value-type="string" calcext:value-type="string">
            <text:p>#4161</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ightly 12.06. X20PRO Special functions Emergency Mode bug</text:p>
          </table:table-cell>
          <table:table-cell table:style-name="ce31"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ustom trims must have a safe default value</text:p>
          </table:table-cell>
          <table:table-cell table:style-name="ce41" office:value-type="string" calcext:value-type="string">
            <text:p>#4168</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20 1.5.9 It is not possible to open a screenshot file in full screen enhancement</text:p>
          </table:table-cell>
          <table:table-cell table:style-name="ce31"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hancement: Timer Play Value add steps for 2 minutes and 5 minutes enhancement</text:p>
          </table:table-cell>
          <table:table-cell table:style-name="ce41" office:value-type="string" calcext:value-type="string">
            <text:p>#417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art of the LOG file name (time) is hidden by the ETHOS logo. Enhancement</text:p>
          </table:table-cell>
          <table:table-cell table:style-name="ce31"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form.openDialog has limited space for options enhancement <text:s/>Lua</text:p>
          </table:table-cell>
          <table:table-cell table:style-name="ce32" office:value-type="string" calcext:value-type="string">
            <text:p>#2902</text:p>
          </table:table-cell>
          <table:table-cell table:number-columns-repeated="3"/>
        </table:table-row>
        <table:table-row table:style-name="ro7">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20PRO Issues with SD Card Read and Write operations, cause the transmitter to disconnect all volumes bug</text:p>
          </table:table-cell>
          <table:table-cell table:style-name="ce32" office:value-type="string" calcext:value-type="string">
            <text:p>#4132</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AR values not correctly referenced in Output Min/Max "Use a Source" menu. enhancement</text:p>
          </table:table-cell>
          <table:table-cell table:style-name="ce32" office:value-type="string" calcext:value-type="string">
            <text:p>#414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imulator for Linux bug</text:p>
          </table:table-cell>
          <table:table-cell table:style-name="ce32" office:value-type="string" calcext:value-type="string">
            <text:p>#417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arrow ↑ and down arrow ↓ cannot be displayed with lcd.drawText under 1.5.10 bug</text:p>
          </table:table-cell>
          <table:table-cell table:style-name="ce32" office:value-type="string" calcext:value-type="string">
            <text:p>#418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20Pro Nightly outputs Error max greater than 125% bug</text:p>
          </table:table-cell>
          <table:table-cell table:style-name="ce32" office:value-type="string" calcext:value-type="string">
            <text:p>#4187</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Increase number of characters from 15 to (let's say) 30 for form.addTextField()</text:p>
          </table:table-cell>
          <table:table-cell table:style-name="ce32" office:value-type="string" calcext:value-type="string">
            <text:p>#418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In light and dark mode , highlight words with the selected colored background enhancement <text:s/>UI</text:p>
          </table:table-cell>
          <table:table-cell table:style-name="ce32"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1" office:value-type="string" calcext:value-type="string">
            <text:p>n/a</text:p>
          </table:table-cell>
          <table:table-cell table:style-name="ce31"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 / Logic Switch impossible to setup a value for LiPo Lowest cell bug <text:s text:c="2"/></text:p>
          </table:table-cell>
          <table:table-cell table:style-name="ce31" office:value-type="string" calcext:value-type="string">
            <text:p>#4231</text:p>
          </table:table-cell>
          <table:table-cell table:number-columns-repeated="3"/>
        </table:table-row>
        <table:table-row table:style-name="ro7">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gisterLayout(..) now allows up to 12 widgets per layout, and a protection against overflow is added bug <text:s/></text:p>
          </table:table-cell>
          <table:table-cell table:style-name="ce31" office:value-type="string" calcext:value-type="string">
            <text:p>#423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To-Speech function made the Special Functions page enter into EM bug <text:s text:c="2"/></text:p>
          </table:table-cell>
          <table:table-cell table:style-name="ce31" office:value-type="string" calcext:value-type="string">
            <text:p>#4237</text:p>
          </table:table-cell>
          <table:table-cell table:number-columns-repeated="3"/>
        </table:table-row>
        <table:table-row table:style-name="ro5">
          <table:table-cell/>
          <table:table-cell table:style-name="ce31" office:value-type="string" calcext:value-type="string">
            <text:p>n/a</text:p>
          </table:table-cell>
          <table:table-cell table:style-name="ce31"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Simulator main volume not working bug <text:s text:c="2"/></text:p>
          </table:table-cell>
          <table:table-cell table:style-name="ce31" office:value-type="string" calcext:value-type="string">
            <text:p>#4240</text:p>
          </table:table-cell>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nable to set warning for Lowest cell voltage reported in #3041 again present in 1.5.9 and 1.5.10 bug</text:p>
          </table:table-cell>
          <table:table-cell table:style-name="ce31" office:value-type="string" calcext:value-type="string">
            <text:p>#4231</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cal function init()system.registerLayout({key=" ...... bug</text:p>
          </table:table-cell>
          <table:table-cell table:style-name="ce31" office:value-type="string" calcext:value-type="string">
            <text:p>#423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xt To Speech-Ethos 1.5.10 E.M. issue bug</text:p>
          </table:table-cell>
          <table:table-cell table:style-name="ce31" office:value-type="string" calcext:value-type="string">
            <text:p>#423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simulator Main volume slider not working bug</text:p>
          </table:table-cell>
          <table:table-cell table:style-name="ce31"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ange the download path for auto update to the system's temporary directory</text:p>
          </table:table-cell>
          <table:table-cell table:style-name="ce31"/>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buttons that link to the receiver and sensor FrSky websites</text:p>
          </table:table-cell>
          <table:table-cell table:number-columns-repeated="4"/>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mprove the speed of detecting connected USB devices on Windows</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issue where the Suite can't connect to the radio after repeatedly entering and exiting debug mode</text:p>
          </table:table-cell>
          <table:table-cell table:style-name="ce31"/>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34" office:value-type="string" calcext:value-type="string">
            <text:p>Features</text:p>
          </table:table-cell>
          <table:table-cell table:style-name="ce30" office:value-type="string" calcext:value-type="string">
            <text:p>Release Notes </text:p>
          </table:table-cell>
          <table:table-cell table:style-name="ce34"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34" office:value-type="string" calcext:value-type="string">
            <text:p>Modifications</text:p>
          </table:table-cell>
          <table:table-cell table:style-name="ce30" office:value-type="string" calcext:value-type="string">
            <text:p>Release Notes </text:p>
          </table:table-cell>
          <table:table-cell table:style-name="ce34"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1" office:value-type="string" calcext:value-type="string">
            <text:p>n/a</text:p>
          </table:table-cell>
          <table:table-cell table:style-name="ce35" office:value-type="string" calcext:value-type="string">
            <text:p>Fixes</text:p>
          </table:table-cell>
          <table:table-cell table:style-name="ce31" office:value-type="string" calcext:value-type="string">
            <text:p>Release Notes </text:p>
          </table:table-cell>
          <table:table-cell table:style-name="ce35" office:value-type="string" calcext:value-type="string">
            <text:p>Fix the issue where the raidio's disks weren't being detected properly</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issue where the file input on some pages wasn't working in certain situations</text:p>
          </table:table-cell>
          <table:table-cell table:style-name="ce31"/>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New per-model timer: whole model time</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radio timer: whole radio time</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calculated sensors may be undefined (when one of the sources needed for calculations is undefined)</text:p>
          </table:table-cell>
          <table:table-cell table:style-name="ce31"/>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Release Notes </text:p>
          </table:table-cell>
          <table:table-cell table:style-name="ce35" office:value-type="string" calcext:value-type="string">
            <text:p>FDR bands name fixed</text:p>
          </table:table-cell>
          <table:table-cell table:style-name="ce32"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MP images now loaded around 10 times faster</text:p>
          </table:table-cell>
          <table:table-cell table:style-name="ce31"/>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Release Notes </text:p>
          </table:table-cell>
          <table:table-cell table:style-name="ce35" office:value-type="string" calcext:value-type="string">
            <text:p>Markdown and Text Viewers fixes bug</text:p>
          </table:table-cell>
          <table:table-cell table:style-name="ce32"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in Trainer functions from the external module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in Play audio function when entering too many tracks bug</text:p>
          </table:table-cell>
          <table:table-cell table:style-name="ce31"/>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Inverted channels better displayed in Model / Outputs bug</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MC write errors fixed</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and source:stringValue() syntax improv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me events were sent twice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EM when running out of memory</text:p>
          </table:table-cell>
          <table:table-cell table:style-name="ce31"/>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X20(S)-HD]</text:p>
          </table:table-cell>
          <table:table-cell table:style-name="ce31" office:value-type="string" calcext:value-type="string">
            <text:p>Release Notes </text:p>
          </table:table-cell>
          <table:table-cell table:style-name="ce35" office:value-type="string" calcext:value-type="string">
            <text:p>New protocol supported for the latest HD-Zero firmware</text:p>
          </table:table-cell>
          <table:table-cell table:style-name="ce31"/>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6">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Nightly build warning is removed, simulator can be considered as safe to fly</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audio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gui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ad-only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ystem-directory and --user-directory options added</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directory , --documents-directory, --bitmaps-directory and --scripts-directory options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adio-settings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xec option added to execute a lua script as a macro</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simulator lua library to automate the simulator (keys, touchscreen, screenshots, etc.)</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macro recorder introduced, started and stopped with [space]</text:p>
          </table:table-cell>
          <table:table-cell table:style-name="ce31"/>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 which would totalize the total duration of Tx working / emitting, not resetting itself whenever one changes the model enhancement</text:p>
          </table:table-cell>
          <table:table-cell table:style-name="ce41" office:value-type="string" calcext:value-type="string">
            <text:p>#159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umbnail load extremely slow when selecting model on X20 Pro enhancement</text:p>
          </table:table-cell>
          <table:table-cell table:style-name="ce31" office:value-type="string" calcext:value-type="string">
            <text:p>#4049</text:p>
          </table:table-cell>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ETHOS-Feedback</text:p>
          </table:table-cell>
          <table:table-cell table:style-name="ce35" office:value-type="string" calcext:value-type="string">
            <text:p>Displaying markdown documents enhancement</text:p>
          </table:table-cell>
          <table:table-cell table:style-name="ce31"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culates telemetry sensor have min/max/presence wrong enhancement</text:p>
          </table:table-cell>
          <table:table-cell table:style-name="ce31" office:value-type="string" calcext:value-type="string">
            <text:p>#421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verlay words on the logic switch display bug</text:p>
          </table:table-cell>
          <table:table-cell table:style-name="ce31" office:value-type="string" calcext:value-type="string">
            <text:p>#424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ouch screen enhancement</text:p>
          </table:table-cell>
          <table:table-cell table:style-name="ce31" office:value-type="string" calcext:value-type="string">
            <text:p>#424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iner SBUS Emergency mode bug</text:p>
          </table:table-cell>
          <table:table-cell table:style-name="ce31" office:value-type="string" calcext:value-type="string">
            <text:p>#425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HD nightly 1.5.12 usb connect error bug</text:p>
          </table:table-cell>
          <table:table-cell table:style-name="ce31"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ed enhancement (UI): Indication of reversed channels in Outputs screen enhancement</text:p>
          </table:table-cell>
          <table:table-cell table:style-name="ce41" office:value-type="string" calcext:value-type="string">
            <text:p>#425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20 Kavan Simulator...</text:p>
          </table:table-cell>
          <table:table-cell table:style-name="ce31" office:value-type="string" calcext:value-type="string">
            <text:p>#4259</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on function bug</text:p>
          </table:table-cell>
          <table:table-cell table:style-name="ce31" office:value-type="string" calcext:value-type="string">
            <text:p>#426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ulators 1.5.12 Text displays without function enhancement</text:p>
          </table:table-cell>
          <table:table-cell table:style-name="ce31" office:value-type="string" calcext:value-type="string">
            <text:p>#427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LRS Lua] Add back button support enhancement</text:p>
          </table:table-cell>
          <table:table-cell table:style-name="ce31" office:value-type="string" calcext:value-type="string">
            <text:p>#4273</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used too much RAM, it will be killed bug</text:p>
          </table:table-cell>
          <table:table-cell table:style-name="ce31" office:value-type="string" calcext:value-type="string">
            <text:p>#427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12 X18 simulator - 'per-model timers' not correct bug</text:p>
          </table:table-cell>
          <table:table-cell table:style-name="ce31" office:value-type="string" calcext:value-type="string">
            <text:p>#429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Page up &amp; Down bug</text:p>
          </table:table-cell>
          <table:table-cell table:style-name="ce31" office:value-type="string" calcext:value-type="string">
            <text:p>#4299</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select model pictures in 1.5.12 Simulators</text:p>
          </table:table-cell>
          <table:table-cell table:style-name="ce31"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2"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s corrupted when using the feature "Select model on startup" bug</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Vario may be global only if all its dependencies may be global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OPTION_CHANNEL_OUTPUT repaired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Radios flashed with the X18S firmware couldn't start bug</text:p>
          </table:table-cell>
          <table:table-cell table:style-name="ce32"/>
          <table:table-cell table:number-columns-repeated="3"/>
        </table:table-row>
        <table:table-row table:style-name="ro5">
          <table:table-cell table:number-columns-repeated="9"/>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ario source lost at Tx power-off bug</text:p>
          </table:table-cell>
          <table:table-cell table:style-name="ce32" office:value-type="string" calcext:value-type="string">
            <text:p>#432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OPTION_CHANNEL_OUTPUT bug <text:s/>lua</text:p>
          </table:table-cell>
          <table:table-cell table:style-name="ce32" office:value-type="string" calcext:value-type="string">
            <text:p>#4344</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Model Data invalid bug</text:p>
          </table:table-cell>
          <table:table-cell table:style-name="ce32" office:value-type="string" calcext:value-type="string">
            <text:p>#4351</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18 FCC ver 1.5.12 is not working bug</text:p>
          </table:table-cell>
          <table:table-cell table:style-name="ce32" office:value-type="string" calcext:value-type="string">
            <text:p>#435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10S ISRM ETHOS 1.5.13 Emergency Mode! bug</text:p>
          </table:table-cell>
          <table:table-cell table:style-name="ce32"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2"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hebrew] GPS Map configuration was missing fields bug</text:p>
          </table:table-cell>
          <table:table-cell table:style-name="ce32"/>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ome keymap SYS Long fix bug</text:p>
          </table:table-cell>
          <table:table-cell table:style-name="ce41" office:value-type="string" calcext:value-type="string">
            <text:p>done</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Timers countdown fix (when start time not multiple of step) bug</text:p>
          </table:table-cell>
          <table:table-cell table:style-name="ce32"/>
          <table:table-cell table:number-columns-repeated="3"/>
        </table:table-row>
        <table:table-row table:style-name="ro7">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ontextual menu in Model Select reworked so that [Page Long] goes to the previous folder instead of opening another menu feature</text:p>
          </table:table-cell>
          <table:table-cell table:style-name="ce41" office:value-type="string" calcext:value-type="string">
            <text:p>done</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GPS Sensors can now display the absolute altitude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pektrum telemetry continu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Heli mix "Flight Mode" renamed to "Bank"</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require standard function fixed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sources reset() function add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widgets rect() function add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NumberEdit onFocus() function added feature</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5" office:value-type="string" calcext:value-type="string">
            <text:p>[X20(S) HD]</text:p>
          </table:table-cell>
          <table:table-cell table:style-name="ce31" office:value-type="string" calcext:value-type="string">
            <text:p>Release Notes </text:p>
          </table:table-cell>
          <table:table-cell table:style-name="ce35" office:value-type="string" calcext:value-type="string">
            <text:p>New bootloader to allow the Video components version to be displayed in Ethos Suite in Bootloader mod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Touch screen startup fix bug</text:p>
          </table:table-cell>
          <table:table-cell table:style-name="ce32"/>
          <table:table-cell table:number-columns-repeated="3"/>
        </table:table-row>
        <table:table-row table:style-name="ro5">
          <table:table-cell table:number-columns-repeated="9"/>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pektrum telemetry 1.5 enhancement</text:p>
          </table:table-cell>
          <table:table-cell table:style-name="ce32" office:value-type="string" calcext:value-type="string">
            <text:p>#354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require" functionality fails on real hardware bug</text:p>
          </table:table-cell>
          <table:table-cell table:style-name="ce32" office:value-type="string" calcext:value-type="string">
            <text:p>#405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Now 1.5.9 with the update of the curves screen, in Spanish,The names and type overlap.</text:p>
          </table:table-cell>
          <table:table-cell table:style-name="ce32" office:value-type="string" calcext:value-type="string">
            <text:p>#408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witch off auto offset in GPS Alt sensor enhancement</text:p>
          </table:table-cell>
          <table:table-cell table:style-name="ce32"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ess &amp; Hold Page Acts like Enter Instead of Page Back in Model Select Menu enhancement</text:p>
          </table:table-cell>
          <table:table-cell table:style-name="ce41" office:value-type="string" calcext:value-type="string">
            <text:p>#4341</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onfocus,offfocus events for lua enhancement <text:s/>lua</text:p>
          </table:table-cell>
          <table:table-cell table:style-name="ce32" office:value-type="string" calcext:value-type="string">
            <text:p>#4345</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get field co-ordinates enhancement</text:p>
          </table:table-cell>
          <table:table-cell table:style-name="ce32" office:value-type="string" calcext:value-type="string">
            <text:p>#434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plantage mise a jour component video bug</text:p>
          </table:table-cell>
          <table:table-cell table:style-name="ce32" office:value-type="string" calcext:value-type="string">
            <text:p>#4365</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2 Timer problem bug</text:p>
          </table:table-cell>
          <table:table-cell table:style-name="ce32"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Home Keymap : SYS long not working correct bug</text:p>
          </table:table-cell>
          <table:table-cell table:style-name="ce41" office:value-type="string" calcext:value-type="string">
            <text:p>#439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Touch screen function lost on 1.5.13 bug</text:p>
          </table:table-cell>
          <table:table-cell table:style-name="ce32" office:value-type="string" calcext:value-type="string">
            <text:p>#4400</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4 Nightly Time and Date Resets on Reboot After a Model Change bug</text:p>
          </table:table-cell>
          <table:table-cell table:style-name="ce32" office:value-type="string" calcext:value-type="string">
            <text:p>#440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Source - sharing variables and init call sequence enhancement</text:p>
          </table:table-cell>
          <table:table-cell table:style-name="ce32" office:value-type="string" calcext:value-type="string">
            <text:p>#441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1.5.14 nightly - source:unit() not working in init() or read() - likely after #4411 enchancement enhancement</text:p>
          </table:table-cell>
          <table:table-cell table:style-name="ce32" office:value-type="string" calcext:value-type="string">
            <text:p>#441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GPS Widget only has 2 coordinate fields when Hebrew Language selected bug</text:p>
          </table:table-cell>
          <table:table-cell table:style-name="ce32"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EM when adding the new "Bank" mix on an Heli bug</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EM when displaying a Play Audio function with Logic Switches conditions as fragments bug</text:p>
          </table:table-cell>
          <table:table-cell table:style-name="ce32"/>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possibility to clear the radio errors feature</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lear lua errors enhancement</text:p>
          </table:table-cell>
          <table:table-cell table:style-name="ce41" office:value-type="string" calcext:value-type="string">
            <text:p>#4437</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fonction in emergency mode bug</text:p>
          </table:table-cell>
          <table:table-cell table:style-name="ce32" office:value-type="string" calcext:value-type="string">
            <text:p>#4440</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ETHOS 1.5.14 Emergency Mode / Crash if adding new Mixer bug</text:p>
          </table:table-cell>
          <table:table-cell table:style-name="ce32"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Curves edition improvements (cursors, auto mode, alternate analog input, lock, etc.) feature</text:p>
          </table:table-cell>
          <table:table-cell table:style-name="ce41" office:value-type="string" calcext:value-type="string">
            <text:p>done</text:p>
          </table:table-cell>
          <table:table-cell table:number-columns-repeated="3"/>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hannels balance curves added with a new tool to help with channels balancing feature</text:p>
          </table:table-cell>
          <table:table-cell table:style-name="ce41" office:value-type="string" calcext:value-type="string">
            <text:p>done</text:p>
          </table:table-cell>
          <table:table-cell table:number-columns-repeated="3"/>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urves offsets and Y now have one more digit for a better precision feature</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re icons in Model / Outputs</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 Mixes side panel improved feature</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ims can be used to adjust curve points feature</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Spektrum Telemetry improved feature</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Invalid data when opening a model from a previous version when it included a Spektrum RPM sensor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Timer haptic a little bit stronger feature</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Crash when removing a screen requested by the function Go to screen bug</text:p>
          </table:table-cell>
          <table:table-cell table:style-name="ce33"/>
          <table:table-cell table:style-name="ce32"/>
          <table:table-cell table:number-columns-repeated="2"/>
        </table:table-row>
        <table:table-row table:style-name="ro7">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Avoid the infinite loop on UI with the Logic Switch confirmatio dialog which reopens just after being closed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RB35 Vario value was divided by 10 bug</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SQRT function added to Custom Sensor calculations bug)</text:p>
          </table:table-cell>
          <table:table-cell table:style-name="ce33"/>
          <table:table-cell table:style-name="ce32"/>
          <table:table-cell table:number-columns-repeated="2"/>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lemetry custom sensor calculations fixes feature</text:p>
          </table:table-cell>
          <table:table-cell table:number-columns-repeated="4"/>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etter display of Telemetry widgets when unit is second feature</text:p>
          </table:table-cell>
          <table:table-cell table:number-columns-repeated="4"/>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Widget configure display issue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peed increased on all widgets and tools feature</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field:color() and field:value() added for Static Fields</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ystem.voltageRange() add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os.mkdir() add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form.openProgressDialog() syntax improv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lider crash fixed when range was 0</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No cursor displaying when creating any Custom Curve. enhancement</text:p>
          </table:table-cell>
          <table:table-cell table:style-name="ce32" office:value-type="string" calcext:value-type="string">
            <text:p>#24</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User's demand for servo balance function enhancement</text:p>
          </table:table-cell>
          <table:table-cell table:style-name="ce41" office:value-type="string" calcext:value-type="string">
            <text:p>#2790</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Telemetry issue with multiprotocole module and Spektrum receiver enhancement</text:p>
          </table:table-cell>
          <table:table-cell table:style-name="ce32" office:value-type="string" calcext:value-type="string">
            <text:p>#3326</text:p>
          </table:table-cell>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pektrum telemetry 1.5 enhancement <text:s/>information needed</text:p>
          </table:table-cell>
          <table:table-cell table:style-name="ce32" office:value-type="string" calcext:value-type="string">
            <text:p>#3546</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 value in Outputs should not be rounded enhancement</text:p>
          </table:table-cell>
          <table:table-cell table:style-name="ce41" office:value-type="string" calcext:value-type="string">
            <text:p>#3959</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x20s Custom Curve - Choosing number of points is not possible by touch enhancement <text:s/>ui</text:p>
          </table:table-cell>
          <table:table-cell table:style-name="ce32" office:value-type="string" calcext:value-type="string">
            <text:p>#399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Potential issue with widget configure() (empty line) bug</text:p>
          </table:table-cell>
          <table:table-cell table:style-name="ce32" office:value-type="string" calcext:value-type="string">
            <text:p>#4321</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ource selection laggy in Logic switches bug</text:p>
          </table:table-cell>
          <table:table-cell table:style-name="ce32" office:value-type="string" calcext:value-type="string">
            <text:p>#4333</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Better display of time sources / seconds enhancement</text:p>
          </table:table-cell>
          <table:table-cell table:style-name="ce41" office:value-type="string" calcext:value-type="string">
            <text:p>#4336</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delta absolute logical switch infinite loop bug</text:p>
          </table:table-cell>
          <table:table-cell table:style-name="ce32" office:value-type="string" calcext:value-type="string">
            <text:p>#43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2 timer haptic not working enhancement</text:p>
          </table:table-cell>
          <table:table-cell table:style-name="ce32" office:value-type="string" calcext:value-type="string">
            <text:p>#4366</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Checklist in Horus - newline instead of space bug</text:p>
          </table:table-cell>
          <table:table-cell table:style-name="ce32" office:value-type="string" calcext:value-type="string">
            <text:p>#4447</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 slider crash bug</text:p>
          </table:table-cell>
          <table:table-cell table:style-name="ce32" office:value-type="string" calcext:value-type="string">
            <text:p>#44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number/text field with no input actions enhancement</text:p>
          </table:table-cell>
          <table:table-cell table:style-name="ce32" office:value-type="string" calcext:value-type="string">
            <text:p>#4453</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thOS 1.5.15 - DSM2 RPM Sensor corrupted bug</text:p>
          </table:table-cell>
          <table:table-cell table:style-name="ce32" office:value-type="string" calcext:value-type="string">
            <text:p>#4455</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French translation " inverted Channel" bug</text:p>
          </table:table-cell>
          <table:table-cell table:style-name="ce32" office:value-type="string" calcext:value-type="string">
            <text:p>#4459</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SC rpm sensor faulty bug</text:p>
          </table:table-cell>
          <table:table-cell table:style-name="ce32" office:value-type="string" calcext:value-type="string">
            <text:p>#446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feature request - "display voltage range" available from LUA enhancement</text:p>
          </table:table-cell>
          <table:table-cell table:style-name="ce32" office:value-type="string" calcext:value-type="string">
            <text:p>#4478</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SF Function Simulator Crash - X20PRO Emergeny Mode bug</text:p>
          </table:table-cell>
          <table:table-cell table:style-name="ce32" office:value-type="string" calcext:value-type="string">
            <text:p>#4488</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Square Root math for Calculated Sensors enhancement</text:p>
          </table:table-cell>
          <table:table-cell table:style-name="ce41" office:value-type="string" calcext:value-type="string">
            <text:p>#4491</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EU] Invalid data when loading models</text:p>
          </table:table-cell>
          <table:table-cell table:style-name="ce32" office:value-type="string" calcext:value-type="string">
            <text:p>#449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ajor failsafe bug in TD receivers found information needed</text:p>
          </table:table-cell>
          <table:table-cell table:style-name="ce32" office:value-type="string" calcext:value-type="string">
            <text:p>#4496</text:p>
          </table:table-cell>
          <table:table-cell table:style-name="ce32"/>
          <table:table-cell table:number-columns-repeated="2"/>
        </table:table-row>
        <table:table-row table:style-name="ro6">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Curve adjustment points should allow all valid sources enhancement</text:p>
          </table:table-cell>
          <table:table-cell table:style-name="ce41" office:value-type="string" calcext:value-type="string">
            <text:p>#4500</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Vspeed in telemetry making no sense bug</text:p>
          </table:table-cell>
          <table:table-cell table:style-name="ce32" office:value-type="string" calcext:value-type="string">
            <text:p>#450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Mixes: If there are several flight conditions, then the curve graph is smaller! enhancement</text:p>
          </table:table-cell>
          <table:table-cell table:style-name="ce32" office:value-type="string" calcext:value-type="string">
            <text:p>#4516</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 additional 'exit state' needed when clicking on the 'clock icon' bug</text:p>
          </table:table-cell>
          <table:table-cell table:style-name="ce32" office:value-type="string" calcext:value-type="string">
            <text:p>#4517</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1.5.16 Mixes: Curve: Flight mode identify. enhancement</text:p>
          </table:table-cell>
          <table:table-cell table:style-name="ce41" office:value-type="string" calcext:value-type="string">
            <text:p>#4530</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6 X20S file path for documents/user incorrect bug <text:s/>information needed</text:p>
          </table:table-cell>
          <table:table-cell table:style-name="ce32" office:value-type="string" calcext:value-type="string">
            <text:p>#4532</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imulator 1.5.16 Editing an existing curve don't work correctly. bug</text:p>
          </table:table-cell>
          <table:table-cell table:style-name="ce32" office:value-type="string" calcext:value-type="string">
            <text:p>#453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ixer channels wrong when choosing stabilized receiver option for "ArcherX"</text:p>
          </table:table-cell>
          <table:table-cell table:style-name="ce32" office:value-type="string" calcext:value-type="string">
            <text:p>#45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M when deleting a curve bug</text:p>
          </table:table-cell>
          <table:table-cell table:style-name="ce32" office:value-type="string" calcext:value-type="string">
            <text:p>#4553</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Gas Suite config bug</text:p>
          </table:table-cell>
          <table:table-cell table:style-name="ce32" office:value-type="string" calcext:value-type="string">
            <text:p>#456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etting / Sensor Config / Power Switch Heading after opening: GPS bug</text:p>
          </table:table-cell>
          <table:table-cell table:style-name="ce32" office:value-type="string" calcext:value-type="string">
            <text:p>#456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Balance curve can be deleted without consultation 1.5.16 enhancement</text:p>
          </table:table-cell>
          <table:table-cell table:style-name="ce32" office:value-type="string" calcext:value-type="string">
            <text:p>#4571</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lower UI when adding lua widgets enhancement</text:p>
          </table:table-cell>
          <table:table-cell table:style-name="ce32" office:value-type="string" calcext:value-type="string">
            <text:p>#457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Dialog box - scroller not working enhancement</text:p>
          </table:table-cell>
          <table:table-cell table:style-name="ce32" office:value-type="string" calcext:value-type="string">
            <text:p>#457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ystem Events not available as source in widgets enhancement</text:p>
          </table:table-cell>
          <table:table-cell table:style-name="ce32" office:value-type="string" calcext:value-type="string">
            <text:p>#4578</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Bug on 1.5.15 stable and 1.5.16 nightly: actions and add button are hidden past 7 actions bug</text:p>
          </table:table-cell>
          <table:table-cell table:style-name="ce32" office:value-type="string" calcext:value-type="string">
            <text:p>#457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everal issues with Calculated Sensor (X18SE, Ethos 1.5.15.EU) bug</text:p>
          </table:table-cell>
          <table:table-cell table:style-name="ce32" office:value-type="string" calcext:value-type="string">
            <text:p>#4585</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igration issue between X10s Express and X20RS bug</text:p>
          </table:table-cell>
          <table:table-cell table:style-name="ce32" office:value-type="string" calcext:value-type="string">
            <text:p>#4591</text:p>
          </table:table-cell>
          <table:table-cell table:style-name="ce32"/>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33" office:value-type="string" calcext:value-type="string">
            <text:p>n/a</text:p>
          </table:table-cell>
          <table:table-cell table:style-name="ce33"/>
          <table:table-cell table:style-name="ce32"/>
          <table:table-cell table:style-name="ce36" office:value-type="string" calcext:value-type="string">
            <text:p>LS stick asignment wrong bug</text:p>
          </table:table-cell>
          <table:table-cell table:style-name="ce33" office:value-type="string" calcext:value-type="string">
            <text:p>#461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LUA lcd.hasFocus() bug bug</text:p>
          </table:table-cell>
          <table:table-cell table:style-name="ce33" office:value-type="string" calcext:value-type="string">
            <text:p>#4636</text:p>
          </table:table-cell>
          <table:table-cell table:style-name="ce32"/>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33" office:value-type="string" calcext:value-type="string">
            <text:p>n/a</text:p>
          </table:table-cell>
          <table:table-cell table:style-name="ce33"/>
          <table:table-cell table:style-name="ce32"/>
          <table:table-cell table:style-name="ce36" office:value-type="string" calcext:value-type="string">
            <text:p>X20S - ETHOS 1.5.18 - Xact W565x servo - voltage sensor - Offset incorrectly applied in the Edit Sensor screen bug</text:p>
          </table:table-cell>
          <table:table-cell table:style-name="ce33" office:value-type="string" calcext:value-type="string">
            <text:p>#470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table:table-cell table:style-name="ce36" office:value-type="string" calcext:value-type="string">
            <text:p>New Path prefixes like "AUDIO:" in Lua scripts enhancement</text:p>
          </table:table-cell>
          <table:table-cell table:style-name="ce33" office:value-type="string" calcext:value-type="string">
            <text:p>#4697</text:p>
          </table:table-cell>
          <table:table-cell table:style-name="ce32"/>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41"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41"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41" office:value-type="string" calcext:value-type="string">
            <text:p>see below</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All stab functions have been improv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Other receivers don't need any upgrade.</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41" office:value-type="string" calcext:value-type="string">
            <text:p>see below</text:p>
          </table:table-cell>
          <table:table-cell table:number-columns-repeated="3"/>
        </table:table-row>
        <table:table-row table:style-name="ro5">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6">
          <table:table-cell office:value-type="string" calcext:value-type="string">
            <text:p>1.6.0 RC3</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Model Wizard "Multi" didn't follow the system channels order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6"/>
          <table:table-cell table:style-name="ce33"/>
          <table:table-cell table:style-name="ce32"/>
          <table:table-cell table:number-columns-repeated="2"/>
        </table:table-row>
        <table:table-row table:style-name="ro5">
          <table:table-cell office:value-type="string" calcext:value-type="string">
            <text:p>1.6.0 RC4</text:p>
          </table:table-cell>
          <table:table-cell table:style-name="ce33" office:value-type="string" calcext:value-type="string">
            <text:p>n/a</text:p>
          </table:table-cell>
          <table:table-cell table:style-name="ce32" office:value-type="string" calcext:value-type="string">
            <text:p>[All]</text:p>
          </table:table-cell>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6">
          <table:table-cell office:value-type="string" calcext:value-type="string">
            <text:p>1.6.0 RC5</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Gas Suite config fixed (when coming from Model / Telemetry)</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RSSI alerts enabled when no RSSI sensors discover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VFR alert fix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5">
          <table:table-cell office:value-type="string" calcext:value-type="string">
            <text:p>1.6.0 RC6</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table:table-cell table:style-name="ce36" office:value-type="string" calcext:value-type="string">
            <text:p>Add the possibility of changing the RB-40 AppID in System / Device manager feature #4857</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2" office:value-type="string" calcext:value-type="string">
            <text:p>[Simulators]</text:p>
          </table:table-cell>
          <table:table-cell table:style-name="ce33"/>
          <table:table-cell table:style-name="ce36" office:value-type="string" calcext:value-type="string">
            <text:p>Macros execution with --exec fixed</text:p>
          </table:table-cell>
          <table:table-cell table:style-name="ce33"/>
          <table:table-cell table:style-name="ce32"/>
          <table:table-cell table:number-columns-repeated="2"/>
        </table:table-row>
        <table:table-row table:style-name="ro5">
          <table:table-cell table:number-columns-repeated="3"/>
          <table:table-cell table:style-name="Default"/>
          <table:table-cell table:style-name="ce40"/>
          <table:table-cell/>
          <table:table-cell table:style-name="Default"/>
          <table:table-cell table:number-columns-repeated="2"/>
        </table:table-row>
        <table:table-row table:style-name="ro6">
          <table:table-cell office:value-type="string" calcext:value-type="string">
            <text:p>1.6.0 RC7</text:p>
          </table:table-cell>
          <table:table-cell table:style-name="ce33" office:value-type="string" calcext:value-type="string">
            <text:p>n/a</text:p>
          </table:table-cell>
          <table:table-cell table:style-name="ce36" office:value-type="string" calcext:value-type="string">
            <text:p>[All]</text:p>
          </table:table-cell>
          <table:table-cell table:style-name="ce33"/>
          <table:table-cell table:style-name="ce36" office:value-type="string" calcext:value-type="string">
            <text:p>Wrong Var used in Expo when moving their order in Model / Var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office:value-type="string" calcext:value-type="string">
            <text:p>[Simulators]</text:p>
          </table:table-cell>
          <table:table-cell table:style-name="ce33"/>
          <table:table-cell table:style-name="ce36" office:value-type="string" calcext:value-type="string">
            <text:p>Segfault fixed in System / Log viewer</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33" office:value-type="string" calcext:value-type="string">
            <text:p>n/a</text:p>
          </table:table-cell>
          <table:table-cell table:style-name="ce36" office:value-type="string" calcext:value-type="string">
            <text:p>[All]</text:p>
          </table:table-cell>
          <table:table-cell table:style-name="ce32"/>
          <table:table-cell table:style-name="ce36" office:value-type="string" calcext:value-type="string">
            <text:p>Internal module version not always read on update from System / File Manager</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41" office:value-type="string" calcext:value-type="string">
            <text:p>#4851</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Displays the correct appID in Telemetry / Config</text:p>
          </table:table-cell>
          <table:table-cell table:style-name="ce33"/>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table:table-cell table:style-name="ce36" office:value-type="string" calcext:value-type="string">
            <text:p>[lua] Fixes a random loadfile(...) error, with status = "Success"</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0"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All stab functions have been improv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Other receivers don't need any upgrade.</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37"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43"/>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41" office:value-type="string" calcext:value-type="string">
            <text:p>already covered</text:p>
          </table:table-cell>
          <table:table-cell table:number-columns-repeated="3"/>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Internal module version not always read on update from System / File Manager</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Possible E.M. in the Screenshot function when too little RAM available bug</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Displays the correct AppID in Telemetry / Config</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Add the possibility of changing the RB-40 AppID in System / Device manager featur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Gas Suite config fixed (when coming from Model / Telemetry)</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odel Wizard "Multi" didn't follow the system channels order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Ratios modified in Heli mixes</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Wrong Var used in Expo when moving their order in Model / Vars bug</text:p>
          </table:table-cell>
          <table:table-cell table:style-name="ce33"/>
          <table:table-cell table:style-name="ce32"/>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41" office:value-type="string" calcext:value-type="string">
            <text:p>1.6.0, #4687</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ultimodule] Spektrum telemetry improved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ultimodule] Hitec and Graupner telemetry added</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Fixes a random loadfile(...) error, with status = "Success"</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crsf and multimodule libs added</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el.getChannel() and Channel class added featur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ule:option() and module:options() functions added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ule.muteSensorLost() added feature</text:p>
          </table:table-cell>
          <table:table-cell table:style-name="ce33"/>
          <table:table-cell table:style-name="ce32"/>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elemetry issue with multiprotocole module and Spektrum receiver enhancement</text:p>
          </table:table-cell>
          <table:table-cell table:style-name="ce33" office:value-type="string" calcext:value-type="string">
            <text:p>#3326</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Hard to see inactive mixes/LS/SF in the sun (they are very dark) enhancement</text:p>
          </table:table-cell>
          <table:table-cell table:style-name="ce33" office:value-type="string" calcext:value-type="string">
            <text:p>#3398</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equest] CRSF sensor ratio and offset fields enhancement</text:p>
          </table:table-cell>
          <table:table-cell table:style-name="ce33" office:value-type="string" calcext:value-type="string">
            <text:p>#3767</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DSM Forward Prog (LUA MultiBuffer internals) enhancement <text:s/>lua</text:p>
          </table:table-cell>
          <table:table-cell table:style-name="ce33" office:value-type="string" calcext:value-type="string">
            <text:p>#441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UA: retrive more information about the model enhancement</text:p>
          </table:table-cell>
          <table:table-cell table:style-name="ce33" office:value-type="string" calcext:value-type="string">
            <text:p>#4684</text:p>
          </table:table-cell>
          <table:table-cell table:style-name="ce32"/>
          <table:table-cell table:number-columns-repeated="2"/>
        </table:table-row>
        <table:table-row table:style-name="ro5">
          <table:table-cell/>
          <table:table-cell table:style-name="ce33" office:value-type="string" calcext:value-type="string">
            <text:p>y</text:p>
          </table:table-cell>
          <table:table-cell table:style-name="ce33"/>
          <table:table-cell table:style-name="ce32" office:value-type="string" calcext:value-type="string">
            <text:p>ETHOS-Feedback</text:p>
          </table:table-cell>
          <table:table-cell table:style-name="ce36" office:value-type="string" calcext:value-type="string">
            <text:p>sensor mute enhancement</text:p>
          </table:table-cell>
          <table:table-cell table:style-name="ce33" office:value-type="string" calcext:value-type="string">
            <text:p>#4688</text:p>
          </table:table-cell>
          <table:table-cell table:style-name="ce32"/>
          <table:table-cell office:value-type="string" calcext:value-type="string">
            <text:p>this is Lua related</text:p>
          </table:table-cell>
          <table:table-cell/>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Unable to add variometer sound on spektrum telemetry enhancement</text:p>
          </table:table-cell>
          <table:table-cell table:style-name="ce33" office:value-type="string" calcext:value-type="string">
            <text:p>#4695</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pektrum: Improvement/fixes of Sensors (Part 2) enhancement</text:p>
          </table:table-cell>
          <table:table-cell table:style-name="ce33" office:value-type="string" calcext:value-type="string">
            <text:p>#470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20S Simulator problem when changing the brightness</text:p>
          </table:table-cell>
          <table:table-cell table:style-name="ce33" office:value-type="string" calcext:value-type="string">
            <text:p>#4729</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nfinite loop with Special function LOAD MODEL bug</text:p>
          </table:table-cell>
          <table:table-cell table:style-name="ce33" office:value-type="string" calcext:value-type="string">
            <text:p>#473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1.6 nightly] Can't flash internal module firmware bug</text:p>
          </table:table-cell>
          <table:table-cell table:style-name="ce33" office:value-type="string" calcext:value-type="string">
            <text:p>#4739</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oo many open files" error after lots of 'system.listFiles' calls in the Simulator. bug</text:p>
          </table:table-cell>
          <table:table-cell table:style-name="ce33" office:value-type="string" calcext:value-type="string">
            <text:p>#476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Updated translation Ethos OS Norwegian translations</text:p>
          </table:table-cell>
          <table:table-cell table:style-name="ce33" office:value-type="string" calcext:value-type="string">
            <text:p>#479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 Wizard "Multi" setup defaults to TREA even though AETR is set as system default bug</text:p>
          </table:table-cell>
          <table:table-cell table:style-name="ce33" office:value-type="string" calcext:value-type="string">
            <text:p>#4819</text:p>
          </table:table-cell>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41"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xpo using VAR as a source issue bug</text:p>
          </table:table-cell>
          <table:table-cell table:style-name="ce33" office:value-type="string" calcext:value-type="string">
            <text:p>#4845</text:p>
          </table:table-cell>
          <table:table-cell table:style-name="ce32"/>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40" office:value-type="string" calcext:value-type="string">
            <text:p>Add DEVICE_CATEGORY_DIY on the new 1.6.0 enhancement</text:p>
          </table:table-cell>
          <table:table-cell table:style-name="ce41" office:value-type="string" calcext:value-type="string">
            <text:p>#4851</text:p>
          </table:table-cell>
          <table:table-cell table:number-columns-repeated="3"/>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20 Firmware Update Error using Suite 1.5.12 information needed <text:s/>suite</text:p>
          </table:table-cell>
          <table:table-cell table:style-name="ce33" office:value-type="string" calcext:value-type="string">
            <text:p>#4856</text:p>
          </table:table-cell>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mpossible to change the RB-40 AppID from System / Device manager</text:p>
          </table:table-cell>
          <table:table-cell table:style-name="ce33" office:value-type="string" calcext:value-type="string">
            <text:p>#4857</text:p>
          </table:table-cell>
          <table:table-cell table:style-name="ce32"/>
          <table:table-cell table:number-columns-repeated="2"/>
        </table:table-row>
        <table:table-row table:style-name="ro5">
          <table:table-cell/>
          <table:table-cell table:style-name="ce33" table:number-columns-repeated="2"/>
          <table:table-cell table:style-name="ce32"/>
          <table:table-cell table:style-name="ce36"/>
          <table:table-cell table:style-name="ce33"/>
          <table:table-cell table:style-name="ce32"/>
          <table:table-cell table:number-columns-repeated="2"/>
        </table:table-row>
        <table:table-row table:style-name="ro5">
          <table:table-cell office:value-type="string" calcext:value-type="string">
            <text:p>1.6.0</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hello" Sound is extremely quiet bug</text:p>
          </table:table-cell>
          <table:table-cell table:style-name="ce33" office:value-type="string" calcext:value-type="string">
            <text:p>#4880</text:p>
          </table:table-cell>
          <table:table-cell table:style-name="ce32"/>
          <table:table-cell office:value-type="string" calcext:value-type="string">
            <text:p>Added 22 Dec 24</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mergency Mode SF-Screeshot bug</text:p>
          </table:table-cell>
          <table:table-cell table:style-name="ce33" office:value-type="string" calcext:value-type="string">
            <text:p>#4870</text:p>
          </table:table-cell>
          <table:table-cell table:style-name="ce32"/>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Small update. Just to be compitable with the new Ethos system files.</text:p>
          </table:table-cell>
          <table:table-cell table:style-name="ce33"/>
          <table:table-cell table:style-name="ce32"/>
          <table:table-cell table:number-columns-repeated="2"/>
        </table:table-row>
        <table:table-row table:style-name="ro12">
          <table:table-cell/>
          <table:table-cell table:style-name="ce33" office:value-type="string" calcext:value-type="string">
            <text:p>n/a</text:p>
          </table:table-cell>
          <table:table-cell table:style-name="ce32" office:value-type="string" calcext:value-type="string">
            <text:p>Fix</text:p>
          </table:table-cell>
          <table:table-cell table:style-name="ce32" office:value-type="string" calcext:value-type="string">
            <text:p>Release Notes </text:p>
          </table:table-cell>
          <table:table-cell table:style-name="ce36" office:value-type="string" calcext:value-type="string">
            <text:p>Fix the update error cause by the long Github releases list</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ake product name in download center translatable</text:p>
          </table:table-cell>
          <table:table-cell table:style-name="ce33"/>
          <table:table-cell table:style-name="ce32"/>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41" office:value-type="string" calcext:value-type="string">
            <text:p>done</text:p>
          </table:table-cell>
          <table:table-cell table:number-columns-repeated="3"/>
        </table:table-row>
        <table:table-row table:style-name="ro5">
          <table:table-cell table:number-columns-repeated="4"/>
          <table:table-cell table:style-name="ce40"/>
          <table:table-cell table:number-columns-repeated="4"/>
        </table:table-row>
        <table:table-row table:style-name="ro9">
          <table:table-cell/>
          <table:table-cell table:style-name="ce33" office:value-type="string" calcext:value-type="string">
            <text:p>n/a</text:p>
          </table:table-cell>
          <table:table-cell table:style-name="ce32" office:value-type="string" calcext:value-type="string">
            <text:p>Fixes</text:p>
          </table:table-cell>
          <table:table-cell table:style-name="ce32" office:value-type="string" calcext:value-type="string">
            <text:p>Release Notes </text:p>
          </table:table-cell>
          <table:table-cell table:style-name="ce36" office:value-type="string" calcext:value-type="string">
            <text:p>Fix the 'Missing component' error when you want to update something from a RC releas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Fix the issue where the app did not function properly in the background</text:p>
          </table:table-cell>
          <table:table-cell table:style-name="ce33"/>
          <table:table-cell table:style-name="ce32"/>
          <table:table-cell table:number-columns-repeated="2"/>
        </table:table-row>
        <table:table-row table:style-name="ro5">
          <table:table-cell table:number-columns-repeated="4"/>
          <table:table-cell table:style-name="ce40"/>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GPS coords were not correct (10 times too high)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Custom sensors may again be used as Vario source, provided their unit is m/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emory leak fixed in the Image Viewer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When using TW Lite Pro module, show the 2 RSSI indicators (2.4G and Lora) in the Top bar feature</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odel data invalid when importing a model with DSM2 sensors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Telemetry sensors shifted when importing a model with XAct 'Status' sensor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Play value fixes (Switches / Logic switches)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Refresh rate increased when the transmitter is used as an USB Joystick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Bitmap:rotate() optimized when the angle is +/-90 or +/-180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os.copy() added again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table:table-cell table:style-name="ce32" office:value-type="string" calcext:value-type="string">
            <text:p>Release Notes </text:p>
          </table:table-cell>
          <table:table-cell table:style-name="ce36" office:value-type="string" calcext:value-type="string">
            <text:p>[lua] Run the garbage collector more frequently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Allow bigger labels in form.addLine(...) feature</text:p>
          </table:table-cell>
          <table:table-cell table:style-name="ce33"/>
          <table:table-cell table:style-name="ce32"/>
          <table:table-cell table:number-columns-repeated="2"/>
        </table:table-row>
        <table:table-row table:style-name="ro5">
          <table:table-cell table:number-columns-repeated="2"/>
          <table:table-cell table:style-name="ce37"/>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37"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44"/>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33" office:value-type="string" calcext:value-type="string">
            <text:p>n/a</text:p>
          </table:table-cell>
          <table:table-cell table:style-name="ce36" office:value-type="string" calcext:value-type="string">
            <text:p>[XE(S)]</text:p>
          </table:table-cell>
          <table:table-cell table:style-name="ce32" office:value-type="string" calcext:value-type="string">
            <text:p>Release Notes </text:p>
          </table:table-cell>
          <table:table-cell table:style-name="ce36" office:value-type="string" calcext:value-type="string">
            <text:p>Switch mapping was not correctly used in Checklist bug</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3" table:number-columns-repeated="2"/>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office:value-type="string" calcext:value-type="string">
            <text:p>[X14(S)</text:p>
          </table:table-cell>
          <table:table-cell table:style-name="ce32" office:value-type="string" calcext:value-type="string">
            <text:p>Release Notes </text:p>
          </table:table-cell>
          <table:table-cell table:style-name="ce36" office:value-type="string" calcext:value-type="string">
            <text:p>Value entry increment widget fixed bug</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andem XE Switch Assignments Bug bug</text:p>
          </table:table-cell>
          <table:table-cell table:style-name="ce33" office:value-type="string" calcext:value-type="string">
            <text:p>#478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ua: os.copy is gone in 1.6.0? bug</text:p>
          </table:table-cell>
          <table:table-cell table:style-name="ce33" office:value-type="string" calcext:value-type="string">
            <text:p>#490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nternal widget "GPS Map" - problem with coordinate entry (1.6.0 EU, X20 Pro AW) bug</text:p>
          </table:table-cell>
          <table:table-cell table:style-name="ce33" office:value-type="string" calcext:value-type="string">
            <text:p>#490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elemetry reading messed up after 1.6.0 update bug</text:p>
          </table:table-cell>
          <table:table-cell table:style-name="ce33" office:value-type="string" calcext:value-type="string">
            <text:p>#4923</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0 and GPS coordinates Longitude and Latitude are incorrect -- 10 times to high bug <text:s/>lua</text:p>
          </table:table-cell>
          <table:table-cell table:style-name="ce33" office:value-type="string" calcext:value-type="string">
            <text:p>#494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ssues with Special Function -&gt; Play Value bug</text:p>
          </table:table-cell>
          <table:table-cell table:style-name="ce33" office:value-type="string" calcext:value-type="string">
            <text:p>#4942</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0EU RAM overflow after opening several .bmp files bug</text:p>
          </table:table-cell>
          <table:table-cell table:style-name="ce33" office:value-type="string" calcext:value-type="string">
            <text:p>#49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Bitmap::rotate ( ) enhancement <text:s/>lua</text:p>
          </table:table-cell>
          <table:table-cell table:style-name="ce33" office:value-type="string" calcext:value-type="string">
            <text:p>#494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Device config different displays bug</text:p>
          </table:table-cell>
          <table:table-cell table:style-name="ce33" office:value-type="string" calcext:value-type="string">
            <text:p>#4946</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41"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 model data invalid</text:p>
          </table:table-cell>
          <table:table-cell table:style-name="ce33" office:value-type="string" calcext:value-type="string">
            <text:p>#496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alue entry increment can no longer be changed with buttons bug</text:p>
          </table:table-cell>
          <table:table-cell table:style-name="ce33" office:value-type="string" calcext:value-type="string">
            <text:p>#497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ario no longer works with CustomSensor bug</text:p>
          </table:table-cell>
          <table:table-cell table:style-name="ce33" office:value-type="string" calcext:value-type="string">
            <text:p>#498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mergencyMode JetWidget</text:p>
          </table:table-cell>
          <table:table-cell table:style-name="ce33" office:value-type="string" calcext:value-type="string">
            <text:p>#5000</text:p>
          </table:table-cell>
          <table:table-cell table:style-name="ce32"/>
          <table:table-cell table:number-columns-repeated="2"/>
        </table:table-row>
        <table:table-row table:style-name="ro5">
          <table:table-cell table:number-columns-repeated="9"/>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ssue with logical switch Sticky</text:p>
          </table:table-cell>
          <table:table-cell table:style-name="ce33" office:value-type="string" calcext:value-type="string">
            <text:p>#4619</text:p>
          </table:table-cell>
          <table:table-cell table:style-name="ce32"/>
          <table:table-cell office:value-type="string" calcext:value-type="string">
            <text:p><text:s/></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LRS Module not Re-initialized after Reset</text:p>
          </table:table-cell>
          <table:table-cell table:style-name="ce33" office:value-type="string" calcext:value-type="string">
            <text:p>#4631</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44"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SSI / VFR not properly identified with X20S with Twin Lite Pro module running Ethos V1.6 / ISRM 3.0.1</text:p>
          </table:table-cell>
          <table:table-cell table:style-name="ce33" office:value-type="string" calcext:value-type="string">
            <text:p>#4990</text:p>
          </table:table-cell>
          <table:table-cell table:style-name="ce32"/>
          <table:table-cell table:number-columns-repeated="2"/>
        </table:table-row>
        <table:table-row table:style-name="ro1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When using the ETHOS remote controller to connect to a computer and play the Velocidrone simulator, the joystick exhibits noticeable lag.</text:p>
          </table:table-cell>
          <table:table-cell table:style-name="ce33" office:value-type="string" calcext:value-type="string">
            <text:p>#5016</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name does not refresh the title bar until changing pages</text:p>
          </table:table-cell>
          <table:table-cell table:style-name="ce33" office:value-type="string" calcext:value-type="string">
            <text:p>#501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SSI and VFR Warnings</text:p>
          </table:table-cell>
          <table:table-cell table:style-name="ce33" office:value-type="string" calcext:value-type="string">
            <text:p>#502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he panel function works differently under ETHOS 1.6.1 lua</text:p>
          </table:table-cell>
          <table:table-cell table:style-name="ce33" office:value-type="string" calcext:value-type="string">
            <text:p>#5038</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 / Checklist screen fixed, switches are right, and the bitmap correctly drawn simulator</text:p>
          </table:table-cell>
          <table:table-cell table:style-name="ce33" office:value-type="string" calcext:value-type="string">
            <text:p>#5048</text:p>
          </table:table-cell>
          <table:table-cell table:style-name="ce32"/>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37"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41" office:value-type="string" calcext:value-type="string">
            <text:p>done</text:p>
          </table:table-cell>
          <table:table-cell table:number-columns-repeated="3"/>
        </table:table-row>
        <table:table-row table:style-name="ro17">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No more false alert "Receiver is still ON" on transmitter shutdown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Increase the range for LiPo single cell voltage to 4.4V</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CN / DE / EN / ES / FR / IT new audio packs</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41" office:value-type="string" calcext:value-type="string">
            <text:p>#5049</text:p>
          </table:table-cell>
          <table:table-cell table:style-name="Default"/>
          <table:table-cell table:number-columns-repeated="2"/>
        </table:table-row>
        <table:table-row table:style-name="ro17">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onsistently getting incorrect "Receiver still on" warning on shut down</text:p>
          </table:table-cell>
          <table:table-cell table:style-name="ce33" office:value-type="string" calcext:value-type="string">
            <text:p>#5056</text:p>
          </table:table-cell>
          <table:table-cell table:style-name="ce33"/>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T Audio pack missing files</text:p>
          </table:table-cell>
          <table:table-cell table:style-name="ce33" office:value-type="string" calcext:value-type="string">
            <text:p>#5060</text:p>
          </table:table-cell>
          <table:table-cell table:style-name="ce33"/>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issing *.wav file for knots.</text:p>
          </table:table-cell>
          <table:table-cell table:style-name="ce33" office:value-type="string" calcext:value-type="string">
            <text:p>#5061</text:p>
          </table:table-cell>
          <table:table-cell table:style-name="ce33"/>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33" office:value-type="string" calcext:value-type="string">
            <text:p>n/a</text:p>
          </table:table-cell>
          <table:table-cell table:style-name="ce36" office:value-type="string" calcext:value-type="string">
            <text:p>New radios</text:p>
          </table:table-cell>
          <table:table-cell table:style-name="ce33" office:value-type="string" calcext:value-type="string">
            <text:p>Release Notes </text:p>
          </table:table-cell>
          <table:table-cell table:style-name="ce33" office:value-type="string" calcext:value-type="string">
            <text:p>Turnigy T14 support added</text:p>
          </table:table-cell>
          <table:table-cell table:style-name="ce33"/>
          <table:table-cell table:style-name="Default"/>
          <table:table-cell table:number-columns-repeated="2"/>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3" office:value-type="string" calcext:value-type="string">
            <text:p>Kavan V15 support added</text:p>
          </table:table-cell>
          <table:table-cell table:style-name="ce33"/>
          <table:table-cell table:style-name="Default"/>
          <table:table-cell table:number-columns-repeated="2"/>
        </table:table-row>
        <table:table-row table:style-name="ro5">
          <table:table-cell/>
          <table:table-cell table:style-name="ce33" table:number-columns-repeated="3"/>
          <table:table-cell table:style-name="ce36"/>
          <table:table-cell table:style-name="ce33"/>
          <table:table-cell table:number-columns-repeated="3"/>
        </table:table-row>
        <table:table-row table:style-name="ro5">
          <table:table-cell/>
          <table:table-cell table:style-name="ce33" office:value-type="string" calcext:value-type="string">
            <text:p>n/a</text:p>
          </table:table-cell>
          <table:table-cell table:style-name="ce36" office:value-type="string" calcext:value-type="string">
            <text:p>All radios</text:p>
          </table:table-cell>
          <table:table-cell table:style-name="ce33" office:value-type="string" calcext:value-type="string">
            <text:p>Release Notes </text:p>
          </table:table-cell>
          <table:table-cell table:style-name="ce36" office:value-type="string" calcext:value-type="string">
            <text:p>Throttle Cut fix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Throttle Hold fix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GPS calculations fixed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41" office:value-type="string" calcext:value-type="string">
            <text:p>done</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XAct temperature sensor has a new Offset parameter feature</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RB-35S Vertical speed could not be used as a Vario source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Sensor unit conversion from °C to °F fixed bug</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alculated sensors Reset was missing the Edge option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S translations setting was not correctly stored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Max GPS satellites increased to 32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41" office:value-type="string" calcext:value-type="string">
            <text:p>done</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Play file start was not correctly used in Countdown Timers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audio] DE text to speech speed increased, and start / end silence removed from all prompts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rsf] Tx FPS sensor was missing a * 10 conversion</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liderLib added</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NumberEdit:minimum() and NumberEdit:maximum() added feature</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NumberEdit can now allow up to 7 decimals feature</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ystem.getSource() will now allow the new filters subId, subIdStart, subIdEnd and crsfI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choice:value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ource:age() added for telemetry values feature</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lcd.loadFont() memory leak fixed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primId filter in sensor:popFrame() fix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ensor:alive() remov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ule:protocol() added</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el.createSensor() improved, it is now able to create S.Port or CRSF sensors in addition to DIY sensors</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ule protocols constant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ensor types constant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lua] NumberEdit:decimals() fixed</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6" office:value-type="string" calcext:value-type="string">
            <text:p>X20PRO / X20PROAW</text:p>
          </table:table-cell>
          <table:table-cell table:style-name="ce33" office:value-type="string" calcext:value-type="string">
            <text:p>Release Notes </text:p>
          </table:table-cell>
          <table:table-cell table:style-name="ce36" office:value-type="string" calcext:value-type="string">
            <text:p>T5 / T6 were marked as horizontal trims instead of vertical bug</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Trainer CPPM from the external module was not working bug</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6" office:value-type="string" calcext:value-type="string">
            <text:p>X18RS</text:p>
          </table:table-cell>
          <table:table-cell table:style-name="ce33" office:value-type="string" calcext:value-type="string">
            <text:p>Release Notes </text:p>
          </table:table-cell>
          <table:table-cell table:style-name="ce36" office:value-type="string" calcext:value-type="string">
            <text:p>Translations taken from X14 column instead of X18 (text can be longer)</text:p>
          </table:table-cell>
          <table:table-cell table:style-name="ce33"/>
          <table:table-cell table:number-columns-repeated="3"/>
        </table:table-row>
        <table:table-row table:style-name="ro5">
          <table:table-cell table:number-columns-repeated="9"/>
        </table:table-row>
        <table:table-row table:style-name="ro5">
          <table:table-cell/>
          <table:table-cell table:style-name="ce33" office:value-type="string" calcext:value-type="string">
            <text:p>n/a</text:p>
          </table:table-cell>
          <table:table-cell table:style-name="ce36" office:value-type="string" calcext:value-type="string">
            <text:p>Simulators</text:p>
          </table:table-cell>
          <table:table-cell table:style-name="ce33" office:value-type="string" calcext:value-type="string">
            <text:p>Release Notes </text:p>
          </table:table-cell>
          <table:table-cell table:style-name="ce36" office:value-type="string" calcext:value-type="string">
            <text:p>Right column used from translations CSV</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ountdown Timer-&gt;Play File Step~=Once: Repeats regardless of Start setting</text:p>
          </table:table-cell>
          <table:table-cell table:style-name="ce33" office:value-type="string" calcext:value-type="string">
            <text:p>#370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ritical throttle cut and throttle hold issue</text:p>
          </table:table-cell>
          <table:table-cell table:style-name="ce33" office:value-type="string" calcext:value-type="string">
            <text:p>#401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3" office:value-type="string" calcext:value-type="string">
            <text:p>Ethos 1.6 - CPPM on external module for trainer not working</text:p>
          </table:table-cell>
          <table:table-cell table:style-name="ce33" office:value-type="string" calcext:value-type="string">
            <text:p>#5079</text:p>
          </table:table-cell>
          <table:table-cell table:style-name="ce33"/>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witching between 2 models 3 to 5 times leads to Emergency Mode</text:p>
          </table:table-cell>
          <table:table-cell table:style-name="ce33" office:value-type="string" calcext:value-type="string">
            <text:p>#508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lrs telemetry</text:p>
          </table:table-cell>
          <table:table-cell table:style-name="ce33" office:value-type="string" calcext:value-type="string">
            <text:p>#5096</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Balance servo Help translation not used when different language is set</text:p>
          </table:table-cell>
          <table:table-cell table:style-name="ce33" office:value-type="string" calcext:value-type="string">
            <text:p>#509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rror in conversion of GPS coordinates</text:p>
          </table:table-cell>
          <table:table-cell table:style-name="ce33" office:value-type="string" calcext:value-type="string">
            <text:p>#510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rx4 lite module telemetry</text:p>
          </table:table-cell>
          <table:table-cell table:style-name="ce33" office:value-type="string" calcext:value-type="string">
            <text:p>#510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V1.6.1 X20S EU LBT German System Sound are too Slow</text:p>
          </table:table-cell>
          <table:table-cell table:style-name="ce33" office:value-type="string" calcext:value-type="string">
            <text:p>#510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all form field values should be assignible on the fly</text:p>
          </table:table-cell>
          <table:table-cell table:style-name="ce33" office:value-type="string" calcext:value-type="string">
            <text:p>#5126</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41" office:value-type="string" calcext:value-type="string">
            <text:p>#5127</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ensors for monitoring altitude and vertical speed from RB-35S with Ethos 1.6.1 not working</text:p>
          </table:table-cell>
          <table:table-cell table:style-name="ce33" office:value-type="string" calcext:value-type="string">
            <text:p>#512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5 &amp; T6</text:p>
          </table:table-cell>
          <table:table-cell table:style-name="ce33" office:value-type="string" calcext:value-type="string">
            <text:p>#51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Act servos telemetry</text:p>
          </table:table-cell>
          <table:table-cell table:style-name="ce33" office:value-type="string" calcext:value-type="string">
            <text:p>#5154</text:p>
          </table:table-cell>
          <table:table-cell table:style-name="ce33"/>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alculated sensors reset - Edge function missing in Ethos 1.5.18</text:p>
          </table:table-cell>
          <table:table-cell table:style-name="ce33" office:value-type="string" calcext:value-type="string">
            <text:p>#46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ast gripe on "nil" and feature request lua</text:p>
          </table:table-cell>
          <table:table-cell table:style-name="ce33" office:value-type="string" calcext:value-type="string">
            <text:p>#465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File manager in X14S</text:p>
          </table:table-cell>
          <table:table-cell table:style-name="ce33" office:value-type="string" calcext:value-type="string">
            <text:p>#4800</text:p>
          </table:table-cell>
          <table:table-cell table:style-name="ce32"/>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41" office:value-type="string" calcext:value-type="string">
            <text:p>#5019</text:p>
          </table:table-cell>
          <table:table-cell table:number-columns-repeated="3"/>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Font XXXXL not working if used on more than one "window" / one model and Y offset</text:p>
          </table:table-cell>
          <table:table-cell table:style-name="ce33" office:value-type="string" calcext:value-type="string">
            <text:p>#5083</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anagement of decimal position in addNumberField via decimals(x) is not valid for x=4 and more</text:p>
          </table:table-cell>
          <table:table-cell table:style-name="ce33" office:value-type="string" calcext:value-type="string">
            <text:p>#510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20RS Simulator</text:p>
          </table:table-cell>
          <table:table-cell table:style-name="ce33" office:value-type="string" calcext:value-type="string">
            <text:p>#515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nhancement of translations (Ethos/Suite)</text:p>
          </table:table-cell>
          <table:table-cell table:style-name="ce33" office:value-type="string" calcext:value-type="string">
            <text:p>#515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Anomalous Throttle Cut Behaviour</text:p>
          </table:table-cell>
          <table:table-cell table:style-name="ce33" office:value-type="string" calcext:value-type="string">
            <text:p>#5162</text:p>
          </table:table-cell>
          <table:table-cell table:style-name="ce32"/>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34"/>
        <table:table-column table:style-name="co6" table:number-columns-repeated="2" table:default-cell-style-name="Default"/>
        <table:table-column table:style-name="co7" table:default-cell-style-name="ce95"/>
        <table:table-column table:style-name="co6" table:number-columns-repeated="16377" table:default-cell-style-name="Default"/>
        <table:table-row table:style-name="ro5">
          <table:table-cell table:style-name="ce30" office:value-type="string" calcext:value-type="string">
            <text:p>1.5.0 rev 0</text:p>
          </table:table-cell>
          <table:table-cell/>
          <table:table-cell table:style-name="ce34" office:value-type="string" calcext:value-type="string">
            <text:p>header</text:p>
          </table:table-cell>
          <table:table-cell office:value-type="string" calcext:value-type="string">
            <text:p>confirmed to 1.5.0</text:p>
          </table:table-cell>
          <table:table-cell table:style-name="ce30" table:number-columns-repeated="2"/>
          <table:table-cell table:number-columns-repeated="16378"/>
        </table:table-row>
        <table:table-row table:style-name="ro5">
          <table:table-cell table:style-name="ce30" office:value-type="string" calcext:value-type="string">
            <text:p>renamed to</text:p>
          </table:table-cell>
          <table:table-cell/>
          <table:table-cell table:style-name="ce34" office:value-type="string" calcext:value-type="string">
            <text:p>footer</text:p>
          </table:table-cell>
          <table:table-cell office:value-type="string" calcext:value-type="string">
            <text:p>confirmed to rev 0</text:p>
          </table:table-cell>
          <table:table-cell table:style-name="ce30" table:number-columns-repeated="2"/>
          <table:table-cell table:number-columns-repeated="16378"/>
        </table:table-row>
        <table:table-row table:style-name="ro5">
          <table:table-cell table:style-name="ce30" office:value-type="string" calcext:value-type="string">
            <text:p>1.5.0 draft 0</text:p>
          </table:table-cell>
          <table:table-cell/>
          <table:table-cell table:style-name="ce34" office:value-type="string" calcext:value-type="string">
            <text:p>index</text:p>
          </table:table-cell>
          <table:table-cell office:value-type="string" calcext:value-type="string">
            <text:p>update TOC, spell check</text:p>
          </table:table-cell>
          <table:table-cell table:style-name="ce30" table:number-columns-repeated="2"/>
          <table:table-cell table:number-columns-repeated="16378"/>
        </table:table-row>
        <table:table-row table:style-name="ro5">
          <table:table-cell table:number-columns-repeated="2"/>
          <table:table-cell table:style-name="ce34" office:value-type="string" calcext:value-type="string">
            <text:p>many</text:p>
          </table:table-cell>
          <table:table-cell office:value-type="string" calcext:value-type="string">
            <text:p>Update screenshots due to Vars, Lua and Device Config moved.</text:p>
          </table:table-cell>
          <table:table-cell table:style-name="ce30" table:number-columns-repeated="2"/>
          <table:table-cell table:number-columns-repeated="16378"/>
        </table:table-row>
        <table:table-row table:style-name="ro5">
          <table:table-cell table:number-columns-repeated="2"/>
          <table:table-cell table:style-name="ce34" office:value-type="string" calcext:value-type="string">
            <text:p>p1-4</text:p>
          </table:table-cell>
          <table:table-cell office:value-type="string" calcext:value-type="string">
            <text:p>Add X20 Pro layouts</text:p>
          </table:table-cell>
          <table:table-cell table:style-name="ce41" office:value-type="string" calcext:value-type="string">
            <text:p>1.4.11 X20 Pro</text:p>
          </table:table-cell>
          <table:table-cell/>
          <table:table-cell table:style-name="ce65" office:value-type="string" calcext:value-type="string">
            <text:p>f</text:p>
          </table:table-cell>
          <table:table-cell table:number-columns-repeated="16377"/>
        </table:table-row>
        <table:table-row table:style-name="ro5">
          <table:table-cell table:number-columns-repeated="2"/>
          <table:table-cell table:style-name="ce34" office:value-type="string" calcext:value-type="string">
            <text:p>p15 <text:s/></text:p>
          </table:table-cell>
          <table:table-cell office:value-type="string" calcext:value-type="string">
            <text:p>Clarify use of Flash vs SD Card drives.</text:p>
          </table:table-cell>
          <table:table-cell table:style-name="ce41" office:value-type="string" calcext:value-type="string">
            <text:p>done</text:p>
          </table:table-cell>
          <table:table-cell/>
          <table:table-cell table:style-name="ce65" office:value-type="string" calcext:value-type="string">
            <text:p>f</text:p>
          </table:table-cell>
          <table:table-cell table:number-columns-repeated="16377"/>
        </table:table-row>
        <table:table-row table:style-name="ro5">
          <table:table-cell table:number-columns-repeated="2"/>
          <table:table-cell table:style-name="ce34" office:value-type="string" calcext:value-type="string">
            <text:p>p19 <text:s/></text:p>
          </table:table-cell>
          <table:table-cell table:style-name="ce38" office:value-type="string" calcext:value-type="string">
            <text:p>Add file send/receive via Bluetooth option.</text:p>
          </table:table-cell>
          <table:table-cell table:style-name="ce30"/>
          <table:table-cell table:style-name="ce30" office:value-type="string" calcext:value-type="string">
            <text:p>wip</text:p>
          </table:table-cell>
          <table:table-cell table:number-columns-repeated="16378"/>
        </table:table-row>
        <table:table-row table:style-name="ro5">
          <table:table-cell table:number-columns-repeated="2"/>
          <table:table-cell table:style-name="ce34" office:value-type="string" calcext:value-type="string">
            <text:p>p28-29</text:p>
          </table:table-cell>
          <table:table-cell office:value-type="string" calcext:value-type="string">
            <text:p>Add ‘Choice of sound pack’ enhancement </text:p>
          </table:table-cell>
          <table:table-cell table:style-name="ce41" office:value-type="string" calcext:value-type="string">
            <text:p>1.5.0 #2277</text:p>
          </table:table-cell>
          <table:table-cell table:style-name="ce30"/>
          <table:table-cell table:number-columns-repeated="16378"/>
        </table:table-row>
        <table:table-row table:style-name="ro5">
          <table:table-cell table:number-columns-repeated="2"/>
          <table:table-cell table:style-name="ce34" office:value-type="string" calcext:value-type="string">
            <text:p>p28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style-name="ce30"/>
          <table:table-cell table:number-columns-repeated="16378"/>
        </table:table-row>
        <table:table-row table:style-name="ro18">
          <table:table-cell table:number-columns-repeated="2"/>
          <table:table-cell table:style-name="ce34"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19">
          <table:table-cell table:number-columns-repeated="2"/>
          <table:table-cell table:style-name="ce34"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41" office:value-type="string" calcext:value-type="string">
            <text:p>1.5.0 #1972</text:p>
          </table:table-cell>
          <table:table-cell table:style-name="ce30"/>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34" office:value-type="string" calcext:value-type="string">
            <text:p>p3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2 </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4 <text:s text:c="2"/></text:p>
          </table:table-cell>
          <table:table-cell office:value-type="string" calcext:value-type="string">
            <text:p>Add X20 Pro ADC inspector details</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9</text:p>
          </table:table-cell>
          <table:table-cell office:value-type="string" calcext:value-type="string">
            <text:p>Add X20 Pro Info section</text:p>
          </table:table-cell>
          <table:table-cell table:style-name="ce41" office:value-type="string" calcext:value-type="string">
            <text:p>1.4.11 X20 Pro feature</text:p>
          </table:table-cell>
          <table:table-cell table:style-name="ce30"/>
          <table:table-cell table:number-columns-repeated="16378"/>
        </table:table-row>
        <table:table-row table:style-name="ro18">
          <table:table-cell table:number-columns-repeated="2"/>
          <table:table-cell table:style-name="ce34" office:value-type="string" calcext:value-type="string">
            <text:p>p64 <text:s/></text:p>
          </table:table-cell>
          <table:table-cell table:style-name="ce56" office:value-type="string" calcext:value-type="string">
            <text:p>Add that new mix may also be added by tapping on the ‘+’ symbol next to the column headings on the main mixes screen.</text:p>
          </table:table-cell>
          <table:table-cell table:style-name="ce41" office:value-type="string" calcext:value-type="string">
            <text:p>#2454</text:p>
          </table:table-cell>
          <table:table-cell table:style-name="ce30"/>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34" office:value-type="string" calcext:value-type="string">
            <text:p>p67 <text:s text:c="2"/></text:p>
          </table:table-cell>
          <table:table-cell table:style-name="ce56" office:value-type="string" calcext:value-type="string">
            <text:p>Add trim on/off ability to canned mixes.</text:p>
          </table:table-cell>
          <table:table-cell table:style-name="ce41" office:value-type="string" calcext:value-type="string">
            <text:p>1.5.0, #1382</text:p>
          </table:table-cell>
          <table:table-cell table:style-name="ce30"/>
          <table:table-cell table:number-columns-repeated="16378"/>
        </table:table-row>
        <table:table-row table:style-name="ro5">
          <table:table-cell table:number-columns-repeated="2"/>
          <table:table-cell table:style-name="ce34" office:value-type="string" calcext:value-type="string">
            <text:p>p69 <text:s/></text:p>
          </table:table-cell>
          <table:table-cell table:style-name="ce56" office:value-type="string" calcext:value-type="string">
            <text:p>Add that the Throttle Hold value can also come from a source enhancement</text:p>
          </table:table-cell>
          <table:table-cell table:style-name="ce41" office:value-type="string" calcext:value-type="string">
            <text:p>1.5.0, #2621</text:p>
          </table:table-cell>
          <table:table-cell table:style-name="ce30"/>
          <table:table-cell table:number-columns-repeated="16378"/>
        </table:table-row>
        <table:table-row table:style-name="ro5">
          <table:table-cell table:number-columns-repeated="2"/>
          <table:table-cell table:style-name="ce34" office:value-type="string" calcext:value-type="string">
            <text:p>p84 </text:p>
          </table:table-cell>
          <table:table-cell office:value-type="string" calcext:value-type="string">
            <text:p>Add the Trims to Subtrims feature.</text:p>
          </table:table-cell>
          <table:table-cell table:style-name="ce41" office:value-type="string" calcext:value-type="string">
            <text:p>1.5.0 #368</text:p>
          </table:table-cell>
          <table:table-cell table:style-name="ce30"/>
          <table:table-cell table:number-columns-repeated="16378"/>
        </table:table-row>
        <table:table-row table:style-name="ro5">
          <table:table-cell table:number-columns-repeated="2"/>
          <table:table-cell table:style-name="ce34" office:value-type="string" calcext:value-type="string">
            <text:p>p86</text:p>
          </table:table-cell>
          <table:table-cell office:value-type="string" calcext:value-type="string">
            <text:p>Add new feature:: Reset for Outputs enhancement </text:p>
          </table:table-cell>
          <table:table-cell table:style-name="ce41" office:value-type="string" calcext:value-type="string">
            <text:p>1.5.0 #1527</text:p>
          </table:table-cell>
          <table:table-cell table:style-name="ce30"/>
          <table:table-cell table:number-columns-repeated="16378"/>
        </table:table-row>
        <table:table-row table:style-name="ro5">
          <table:table-cell table:number-columns-repeated="2"/>
          <table:table-cell table:style-name="ce34" office:value-type="string" calcext:value-type="string">
            <text:p>p90</text:p>
          </table:table-cell>
          <table:table-cell office:value-type="string" calcext:value-type="string">
            <text:p>Add new audio actions in Timers</text:p>
          </table:table-cell>
          <table:table-cell table:style-name="ce41" office:value-type="string" calcext:value-type="string">
            <text:p>1.5.0 #2345, #2582, #2606, #2438</text:p>
          </table:table-cell>
          <table:table-cell table:style-name="ce30"/>
          <table:table-cell table:number-columns-repeated="16378"/>
        </table:table-row>
        <table:table-row table:style-name="ro5">
          <table:table-cell table:number-columns-repeated="2"/>
          <table:table-cell table:style-name="ce34" office:value-type="string" calcext:value-type="string">
            <text:p>p94</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96</text:p>
          </table:table-cell>
          <table:table-cell office:value-type="string" calcext:value-type="string">
            <text:p>Add Instant trim enhancement</text:p>
          </table:table-cell>
          <table:table-cell table:style-name="ce41" office:value-type="string" calcext:value-type="string">
            <text:p>1.5.0, #295</text:p>
          </table:table-cell>
          <table:table-cell table:style-name="ce30"/>
          <table:table-cell table:number-columns-repeated="16378"/>
        </table:table-row>
        <table:table-row table:style-name="ro5">
          <table:table-cell table:number-columns-repeated="2"/>
          <table:table-cell table:style-name="ce34" office:value-type="string" calcext:value-type="string">
            <text:p>p101, 143 <text:s/></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32 <text:s/></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79"/>
        </table:table-row>
        <table:table-row table:style-name="ro20">
          <table:table-cell table:number-columns-repeated="2"/>
          <table:table-cell table:style-name="ce34"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41" office:value-type="string" calcext:value-type="string">
            <text:p>1.5.0 #779, #2270, #2306, #2483</text:p>
          </table:table-cell>
          <table:table-cell table:style-name="ce30"/>
          <table:table-cell table:number-columns-repeated="16378"/>
        </table:table-row>
        <table:table-row table:style-name="ro5">
          <table:table-cell table:number-columns-repeated="2"/>
          <table:table-cell table:style-name="ce34" office:value-type="string" calcext:value-type="string">
            <text:p>p187</text:p>
          </table:table-cell>
          <table:table-cell office:value-type="string" calcext:value-type="string">
            <text:p>Add ‘Ability to disable all telemetry except RSSI and Rx battery enhancement’</text:p>
          </table:table-cell>
          <table:table-cell table:style-name="ce41" office:value-type="string" calcext:value-type="string">
            <text:p>1.5.0, #1209</text:p>
          </table:table-cell>
          <table:table-cell table:style-name="ce30"/>
          <table:table-cell table:number-columns-repeated="16378"/>
        </table:table-row>
        <table:table-row table:style-name="ro18">
          <table:table-cell table:number-columns-repeated="2"/>
          <table:table-cell table:style-name="ce34"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5">
          <table:table-cell table:number-columns-repeated="2"/>
          <table:table-cell table:style-name="ce34" office:value-type="string" calcext:value-type="string">
            <text:p>p207-210 </text:p>
          </table:table-cell>
          <table:table-cell office:value-type="string" calcext:value-type="string">
            <text:p>Checklist 'Load all ... positions' is inconsistent bug</text:p>
          </table:table-cell>
          <table:table-cell table:style-name="ce41" office:value-type="string" calcext:value-type="string">
            <text:p>1.4.10, #2759</text:p>
          </table:table-cell>
          <table:table-cell table:style-name="ce30"/>
          <table:table-cell table:number-columns-repeated="16378"/>
        </table:table-row>
        <table:table-row table:style-name="ro5">
          <table:table-cell table:number-columns-repeated="2"/>
          <table:table-cell table:style-name="ce34" office:value-type="string" calcext:value-type="string">
            <text:p>p209 </text:p>
          </table:table-cell>
          <table:table-cell office:value-type="string" calcext:value-type="string">
            <text:p>Add Enhancement: Text Checklist</text:p>
          </table:table-cell>
          <table:table-cell table:style-name="ce41" office:value-type="string" calcext:value-type="string">
            <text:p>1.5.0 #1465</text:p>
          </table:table-cell>
          <table:table-cell table:style-name="ce30"/>
          <table:table-cell table:number-columns-repeated="16378"/>
        </table:table-row>
        <table:table-row table:style-name="ro5">
          <table:table-cell table:number-columns-repeated="2"/>
          <table:table-cell table:style-name="ce34" office:value-type="string" calcext:value-type="string">
            <text:p>p217-218 <text:s text:c="4"/></text:p>
          </table:table-cell>
          <table:table-cell office:value-type="string" calcext:value-type="string">
            <text:p>Replace ‘Whole telemetry’ with ‘Telemetry active’.</text:p>
          </table:table-cell>
          <table:table-cell table:style-name="ce41" office:value-type="string" calcext:value-type="string">
            <text:p>1.5.0</text:p>
          </table:table-cell>
          <table:table-cell table:style-name="ce30"/>
          <table:table-cell table:number-columns-repeated="16378"/>
        </table:table-row>
        <table:table-row table:style-name="ro5">
          <table:table-cell table:number-columns-repeated="2"/>
          <table:table-cell table:style-name="ce34" office:value-type="string" calcext:value-type="string">
            <text:p>p218-219</text:p>
          </table:table-cell>
          <table:table-cell office:value-type="string" calcext:value-type="string">
            <text:p>Add LSW ‘Max duration’ parameter, update screenshots.</text:p>
          </table:table-cell>
          <table:table-cell table:style-name="ce41" office:value-type="string" calcext:value-type="string">
            <text:p>1.5.0, #2711</text:p>
          </table:table-cell>
          <table:table-cell table:style-name="ce30"/>
          <table:table-cell table:number-columns-repeated="16378"/>
        </table:table-row>
        <table:table-row table:style-name="ro5">
          <table:table-cell table:number-columns-repeated="2"/>
          <table:table-cell table:style-name="ce34"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41" office:value-type="string" calcext:value-type="string">
            <text:p>1.5.0 #2439</text:p>
          </table:table-cell>
          <table:table-cell table:style-name="ce30"/>
          <table:table-cell table:number-columns-repeated="16378"/>
        </table:table-row>
        <table:table-row table:style-name="ro5">
          <table:table-cell table:number-columns-repeated="2"/>
          <table:table-cell table:style-name="ce34" office:value-type="string" calcext:value-type="string">
            <text:p>p227 </text:p>
          </table:table-cell>
          <table:table-cell office:value-type="string" calcext:value-type="string">
            <text:p>Add X20 Pro ‘Play text’ special function</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235 <text:s text:c="2"/></text:p>
          </table:table-cell>
          <table:table-cell office:value-type="string" calcext:value-type="string">
            <text:p>Add ‘offset curve / 1-point curve enhancement – New feature’</text:p>
          </table:table-cell>
          <table:table-cell table:style-name="ce41" office:value-type="string" calcext:value-type="string">
            <text:p>1.5.0 #2303</text:p>
          </table:table-cell>
          <table:table-cell table:style-name="ce30"/>
          <table:table-cell table:number-columns-repeated="16378"/>
        </table:table-row>
        <table:table-row table:style-name="ro5">
          <table:table-cell table:number-columns-repeated="2"/>
          <table:table-cell table:style-name="ce34" office:value-type="string" calcext:value-type="string">
            <text:p>p237</text:p>
          </table:table-cell>
          <table:table-cell office:value-type="string" calcext:value-type="string">
            <text:p>Add Clone function to Vars.</text:p>
          </table:table-cell>
          <table:table-cell table:style-name="ce41" office:value-type="string" calcext:value-type="string">
            <text:p>1.5.0 #2519</text:p>
          </table:table-cell>
          <table:table-cell table:style-name="ce30"/>
          <table:table-cell table:number-columns-repeated="16378"/>
        </table:table-row>
        <table:table-row table:style-name="ro18">
          <table:table-cell table:number-columns-repeated="2"/>
          <table:table-cell table:style-name="ce34"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5">
          <table:table-cell table:number-columns-repeated="2"/>
          <table:table-cell table:style-name="ce34"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0" office:value-type="string" calcext:value-type="string">
            <text:p>1.5.0 #1297</text:p>
          </table:table-cell>
          <table:table-cell table:style-name="ce30"/>
          <table:table-cell table:number-columns-repeated="16378"/>
        </table:table-row>
        <table:table-row table:style-name="ro5">
          <table:table-cell table:number-columns-repeated="2"/>
          <table:table-cell table:style-name="ce34" office:value-type="string" calcext:value-type="string">
            <text:p>p249 <text:s/></text:p>
          </table:table-cell>
          <table:table-cell office:value-type="string" calcext:value-type="string">
            <text:p>Improve the Lua section.</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table:style-name="ce34" office:value-type="string" calcext:value-type="string">
            <text:p>p257 </text:p>
          </table:table-cell>
          <table:table-cell office:value-type="string" calcext:value-type="string">
            <text:p>Update Line Chart widget adding Pause/Resume etc</text:p>
          </table:table-cell>
          <table:table-cell table:style-name="ce41" office:value-type="string" calcext:value-type="string">
            <text:p>1.5.0 #1584</text:p>
          </table:table-cell>
          <table:table-cell table:style-name="ce30"/>
          <table:table-cell table:number-columns-repeated="16378"/>
        </table:table-row>
        <table:table-row table:style-name="ro5">
          <table:table-cell table:number-columns-repeated="2"/>
          <table:table-cell table:style-name="ce34" office:value-type="string" calcext:value-type="string">
            <text:p>p264 <text:s text:c="2"/></text:p>
          </table:table-cell>
          <table:table-cell office:value-type="string" calcext:value-type="string">
            <text:p>A widget which displays a bitmap which can be chosen by the user.</text:p>
          </table:table-cell>
          <table:table-cell table:style-name="ce41" office:value-type="string" calcext:value-type="string">
            <text:p>1.5.0 #1559, #2412</text:p>
          </table:table-cell>
          <table:table-cell table:style-name="ce30"/>
          <table:table-cell table:number-columns-repeated="16378"/>
        </table:table-row>
        <table:table-row table:style-name="ro5">
          <table:table-cell table:number-columns-repeated="2"/>
          <table:table-cell table:style-name="ce34" office:value-type="string" calcext:value-type="string">
            <text:p>p270 <text:s text:c="3"/></text:p>
          </table:table-cell>
          <table:table-cell office:value-type="string" calcext:value-type="string">
            <text:p>Add option to view text or markdown files</text:p>
          </table:table-cell>
          <table:table-cell table:style-name="ce41" office:value-type="string" calcext:value-type="string">
            <text:p>1.5.0 #1559, #2412</text:p>
          </table:table-cell>
          <table:table-cell table:style-name="ce30"/>
          <table:table-cell table:number-columns-repeated="16378"/>
        </table:table-row>
        <table:table-row table:style-name="ro5">
          <table:table-cell table:number-columns-repeated="2"/>
          <table:table-cell table:style-name="ce34" office:value-type="string" calcext:value-type="string">
            <text:p>p320-322</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style-name="ce30"/>
          <table:table-cell table:number-columns-repeated="16378"/>
        </table:table-row>
        <table:table-row table:style-name="ro19">
          <table:table-cell table:number-columns-repeated="2"/>
          <table:table-cell table:style-name="ce34"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style-name="ce30" office:value-type="string" calcext:value-type="string">
            <text:p>1.4.7 rev0</text:p>
          </table:table-cell>
          <table:table-cell table:number-columns-repeated="16378"/>
        </table:table-row>
        <table:table-row table:style-name="ro18">
          <table:table-cell table:number-columns-repeated="2"/>
          <table:table-cell table:style-name="ce34"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style-name="ce30"/>
          <table:table-cell table:number-columns-repeated="16378"/>
        </table:table-row>
        <table:table-row table:style-name="ro18">
          <table:table-cell table:number-columns-repeated="2"/>
          <table:table-cell table:style-name="ce34"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4 </text:p>
          </table:table-cell>
          <table:table-cell office:value-type="string" calcext:value-type="string">
            <text:p>Update Suite Settings page, add Check update button</text:p>
          </table:table-cell>
          <table:table-cell table:style-name="ce41"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8">
          <table:table-cell table:number-columns-repeated="2"/>
          <table:table-cell table:style-name="ce34" office:value-type="string" calcext:value-type="string">
            <text:p>Already covered</text:p>
          </table:table-cell>
          <table:table-cell table:number-columns-repeated="16381"/>
        </table:table-row>
        <table:table-row table:style-name="ro5">
          <table:table-cell table:number-columns-repeated="2"/>
          <table:table-cell table:style-name="ce34" office:value-type="string" calcext:value-type="string">
            <text:p>p70 </text:p>
          </table:table-cell>
          <table:table-cell office:value-type="string" calcext:value-type="string">
            <text:p>Max curves per mix increased to 5 (it was 3)</text:p>
          </table:table-cell>
          <table:table-cell table:style-name="ce41" office:value-type="string" calcext:value-type="string">
            <text:p>1.4.9</text:p>
          </table:table-cell>
          <table:table-cell table:style-name="ce30"/>
          <table:table-cell table:number-columns-repeated="16378"/>
        </table:table-row>
        <table:table-row table:style-name="ro18">
          <table:table-cell table:number-columns-repeated="2"/>
          <table:table-cell table:style-name="ce34"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 #2579</text:p>
          </table:table-cell>
          <table:table-cell table:style-name="ce30"/>
          <table:table-cell table:number-columns-repeated="16378"/>
        </table:table-row>
        <table:table-row table:style-name="ro18">
          <table:table-cell table:number-columns-repeated="2"/>
          <table:table-cell table:style-name="ce34"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table:number-columns-repeated="16379"/>
        </table:table-row>
        <table:table-row table:style-name="ro5">
          <table:table-cell table:number-columns-repeated="2"/>
          <table:table-cell table:style-name="ce34" office:value-type="string" calcext:value-type="string">
            <text:p>p181 </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style-name="ce30"/>
          <table:table-cell table:number-columns-repeated="16378"/>
        </table:table-row>
        <table:table-row table:style-name="ro5">
          <table:table-cell table:number-columns-repeated="16384"/>
        </table:table-row>
        <table:table-row table:style-name="ro5">
          <table:table-cell table:style-name="ce30" office:value-type="string" calcext:value-type="string">
            <text:p>1.5.0 draft 1</text:p>
          </table:table-cell>
          <table:table-cell/>
          <table:table-cell table:style-name="ce34" office:value-type="string" calcext:value-type="string">
            <text:p>header</text:p>
          </table:table-cell>
          <table:table-cell office:value-type="string" calcext:value-type="string">
            <text:p>confirmed to 1.5.0</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draft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 <text:s text:c="3"/></text:p>
          </table:table-cell>
          <table:table-cell office:value-type="string" calcext:value-type="string">
            <text:p>Add screenshot for X20 Pro File Manager</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4</text:p>
          </table:table-cell>
          <table:table-cell office:value-type="string" calcext:value-type="string">
            <text:p>Add USB Mode preselection</text:p>
          </table:table-cell>
          <table:table-cell table:style-name="ce41" office:value-type="string" calcext:value-type="string">
            <text:p>1.5.0, #2608</text:p>
          </table:table-cell>
          <table:table-cell table:style-name="ce30"/>
          <table:table-cell table:number-columns-repeated="16378"/>
        </table:table-row>
        <table:table-row table:style-name="ro18">
          <table:table-cell table:number-columns-repeated="2"/>
          <table:table-cell table:style-name="ce34"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41" office:value-type="string" calcext:value-type="string">
            <text:p>1.5.0, #2792, #1447</text:p>
          </table:table-cell>
          <table:table-cell table:style-name="ce30"/>
          <table:table-cell table:number-columns-repeated="16378"/>
        </table:table-row>
        <table:table-row table:style-name="ro5">
          <table:table-cell table:number-columns-repeated="2"/>
          <table:table-cell table:style-name="ce34" office:value-type="string" calcext:value-type="string">
            <text:p>p63</text:p>
          </table:table-cell>
          <table:table-cell office:value-type="string" calcext:value-type="string">
            <text:p>Add Clone of flight mode – enhancement</text:p>
          </table:table-cell>
          <table:table-cell table:style-name="ce41" office:value-type="string" calcext:value-type="string">
            <text:p>1.5.0, #2750</text:p>
          </table:table-cell>
          <table:table-cell table:style-name="ce30"/>
          <table:table-cell table:number-columns-repeated="16378"/>
        </table:table-row>
        <table:table-row table:style-name="ro5">
          <table:table-cell table:number-columns-repeated="2"/>
          <table:table-cell table:style-name="ce34" office:value-type="string" calcext:value-type="string">
            <text:p>p67, 80</text:p>
          </table:table-cell>
          <table:table-cell table:style-name="ce56" office:value-type="string" calcext:value-type="string">
            <text:p>There may be up to 6 curves in a mix.</text:p>
          </table:table-cell>
          <table:table-cell table:style-name="ce41" office:value-type="string" calcext:value-type="string">
            <text:p>#1358</text:p>
          </table:table-cell>
          <table:table-cell table:style-name="ce30"/>
          <table:table-cell table:number-columns-repeated="16378"/>
        </table:table-row>
        <table:table-row table:style-name="ro20">
          <table:table-cell table:number-columns-repeated="2"/>
          <table:table-cell table:style-name="ce34" office:value-type="string" calcext:value-type="string">
            <text:p>p68, 69</text:p>
          </table:table-cell>
          <table:table-cell table:style-name="ce56"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0" office:value-type="string" calcext:value-type="string">
            <text:p>1.5.0, #1382</text:p>
          </table:table-cell>
          <table:table-cell table:style-name="ce48" office:value-type="string" calcext:value-type="string">
            <text:p>Asked Bertrand for details</text:p>
          </table:table-cell>
          <table:table-cell table:number-columns-repeated="16378"/>
        </table:table-row>
        <table:table-row table:style-name="ro5">
          <table:table-cell table:number-columns-repeated="2"/>
          <table:table-cell table:style-name="ce34" office:value-type="string" calcext:value-type="string">
            <text:p>p75-82 <text:s text:c="2"/></text:p>
          </table:table-cell>
          <table:table-cell office:value-type="string" calcext:value-type="string">
            <text:p>Update the Free Mix section for the new functionality</text:p>
          </table:table-cell>
          <table:table-cell table:style-name="ce41"/>
          <table:table-cell table:style-name="ce48" office:value-type="string" calcext:value-type="string">
            <text:p>Asked Bertrand for details</text:p>
          </table:table-cell>
          <table:table-cell table:number-columns-repeated="16378"/>
        </table:table-row>
        <table:table-row table:style-name="ro5">
          <table:table-cell table:number-columns-repeated="2"/>
          <table:table-cell table:style-name="ce34" office:value-type="string" calcext:value-type="string">
            <text:p>p90</text:p>
          </table:table-cell>
          <table:table-cell office:value-type="string" calcext:value-type="string">
            <text:p>Add microseconds vs % table in Outputs.</text:p>
          </table:table-cell>
          <table:table-cell table:style-name="ce41" office:value-type="string" calcext:value-type="string">
            <text:p>done</text:p>
          </table:table-cell>
          <table:table-cell table:style-name="ce48"/>
          <table:table-cell table:number-columns-repeated="16378"/>
        </table:table-row>
        <table:table-row table:style-name="ro5">
          <table:table-cell table:number-columns-repeated="2"/>
          <table:table-cell table:style-name="ce34" office:value-type="string" calcext:value-type="string">
            <text:p>p92 <text:s text:c="2"/></text:p>
          </table:table-cell>
          <table:table-cell office:value-type="string" calcext:value-type="string">
            <text:p>Add the End point adjustment enhancement </text:p>
          </table:table-cell>
          <table:table-cell table:style-name="ce41" office:value-type="string" calcext:value-type="string">
            <text:p>1.5.0, #2675 </text:p>
          </table:table-cell>
          <table:table-cell table:number-columns-repeated="16379"/>
        </table:table-row>
        <table:table-row table:style-name="ro5">
          <table:table-cell table:number-columns-repeated="2"/>
          <table:table-cell table:style-name="ce34" office:value-type="string" calcext:value-type="string">
            <text:p>p94</text:p>
          </table:table-cell>
          <table:table-cell office:value-type="string" calcext:value-type="string">
            <text:p>Change number of timers to 8.</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00-107</text:p>
          </table:table-cell>
          <table:table-cell office:value-type="string" calcext:value-type="string">
            <text:p>Update the Trims section for the new functionality</text:p>
          </table:table-cell>
          <table:table-cell table:style-name="ce41"/>
          <table:table-cell table:style-name="ce1" office:value-type="string" calcext:value-type="string">
            <text:p>???</text:p>
          </table:table-cell>
          <table:table-cell table:number-columns-repeated="16378"/>
        </table:table-row>
        <table:table-row table:style-name="ro5">
          <table:table-cell table:number-columns-repeated="2"/>
          <table:table-cell table:style-name="ce34" office:value-type="string" calcext:value-type="string">
            <text:p>p108 <text:s text:c="3"/></text:p>
          </table:table-cell>
          <table:table-cell office:value-type="string" calcext:value-type="string">
            <text:p>Add Note on compatibility of Registration ID with OpenTX and EdgeTX </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113-125</text:p>
          </table:table-cell>
          <table:table-cell table:style-name="ce38" office:value-type="string" calcext:value-type="string">
            <text:p>Update the TD-ISRM ACCESS mode 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30-143</text:p>
          </table:table-cell>
          <table:table-cell table:style-name="ce38" office:value-type="string" calcext:value-type="string">
            <text:p>Update the “TD Mode”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18">
          <table:table-cell table:number-columns-repeated="2"/>
          <table:table-cell table:style-name="ce34" office:value-type="string" calcext:value-type="string">
            <text:p>p145-150 <text:s text:c="2"/></text:p>
          </table:table-cell>
          <table:table-cell table:style-name="ce38" office:value-type="string" calcext:value-type="string">
            <text:p>Update the “ACCST D16 with a 900M receiver option for redundancy”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54-172</text:p>
          </table:table-cell>
          <table:table-cell table:style-name="ce38" office:value-type="string" calcext:value-type="string">
            <text:p>Update the “TW Mode”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92 <text:s text:c="2"/></text:p>
          </table:table-cell>
          <table:table-cell table:style-name="ce38" office:value-type="string" calcext:value-type="string">
            <text:p>Remove ‘no telemetry’ phrase from Multimodule.</text:p>
          </table:table-cell>
          <table:table-cell table:style-name="ce41" office:value-type="string" calcext:value-type="string">
            <text:p>1.5.0, #2061</text:p>
          </table:table-cell>
          <table:table-cell table:number-columns-repeated="16379"/>
        </table:table-row>
        <table:table-row table:style-name="ro5">
          <table:table-cell table:number-columns-repeated="2"/>
          <table:table-cell table:style-name="ce34" office:value-type="string" calcext:value-type="string">
            <text:p>p230 <text:s text:c="2"/></text:p>
          </table:table-cell>
          <table:table-cell table:style-name="ce38" office:value-type="string" calcext:value-type="string">
            <text:p>Elaborate on ‘Active condition’ options and add Trainer active.</text:p>
          </table:table-cell>
          <table:table-cell table:style-name="ce41" office:value-type="string" calcext:value-type="string">
            <text:p>1.5.0, #2923</text:p>
          </table:table-cell>
          <table:table-cell table:number-columns-repeated="16379"/>
        </table:table-row>
        <table:table-row table:style-name="ro5">
          <table:table-cell table:number-columns-repeated="2"/>
          <table:table-cell table:style-name="ce34" office:value-type="string" calcext:value-type="string">
            <text:p>p236-239</text:p>
          </table:table-cell>
          <table:table-cell table:style-name="ce38" office:value-type="string" calcext:value-type="string">
            <text:p>Update the ‘Play sequence’ SF to ‘Play audio’.</text:p>
          </table:table-cell>
          <table:table-cell table:style-name="ce41" office:value-type="string" calcext:value-type="string">
            <text:p>1.5.0, #2537, #2767</text:p>
          </table:table-cell>
          <table:table-cell table:number-columns-repeated="16379"/>
        </table:table-row>
        <table:table-row table:style-name="ro5">
          <table:table-cell table:number-columns-repeated="2"/>
          <table:table-cell table:style-name="ce34" office:value-type="string" calcext:value-type="string">
            <text:p>p241-244</text:p>
          </table:table-cell>
          <table:table-cell table:style-name="ce38" office:value-type="string" calcext:value-type="string">
            <text:p>Add Go to Page, Lock screen, and Load Model special functions.</text:p>
          </table:table-cell>
          <table:table-cell table:style-name="ce41" office:value-type="string" calcext:value-type="string">
            <text:p>1.5.0, #1488, #652, #947, #2958</text:p>
          </table:table-cell>
          <table:table-cell table:number-columns-repeated="16379"/>
        </table:table-row>
        <table:table-row table:style-name="ro5">
          <table:table-cell table:number-columns-repeated="2"/>
          <table:table-cell table:style-name="ce34" office:value-type="string" calcext:value-type="string">
            <text:p>p273 <text:s text:c="3"/></text:p>
          </table:table-cell>
          <table:table-cell table:style-name="ce38" office:value-type="string" calcext:value-type="string">
            <text:p>Add Note that the widget resets its data on a "Flight Reset”.</text:p>
          </table:table-cell>
          <table:table-cell table:style-name="ce41" office:value-type="string" calcext:value-type="string">
            <text:p>1.4.13, #2938</text:p>
          </table:table-cell>
          <table:table-cell table:number-columns-repeated="16379"/>
        </table:table-row>
        <table:table-row table:style-name="ro5">
          <table:table-cell table:number-columns-repeated="2"/>
          <table:table-cell table:style-name="ce34" office:value-type="string" calcext:value-type="string">
            <text:p>p296</text:p>
          </table:table-cell>
          <table:table-cell office:value-type="string" calcext:value-type="string">
            <text:p>Update the ‘Basic Fixed Wing example’ step 8 to use the new timer with audio action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307 <text:s text:c="2"/></text:p>
          </table:table-cell>
          <table:table-cell table:style-name="ce38" office:value-type="string" calcext:value-type="string">
            <text:p>Update the ‘How to set up a low battery voltage warning’ to use the new logic switches and special functions e.g. Play Value in the 1.5 manual.</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319 <text:s text:c="4"/></text:p>
          </table:table-cell>
          <table:table-cell table:style-name="ce38" office:value-type="string" calcext:value-type="string">
            <text:p>Update the ‘3. How to set up a battery capacity warning using a calculated sensor’ to use the new logic switches and special functions e.g. Play Value in the 1.5 manual.</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28 <text:s/></text:p>
          </table:table-cell>
          <table:table-cell office:value-type="string" calcext:value-type="string">
            <text:p>Update the Butterfly mix and add a dead band cur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7-352</text:p>
          </table:table-cell>
          <table:table-cell office:value-type="string" calcext:value-type="string">
            <text:p>Update Suite with module version and drop-down menu chan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41"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0_rev3</text:p>
          </table:table-cell>
          <table:table-cell/>
          <table:table-cell table:style-name="ce34"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34" office:value-type="string" calcext:value-type="string">
            <text:p>p6 <text:s text:c="2"/></text:p>
          </table:table-cell>
          <table:table-cell office:value-type="string" calcext:value-type="string">
            <text:p>Function Switches are reset on <text:s/>Reset Flight</text:p>
          </table:table-cell>
          <table:table-cell table:style-name="ce41" office:value-type="string" calcext:value-type="string">
            <text:p>1.5.0 RC2</text:p>
          </table:table-cell>
          <table:table-cell table:number-columns-repeated="16379"/>
        </table:table-row>
        <table:table-row table:style-name="ro5">
          <table:table-cell table:number-columns-repeated="2"/>
          <table:table-cell table:style-name="ce34" office:value-type="string" calcext:value-type="string">
            <text:p>p47 <text:s text:c="2"/></text:p>
          </table:table-cell>
          <table:table-cell office:value-type="string" calcext:value-type="string">
            <text:p>Add Remote NFC switch to Device Config</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48</text:p>
          </table:table-cell>
          <table:table-cell office:value-type="string" calcext:value-type="string">
            <text:p>Add selection of module to be used for Device Config (Incl S.Port connector on radio)</text:p>
          </table:table-cell>
          <table:table-cell table:style-name="ce41" office:value-type="string" calcext:value-type="string">
            <text:p>1.5.0, #1492</text:p>
          </table:table-cell>
          <table:table-cell table:number-columns-repeated="16379"/>
        </table:table-row>
        <table:table-row table:style-name="ro5">
          <table:table-cell table:number-columns-repeated="2"/>
          <table:table-cell table:style-name="ce34" office:value-type="string" calcext:value-type="string">
            <text:p>p57 <text:s text:c="2"/></text:p>
          </table:table-cell>
          <table:table-cell office:value-type="string" calcext:value-type="string">
            <text:p>New model wizards now include support for FrSky stabilised receivers.</text:p>
          </table:table-cell>
          <table:table-cell table:style-name="ce41" office:value-type="string" calcext:value-type="string">
            <text:p>1.5.0, #1616</text:p>
          </table:table-cell>
          <table:table-cell table:number-columns-repeated="16379"/>
        </table:table-row>
        <table:table-row table:style-name="ro5">
          <table:table-cell table:number-columns-repeated="2"/>
          <table:table-cell table:style-name="ce34" office:value-type="string" calcext:value-type="string">
            <text:p>p60-63</text:p>
          </table:table-cell>
          <table:table-cell office:value-type="string" calcext:value-type="string">
            <text:p>Update the ‘Edit model’ images. </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62</text:p>
          </table:table-cell>
          <table:table-cell office:value-type="string" calcext:value-type="string">
            <text:p>The 5V pin on the SPort connector may be controlled on a model by model basis</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65 <text:s text:c="3"/></text:p>
          </table:table-cell>
          <table:table-cell office:value-type="string" calcext:value-type="string">
            <text:p>Flight mode fade times coming from a source : enhancement</text:p>
          </table:table-cell>
          <table:table-cell table:style-name="ce41" office:value-type="string" calcext:value-type="string">
            <text:p>1.5.0, #2974</text:p>
          </table:table-cell>
          <table:table-cell table:number-columns-repeated="16379"/>
        </table:table-row>
        <table:table-row table:style-name="ro5">
          <table:table-cell table:number-columns-repeated="2"/>
          <table:table-cell table:style-name="ce34" office:value-type="string" calcext:value-type="string">
            <text:p>P71 <text:s text:c="3"/></text:p>
          </table:table-cell>
          <table:table-cell office:value-type="string" calcext:value-type="string">
            <text:p>Allow the throttle trim behaviour to be changed from the default.</text:p>
          </table:table-cell>
          <table:table-cell table:style-name="ce41"/>
          <table:table-cell table:number-columns-repeated="16379"/>
        </table:table-row>
        <table:table-row table:style-name="ro5">
          <table:table-cell table:number-columns-repeated="2"/>
          <table:table-cell table:style-name="ce34" office:value-type="string" calcext:value-type="string">
            <text:p>p77-84 <text:s text:c="2"/></text:p>
          </table:table-cell>
          <table:table-cell office:value-type="string" calcext:value-type="string">
            <text:p>Free Mix changes</text:p>
          </table:table-cell>
          <table:table-cell table:style-name="ce41" office:value-type="string" calcext:value-type="string">
            <text:p>1.5.0, #2994</text:p>
          </table:table-cell>
          <table:table-cell table:number-columns-repeated="16379"/>
        </table:table-row>
        <table:table-row table:style-name="ro20">
          <table:table-cell table:number-columns-repeated="2"/>
          <table:table-cell table:style-name="ce34"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41" office:value-type="string" calcext:value-type="string">
            <text:p>1.5.0 RC1, RC2, RC3</text:p>
          </table:table-cell>
          <table:table-cell table:number-columns-repeated="16379"/>
        </table:table-row>
        <table:table-row table:style-name="ro5">
          <table:table-cell table:number-columns-repeated="2"/>
          <table:table-cell table:style-name="ce34" office:value-type="string" calcext:value-type="string">
            <text:p>p111 <text:s text:c="2"/></text:p>
          </table:table-cell>
          <table:table-cell office:value-type="string" calcext:value-type="string">
            <text:p>Add Instant-trim enhancement </text:p>
          </table:table-cell>
          <table:table-cell table:style-name="ce41" office:value-type="string" calcext:value-type="string">
            <text:p>1.5.0, #295</text:p>
          </table:table-cell>
          <table:table-cell table:number-columns-repeated="16379"/>
        </table:table-row>
        <table:table-row table:style-name="ro5">
          <table:table-cell table:number-columns-repeated="2"/>
          <table:table-cell table:style-name="ce34" office:value-type="string" calcext:value-type="string">
            <text:p>p197 <text:s text:c="2"/></text:p>
          </table:table-cell>
          <table:table-cell office:value-type="string" calcext:value-type="string">
            <text:p>Add ability to flash IRX4 Lite Multimodule as external module</text:p>
          </table:table-cell>
          <table:table-cell table:style-name="ce41" office:value-type="string" calcext:value-type="string">
            <text:p>1.5.0, #2477</text:p>
          </table:table-cell>
          <table:table-cell table:number-columns-repeated="16379"/>
        </table:table-row>
        <table:table-row table:style-name="ro5">
          <table:table-cell table:number-columns-repeated="2"/>
          <table:table-cell table:style-name="ce34" office:value-type="string" calcext:value-type="string">
            <text:p>p208 <text:s text:c="2"/></text:p>
          </table:table-cell>
          <table:table-cell office:value-type="string" calcext:value-type="string">
            <text:p>Sensor lost warning increased to 10s by default and 30s maximum </text:p>
          </table:table-cell>
          <table:table-cell table:style-name="ce41" office:value-type="string" calcext:value-type="string">
            <text:p>1.5.0 RC1</text:p>
          </table:table-cell>
          <table:table-cell table:number-columns-repeated="16379"/>
        </table:table-row>
        <table:table-row table:style-name="ro5">
          <table:table-cell table:number-columns-repeated="2"/>
          <table:table-cell table:style-name="ce34" office:value-type="string" calcext:value-type="string">
            <text:p>p243 <text:s text:c="2"/></text:p>
          </table:table-cell>
          <table:table-cell office:value-type="string" calcext:value-type="string">
            <text:p>Audio Sequence can have up to 100 lines now</text:p>
          </table:table-cell>
          <table:table-cell table:style-name="ce41" office:value-type="string" calcext:value-type="string">
            <text:p>1.5.0 RC3</text:p>
          </table:table-cell>
          <table:table-cell table:number-columns-repeated="16379"/>
        </table:table-row>
        <table:table-row table:style-name="ro5">
          <table:table-cell table:number-columns-repeated="2"/>
          <table:table-cell table:style-name="ce34" office:value-type="string" calcext:value-type="string">
            <text:p>p244</text:p>
          </table:table-cell>
          <table:table-cell office:value-type="string" calcext:value-type="string">
            <text:p>WaitCondition / WaitDuration added to Play Sequence actions</text:p>
          </table:table-cell>
          <table:table-cell table:style-name="ce41" office:value-type="string" calcext:value-type="string">
            <text:p>1.5.0 RC2</text:p>
          </table:table-cell>
          <table:table-cell table:number-columns-repeated="16379"/>
        </table:table-row>
        <table:table-row table:style-name="ro5">
          <table:table-cell table:number-columns-repeated="2"/>
          <table:table-cell table:style-name="ce34" office:value-type="string" calcext:value-type="string">
            <text:p>p247</text:p>
          </table:table-cell>
          <table:table-cell office:value-type="string" calcext:value-type="string">
            <text:p>Add Log file viewer details</text:p>
          </table:table-cell>
          <table:table-cell table:style-name="ce41" office:value-type="string" calcext:value-type="string">
            <text:p>1.5.0, #284</text:p>
          </table:table-cell>
          <table:table-cell table:number-columns-repeated="16379"/>
        </table:table-row>
        <table:table-row table:style-name="ro5">
          <table:table-cell table:number-columns-repeated="2"/>
          <table:table-cell table:style-name="ce34" office:value-type="string" calcext:value-type="string">
            <text:p>p250</text:p>
          </table:table-cell>
          <table:table-cell office:value-type="string" calcext:value-type="string">
            <text:p>Update Lock touchscreen image</text:p>
          </table:table-cell>
          <table:table-cell table:style-name="ce41" office:value-type="string" calcext:value-type="string">
            <text:p>1.5.0, #1861</text:p>
          </table:table-cell>
          <table:table-cell table:number-columns-repeated="16379"/>
        </table:table-row>
        <table:table-row table:style-name="ro5">
          <table:table-cell table:number-columns-repeated="2"/>
          <table:table-cell table:style-name="ce34" office:value-type="string" calcext:value-type="string">
            <text:p>p251</text:p>
          </table:table-cell>
          <table:table-cell office:value-type="string" calcext:value-type="string">
            <text:p>Add ‘Load model’ special function</text:p>
          </table:table-cell>
          <table:table-cell table:style-name="ce41" office:value-type="string" calcext:value-type="string">
            <text:p>1.5.0, #1925</text:p>
          </table:table-cell>
          <table:table-cell table:number-columns-repeated="16379"/>
        </table:table-row>
        <table:table-row table:style-name="ro5">
          <table:table-cell table:number-columns-repeated="2"/>
          <table:table-cell table:style-name="ce34" office:value-type="string" calcext:value-type="string">
            <text:p>p252 <text:s text:c="2"/></text:p>
          </table:table-cell>
          <table:table-cell office:value-type="string" calcext:value-type="string">
            <text:p>Add ‘Play vario’ special function</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252 <text:s text:c="2"/></text:p>
          </table:table-cell>
          <table:table-cell office:value-type="string" calcext:value-type="string">
            <text:p>Vario: make optional "input" available enhancement </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269 <text:s text:c="4"/></text:p>
          </table:table-cell>
          <table:table-cell office:value-type="string" calcext:value-type="string">
            <text:p>DSC Socket with SBus in/out, not only CPPM in/out enhancement </text:p>
          </table:table-cell>
          <table:table-cell table:style-name="ce41" office:value-type="string" calcext:value-type="string">
            <text:p>1.5.0, #784</text:p>
          </table:table-cell>
          <table:table-cell table:number-columns-repeated="16379"/>
        </table:table-row>
        <table:table-row table:style-name="ro5">
          <table:table-cell table:number-columns-repeated="2"/>
          <table:table-cell table:style-name="ce34" office:value-type="string" calcext:value-type="string">
            <text:p>p355-381</text:p>
          </table:table-cell>
          <table:table-cell office:value-type="string" calcext:value-type="string">
            <text:p>Update Suite for changed features. Add RF module manager section.</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60 <text:s text:c="2"/></text:p>
          </table:table-cell>
          <table:table-cell office:value-type="string" calcext:value-type="string">
            <text:p>Update radio update options dialog in Suite</text:p>
          </table:table-cell>
          <table:table-cell table:style-name="ce41" office:value-type="string" calcext:value-type="string">
            <text:p>1.5.0 RC4</text:p>
          </table:table-cell>
          <table:table-cell table:number-columns-repeated="16379"/>
        </table:table-row>
        <table:table-row table:style-name="ro5">
          <table:table-cell table:number-columns-repeated="2"/>
          <table:table-cell table:style-name="ce34"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41"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1_rev4</text:p>
          </table:table-cell>
          <table:table-cell/>
          <table:table-cell table:style-name="ce34" office:value-type="string" calcext:value-type="string">
            <text:p>header</text:p>
          </table:table-cell>
          <table:table-cell office:value-type="string" calcext:value-type="string">
            <text:p>confirmed to 1.5.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4</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5-6 <text:s/></text:p>
          </table:table-cell>
          <table:table-cell office:value-type="string" calcext:value-type="string">
            <text:p>Add X18/X18SE Layout</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41" office:value-type="string" calcext:value-type="string">
            <text:p>1.5.0 RC4, #2659</text:p>
          </table:table-cell>
          <table:table-cell table:number-columns-repeated="16379"/>
        </table:table-row>
        <table:table-row table:style-name="ro18">
          <table:table-cell table:number-columns-repeated="2"/>
          <table:table-cell table:style-name="ce34"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64 <text:s text:c="2"/></text:p>
          </table:table-cell>
          <table:table-cell office:value-type="string" calcext:value-type="string">
            <text:p>Add note to Function Switches to denote X20 series only</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74, 105, 114</text:p>
          </table:table-cell>
          <table:table-cell office:value-type="string" calcext:value-type="string">
            <text:p>Add X18 to all T5 &amp; T6 trim description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0, 89, 91, 92</text:p>
          </table:table-cell>
          <table:table-cell office:value-type="string" calcext:value-type="string">
            <text:p>Update Airplane, Glider, Heli, Multi mix library screenshot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95 <text:s text:c="3"/></text:p>
          </table:table-cell>
          <table:table-cell office:value-type="string" calcext:value-type="string">
            <text:p>Rename Invert parameter in Outputs to Reverse (enhancement)</text:p>
          </table:table-cell>
          <table:table-cell table:style-name="ce41" office:value-type="string" calcext:value-type="string">
            <text:p>1.5.0 RC7, #3470</text:p>
          </table:table-cell>
          <table:table-cell table:number-columns-repeated="16379"/>
        </table:table-row>
        <table:table-row table:style-name="ro18">
          <table:table-cell table:number-columns-repeated="2"/>
          <table:table-cell table:style-name="ce34"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46 <text:s text:c="2"/></text:p>
          </table:table-cell>
          <table:table-cell office:value-type="string" calcext:value-type="string">
            <text:p>Add term ‘Receiver black box’ to ‘Flight data record’.</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41" office:value-type="string" calcext:value-type="string">
            <text:p>1.5.0 RC4</text:p>
          </table:table-cell>
          <table:table-cell table:number-columns-repeated="16379"/>
        </table:table-row>
        <table:table-row table:style-name="ro5">
          <table:table-cell table:number-columns-repeated="2"/>
          <table:table-cell table:style-name="ce34" office:value-type="string" calcext:value-type="string">
            <text:p>p266-268</text:p>
          </table:table-cell>
          <table:table-cell office:value-type="string" calcext:value-type="string">
            <text:p>Update Var actions.</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272 <text:s text:c="2"/></text:p>
          </table:table-cell>
          <table:table-cell office:value-type="string" calcext:value-type="string">
            <text:p>Add the External module pinout diagram</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9 <text:s text:c="2"/></text:p>
          </table:table-cell>
          <table:table-cell office:value-type="string" calcext:value-type="string">
            <text:p>Update the Free Mix example in the Fixed Wing tutorial.</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28 <text:s text:c="2"/></text:p>
          </table:table-cell>
          <table:table-cell office:value-type="string" calcext:value-type="string">
            <text:p>Update Play Audio section of How To item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30 <text:s text:c="2"/></text:p>
          </table:table-cell>
          <table:table-cell office:value-type="string" calcext:value-type="string">
            <text:p>Update Play Audio section of How To item 2.</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9-354 <text:s/></text:p>
          </table:table-cell>
          <table:table-cell office:value-type="string" calcext:value-type="string">
            <text:p>Update How To item 7 ‘How to configure an FBUS system’ for the latest opera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3_rev0</text:p>
          </table:table-cell>
          <table:table-cell/>
          <table:table-cell table:style-name="ce34" office:value-type="string" calcext:value-type="string">
            <text:p>header</text:p>
          </table:table-cell>
          <table:table-cell office:value-type="string" calcext:value-type="string">
            <text:p>confirmed to 1.5.3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41" office:value-type="string" calcext:value-type="string">
            <text:p>1.5.3</text:p>
          </table:table-cell>
          <table:table-cell table:number-columns-repeated="16379"/>
        </table:table-row>
        <table:table-row table:style-name="ro18">
          <table:table-cell table:number-columns-repeated="2"/>
          <table:table-cell table:style-name="ce34"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41"/>
          <table:table-cell table:number-columns-repeated="16379"/>
        </table:table-row>
        <table:table-row table:style-name="ro18">
          <table:table-cell table:number-columns-repeated="2"/>
          <table:table-cell table:style-name="ce34"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41" office:value-type="string" calcext:value-type="string">
            <text:p>1.5.2, #3584</text:p>
          </table:table-cell>
          <table:table-cell table:number-columns-repeated="16379"/>
        </table:table-row>
        <table:table-row table:style-name="ro18">
          <table:table-cell table:number-columns-repeated="2"/>
          <table:table-cell table:style-name="ce34"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52-54</text:p>
          </table:table-cell>
          <table:table-cell office:value-type="string" calcext:value-type="string">
            <text:p>Reset factory settings added to System / Information page </text:p>
          </table:table-cell>
          <table:table-cell table:style-name="ce41" office:value-type="string" calcext:value-type="string">
            <text:p>1.5.3, #3517</text:p>
          </table:table-cell>
          <table:table-cell table:number-columns-repeated="16379"/>
        </table:table-row>
        <table:table-row table:style-name="ro20">
          <table:table-cell table:number-columns-repeated="2"/>
          <table:table-cell table:style-name="ce34"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41" office:value-type="string" calcext:value-type="string">
            <text:p>#3605</text:p>
          </table:table-cell>
          <table:table-cell table:number-columns-repeated="16379"/>
        </table:table-row>
        <table:table-row table:style-name="ro18">
          <table:table-cell table:number-columns-repeated="2"/>
          <table:table-cell table:style-name="ce34"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41" office:value-type="string" calcext:value-type="string">
            <text:p>1.5.3, #3639</text:p>
          </table:table-cell>
          <table:table-cell table:number-columns-repeated="16379"/>
        </table:table-row>
        <table:table-row table:style-name="ro18">
          <table:table-cell table:number-columns-repeated="2"/>
          <table:table-cell table:style-name="ce34" office:value-type="string" calcext:value-type="string">
            <text:p>p89 <text:s text:c="4"/></text:p>
          </table:table-cell>
          <table:table-cell table:style-name="ce56" office:value-type="string" calcext:value-type="string">
            <text:p>A trim may be assigned to a free mix by using the trimmer as a source for the Offset parame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07-117</text:p>
          </table:table-cell>
          <table:table-cell table:style-name="ce56" office:value-type="string" calcext:value-type="string">
            <text:p>Update Trims section with new images for additional Audio parameter</text:p>
          </table:table-cell>
          <table:table-cell table:style-name="ce41" office:value-type="string" calcext:value-type="string">
            <text:p>1.5.3, #2596</text:p>
          </table:table-cell>
          <table:table-cell table:number-columns-repeated="16379"/>
        </table:table-row>
        <table:table-row table:style-name="ro21">
          <table:table-cell table:number-columns-repeated="2"/>
          <table:table-cell table:style-name="ce34" office:value-type="string" calcext:value-type="string">
            <text:p>p109</text:p>
          </table:table-cell>
          <table:table-cell table:style-name="ce56"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41" office:value-type="string" calcext:value-type="string">
            <text:p>1.5.3, #2596</text:p>
          </table:table-cell>
          <table:table-cell table:number-columns-repeated="16379"/>
        </table:table-row>
        <table:table-row table:style-name="ro5">
          <table:table-cell table:number-columns-repeated="2"/>
          <table:table-cell table:style-name="ce34" office:value-type="string" calcext:value-type="string">
            <text:p>p117 <text:s text:c="2"/></text:p>
          </table:table-cell>
          <table:table-cell office:value-type="string" calcext:value-type="string">
            <text:p>Restore original ‘Trims to subtrims’ description after issue #3507 fix</text:p>
          </table:table-cell>
          <table:table-cell table:style-name="ce41" office:value-type="string" calcext:value-type="string">
            <text:p>1.5.1, #3507</text:p>
          </table:table-cell>
          <table:table-cell table:number-columns-repeated="16379"/>
        </table:table-row>
        <table:table-row table:style-name="ro5">
          <table:table-cell table:number-columns-repeated="2"/>
          <table:table-cell table:style-name="ce34" office:value-type="string" calcext:value-type="string">
            <text:p>p273 <text:s text:c="3"/></text:p>
          </table:table-cell>
          <table:table-cell office:value-type="string" calcext:value-type="string">
            <text:p>Clarify that the PXX IN pin is used for external SBUS or CPPM connection.</text:p>
          </table:table-cell>
          <table:table-cell table:style-name="ce41" office:value-type="string" calcext:value-type="string">
            <text:p>done</text:p>
          </table:table-cell>
          <table:table-cell table:number-columns-repeated="16379"/>
        </table:table-row>
        <table:table-row table:style-name="ro22">
          <table:table-cell table:number-columns-repeated="2"/>
          <table:table-cell table:style-name="ce34"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1 <text:s text:c="2"/></text:p>
          </table:table-cell>
          <table:table-cell office:value-type="string" calcext:value-type="string">
            <text:p>Add missing Differential headin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1, 302</text:p>
          </table:table-cell>
          <table:table-cell office:value-type="string" calcext:value-type="string">
            <text:p>Add new Trim parameter and updated screensho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5_rev0</text:p>
          </table:table-cell>
          <table:table-cell/>
          <table:table-cell table:style-name="ce34" office:value-type="string" calcext:value-type="string">
            <text:p>header</text:p>
          </table:table-cell>
          <table:table-cell office:value-type="string" calcext:value-type="string">
            <text:p>confirmed to 1.5.5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 90</text:p>
          </table:table-cell>
          <table:table-cell office:value-type="string" calcext:value-type="string">
            <text:p>New "Full range" option added to Trim sources – Fixes #3724 </text:p>
          </table:table-cell>
          <table:table-cell table:style-name="ce41" office:value-type="string" calcext:value-type="string">
            <text:p>1.5.4, #3724, #3208</text:p>
          </table:table-cell>
          <table:table-cell table:number-columns-repeated="16379"/>
        </table:table-row>
        <table:table-row table:style-name="ro5">
          <table:table-cell table:number-columns-repeated="2"/>
          <table:table-cell table:style-name="ce34" office:value-type="string" calcext:value-type="string">
            <text:p>p73-76 <text:s text:c="3"/></text:p>
          </table:table-cell>
          <table:table-cell office:value-type="string" calcext:value-type="string">
            <text:p>Colors added to Outputs in Mixes, to match the graph colors - Fixes #3700 </text:p>
          </table:table-cell>
          <table:table-cell table:style-name="ce41" office:value-type="string" calcext:value-type="string">
            <text:p>1.5.4, #3700</text:p>
          </table:table-cell>
          <table:table-cell/>
          <table:table-cell table:style-name="ce65" office:value-type="string" calcext:value-type="string">
            <text:p>73(1), 74(2), 75(1), 76(1),</text:p>
          </table:table-cell>
          <table:table-cell table:number-columns-repeated="16377"/>
        </table:table-row>
        <table:table-row table:style-name="ro18">
          <table:table-cell table:number-columns-repeated="2"/>
          <table:table-cell table:style-name="ce34"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41" office:value-type="string" calcext:value-type="string">
            <text:p>1,5.4, #3696</text:p>
          </table:table-cell>
          <table:table-cell/>
          <table:table-cell table:style-name="ce65" office:value-type="string" calcext:value-type="string">
            <text:p>1 image</text:p>
          </table:table-cell>
          <table:table-cell table:number-columns-repeated="16377"/>
        </table:table-row>
        <table:table-row table:style-name="ro18">
          <table:table-cell table:number-columns-repeated="2"/>
          <table:table-cell table:style-name="ce34"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41" office:value-type="string" calcext:value-type="string">
            <text:p>done</text:p>
          </table:table-cell>
          <table:table-cell/>
          <table:table-cell table:style-name="ce65" office:value-type="string" calcext:value-type="string">
            <text:p>all new</text:p>
          </table:table-cell>
          <table:table-cell table:number-columns-repeated="16377"/>
        </table:table-row>
        <table:table-row table:style-name="ro5">
          <table:table-cell table:number-columns-repeated="2"/>
          <table:table-cell table:style-name="ce34"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41"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8">
          <table:table-cell table:style-name="ce1" office:value-type="string" calcext:value-type="string">
            <text:p>1.5.7_rev0</text:p>
          </table:table-cell>
          <table:table-cell/>
          <table:table-cell table:style-name="ce34" office:value-type="string" calcext:value-type="string">
            <text:p>Editorial changes</text:p>
          </table:table-cell>
          <table:table-cell table:number-columns-repeated="16381"/>
        </table:table-row>
        <table:table-row table:style-name="ro20">
          <table:table-cell table:number-columns-repeated="2"/>
          <table:table-cell table:style-name="ce34"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header</text:p>
          </table:table-cell>
          <table:table-cell office:value-type="string" calcext:value-type="string">
            <text:p>Change the header to be the same as the title page.</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79</text:p>
          </table:table-cell>
          <table:table-cell office:value-type="string" calcext:value-type="string">
            <text:p>Replace +5% with +3% for elevator compensa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0, 155 <text:s text:c="2"/></text:p>
          </table:table-cell>
          <table:table-cell office:value-type="string" calcext:value-type="string">
            <text:p>Add cross references between ISRM modul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46 <text:s text:c="2"/></text:p>
          </table:table-cell>
          <table:table-cell office:value-type="string" calcext:value-type="string">
            <text:p>Correct double step 5.</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8 <text:s text:c="3"/></text:p>
          </table:table-cell>
          <table:table-cell office:value-type="string" calcext:value-type="string">
            <text:p>Add missing step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64 <text:s text:c="3"/></text:p>
          </table:table-cell>
          <table:table-cell office:value-type="string" calcext:value-type="string">
            <text:p>Add missing step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53 <text:s text:c="2"/></text:p>
          </table:table-cell>
          <table:table-cell office:value-type="string" calcext:value-type="string">
            <text:p>Rename ‘Log file viewer to ‘Log viewer’ – easier to find when searchin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17 <text:s text:c="2"/></text:p>
          </table:table-cell>
          <table:table-cell office:value-type="string" calcext:value-type="string">
            <text:p>Correct double step 5.</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7 <text:s text:c="2"/></text:p>
          </table:table-cell>
          <table:table-cell office:value-type="string" calcext:value-type="string">
            <text:p>Correct missing step 6</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9 <text:s text:c="2"/></text:p>
          </table:table-cell>
          <table:table-cell office:value-type="string" calcext:value-type="string">
            <text:p>Correct missing step 3</text:p>
          </table:table-cell>
          <table:table-cell table:style-name="ce41"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34" office:value-type="string" calcext:value-type="string">
            <text:p>header</text:p>
          </table:table-cell>
          <table:table-cell office:value-type="string" calcext:value-type="string">
            <text:p>confirmed to 1.5.7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34" office:value-type="string" calcext:value-type="string">
            <text:p>p1,3,7</text:p>
          </table:table-cell>
          <table:table-cell office:value-type="string" calcext:value-type="string">
            <text:p>Label PAGE button, Enter button and Rotary Encoder in layout diagrams</text:p>
          </table:table-cell>
          <table:table-cell table:style-name="ce41" office:value-type="string" calcext:value-type="string">
            <text:p>1.5.7,</text:p>
          </table:table-cell>
          <table:table-cell/>
          <table:table-cell table:style-name="ce65" office:value-type="string" calcext:value-type="string">
            <text:p>1,3,5</text:p>
          </table:table-cell>
          <table:table-cell table:number-columns-repeated="16377"/>
        </table:table-row>
        <table:table-row table:style-name="ro5">
          <table:table-cell table:number-columns-repeated="2"/>
          <table:table-cell table:style-name="ce34" office:value-type="string" calcext:value-type="string">
            <text:p>p5, 6 <text:s text:c="2"/></text:p>
          </table:table-cell>
          <table:table-cell office:value-type="string" calcext:value-type="string">
            <text:p>Add X20R/RS layouts</text:p>
          </table:table-cell>
          <table:table-cell table:style-name="ce41"/>
          <table:table-cell/>
          <table:table-cell table:style-name="ce65"/>
          <table:table-cell table:number-columns-repeated="16377"/>
        </table:table-row>
        <table:table-row table:style-name="ro18">
          <table:table-cell table:number-columns-repeated="2"/>
          <table:table-cell table:style-name="ce34"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0">
          <table:table-cell table:number-columns-repeated="2"/>
          <table:table-cell table:style-name="ce34"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41" office:value-type="string" calcext:value-type="string">
            <text:p>1.5.7, #3823</text:p>
          </table:table-cell>
          <table:table-cell/>
          <table:table-cell table:style-name="ce65" office:value-type="string" calcext:value-type="string">
            <text:p>12(1)</text:p>
          </table:table-cell>
          <table:table-cell table:number-columns-repeated="16377"/>
        </table:table-row>
        <table:table-row table:style-name="ro22">
          <table:table-cell table:number-columns-repeated="2"/>
          <table:table-cell table:style-name="ce34"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41" office:value-type="string" calcext:value-type="string">
            <text:p>done</text:p>
          </table:table-cell>
          <table:table-cell/>
          <table:table-cell table:style-name="ce65"/>
          <table:table-cell table:number-columns-repeated="16377"/>
        </table:table-row>
        <table:table-row table:style-name="ro18">
          <table:table-cell/>
          <table:table-cell table:style-name="ce1" office:value-type="string" calcext:value-type="string">
            <text:p>*</text:p>
          </table:table-cell>
          <table:table-cell table:style-name="ce34"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41" office:value-type="string" calcext:value-type="string">
            <text:p>done</text:p>
          </table:table-cell>
          <table:table-cell/>
          <table:table-cell table:style-name="ce65" office:value-type="string" calcext:value-type="string">
            <text:p>23(2)</text:p>
          </table:table-cell>
          <table:table-cell table:number-columns-repeated="16377"/>
        </table:table-row>
        <table:table-row table:style-name="ro5">
          <table:table-cell table:number-columns-repeated="2"/>
          <table:table-cell table:style-name="ce34" office:value-type="string" calcext:value-type="string">
            <text:p>p27 <text:s text:c="2"/></text:p>
          </table:table-cell>
          <table:table-cell office:value-type="string" calcext:value-type="string">
            <text:p>Audio file "Inactivity for long time" changed to "Prolonged inactivity"</text:p>
          </table:table-cell>
          <table:table-cell table:style-name="ce41" office:value-type="string" calcext:value-type="string">
            <text:p>1.4.17, #3264</text:p>
          </table:table-cell>
          <table:table-cell/>
          <table:table-cell table:style-name="ce65"/>
          <table:table-cell table:number-columns-repeated="16377"/>
        </table:table-row>
        <table:table-row table:style-name="ro22">
          <table:table-cell table:number-columns-repeated="2"/>
          <table:table-cell table:style-name="ce34"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41" office:value-type="string" calcext:value-type="string">
            <text:p>1.5.7, #3804</text:p>
          </table:table-cell>
          <table:table-cell/>
          <table:table-cell table:style-name="ce65"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34" office:value-type="string" calcext:value-type="string">
            <text:p>p63 <text:s text:c="2"/></text:p>
          </table:table-cell>
          <table:table-cell office:value-type="string" calcext:value-type="string">
            <text:p>Add option to receive a model via Bluetooth.</text:p>
          </table:table-cell>
          <table:table-cell table:style-name="ce41" office:value-type="string" calcext:value-type="string">
            <text:p>done</text:p>
          </table:table-cell>
          <table:table-cell/>
          <table:table-cell table:style-name="ce65"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34" office:value-type="string" calcext:value-type="string">
            <text:p>p65 <text:s text:c="3"/></text:p>
          </table:table-cell>
          <table:table-cell office:value-type="string" calcext:value-type="string">
            <text:p>Add new section ‘Receiving a model from another Ethos radio’</text:p>
          </table:table-cell>
          <table:table-cell table:style-name="ce41" office:value-type="string" calcext:value-type="string">
            <text:p>done</text:p>
          </table:table-cell>
          <table:table-cell/>
          <table:table-cell table:style-name="ce65" office:value-type="string" calcext:value-type="string">
            <text:p>63(3), 64(2)</text:p>
          </table:table-cell>
          <table:table-cell table:number-columns-repeated="16377"/>
        </table:table-row>
        <table:table-row table:style-name="ro5">
          <table:table-cell table:number-columns-repeated="2"/>
          <table:table-cell table:style-name="ce34" office:value-type="string" calcext:value-type="string">
            <text:p>p64 <text:s/></text:p>
          </table:table-cell>
          <table:table-cell office:value-type="string" calcext:value-type="string">
            <text:p>Add the option "Non stabilized receiver" instead of "---" in the Wizard feature</text:p>
          </table:table-cell>
          <table:table-cell table:style-name="ce41" office:value-type="string" calcext:value-type="string">
            <text:p>1.5.7, #3744</text:p>
          </table:table-cell>
          <table:table-cell table:number-columns-repeated="16379"/>
        </table:table-row>
        <table:table-row table:style-name="ro5">
          <table:table-cell table:number-columns-repeated="2"/>
          <table:table-cell table:style-name="ce34" office:value-type="string" calcext:value-type="string">
            <text:p>p80 <text:s text:c="2"/></text:p>
          </table:table-cell>
          <table:table-cell office:value-type="string" calcext:value-type="string">
            <text:p>Add a screenshot to the Low Position Trim section</text:p>
          </table:table-cell>
          <table:table-cell table:style-name="ce41" office:value-type="string" calcext:value-type="string">
            <text:p>done</text:p>
          </table:table-cell>
          <table:table-cell/>
          <table:table-cell table:style-name="ce65" office:value-type="float" office:value="77" calcext:value-type="float">
            <text:p>77</text:p>
          </table:table-cell>
          <table:table-cell table:number-columns-repeated="16377"/>
        </table:table-row>
        <table:table-row table:style-name="ro5">
          <table:table-cell table:number-columns-repeated="2"/>
          <table:table-cell table:style-name="ce34" office:value-type="string" calcext:value-type="string">
            <text:p>p102 -104</text:p>
          </table:table-cell>
          <table:table-cell office:value-type="string" calcext:value-type="string">
            <text:p>Outputs parameters now have ‘Use a source’ options, allowing use of Vars etc.</text:p>
          </table:table-cell>
          <table:table-cell table:style-name="ce41" office:value-type="string" calcext:value-type="string">
            <text:p>1.5.7, #3856</text:p>
          </table:table-cell>
          <table:table-cell/>
          <table:table-cell table:style-name="ce65" office:value-type="string" calcext:value-type="string">
            <text:p>99, 100(1), 101</text:p>
          </table:table-cell>
          <table:table-cell table:number-columns-repeated="16377"/>
        </table:table-row>
        <table:table-row table:style-name="ro5">
          <table:table-cell table:number-columns-repeated="2"/>
          <table:table-cell table:style-name="ce34" office:value-type="string" calcext:value-type="string">
            <text:p>p104 <text:s text:c="2"/></text:p>
          </table:table-cell>
          <table:table-cell office:value-type="string" calcext:value-type="string">
            <text:p>Remove ‘Trims to subtrims’ section, this is now part of Trim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3">
          <table:table-cell table:number-columns-repeated="2"/>
          <table:table-cell table:style-name="ce34"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124,125 <text:s text:c="4"/></text:p>
          </table:table-cell>
          <table:table-cell office:value-type="string" calcext:value-type="string">
            <text:p>Add new section on Flex firmware options</text:p>
          </table:table-cell>
          <table:table-cell table:style-name="ce41" office:value-type="string" calcext:value-type="string">
            <text:p>done</text:p>
          </table:table-cell>
          <table:table-cell/>
          <table:table-cell table:style-name="ce65" office:value-type="string" calcext:value-type="string">
            <text:p>121-122</text:p>
          </table:table-cell>
          <table:table-cell table:number-columns-repeated="16377"/>
        </table:table-row>
        <table:table-row table:style-name="ro24">
          <table:table-cell/>
          <table:table-cell table:style-name="ce1" office:value-type="string" calcext:value-type="string">
            <text:p>*</text:p>
          </table:table-cell>
          <table:table-cell table:style-name="ce34"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41"/>
          <table:table-cell/>
          <table:table-cell table:style-name="ce65"/>
          <table:table-cell table:number-columns-repeated="16377"/>
        </table:table-row>
        <table:table-row table:style-name="ro5">
          <table:table-cell table:number-columns-repeated="2"/>
          <table:table-cell table:style-name="ce34" office:value-type="string" calcext:value-type="string">
            <text:p>p221</text:p>
          </table:table-cell>
          <table:table-cell office:value-type="string" calcext:value-type="string">
            <text:p>Consumption sensor can have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6 <text:s text:c="2"/></text:p>
          </table:table-cell>
          <table:table-cell office:value-type="string" calcext:value-type="string">
            <text:p>Trip sensor can kave km units, and a range up to 20km, and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7-230</text:p>
          </table:table-cell>
          <table:table-cell office:value-type="string" calcext:value-type="string">
            <text:p>Multi Lipo, Percent, Power and Custom sensors can kave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5">
          <table:table-cell table:number-columns-repeated="2"/>
          <table:table-cell table:style-name="ce34"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6">
          <table:table-cell table:number-columns-repeated="2"/>
          <table:table-cell table:style-name="ce34"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46 <text:s text:c="2"/></text:p>
          </table:table-cell>
          <table:table-cell office:value-type="string" calcext:value-type="string">
            <text:p>New System Event "Flight reset" added feature</text:p>
          </table:table-cell>
          <table:table-cell table:style-name="ce41" office:value-type="string" calcext:value-type="string">
            <text:p>1.5.7, #3585</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73 <text:s text:c="3"/></text:p>
          </table:table-cell>
          <table:table-cell office:value-type="string" calcext:value-type="string">
            <text:p>Repurpose trim’ has been renamed to ‘Repurpose’.</text:p>
          </table:table-cell>
          <table:table-cell table:style-name="ce41" office:value-type="string" calcext:value-type="string">
            <text:p>#3799</text:p>
          </table:table-cell>
          <table:table-cell/>
          <table:table-cell table:style-name="ce65"/>
          <table:table-cell table:number-columns-repeated="16377"/>
        </table:table-row>
        <table:table-row table:style-name="ro17">
          <table:table-cell table:number-columns-repeated="2"/>
          <table:table-cell table:style-name="ce34"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90</text:p>
          </table:table-cell>
          <table:table-cell office:value-type="string" calcext:value-type="string">
            <text:p>Improve the Lua Development Tools debug section with an example.</text:p>
          </table:table-cell>
          <table:table-cell table:style-name="ce41" office:value-type="string" calcext:value-type="string">
            <text:p>done</text:p>
          </table:table-cell>
          <table:table-cell/>
          <table:table-cell table:style-name="ce65" office:value-type="string" calcext:value-type="string">
            <text:p>387, 388,389</text:p>
          </table:table-cell>
          <table:table-cell table:number-columns-repeated="16377"/>
        </table:table-row>
        <table:table-row table:style-name="ro5">
          <table:table-cell table:number-columns-repeated="2"/>
          <table:table-cell table:style-name="ce34"/>
          <table:table-cell table:number-columns-repeated="16381"/>
        </table:table-row>
        <table:table-row table:style-name="ro5">
          <table:table-cell table:style-name="ce1" office:value-type="string" calcext:value-type="string">
            <text:p>1.5.8rev0</text:p>
          </table:table-cell>
          <table:table-cell/>
          <table:table-cell table:style-name="ce34" office:value-type="string" calcext:value-type="string">
            <text:p>header</text:p>
          </table:table-cell>
          <table:table-cell office:value-type="string" calcext:value-type="string">
            <text:p>confirmed to 1.5.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9 <text:s text:c="2"/></text:p>
          </table:table-cell>
          <table:table-cell office:value-type="string" calcext:value-type="string">
            <text:p>Asterisk icon in the top bar to show Lua / Radio errors feature</text:p>
          </table:table-cell>
          <table:table-cell table:style-name="ce41"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34" office:value-type="string" calcext:value-type="string">
            <text:p>p15 <text:s text:c="2"/></text:p>
          </table:table-cell>
          <table:table-cell office:value-type="string" calcext:value-type="string">
            <text:p>Add heading for new ‘half range’ op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7 <text:s text:c="2"/></text:p>
          </table:table-cell>
          <table:table-cell office:value-type="string" calcext:value-type="string">
            <text:p>Add reference to Lua Development Tools tab.</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8-19</text:p>
          </table:table-cell>
          <table:table-cell office:value-type="string" calcext:value-type="string">
            <text:p>Allow the user to test the Emergency Mode – enhancement</text:p>
          </table:table-cell>
          <table:table-cell table:style-name="ce41"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41"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41"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41"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41"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41"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41"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41"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7">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41"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41"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41"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41"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41"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34"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41" office:value-type="string" calcext:value-type="string">
            <text:p>done</text:p>
          </table:table-cell>
          <table:table-cell table:number-columns-repeated="16379"/>
        </table:table-row>
        <table:table-row table:style-name="ro27">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41" office:value-type="string" calcext:value-type="string">
            <text:p>done</text:p>
          </table:table-cell>
          <table:table-cell table:number-columns-repeated="16379"/>
        </table:table-row>
        <table:table-row table:style-name="ro27">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41" office:value-type="string" calcext:value-type="string">
            <text:p>done</text:p>
          </table:table-cell>
          <table:table-cell table:number-columns-repeated="16379"/>
        </table:table-row>
        <table:table-row table:style-name="ro5" table:number-rows-repeated="2">
          <table:table-cell table:number-columns-repeated="2"/>
          <table:table-cell table:style-name="ce34"/>
          <table:table-cell table:number-columns-repeated="16381"/>
        </table:table-row>
        <table:table-row table:style-name="ro5">
          <table:table-cell table:style-name="ce1" office:value-type="string" calcext:value-type="string">
            <text:p>1.5.8rev1</text:p>
          </table:table-cell>
          <table:table-cell/>
          <table:table-cell table:style-name="ce34" office:value-type="string" calcext:value-type="string">
            <text:p>header</text:p>
          </table:table-cell>
          <table:table-cell office:value-type="string" calcext:value-type="string">
            <text:p>confirmed to 1.5.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41" office:value-type="string" calcext:value-type="string">
            <text:p>done</text:p>
          </table:table-cell>
          <table:table-cell table:number-columns-repeated="16379"/>
        </table:table-row>
        <table:table-row table:style-name="ro5">
          <table:table-cell table:number-columns-repeated="4"/>
          <table:table-cell table:style-name="ce41"/>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93"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1 <text:s text:c="2"/></text:p>
          </table:table-cell>
          <table:table-cell office:value-type="string" calcext:value-type="string">
            <text:p>Improve the User Interface and Navigatio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14</text:p>
          </table:table-cell>
          <table:table-cell office:value-type="string" calcext:value-type="string">
            <text:p>Update for new number value controls</text:p>
          </table:table-cell>
          <table:table-cell table:style-name="ce41"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34" office:value-type="string" calcext:value-type="string">
            <text:p>p77 <text:s text:c="2"/></text:p>
          </table:table-cell>
          <table:table-cell office:value-type="string" calcext:value-type="string">
            <text:p>New ETHOS Feature - More Screens With Details Fields – Flight Modes</text:p>
          </table:table-cell>
          <table:table-cell table:style-name="ce41"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34" office:value-type="string" calcext:value-type="string">
            <text:p>p91</text:p>
          </table:table-cell>
          <table:table-cell office:value-type="string" calcext:value-type="string">
            <text:p>Show graph in Free Mix action sub-dialogs enhancement</text:p>
          </table:table-cell>
          <table:table-cell table:style-name="ce41"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34" office:value-type="string" calcext:value-type="string">
            <text:p>p112 <text:s text:c="2"/></text:p>
          </table:table-cell>
          <table:table-cell office:value-type="string" calcext:value-type="string">
            <text:p>New ETHOS Feature - More Screens With Details Fields – Timers</text:p>
          </table:table-cell>
          <table:table-cell table:style-name="ce41"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34" office:value-type="string" calcext:value-type="string">
            <text:p>p196 <text:s text:c="2"/></text:p>
          </table:table-cell>
          <table:table-cell office:value-type="string" calcext:value-type="string">
            <text:p>Update images in FrSky External modules section</text:p>
          </table:table-cell>
          <table:table-cell table:style-name="ce41"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34" office:value-type="string" calcext:value-type="string">
            <text:p>p255-256 <text:s/></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34" office:value-type="string" calcext:value-type="string">
            <text:p>p258 <text:s text:c="2"/></text:p>
          </table:table-cell>
          <table:table-cell office:value-type="string" calcext:value-type="string">
            <text:p>New ETHOS Feature - More Screens With Details Fields – Special Functions</text:p>
          </table:table-cell>
          <table:table-cell table:style-name="ce41"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34" office:value-type="string" calcext:value-type="string">
            <text:p>p281 <text:s text:c="2"/></text:p>
          </table:table-cell>
          <table:table-cell office:value-type="string" calcext:value-type="string">
            <text:p>Add comments for VARS enhancement</text:p>
          </table:table-cell>
          <table:table-cell table:style-name="ce41"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34" office:value-type="string" calcext:value-type="string">
            <text:p>p304 <text:s text:c="2"/></text:p>
          </table:table-cell>
          <table:table-cell office:value-type="string" calcext:value-type="string">
            <text:p>More home screen layouts feature</text:p>
          </table:table-cell>
          <table:table-cell table:style-name="ce41"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34"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41"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34" office:value-type="string" calcext:value-type="string">
            <text:p>Editorial changes</text:p>
          </table:table-cell>
          <table:table-cell table:number-columns-repeated="16381"/>
        </table:table-row>
        <table:table-row table:style-name="ro5">
          <table:table-cell table:number-columns-repeated="2"/>
          <table:table-cell table:style-name="ce34" office:value-type="string" calcext:value-type="string">
            <text:p>p7 <text:s text:c="2"/></text:p>
          </table:table-cell>
          <table:table-cell office:value-type="string" calcext:value-type="string">
            <text:p>Add missing ‘Function Switches’ label to X18 front 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10 <text:s/></text:p>
          </table:table-cell>
          <table:table-cell office:value-type="string" calcext:value-type="string">
            <text:p>Move ‘All mixes etc will be adjusted accordingly.’ to paragraph belo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5-163</text:p>
          </table:table-cell>
          <table:table-cell office:value-type="string" calcext:value-type="string">
            <text:p>Minor tidy up of TD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77-190</text:p>
          </table:table-cell>
          <table:table-cell office:value-type="string" calcext:value-type="string">
            <text:p>Minor tidy up of TW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00-211</text:p>
          </table:table-cell>
          <table:table-cell office:value-type="string" calcext:value-type="string">
            <text:p>Minor tidy up of TW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86</text:p>
          </table:table-cell>
          <table:table-cell office:value-type="string" calcext:value-type="string">
            <text:p>Replace ‘Flight Data Record’ with ‘Flight Data Record (Receiver black box)’</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268, 269, 270</text:p>
          </table:table-cell>
          <table:table-cell table:style-name="ce57" office:value-type="string" calcext:value-type="string">
            <text:p>Correct: Enable or disable this special func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5 <text:s text:c="3"/></text:p>
          </table:table-cell>
          <table:table-cell office:value-type="string" calcext:value-type="string">
            <text:p>Image viewer added</text:p>
          </table:table-cell>
          <table:table-cell table:style-name="ce41" office:value-type="string" calcext:value-type="string">
            <text:p>1.5.10, #4171</text:p>
          </table:table-cell>
          <table:table-cell table:number-columns-repeated="16379"/>
        </table:table-row>
        <table:table-row table:style-name="ro5">
          <table:table-cell table:number-columns-repeated="2"/>
          <table:table-cell table:style-name="ce34" office:value-type="string" calcext:value-type="string">
            <text:p>p61 <text:s text:c="2"/></text:p>
          </table:table-cell>
          <table:table-cell office:value-type="string" calcext:value-type="string">
            <text:p>Better display of errors in System / Information, especially for Lua errors</text:p>
          </table:table-cell>
          <table:table-cell table:style-name="ce41"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34" office:value-type="string" calcext:value-type="string">
            <text:p>p17, 109 <text:s text:c="3"/></text:p>
          </table:table-cell>
          <table:table-cell office:value-type="string" calcext:value-type="string">
            <text:p>"Ignore range" option added to Vars to avoid the range conversion </text:p>
          </table:table-cell>
          <table:table-cell table:style-name="ce41"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34"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41"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34" office:value-type="string" calcext:value-type="string">
            <text:p>p122 <text:s text:c="2"/></text:p>
          </table:table-cell>
          <table:table-cell office:value-type="string" calcext:value-type="string">
            <text:p>Trim default value is reset to 0 when using the Trim Mode "Custom" </text:p>
          </table:table-cell>
          <table:table-cell table:style-name="ce41" office:value-type="string" calcext:value-type="string">
            <text:p>1.5.10, #4168</text:p>
          </table:table-cell>
          <table:table-cell table:number-columns-repeated="16379"/>
        </table:table-row>
        <table:table-row table:style-name="ro5">
          <table:table-cell/>
          <table:table-cell table:style-name="ce1"/>
          <table:table-cell table:style-name="ce34" office:value-type="string" calcext:value-type="string">
            <text:p>p258 <text:s text:c="2"/></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34" office:value-type="string" calcext:value-type="string">
            <text:p>Editorial changes</text:p>
          </table:table-cell>
          <table:table-cell table:number-columns-repeated="16381"/>
        </table:table-row>
        <table:table-row table:style-name="ro5">
          <table:table-cell/>
          <table:table-cell table:style-name="ce1"/>
          <table:table-cell table:style-name="ce34" office:value-type="string" calcext:value-type="string">
            <text:p>p359 <text:s text:c="2"/></text:p>
          </table:table-cell>
          <table:table-cell office:value-type="string" calcext:value-type="string">
            <text:p>Correct step no. 7 to no. 6</text:p>
          </table:table-cell>
          <table:table-cell table:style-name="ce41" office:value-type="string" calcext:value-type="string">
            <text:p>done</text:p>
          </table:table-cell>
          <table:table-cell table:number-columns-repeated="16379"/>
        </table:table-row>
        <table:table-row table:style-name="ro5">
          <table:table-cell/>
          <table:table-cell table:style-name="ce1"/>
          <table:table-cell table:style-name="ce34" office:value-type="string" calcext:value-type="string">
            <text:p>p361 <text:s text:c="2"/></text:p>
          </table:table-cell>
          <table:table-cell office:value-type="string" calcext:value-type="string">
            <text:p>Fix heading”6. How to configure a Butterfly (aka Crow) mix”</text:p>
          </table:table-cell>
          <table:table-cell table:style-name="ce41" office:value-type="string" calcext:value-type="string">
            <text:p>done</text:p>
          </table:table-cell>
          <table:table-cell table:number-columns-repeated="16379"/>
        </table:table-row>
        <table:table-row table:style-name="ro5">
          <table:table-cell/>
          <table:table-cell table:style-name="ce1"/>
          <table:table-cell table:style-name="ce34" office:value-type="string" calcext:value-type="string">
            <text:p>p385 <text:s text:c="2"/></text:p>
          </table:table-cell>
          <table:table-cell office:value-type="string" calcext:value-type="string">
            <text:p>Correct step numbers (get rid of orphan 5.)</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1 <text:s text:c="2"/></text:p>
          </table:table-cell>
          <table:table-cell office:value-type="string" calcext:value-type="string">
            <text:p>Improve the User Interface and Navigatio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2-14</text:p>
          </table:table-cell>
          <table:table-cell office:value-type="string" calcext:value-type="string">
            <text:p>Update for new number value controls</text:p>
          </table:table-cell>
          <table:table-cell table:style-name="ce41"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82" office:value-type="string" calcext:value-type="string">
            <text:p>p17, 109 <text:s text:c="3"/></text:p>
          </table:table-cell>
          <table:table-cell office:value-type="string" calcext:value-type="string">
            <text:p>"Ignore range" option added to Vars to avoid the range conversion </text:p>
          </table:table-cell>
          <table:table-cell table:style-name="ce41"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82" office:value-type="string" calcext:value-type="string">
            <text:p>p25 <text:s text:c="3"/></text:p>
          </table:table-cell>
          <table:table-cell office:value-type="string" calcext:value-type="string">
            <text:p>Image viewer added</text:p>
          </table:table-cell>
          <table:table-cell table:style-name="ce41" office:value-type="string" calcext:value-type="string">
            <text:p>1.5.10, #4171</text:p>
          </table:table-cell>
          <table:table-cell table:number-columns-repeated="16379"/>
        </table:table-row>
        <table:table-row table:style-name="ro5">
          <table:table-cell table:number-columns-repeated="2"/>
          <table:table-cell table:style-name="ce82" office:value-type="string" calcext:value-type="string">
            <text:p>p61 <text:s text:c="2"/></text:p>
          </table:table-cell>
          <table:table-cell office:value-type="string" calcext:value-type="string">
            <text:p>Better display of errors in System / Information, especially for Lua errors</text:p>
          </table:table-cell>
          <table:table-cell table:style-name="ce41"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82" office:value-type="string" calcext:value-type="string">
            <text:p>p78 <text:s text:c="2"/></text:p>
          </table:table-cell>
          <table:table-cell office:value-type="string" calcext:value-type="string">
            <text:p>New ETHOS Feature - More Screens With Details Fields – Flight Modes</text:p>
          </table:table-cell>
          <table:table-cell table:style-name="ce41"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82" office:value-type="string" calcext:value-type="string">
            <text:p>p92 <text:s text:c="2"/></text:p>
          </table:table-cell>
          <table:table-cell office:value-type="string" calcext:value-type="string">
            <text:p>Show graph in Free Mix action sub-dialogs enhancement</text:p>
          </table:table-cell>
          <table:table-cell table:style-name="ce41"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82" office:value-type="string" calcext:value-type="string">
            <text:p>p113 <text:s text:c="2"/></text:p>
          </table:table-cell>
          <table:table-cell office:value-type="string" calcext:value-type="string">
            <text:p>New ETHOS Feature - More Screens With Details Fields – Timers</text:p>
          </table:table-cell>
          <table:table-cell table:style-name="ce41"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82"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41"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82" office:value-type="string" calcext:value-type="string">
            <text:p>p122 <text:s text:c="2"/></text:p>
          </table:table-cell>
          <table:table-cell office:value-type="string" calcext:value-type="string">
            <text:p>Trim default value is reset to 0 when using the Trim Mode "Custom" </text:p>
          </table:table-cell>
          <table:table-cell table:style-name="ce41" office:value-type="string" calcext:value-type="string">
            <text:p>1.5.10, #4168</text:p>
          </table:table-cell>
          <table:table-cell table:number-columns-repeated="16379"/>
        </table:table-row>
        <table:table-row table:style-name="ro5">
          <table:table-cell/>
          <table:table-cell table:style-name="ce1"/>
          <table:table-cell table:style-name="ce82" office:value-type="string" calcext:value-type="string">
            <text:p>p198 <text:s text:c="2"/></text:p>
          </table:table-cell>
          <table:table-cell office:value-type="string" calcext:value-type="string">
            <text:p>Update images in FrSky External modules section</text:p>
          </table:table-cell>
          <table:table-cell table:style-name="ce41"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82" office:value-type="string" calcext:value-type="string">
            <text:p>p257-258 <text:s/></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82" office:value-type="string" calcext:value-type="string">
            <text:p>p260 <text:s text:c="2"/></text:p>
          </table:table-cell>
          <table:table-cell office:value-type="string" calcext:value-type="string">
            <text:p>New ETHOS Feature - More Screens With Details Fields – Special Functions</text:p>
          </table:table-cell>
          <table:table-cell table:style-name="ce41"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82" office:value-type="string" calcext:value-type="string">
            <text:p>p283 <text:s text:c="2"/></text:p>
          </table:table-cell>
          <table:table-cell office:value-type="string" calcext:value-type="string">
            <text:p>Add comments for VARS enhancement</text:p>
          </table:table-cell>
          <table:table-cell table:style-name="ce41"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82" office:value-type="string" calcext:value-type="string">
            <text:p>p306 <text:s text:c="2"/></text:p>
          </table:table-cell>
          <table:table-cell office:value-type="string" calcext:value-type="string">
            <text:p>More home screen layouts feature</text:p>
          </table:table-cell>
          <table:table-cell table:style-name="ce41"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82"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41"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34"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34" office:value-type="string" calcext:value-type="string">
            <text:p>header</text:p>
          </table:table-cell>
          <table:table-cell office:value-type="string" calcext:value-type="string">
            <text:p>confirmed to 1.5.12 in head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41"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41"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41"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41"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41"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41"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41"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41"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41"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34" office:value-type="string" calcext:value-type="string">
            <text:p>header</text:p>
          </table:table-cell>
          <table:table-cell office:value-type="string" calcext:value-type="string">
            <text:p>confirmed to 1.5.15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3, 66</text:p>
          </table:table-cell>
          <table:table-cell table:style-name="ce57" office:value-type="string" calcext:value-type="string">
            <text:p>The Page key may be used to switch between the Model and System pages.</text:p>
          </table:table-cell>
          <table:table-cell table:style-name="ce41"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41"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57" office:value-type="string" calcext:value-type="string">
            <text:p>The radio runtime timer now has a Reset button.</text:p>
          </table:table-cell>
          <table:table-cell table:style-name="ce41"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41"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8">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34" office:value-type="string" calcext:value-type="string">
            <text:p>header</text:p>
          </table:table-cell>
          <table:table-cell office:value-type="string" calcext:value-type="string">
            <text:p>confirmed to 1.5.16 in header</text:p>
          </table:table-cell>
          <table:table-cell table:style-name="ce41" office:value-type="string" calcext:value-type="string">
            <text:p>done</text:p>
          </table:table-cell>
          <table:table-cell table:number-columns-repeated="16379"/>
        </table:table-row>
        <table:table-row table:style-name="ro5">
          <table:table-cell table:style-name="ce81" office:value-type="string" calcext:value-type="string">
            <text:p>1.5.16</text:p>
          </table:table-cell>
          <table:table-cell/>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41" office:value-type="string" calcext:value-type="string">
            <text:p>done</text:p>
          </table:table-cell>
          <table:table-cell table:number-columns-repeated="16379"/>
        </table:table-row>
        <table:table-row table:style-name="ro29">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41"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41"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41" office:value-type="string" calcext:value-type="string">
            <text:p><text:span text:style-name="T18">1.5.16, #2790</text:span></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41" office:value-type="string" calcext:value-type="string">
            <text:p>done</text:p>
          </table:table-cell>
          <table:table-cell table:style-name="ce30"/>
          <table:table-cell table:number-columns-repeated="16378"/>
        </table:table-row>
        <table:table-row table:style-name="ro25">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41" office:value-type="string" calcext:value-type="string">
            <text:p>1.5.16, #4491</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41" office:value-type="string" calcext:value-type="string">
            <text:p><text:span text:style-name="T18">1.5.16, #2790</text:span></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41" office:value-type="string" calcext:value-type="string">
            <text:p>Suite 1.5.10</text:p>
          </table:table-cell>
          <table:table-cell table:style-name="ce30"/>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41" office:value-type="string" calcext:value-type="string">
            <text:p>Suite 1.5.10</text:p>
          </table:table-cell>
          <table:table-cell table:style-name="ce30"/>
          <table:table-cell table:number-columns-repeated="16378"/>
        </table:table-row>
        <table:table-row table:style-name="ro5">
          <table:table-cell/>
          <table:table-cell table:style-name="ce1"/>
          <table:table-cell table:number-columns-repeated="2"/>
          <table:table-cell table:style-name="ce41"/>
          <table:table-cell table:style-name="ce30"/>
          <table:table-cell table:number-columns-repeated="16378"/>
        </table:table-row>
        <table:table-row table:style-name="ro5">
          <table:table-cell table:number-columns-repeated="4"/>
          <table:table-cell table:style-name="ce41"/>
          <table:table-cell table:style-name="ce30"/>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41" office:value-type="string" calcext:value-type="string">
            <text:p>done</text:p>
          </table:table-cell>
          <table:table-cell table:style-name="ce30"/>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41"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83" office:value-type="string" calcext:value-type="string">
            <text:p>p254-258</text:p>
          </table:table-cell>
          <table:table-cell office:value-type="string" calcext:value-type="string">
            <text:p>Update Checklis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41"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34" office:value-type="string" calcext:value-type="string">
            <text:p>p93-95</text:p>
          </table:table-cell>
          <table:table-cell office:value-type="string" calcext:value-type="string">
            <text:p>Update View per Channel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90" office:value-type="string" calcext:value-type="string">
            <text:p>Correct FS1(edge) to FS3(edg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41"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41" office:value-type="string" calcext:value-type="string">
            <text:p>done</text:p>
          </table:table-cell>
          <table:table-cell table:number-columns-repeated="16379"/>
        </table:table-row>
        <table:table-row table:style-name="ro5">
          <table:table-cell table:number-columns-repeated="4"/>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6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34" office:value-type="string" calcext:value-type="string">
            <text:p>p18 <text:s text:c="2"/></text:p>
          </table:table-cell>
          <table:table-cell office:value-type="string" calcext:value-type="string">
            <text:p>Add negative option for Trims</text:p>
          </table:table-cell>
          <table:table-cell table:style-name="ce41"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41"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90" office:value-type="string" calcext:value-type="string">
            <text:p>The trim direction can be changed by selecting ‘Negative’.</text:p>
          </table:table-cell>
          <table:table-cell table:style-name="ce41"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41"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41"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41" office:value-type="string" calcext:value-type="string">
            <text:p>done</text:p>
          </table:table-cell>
          <table:table-cell table:number-columns-repeated="16379"/>
        </table:table-row>
        <table:table-row table:style-name="ro30">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31">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41"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41" office:value-type="string" calcext:value-type="string">
            <text:p>1.6.0</text:p>
          </table:table-cell>
          <table:table-cell table:number-columns-repeated="16379"/>
        </table:table-row>
        <table:table-row table:style-name="ro32">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41"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41" office:value-type="string" calcext:value-type="string">
            <text:p>1.6.0</text:p>
          </table:table-cell>
          <table:table-cell table:number-columns-repeated="16379"/>
        </table:table-row>
        <table:table-row table:style-name="ro33">
          <table:table-cell office:value-type="string" calcext:value-type="string">
            <text:p>rev2</text:p>
          </table:table-cell>
          <table:table-cell/>
          <table:table-cell table:style-name="ce34"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41"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90" office:value-type="string" calcext:value-type="string">
            <text:p>Failsafe data is sent from the transmitter approximately every 10 seconds.”</text:p>
          </table:table-cell>
          <table:table-cell table:style-name="ce41"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41"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41"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34" office:value-type="string" calcext:value-type="string">
            <text:p>p407, 408, 413</text:p>
          </table:table-cell>
          <table:table-cell office:value-type="string" calcext:value-type="string">
            <text:p>Add mandatory RF module upgrade to version 3.0.1</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34"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41"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34" office:value-type="string" calcext:value-type="string">
            <text:p>footer</text:p>
          </table:table-cell>
          <table:table-cell office:value-type="string" calcext:value-type="string">
            <text:p>confirmed to rev3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34"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41" office:value-type="string" calcext:value-type="string">
            <text:p>done</text:p>
          </table:table-cell>
          <table:table-cell table:number-columns-repeated="16379"/>
        </table:table-row>
        <table:table-row table:style-name="ro31">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34"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60 <text:s text:c="2"/></text:p>
          </table:table-cell>
          <table:table-cell office:value-type="string" calcext:value-type="string">
            <text:p>Update Device Config with more info</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34"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41"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91" office:value-type="string" calcext:value-type="string">
            <text:p>Add: Note: Both the Bootloader and the system firmware are stored in the internal flash memory on all FrSky Radios back to the original X9D.</text:p>
          </table:table-cell>
          <table:table-cell table:style-name="ce41" office:value-type="string" calcext:value-type="string">
            <text:p>done</text:p>
          </table:table-cell>
          <table:table-cell table:number-columns-repeated="16379"/>
        </table:table-row>
        <table:table-row table:style-name="ro34">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41"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41"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41"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41" office:value-type="string" calcext:value-type="string">
            <text:p>1.6.2, #5127</text:p>
          </table:table-cell>
          <table:table-cell table:style-name="ce30"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41"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41" office:value-type="string" calcext:value-type="string">
            <text:p>done</text:p>
          </table:table-cell>
          <table:table-cell table:number-columns-repeated="16379"/>
        </table:table-row>
        <table:table-row table:style-name="ro35">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41" office:value-type="string" calcext:value-type="string">
            <text:p>done</text:p>
          </table:table-cell>
          <table:table-cell table:number-columns-repeated="16379"/>
        </table:table-row>
        <table:table-row table:style-name="ro36">
          <table:table-cell table:number-columns-repeated="2"/>
          <table:table-cell office:value-type="string" calcext:value-type="string">
            <text:p>p244 <text:s text:c="2"/></text:p>
          </table:table-cell>
          <table:table-cell table:style-name="ce92" office:value-type="string" calcext:value-type="string">
            <text:p>Change to “<text:span text:style-name="T17">For the receiver sensors, this warning is disabled by default, as being internal they are unlikely to be lost.”</text:spa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36">
          <table:table-cell table:number-columns-repeated="2"/>
          <table:table-cell table:style-name="ce34" office:value-type="string" calcext:value-type="string">
            <text:p>Future change:</text:p>
          </table:table-cell>
          <table:table-cell table:number-columns-repeated="16381"/>
        </table:table-row>
        <table:table-row table:style-name="ro3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8">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41" office:value-type="string" calcext:value-type="string">
            <text:p>done</text:p>
          </table:table-cell>
          <table:table-cell table:number-columns-repeated="16379"/>
        </table:table-row>
        <table:table-row table:style-name="ro38">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41" office:value-type="string" calcext:value-type="string">
            <text:p>done</text:p>
          </table:table-cell>
          <table:table-cell table:number-columns-repeated="16379"/>
        </table:table-row>
        <table:table-row table:style-name="ro36">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36">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7</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7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p31 <text:s text:c="3"/></text:p>
          </table:table-cell>
          <table:table-cell office:value-type="string" calcext:value-type="string">
            <text:p>Add to the ‘scripts’ section in File Manag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7-78</text:p>
          </table:table-cell>
          <table:table-cell office:value-type="string" calcext:value-type="string">
            <text:p>Add additional model wizard steps</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15 <text:s text:c="2"/></text:p>
          </table:table-cell>
          <table:table-cell office:value-type="string" calcext:value-type="string">
            <text:p>Improve the introduction to the Lua pag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8</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8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p80 <text:s text:c="3"/></text:p>
          </table:table-cell>
          <table:table-cell office:value-type="string" calcext:value-type="string">
            <text:p>Add the wizard step for naming the model.</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1 <text:s text:c="3"/></text:p>
          </table:table-cell>
          <table:table-cell office:value-type="string" calcext:value-type="string">
            <text:p>Replace ‘page’ (more of an OpenTX term) with ‘menu’</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80 <text:s text:c="2"/></text:p>
          </table:table-cell>
          <table:table-cell office:value-type="string" calcext:value-type="string">
            <text:p>Improve the description for re-ordering channels.</text:p>
          </table:table-cell>
          <table:table-cell table:style-name="ce41" office:value-type="string" calcext:value-type="string">
            <text:p>done</text:p>
          </table:table-cell>
          <table:table-cell table:number-columns-repeated="16379"/>
        </table:table-row>
        <table:table-row table:style-name="ro35">
          <table:table-cell table:number-columns-repeated="2"/>
          <table:table-cell office:value-type="string" calcext:value-type="string">
            <text:p>p81 <text:s text:c="2"/></text:p>
          </table:table-cell>
          <table:table-cell office:value-type="string" calcext:value-type="string">
            <text:p>Remove the redundant paragraph “For example the Airplane wizard assists you…..”</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6 <text:s text:c="3"/></text:p>
          </table:table-cell>
          <table:table-cell office:value-type="string" calcext:value-type="string">
            <text:p>Add the word ‘globally’</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317 <text:s text:c="3"/></text:p>
          </table:table-cell>
          <table:table-cell table:style-name="Default" office:value-type="string" calcext:value-type="string">
            <text:p>Change to “(such as Range in the task example screenshot abo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6.2rev9</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9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office:value-type="string" calcext:value-type="string">
            <text:p>Editorial changes</text:p>
          </table:table-cell>
          <table:table-cell table:style-name="Default"/>
          <table:table-cell table:number-columns-repeated="16380"/>
        </table:table-row>
        <table:table-row table:style-name="ro39">
          <table:table-cell table:number-columns-repeated="3"/>
          <table:table-cell table:style-name="ce40" office:value-type="string" calcext:value-type="string">
            <text:p>I have added the audio language selection to the macros, so the following 9 images have changed to the ES, DE, IT versions. There are of course no changes to the EN manual. However you may need to adjust your text for these ima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41</text:p>
          </table:table-cell>
          <table:table-cell table:style-name="Default" office:value-type="string" calcext:value-type="string">
            <text:p>system-general-audio.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283</text:p>
          </table:table-cell>
          <table:table-cell table:style-name="Default" office:value-type="string" calcext:value-type="string">
            <text:p>model-sf-play-audio.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284 <text:s text:c="3"/></text:p>
          </table:table-cell>
          <table:table-cell table:style-name="Default" office:value-type="string" calcext:value-type="string">
            <text:p>model-sf-play-audio-add-line.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style-name="Default"/>
          <table:table-cell table:number-columns-repeated="16377"/>
        </table:table-row>
        <table:table-row table:style-name="ro5">
          <table:table-cell table:number-columns-repeated="2"/>
          <table:table-cell table:style-name="Default" office:value-type="string" calcext:value-type="string">
            <text:p>p369</text:p>
          </table:table-cell>
          <table:table-cell table:style-name="Default" office:value-type="string" calcext:value-type="string">
            <text:p>how-to-low-batt-sf-battlow.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0</text:p>
          </table:table-cell>
          <table:table-cell table:style-name="Default" office:value-type="string" calcext:value-type="string">
            <text:p>how-to-low-batt-sf-play-value-lipo-summary.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6</text:p>
          </table:table-cell>
          <table:table-cell table:style-name="Default" office:value-type="string" calcext:value-type="string">
            <text:p>how-to-consumption-sf-play-delta200mAh.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6</text:p>
          </table:table-cell>
          <table:table-cell table:style-name="Default" office:value-type="string" calcext:value-type="string">
            <text:p>how-to-consumption-sf-play-value-consumption.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7</text:p>
          </table:table-cell>
          <table:table-cell table:style-name="Default" office:value-type="string" calcext:value-type="string">
            <text:p>how-to-consumption-sf2-play-battlow.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7</text:p>
          </table:table-cell>
          <table:table-cell table:style-name="Default" office:value-type="string" calcext:value-type="string">
            <text:p>how-to-consumption-sf2-play-value-consumption.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table:style-name="Default" office:value-type="string" calcext:value-type="string">
            <text:p>p61 <text:s text:c="3"/></text:p>
          </table:table-cell>
          <table:table-cell table:style-name="Default" office:value-type="string" calcext:value-type="string">
            <text:p>Correct document link to ‘system-devices.png’</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133, 134 <text:s text:c="2"/></text:p>
          </table:table-cell>
          <table:table-cell table:style-name="Default" office:value-type="string" calcext:value-type="string">
            <text:p>New image for timer1 summary, also text change. Now using new ‘timer-1-elapsed.wav’ fi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135, 136 <text:s text:c="2"/></text:p>
          </table:table-cell>
          <table:table-cell table:style-name="Default" office:value-type="string" calcext:value-type="string">
            <text:p>New image for timer2 summary, also text change. Now using new ‘timer-2-elapsed.wav’ fi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284 <text:s text:c="3"/></text:p>
          </table:table-cell>
          <table:table-cell table:style-name="ce40" office:value-type="string" calcext:value-type="string">
            <text:p>Image for 284.3 has been updated, no edit required. Due to sensor changes in the sim.</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37">
          <table:table-cell table:number-columns-repeated="2"/>
          <table:table-cell table:style-name="Default" office:value-type="string" calcext:value-type="string">
            <text:p>p285</text:p>
          </table:table-cell>
          <table:table-cell table:style-name="ce40" office:value-type="string" calcext:value-type="string">
            <text:p>Image for 285.1 and 285.2 has been updated, no edit required. <text:s/>Due to sensor changes in the sim.</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632rev0</text:p>
          </table:table-cell>
          <table:table-cell/>
          <table:table-cell office:value-type="string" calcext:value-type="string">
            <text:p>header</text:p>
          </table:table-cell>
          <table:table-cell office:value-type="string" calcext:value-type="string">
            <text:p>confirmed to 1.6.3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number-rows-repeated="2">
          <table:table-cell table:number-columns-repeated="2"/>
          <table:table-cell table:style-name="Default" table:number-columns-repeated="2"/>
          <table:table-cell table:number-columns-repeated="16380"/>
        </table:table-row>
        <table:table-row table:style-name="ro5">
          <table:table-cell table:number-columns-repeated="2"/>
          <table:table-cell table:style-name="Default" office:value-type="string" calcext:value-type="string">
            <text:p>p348-350</text:p>
          </table:table-cell>
          <table:table-cell table:style-name="Default" office:value-type="string" calcext:value-type="string">
            <text:p>Add another trim option to the Basic Fixed Wing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office:value-type="string" calcext:value-type="string">
            <text:p>Editorial changes</text:p>
          </table:table-cell>
          <table:table-cell table:style-name="Default"/>
          <table:table-cell table:number-columns-repeated="16380"/>
        </table:table-row>
        <table:table-row table:style-name="ro5" table:number-rows-repeated="5">
          <table:table-cell table:number-columns-repeated="2"/>
          <table:table-cell table:style-name="Default" table:number-columns-repeated="2"/>
          <table:table-cell table:number-columns-repeated="16380"/>
        </table:table-row>
        <table:table-row table:style-name="ro5">
          <table:table-cell office:value-type="string" calcext:value-type="string">
            <text:p>Future change:</text:p>
          </table:table-cell>
          <table:table-cell table:number-columns-repeated="16383"/>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90"/>
          <table:table-cell table:number-columns-repeated="16380"/>
        </table:table-row>
        <table:table-row table:style-name="ro5">
          <table:table-cell table:number-columns-repeated="16384"/>
        </table:table-row>
        <table:table-row table:style-name="ro5">
          <table:table-cell table:number-columns-repeated="2"/>
          <table:table-cell table:style-name="ce34"/>
          <table:table-cell table:number-columns-repeated="16381"/>
        </table:table-row>
        <table:table-row table:style-name="ro5">
          <table:table-cell table:number-columns-repeated="3"/>
          <table:table-cell table:style-name="ce9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34"/>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892">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34"/>
        <table:table-column table:style-name="co11" table:default-cell-style-name="ce34"/>
        <table:table-column table:style-name="co12" table:default-cell-style-name="ce30"/>
        <table:table-column table:style-name="co13" table:default-cell-style-name="ce30"/>
        <table:table-column table:style-name="co9" table:number-columns-repeated="1018" table:default-cell-style-name="Default"/>
        <table:table-column table:style-name="co10" table:default-cell-style-name="ce30"/>
        <table:table-column table:style-name="co9" table:number-columns-repeated="15360" table:default-cell-style-name="Default"/>
        <table:table-row table:style-name="ro5">
          <table:table-cell table:style-name="ce30"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41" office:value-type="string" calcext:value-type="string">
            <text:p>done</text:p>
          </table:table-cell>
          <table:table-cell office:value-type="string" calcext:value-type="string">
            <text:p>FB#1146, 1188</text:p>
          </table:table-cell>
          <table:table-cell table:number-columns-repeated="16379"/>
        </table:table-row>
        <table:table-row table:style-name="ro18">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41"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18">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41"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41"/>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41"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41"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18">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41"/>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41" office:value-type="string" calcext:value-type="string">
            <text:p>done</text:p>
          </table:table-cell>
          <table:table-cell office:value-type="string" calcext:value-type="string">
            <text:p>1.1.0 alpha 17, FB#1261</text:p>
          </table:table-cell>
          <table:table-cell table:number-columns-repeated="16379"/>
        </table:table-row>
        <table:table-row table:style-name="ro18">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41" office:value-type="string" calcext:value-type="string">
            <text:p>done</text:p>
          </table:table-cell>
          <table:table-cell office:value-type="string" calcext:value-type="string">
            <text:p>1.1.0 rc1, FB#1384</text:p>
          </table:table-cell>
          <table:table-cell table:number-columns-repeated="16379"/>
        </table:table-row>
        <table:table-row table:style-name="ro18">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41"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41" office:value-type="string" calcext:value-type="string">
            <text:p>done</text:p>
          </table:table-cell>
          <table:table-cell office:value-type="string" calcext:value-type="string">
            <text:p>1.1.0 alpha 16, FB#769 </text:p>
          </table:table-cell>
          <table:table-cell table:number-columns-repeated="16379"/>
        </table:table-row>
        <table:table-row table:style-name="ro18">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41"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41"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41"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41"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41"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41"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41"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41"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41"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41"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41"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41"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41"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0"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41" office:value-type="string" calcext:value-type="string">
            <text:p>done</text:p>
          </table:table-cell>
          <table:table-cell table:number-columns-repeated="16380"/>
        </table:table-row>
        <table:table-row table:style-name="ro40">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56" office:value-type="string" calcext:value-type="string">
            <text:p>Add Note that both 2.4G and 900M bands bind in one oper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56" office:value-type="string" calcext:value-type="string">
            <text:p>Update Smart Port Telemetry for FBU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41"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41"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41" office:value-type="string" calcext:value-type="string">
            <text:p>done</text:p>
          </table:table-cell>
          <table:table-cell table:number-columns-repeated="16380"/>
        </table:table-row>
        <table:table-row table:style-name="ro20">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41" office:value-type="string" calcext:value-type="string">
            <text:p>done</text:p>
          </table:table-cell>
          <table:table-cell table:number-columns-repeated="16380"/>
        </table:table-row>
        <table:table-row table:style-name="ro20">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41" office:value-type="string" calcext:value-type="string">
            <text:p>1.1.2</text:p>
          </table:table-cell>
          <table:table-cell table:number-columns-repeated="16380"/>
        </table:table-row>
        <table:table-row table:style-name="ro18">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41"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41"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41"/>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41"/>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41"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41"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41"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41"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41"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56" office:value-type="string" calcext:value-type="string">
            <text:p>There may be up to 20 flight modes.</text:p>
          </table:table-cell>
          <table:table-cell table:style-name="ce41" office:value-type="string" calcext:value-type="string">
            <text:p>RCG#16950</text:p>
          </table:table-cell>
          <table:table-cell table:number-columns-repeated="16380"/>
        </table:table-row>
        <table:table-row table:style-name="ro41">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41"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41"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41"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41"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41"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41" office:value-type="string" calcext:value-type="string">
            <text:p>done</text:p>
          </table:table-cell>
          <table:table-cell table:number-columns-repeated="16380"/>
        </table:table-row>
        <table:table-row table:style-name="ro5">
          <table:table-cell table:number-columns-repeated="3"/>
          <table:table-cell table:style-name="ce41"/>
          <table:table-cell table:number-columns-repeated="16380"/>
        </table:table-row>
        <table:table-row table:style-name="ro5">
          <table:table-cell table:style-name="ce30"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3.0 rev0</text:p>
          </table:table-cell>
          <table:table-cell table:style-name="ce35" office:value-type="string" calcext:value-type="string">
            <text:p>header</text:p>
          </table:table-cell>
          <table:table-cell table:style-name="ce35" office:value-type="string" calcext:value-type="string">
            <text:p>confirmed to 1.3.0</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footer</text:p>
          </table:table-cell>
          <table:table-cell table:style-name="ce35"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index</text:p>
          </table:table-cell>
          <table:table-cell table:style-name="ce35"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 </text:p>
          </table:table-cell>
          <table:table-cell table:style-name="ce35" office:value-type="string" calcext:value-type="string">
            <text:p>add Reset Menu (long press [ENT])</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Wizard will use the Model Name to choose a filename</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add Third-Party External Modules </text:p>
          </table:table-cell>
          <table:table-cell table:style-name="ce41" office:value-type="string" calcext:value-type="string">
            <text:p>1.3.0</text:p>
          </table:table-cell>
          <table:table-cell table:number-columns-repeated="16380"/>
        </table:table-row>
        <table:table-row table:style-name="ro18">
          <table:table-cell/>
          <table:table-cell table:style-name="ce35" office:value-type="string" calcext:value-type="string">
            <text:p>p40,72,73,181,191</text:p>
          </table:table-cell>
          <table:table-cell table:style-name="ce35" office:value-type="string" calcext:value-type="string">
            <text:p>add PPM Center adjustment</text:p>
          </table:table-cell>
          <table:table-cell table:style-name="ce41" office:value-type="string" calcext:value-type="string">
            <text:p>1.2.11, FB#1264</text:p>
          </table:table-cell>
          <table:table-cell table:number-columns-repeated="16380"/>
        </table:table-row>
        <table:table-row table:style-name="ro5">
          <table:table-cell/>
          <table:table-cell table:style-name="ce35" office:value-type="string" calcext:value-type="string">
            <text:p>p48</text:p>
          </table:table-cell>
          <table:table-cell table:style-name="ce35" office:value-type="string" calcext:value-type="string">
            <text:p>Show a preview in Model Bitmap Select</text:p>
          </table:table-cell>
          <table:table-cell table:style-name="ce41" office:value-type="string" calcext:value-type="string">
            <text:p>1.2.11, FB #1711</text:p>
          </table:table-cell>
          <table:table-cell table:number-columns-repeated="16380"/>
        </table:table-row>
        <table:table-row table:style-name="ro5">
          <table:table-cell/>
          <table:table-cell table:style-name="ce35" office:value-type="string" calcext:value-type="string">
            <text:p>p51 </text:p>
          </table:table-cell>
          <table:table-cell table:style-name="ce35" office:value-type="string" calcext:value-type="string">
            <text:p>improve Flight Modes description, and trims</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55,65</text:p>
          </table:table-cell>
          <table:table-cell table:style-name="ce35" office:value-type="string" calcext:value-type="string">
            <text:p>improve Curves description</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65-71</text:p>
          </table:table-cell>
          <table:table-cell table:style-name="ce35" office:value-type="string" calcext:value-type="string">
            <text:p>add Offset mix to mixer libraries</text:p>
          </table:table-cell>
          <table:table-cell table:style-name="ce41" office:value-type="string" calcext:value-type="string">
            <text:p>1.3.0</text:p>
          </table:table-cell>
          <table:table-cell table:number-columns-repeated="16380"/>
        </table:table-row>
        <table:table-row table:style-name="ro5">
          <table:table-cell/>
          <table:table-cell table:style-name="ce35" office:value-type="string" calcext:value-type="string">
            <text:p>p115</text:p>
          </table:table-cell>
          <table:table-cell table:style-name="ce35" office:value-type="string" calcext:value-type="string">
            <text:p>sensor Application ID now a 4 digit drop-down</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46</text:p>
          </table:table-cell>
          <table:table-cell table:style-name="ce35" office:value-type="string" calcext:value-type="string">
            <text:p>add ‘Clock’ to Play Value SF</text:p>
          </table:table-cell>
          <table:table-cell table:style-name="ce41" office:value-type="string" calcext:value-type="string">
            <text:p>1.2.11, FB#1713 </text:p>
          </table:table-cell>
          <table:table-cell table:number-columns-repeated="16380"/>
        </table:table-row>
        <table:table-row table:style-name="ro5">
          <table:table-cell/>
          <table:table-cell table:style-name="ce35" office:value-type="string" calcext:value-type="string">
            <text:p>p147</text:p>
          </table:table-cell>
          <table:table-cell table:style-name="ce35" office:value-type="string" calcext:value-type="string">
            <text:p>add overview description to Write Logs S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56 </text:p>
          </table:table-cell>
          <table:table-cell table:style-name="ce35" office:value-type="string" calcext:value-type="string">
            <text:p>Add ‘Wireless configurable rate (Low, High if supported on the other end) ’</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63</text:p>
          </table:table-cell>
          <table:table-cell table:style-name="ce35" office:value-type="string" calcext:value-type="string">
            <text:p>add Timer Logs widget </text:p>
          </table:table-cell>
          <table:table-cell table:style-name="ce41" office:value-type="string" calcext:value-type="string">
            <text:p>1.0.9</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Channels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Line Chart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92</text:p>
          </table:table-cell>
          <table:table-cell table:style-name="ce35" office:value-type="string" calcext:value-type="string">
            <text:p>add to Step 1 ‘ and the 'First four channels fixed' setting should be ‘OF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13-219</text:p>
          </table:table-cell>
          <table:table-cell table:style-name="ce35" office:value-type="string" calcext:value-type="string">
            <text:p>Update Butterfly example with new Offset mix</text:p>
          </table:table-cell>
          <table:table-cell table:style-name="ce41" office:value-type="string" calcext:value-type="string">
            <text:p>1.2.11, FB#1623, 1.3.0</text:p>
          </table:table-cell>
          <table:table-cell table:number-columns-repeated="16380"/>
        </table:table-row>
        <table:table-row table:style-name="ro5">
          <table:table-cell/>
          <table:table-cell table:style-name="ce35" office:value-type="string" calcext:value-type="string">
            <text:p>p227-242</text:p>
          </table:table-cell>
          <table:table-cell table:style-name="ce35" office:value-type="string" calcext:value-type="string">
            <text:p>update Ethos Suite (auto update of Suite)</text:p>
          </table:table-cell>
          <table:table-cell table:style-name="ce41"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style-name="ce30" office:value-type="string" calcext:value-type="string">
            <text:p>grey from 1.3.0</text:p>
          </table:table-cell>
          <table:table-cell table:style-name="ce35" office:value-type="string" calcext:value-type="string">
            <text:p>p2 </text:p>
          </table:table-cell>
          <table:table-cell table:style-name="ce35" office:value-type="string" calcext:value-type="string">
            <text:p>add Reset Menu (long press [ENT])</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Wizard will use the Model Name to choose a filename</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add Third-Party External Modules </text:p>
          </table:table-cell>
          <table:table-cell table:style-name="ce41"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41" office:value-type="string" calcext:value-type="string">
            <text:p>1.3.1, FB#1848</text:p>
          </table:table-cell>
          <table:table-cell table:number-columns-repeated="16380"/>
        </table:table-row>
        <table:table-row table:style-name="ro18">
          <table:table-cell/>
          <table:table-cell table:style-name="ce35" office:value-type="string" calcext:value-type="string">
            <text:p>p40,72,73,181,191</text:p>
          </table:table-cell>
          <table:table-cell table:style-name="ce35" office:value-type="string" calcext:value-type="string">
            <text:p>add PPM Center adjustment</text:p>
          </table:table-cell>
          <table:table-cell table:style-name="ce41"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41" office:value-type="string" calcext:value-type="string">
            <text:p>1.3.1</text:p>
          </table:table-cell>
          <table:table-cell table:number-columns-repeated="16380"/>
        </table:table-row>
        <table:table-row table:style-name="ro5">
          <table:table-cell/>
          <table:table-cell table:style-name="ce35" office:value-type="string" calcext:value-type="string">
            <text:p>p48</text:p>
          </table:table-cell>
          <table:table-cell table:style-name="ce35" office:value-type="string" calcext:value-type="string">
            <text:p>Show a preview in Model Bitmap Select</text:p>
          </table:table-cell>
          <table:table-cell table:style-name="ce41" office:value-type="string" calcext:value-type="string">
            <text:p>1.2.11, FB #1711</text:p>
          </table:table-cell>
          <table:table-cell table:number-columns-repeated="16380"/>
        </table:table-row>
        <table:table-row table:style-name="ro5">
          <table:table-cell/>
          <table:table-cell table:style-name="ce35" office:value-type="string" calcext:value-type="string">
            <text:p>p51 </text:p>
          </table:table-cell>
          <table:table-cell table:style-name="ce35" office:value-type="string" calcext:value-type="string">
            <text:p>improve Flight Modes description, and trims</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55,65</text:p>
          </table:table-cell>
          <table:table-cell table:style-name="ce35" office:value-type="string" calcext:value-type="string">
            <text:p>improve Curves description</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65-71</text:p>
          </table:table-cell>
          <table:table-cell table:style-name="ce35" office:value-type="string" calcext:value-type="string">
            <text:p>add Offset mix to mixer libraries</text:p>
          </table:table-cell>
          <table:table-cell table:style-name="ce41"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41" office:value-type="string" calcext:value-type="string">
            <text:p>1.3.1; #1792</text:p>
          </table:table-cell>
          <table:table-cell table:number-columns-repeated="16380"/>
        </table:table-row>
        <table:table-row table:style-name="ro5">
          <table:table-cell/>
          <table:table-cell table:style-name="ce35" office:value-type="string" calcext:value-type="string">
            <text:p>p115</text:p>
          </table:table-cell>
          <table:table-cell table:style-name="ce35" office:value-type="string" calcext:value-type="string">
            <text:p>sensor Application ID now a 4 digit drop-down</text:p>
          </table:table-cell>
          <table:table-cell table:style-name="ce41"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41"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41" office:value-type="string" calcext:value-type="string">
            <text:p>1.3.1, FB#894</text:p>
          </table:table-cell>
          <table:table-cell table:number-columns-repeated="16380"/>
        </table:table-row>
        <table:table-row table:style-name="ro5">
          <table:table-cell/>
          <table:table-cell table:style-name="ce35" office:value-type="string" calcext:value-type="string">
            <text:p>p147</text:p>
          </table:table-cell>
          <table:table-cell table:style-name="ce35" office:value-type="string" calcext:value-type="string">
            <text:p>add ‘Clock’ to Play Value SF</text:p>
          </table:table-cell>
          <table:table-cell table:style-name="ce41" office:value-type="string" calcext:value-type="string">
            <text:p>1.2.11, FB#1713 </text:p>
          </table:table-cell>
          <table:table-cell table:number-columns-repeated="16380"/>
        </table:table-row>
        <table:table-row table:style-name="ro5">
          <table:table-cell/>
          <table:table-cell table:style-name="ce35" office:value-type="string" calcext:value-type="string">
            <text:p>p148</text:p>
          </table:table-cell>
          <table:table-cell table:style-name="ce35" office:value-type="string" calcext:value-type="string">
            <text:p>add overview description to Write Logs S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57</text:p>
          </table:table-cell>
          <table:table-cell table:style-name="ce35" office:value-type="string" calcext:value-type="string">
            <text:p>Add ‘Wireless configurable rate (Low, High if supported on the other end) ’</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Timer Logs widget </text:p>
          </table:table-cell>
          <table:table-cell table:style-name="ce41" office:value-type="string" calcext:value-type="string">
            <text:p>1.0.9</text:p>
          </table:table-cell>
          <table:table-cell table:number-columns-repeated="16380"/>
        </table:table-row>
        <table:table-row table:style-name="ro5">
          <table:table-cell/>
          <table:table-cell table:style-name="ce35" office:value-type="string" calcext:value-type="string">
            <text:p>p165</text:p>
          </table:table-cell>
          <table:table-cell table:style-name="ce35" office:value-type="string" calcext:value-type="string">
            <text:p>add Channels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65</text:p>
          </table:table-cell>
          <table:table-cell table:style-name="ce35" office:value-type="string" calcext:value-type="string">
            <text:p>add Line Chart widget</text:p>
          </table:table-cell>
          <table:table-cell table:style-name="ce41"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41" office:value-type="string" calcext:value-type="string">
            <text:p>1.3.1, #1862</text:p>
          </table:table-cell>
          <table:table-cell table:number-columns-repeated="16380"/>
        </table:table-row>
        <table:table-row table:style-name="ro5">
          <table:table-cell/>
          <table:table-cell table:style-name="ce35" office:value-type="string" calcext:value-type="string">
            <text:p>p193</text:p>
          </table:table-cell>
          <table:table-cell table:style-name="ce35" office:value-type="string" calcext:value-type="string">
            <text:p>add to Step 1 ‘ and the 'First four channels fixed' setting should be ‘OF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14-220</text:p>
          </table:table-cell>
          <table:table-cell table:style-name="ce35" office:value-type="string" calcext:value-type="string">
            <text:p>Update Butterfly example with new Offset mix</text:p>
          </table:table-cell>
          <table:table-cell table:style-name="ce41" office:value-type="string" calcext:value-type="string">
            <text:p>1.2.11, FB#1623, 1.3.0</text:p>
          </table:table-cell>
          <table:table-cell table:number-columns-repeated="16380"/>
        </table:table-row>
        <table:table-row table:style-name="ro5">
          <table:table-cell/>
          <table:table-cell table:style-name="ce35" office:value-type="string" calcext:value-type="string">
            <text:p>P228-243</text:p>
          </table:table-cell>
          <table:table-cell table:style-name="ce35" office:value-type="string" calcext:value-type="string">
            <text:p>update Ethos Suite (auto update of Suite)</text:p>
          </table:table-cell>
          <table:table-cell table:style-name="ce41"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41" office:value-type="string" calcext:value-type="string">
            <text:p>1.4.1, #1983</text:p>
          </table:table-cell>
          <table:table-cell table:number-columns-repeated="16380"/>
        </table:table-row>
        <table:table-row table:style-name="ro42">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41"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41"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41"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41"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41"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41"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41"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41"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41" office:value-type="string" calcext:value-type="string">
            <text:p>done</text:p>
          </table:table-cell>
          <table:table-cell table:number-columns-repeated="16380"/>
        </table:table-row>
        <table:table-row table:style-name="ro43">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41"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41"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41"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41"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41"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41" office:value-type="string" calcext:value-type="string">
            <text:p>1.4.3</text:p>
          </table:table-cell>
          <table:table-cell table:number-columns-repeated="16380"/>
        </table:table-row>
        <table:table-row table:style-name="ro43">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41"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41"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41"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41"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41"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41"/>
          <table:table-cell table:number-columns-repeated="16380"/>
        </table:table-row>
        <table:table-row table:style-name="ro5">
          <table:table-cell table:number-columns-repeated="2"/>
          <table:table-cell office:value-type="string" calcext:value-type="string">
            <text:p>Move Wireless section</text:p>
          </table:table-cell>
          <table:table-cell table:style-name="ce41"/>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41"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41"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41"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41"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41"/>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7rev0</text:p>
          </table:table-cell>
          <table:table-cell table:style-name="ce30"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44">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24">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0"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0"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41"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41"/>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0"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0"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41"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number-columns-repeated="16380"/>
        </table:table-row>
        <table:table-row table:style-name="ro5">
          <table:table-cell/>
          <table:table-cell table:style-name="ce30" office:value-type="string" calcext:value-type="string">
            <text:p>p30 </text:p>
          </table:table-cell>
          <table:table-cell table:style-name="ce30" office:value-type="string" calcext:value-type="string">
            <text:p>Add names Ext1 and Ext2 for X20 Pro additional pots</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41" office:value-type="string" calcext:value-type="string">
            <text:p>1.4.11 X20 Pro feature</text:p>
          </table:table-cell>
          <table:table-cell table:number-columns-repeated="16380"/>
        </table:table-row>
        <table:table-row table:style-name="ro44">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41"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41" office:value-type="string" calcext:value-type="string">
            <text:p>done</text:p>
          </table:table-cell>
          <table:table-cell table:number-columns-repeated="16380"/>
        </table:table-row>
        <table:table-row table:style-name="ro24">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80"/>
        </table:table-row>
        <table:table-row table:style-name="ro24">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41"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41"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0"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10 <text:s/></text:p>
          </table:table-cell>
          <table:table-cell table:style-name="ce30" office:value-type="string" calcext:value-type="string">
            <text:p>Clarify use of Flash vs SD Card drives.</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11 <text:s text:c="3"/></text:p>
          </table:table-cell>
          <table:table-cell table:style-name="ce30" office:value-type="string" calcext:value-type="string">
            <text:p>Add screenshot for X20 Pro File Manager</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89</text:p>
          </table:table-cell>
          <table:table-cell table:style-name="ce30" office:value-type="string" calcext:value-type="string">
            <text:p>Add Note on compatibility of Registration ID with OpenTX and EdgeTX</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89-149</text:p>
          </table:table-cell>
          <table:table-cell table:style-name="ce38" office:value-type="string" calcext:value-type="string">
            <text:p>Remove power setting option in 2.4G FSK</text:p>
          </table:table-cell>
          <table:table-cell table:style-name="ce41" office:value-type="string" calcext:value-type="string">
            <text:p>1.4.13, #2933</text:p>
          </table:table-cell>
          <table:table-cell table:number-columns-repeated="16380"/>
        </table:table-row>
        <table:table-row table:style-name="ro5">
          <table:table-cell/>
          <table:table-cell table:style-name="ce30" office:value-type="string" calcext:value-type="string">
            <text:p>p232 <text:s text:c="3"/></text:p>
          </table:table-cell>
          <table:table-cell table:style-name="ce38" office:value-type="string" calcext:value-type="string">
            <text:p>Add Note that the Line Chart widget resets its data on a "Flight Reset”.</text:p>
          </table:table-cell>
          <table:table-cell table:style-name="ce41"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285 <text:s/></text:p>
          </table:table-cell>
          <table:table-cell table:style-name="ce30" office:value-type="string" calcext:value-type="string">
            <text:p>Update the Butterfly mix and add a dead band curv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0" office:value-type="string" calcext:value-type="string">
            <text:p><text:span text:style-name="T1">Add </text:span><text:span text:style-name="T5">The backup path will be saved for each radio type.</text:span></text:p>
          </table:table-cell>
          <table:table-cell table:style-name="ce41"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41"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0"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0" office:value-type="string" calcext:value-type="string">
            <text:p>1.1.0 alpha 1&amp;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ua interpreter added - Only Home widgets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RTC clock calibra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 voice packs splitted from SD pack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Act new options add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3</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lor picker added for Lua scripts: form.addColor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getWindowSiz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torage.read/writeBoolean()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widgets configuration read fixed (including the title op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and examples up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anslations sorting star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4</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xtEdit added: form.addText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witchChoice added: form.addSwitch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hoice added: form.addChoiceFiel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 functions added: model.createTimer(...) and model.getTime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clock() better preci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rint(floa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documentati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NL and IT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elds creation will now accept nil as location, which means the default loc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Source(...)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torage.writeInteger(...), storage.readInteger(...), storage.writeString(...) and storage.readStr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umentation and examples updat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PS coordinates editor improved, with Copy / Past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Y sensors names were not always stor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es text overlap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and NO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USB] On USB plug the user is prompted for the class of connection (Joystick or Serial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ua] Traces are sent to USB-Serial if presen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cus issue on Home scree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imulator] Audio support add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ption added to disable Trainer input on Sticks Analog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on Model Chang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oll issue in Special Function parameter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DE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7</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 Preflight Checks, the throttle and pots values don't change unless you are editing them</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witchField(...) fix</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void to open and close Logs at full speed when 2 WriteLogs functions (or mor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fixed when unplugging USB without selecting a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Range display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8</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channel preview in Model / Output edit screen</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possibility to insert a Mix directly at the last position without scrolling to the bottom of the scree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Introduction of Lua System Too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name(...) and model.bitmap(...)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olor(...) and lcd.getColor(...) merged into lcd.color(...)</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Font(...) and lcd.getFont(...) merged into lcd.font(...)</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Pen(...) and lcd.getPen(...) merged into lcd.pe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le:read(...)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 api modified as well (functions mer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ypo fixed in SxR calibration</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9</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ainer channels individual switches add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PM sensor configurable averaging</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il=&gt;Rud mix fixed on V-Tail models</text:p>
          </table:table-cell>
          <table:table-cell table:style-name="ce31"/>
          <table:table-cell table:number-columns-repeated="16378"/>
        </table:table-row>
        <table:table-row table:style-name="ro41">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invalidateWindow(...) renamed to lcd.invalidate(...), it now accepts no argument (the full window is invalidated) or a rect (only this rect is invali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themeColor(...)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Number(...) improv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name(...), model.bitmap(...) and model.createTim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setBacklightTimeou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 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0</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unction switch Warnings on Model load</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RGB(...) and lcd.GREY(...) added, they both return a colo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Line(...)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color(...) and lcd.themeColor(...) now take and return a color instead of 3 values for red, green and blu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BLACK, WHITE, RED, GREEN, BLUE, CYAN, MAGENTA, YELLOW and ORANG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 CATEGORY_ALWAYS_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activeCondition(...)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nt constants changed, i.e. the constant S is now FONT_S</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heme colors constants changed, i.e. the constant DEFAULT_COLOR is now THEME_DEFAULT_COLO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Version() now returns a table</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 functions clipping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None" drawing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TextButt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upda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1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TC battery fix: it consumed way too much when the radio was OFF</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ight mode deletion not being handled correctly resulting in bad FM assignment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screen layout added for full screen widget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ne digit added to all channels preview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es were badly displayed in widgets</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 Lua scripts moved to this repository, nothing will be included in the SD car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leep mode brightness setting added</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ome keymap improved: it's now possible to call any Model or System page using the short key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Port2 renamed FBu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Y sensor name updated on discover</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All functions from form API merged into form.read(...) and form.writ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uble precision used for floating numbers, so that os.time(...) has the right preci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rotection against wrong name() in widgets / too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 API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umberEdit::suffix(...) and NumberEdit.prefix(...) function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xtButton clas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getTim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GREY() typo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he ColorPicker didn't return opaque colours (alpha = 0x0F)</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ANALOG_FIRST_POT and ANALOG_FIRST_SLIDER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openDialo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Source(...)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up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IT, NL and NO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ETHOS-TEST</text:p>
          </table:table-cell>
          <table:table-cell table:style-name="ce34" office:value-type="string" calcext:value-type="string">
            <text:p>The channel preview in Model / Output edit screen does not agree with MIN/MAX #434</text:p>
          </table:table-cell>
          <table:table-cell table:style-name="ce41" office:value-type="string" calcext:value-type="string">
            <text:p>#43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TC battery warning was always displayed on startup</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4</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ng menus scroll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im step maximum increased</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pening Model / Outputs from a Channel choice will directly go to the right pag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gression fixed in Time Edi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X3 SBus configuration label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cripts can be put inside subfolde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imulation boolean added to system.getVer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urve library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PS source LATITUDE and LONGITUDE option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clock() fixed, it returns seconds (float)</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popFrame() appIdStart and appIdEnd filter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1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ossibility to install 2 different simulators on the same computer</text:p>
          </table:table-cell>
          <table:table-cell table:style-name="ce31"/>
          <table:table-cell table:number-columns-repeated="16378"/>
        </table:table-row>
        <table:table-row table:style-name="ro18">
          <table:table-cell table:style-name="ce30"/>
          <table:table-cell table:style-name="ce31" office:value-type="string" calcext:value-type="string">
            <text:p>??</text:p>
          </table:table-cell>
          <table:table-cell table:style-name="ce31"/>
          <table:table-cell table:style-name="ce31" office:value-type="string" calcext:value-type="string">
            <text:p>Release Notes </text:p>
          </table:table-cell>
          <table:table-cell table:style-name="ce35" office:value-type="string" calcext:value-type="string">
            <text:p>Logic Switches screen improved, more information display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ua source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OUCH_START constant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ecial chars allowed in strings (i.e. the degree symbol)</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ptions LATITUDE and LONGITUDE renamed OPTION_LATITUDE and OPTION_LONGITUDE</text:p>
          </table:table-cell>
          <table:table-cell table:style-name="ce31"/>
          <table:table-cell table:number-columns-repeated="16378"/>
        </table:table-row>
        <table:table-row table:style-name="ro20">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ptions OPTION_CELL_LOWEST, OPTION_CELL_HIGHEST, OPTION_CELLS_COUNT, and OPTION_CELL_IDX(...)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untdownStart and countdownStep can be used to change the valu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AUDIO_SPEECH renamed to AUDIO_VOICE as stated in the doc</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Mixer View with mixes sorted per channe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DMX and Tandem-X receivers suppor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min duration precision increas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zone calculation fix</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with Throttle active condition fixed (when Throttle Preflight Checks disabl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ull screen layout refresh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 to RUD mix fix</text:p>
          </table:table-cell>
          <table:table-cell table:style-name="ce31"/>
          <table:table-cell table:number-columns-repeated="16378"/>
        </table:table-row>
        <table:table-row table:style-name="ro5">
          <table:table-cell table:style-name="ce30"/>
          <table:table-cell table:style-name="ce31" office:value-type="string" calcext:value-type="string">
            <text:p>?</text:p>
          </table:table-cell>
          <table:table-cell table:style-name="ce31"/>
          <table:table-cell table:style-name="ce31" office:value-type="string" calcext:value-type="string">
            <text:p>Release Notes </text:p>
          </table:table-cell>
          <table:table-cell table:style-name="ce35" office:value-type="string" calcext:value-type="string">
            <text:p>Logic Switch with Timer parameter display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and NO transla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NT_S_BOLD add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7</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Model Select screen with custom folders support</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Telemetry lost / Telemetry recovered / RSSI warnings improved</text:p>
          </table:table-cell>
          <table:table-cell/>
          <table:table-cell table:style-name="ce77" office:value-type="string" calcext:value-type="string">
            <text:p>??</text:p>
          </table:table-cell>
          <table:table-cell table:number-columns-repeated="16377"/>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oolean Logic Switches may now have more than 2 valu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gression in Free Mix (wrong default weigh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and FR transla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RAM limits added: 2MB for scripts / 2MB for bitmaps</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ossible to load bitmaps from the current directory during script execution (not only in creat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s may now be modified at runtim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layHaptic now prints something during debug</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18</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ystem/Display and System/Sound merged into System/Genera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Enter Long] support in Model Selec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ystem.getMemoryUsage() add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ensor:reset() add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ystem.playHaptic() trace improv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curve:point() improv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rc1</text:p>
          </table:table-cell>
          <table:table-cell table:style-name="ce31" table:number-columns-repeated="2"/>
          <table:table-cell table:style-name="ce31" office:value-type="string" calcext:value-type="string">
            <text:p>Release Notes </text:p>
          </table:table-cell>
          <table:table-cell table:style-name="ce69" office:value-type="string" calcext:value-type="string">
            <text:p>[All board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View per Channel was not always refreshed</text:p>
          </table:table-cell>
          <table:table-cell table:style-name="ce31"/>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Select Touch Long / Enter long are back to quickly change the current mode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invalidate() issue fixed on full screen widgets</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os.time() and os.date() fix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Limit for Lua bitmaps increased to 2.5MB</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CN, FR, IT, NL and NO translations</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69" office:value-type="string" calcext:value-type="string">
            <text:p>[Tandem radio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light Data Recorder has more values display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SD Card speed increas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erial API added for the external S.Port plug</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rc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aptic added to inactivity alarm</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ocus issue on Home widgets in full screen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ersistent attribute added to Home Widget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text:p>
          </table:table-cell>
          <table:table-cell table:style-name="ce30" office:value-type="string" calcext:value-type="string">
            <text:p>Y</text:p>
          </table:table-cell>
          <table:table-cell/>
          <table:table-cell table:style-name="ce30"/>
          <table:table-cell table:style-name="ce34" office:value-type="string" calcext:value-type="string">
            <text:p>See above</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text:p>
          </table:table-cell>
          <table:table-cell table:style-name="ce31" office:value-type="string" calcext:value-type="string">
            <text:p>n/a</text:p>
          </table:table-cell>
          <table:table-cell table:style-name="ce31" table:formula="of:=TRIM([.F186])" office:value-type="string" office:string-value="#1103" calcext:value-type="string">
            <text:p>#1103</text:p>
          </table:table-cell>
          <table:table-cell table:style-name="ce67" office:value-type="string" calcext:value-type="string">
            <text:p>ETHOS-Feedback</text:p>
          </table:table-cell>
          <table:table-cell table:style-name="ce35" office:value-type="string" calcext:value-type="string">
            <text:p>Local language - EthOS enhancement</text:p>
          </table:table-cell>
          <table:table-cell table:style-name="ce31" office:value-type="string" calcext:value-type="string">
            <text:p>#1103</text:p>
          </table:table-cell>
          <table:table-cell table:number-columns-repeated="16378"/>
        </table:table-row>
        <table:table-row table:style-name="ro5">
          <table:table-cell table:style-name="ce30" office:value-type="string" calcext:value-type="string">
            <text:p>45 closed</text:p>
          </table:table-cell>
          <table:table-cell table:style-name="ce31" office:value-type="string" calcext:value-type="string">
            <text:p>n/a</text:p>
          </table:table-cell>
          <table:table-cell table:style-name="ce31" table:formula="of:=TRIM([.F187])" office:value-type="string" office:string-value="#1117" calcext:value-type="string">
            <text:p>#1117</text:p>
          </table:table-cell>
          <table:table-cell table:style-name="ce67" office:value-type="string" calcext:value-type="string">
            <text:p>ETHOS-Feedback</text:p>
          </table:table-cell>
          <table:table-cell table:style-name="ce35" office:value-type="string" calcext:value-type="string">
            <text:p>GPS on X20 latest firmware. enhancement</text:p>
          </table:table-cell>
          <table:table-cell table:style-name="ce31" office:value-type="string" calcext:value-type="string">
            <text:p>#111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88])" office:value-type="string" office:string-value="#1126" calcext:value-type="string">
            <text:p>#1126</text:p>
          </table:table-cell>
          <table:table-cell table:style-name="ce67" office:value-type="string" calcext:value-type="string">
            <text:p>ETHOS-Feedback</text:p>
          </table:table-cell>
          <table:table-cell table:style-name="ce35" office:value-type="string" calcext:value-type="string">
            <text:p>Model file fails to open bug</text:p>
          </table:table-cell>
          <table:table-cell table:style-name="ce31" office:value-type="string" calcext:value-type="string">
            <text:p>#11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89])" office:value-type="string" office:string-value="#1128" calcext:value-type="string">
            <text:p>#1128</text:p>
          </table:table-cell>
          <table:table-cell table:style-name="ce67" office:value-type="string" calcext:value-type="string">
            <text:p>ETHOS-Feedback</text:p>
          </table:table-cell>
          <table:table-cell table:style-name="ce35" office:value-type="string" calcext:value-type="string">
            <text:p>Logic switch text overlap</text:p>
          </table:table-cell>
          <table:table-cell table:style-name="ce31" office:value-type="string" calcext:value-type="string">
            <text:p>#112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0])" office:value-type="string" office:string-value="#1130" calcext:value-type="string">
            <text:p>#1130</text:p>
          </table:table-cell>
          <table:table-cell table:style-name="ce67" office:value-type="string" calcext:value-type="string">
            <text:p>ETHOS-Feedback</text:p>
          </table:table-cell>
          <table:table-cell table:style-name="ce35" office:value-type="string" calcext:value-type="string">
            <text:p>rpm telemetry filtering enhancement</text:p>
          </table:table-cell>
          <table:table-cell table:style-name="ce31" office:value-type="string" calcext:value-type="string">
            <text:p>#113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1])" office:value-type="string" office:string-value="#1131" calcext:value-type="string">
            <text:p>#1131</text:p>
          </table:table-cell>
          <table:table-cell table:style-name="ce67" office:value-type="string" calcext:value-type="string">
            <text:p>ETHOS-Feedback</text:p>
          </table:table-cell>
          <table:table-cell table:style-name="ce35" office:value-type="string" calcext:value-type="string">
            <text:p>lua: drawLine with clipping enhancement <text:s/>Lua</text:p>
          </table:table-cell>
          <table:table-cell table:style-name="ce31" office:value-type="string" calcext:value-type="string">
            <text:p>#113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2])" office:value-type="string" office:string-value="#1132" calcext:value-type="string">
            <text:p>#1132</text:p>
          </table:table-cell>
          <table:table-cell table:style-name="ce67" office:value-type="string" calcext:value-type="string">
            <text:p>ETHOS-Feedback</text:p>
          </table:table-cell>
          <table:table-cell table:style-name="ce35" office:value-type="string" calcext:value-type="string">
            <text:p>lua: form.addListField Lua</text:p>
          </table:table-cell>
          <table:table-cell table:style-name="ce31" office:value-type="string" calcext:value-type="string">
            <text:p>#1132</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formula="of:=TRIM([.F193])" office:value-type="string" office:string-value="#1134" calcext:value-type="string">
            <text:p>#1134</text:p>
          </table:table-cell>
          <table:table-cell table:style-name="ce67" office:value-type="string" calcext:value-type="string">
            <text:p>ETHOS-Feedback</text:p>
          </table:table-cell>
          <table:table-cell table:style-name="ce35" office:value-type="string" calcext:value-type="string">
            <text:p>lua: sub second time source, 1/10th or 1/100th of a second bug <text:s/>Lua</text:p>
          </table:table-cell>
          <table:table-cell table:style-name="ce31" office:value-type="string" calcext:value-type="string">
            <text:p>#113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4])" office:value-type="string" office:string-value="#1135" calcext:value-type="string">
            <text:p>#1135</text:p>
          </table:table-cell>
          <table:table-cell table:style-name="ce67" office:value-type="string" calcext:value-type="string">
            <text:p>ETHOS-Feedback</text:p>
          </table:table-cell>
          <table:table-cell table:style-name="ce35" office:value-type="string" calcext:value-type="string">
            <text:p>lua: widgets on the simulator fail to save settings bug</text:p>
          </table:table-cell>
          <table:table-cell table:style-name="ce31" office:value-type="string" calcext:value-type="string">
            <text:p>#11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5])" office:value-type="string" office:string-value="#1138" calcext:value-type="string">
            <text:p>#1138</text:p>
          </table:table-cell>
          <table:table-cell table:style-name="ce67" office:value-type="string" calcext:value-type="string">
            <text:p>ETHOS-Feedback</text:p>
          </table:table-cell>
          <table:table-cell table:style-name="ce35" office:value-type="string" calcext:value-type="string">
            <text:p>lua: support for require removed from 1.1.0 alpha3 bug</text:p>
          </table:table-cell>
          <table:table-cell table:style-name="ce31" office:value-type="string" calcext:value-type="string">
            <text:p>#11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6])" office:value-type="string" office:string-value="#1139" calcext:value-type="string">
            <text:p>#1139</text:p>
          </table:table-cell>
          <table:table-cell table:style-name="ce67" office:value-type="string" calcext:value-type="string">
            <text:p>ETHOS-Feedback</text:p>
          </table:table-cell>
          <table:table-cell table:style-name="ce35" office:value-type="string" calcext:value-type="string">
            <text:p>Italian Translation 1.1.0 alpha3 update correct file</text:p>
          </table:table-cell>
          <table:table-cell table:style-name="ce31" office:value-type="string" calcext:value-type="string">
            <text:p>#113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7])" office:value-type="string" office:string-value="#1140" calcext:value-type="string">
            <text:p>#1140</text:p>
          </table:table-cell>
          <table:table-cell table:style-name="ce67" office:value-type="string" calcext:value-type="string">
            <text:p>ETHOS-Feedback</text:p>
          </table:table-cell>
          <table:table-cell table:style-name="ce35" office:value-type="string" calcext:value-type="string">
            <text:p>lua: form.addTextField enhancement</text:p>
          </table:table-cell>
          <table:table-cell table:style-name="ce31" office:value-type="string" calcext:value-type="string">
            <text:p>#114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8])" office:value-type="string" office:string-value="#1142" calcext:value-type="string">
            <text:p>#1142</text:p>
          </table:table-cell>
          <table:table-cell table:style-name="ce67" office:value-type="string" calcext:value-type="string">
            <text:p>ETHOS-Feedback</text:p>
          </table:table-cell>
          <table:table-cell table:style-name="ce35" office:value-type="string" calcext:value-type="string">
            <text:p>lua: lcd.resetBacklightTimeout enhancement <text:s/>Lua</text:p>
          </table:table-cell>
          <table:table-cell table:style-name="ce31" office:value-type="string" calcext:value-type="string">
            <text:p>#1142</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formula="of:=TRIM([.F199])" office:value-type="string" office:string-value="#1145" calcext:value-type="string">
            <text:p>#1145</text:p>
          </table:table-cell>
          <table:table-cell table:style-name="ce67" office:value-type="string" calcext:value-type="string">
            <text:p>ETHOS-Feedback</text:p>
          </table:table-cell>
          <table:table-cell table:style-name="ce35" office:value-type="string" calcext:value-type="string">
            <text:p>Lua: Voltages are not uniform throughout the system enhancement</text:p>
          </table:table-cell>
          <table:table-cell table:style-name="ce31" office:value-type="string" calcext:value-type="string">
            <text:p>#1145</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00])" office:value-type="string" office:string-value="#1146" calcext:value-type="string">
            <text:p>#1146</text:p>
          </table:table-cell>
          <table:table-cell table:style-name="ce68" office:value-type="string" calcext:value-type="string">
            <text:p>ETHOS-Feedback</text:p>
          </table:table-cell>
          <table:table-cell table:style-name="ce34" office:value-type="string" calcext:value-type="string">
            <text:p>gaz trainer mode bug</text:p>
          </table:table-cell>
          <table:table-cell table:style-name="ce41" office:value-type="string" calcext:value-type="string">
            <text:p>#1146</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formula="of:=TRIM([.F201])" office:value-type="string" office:string-value="#1150" calcext:value-type="string">
            <text:p>#1150</text:p>
          </table:table-cell>
          <table:table-cell table:style-name="ce67" office:value-type="string" calcext:value-type="string">
            <text:p>ETHOS-Feedback</text:p>
          </table:table-cell>
          <table:table-cell table:style-name="ce35" office:value-type="string" calcext:value-type="string">
            <text:p>lua: getColor(param) to access theme colors enhancement <text:s/>Lua</text:p>
          </table:table-cell>
          <table:table-cell table:style-name="ce31" office:value-type="string" calcext:value-type="string">
            <text:p>#115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2])" office:value-type="string" office:string-value="#1153" calcext:value-type="string">
            <text:p>#1153</text:p>
          </table:table-cell>
          <table:table-cell table:style-name="ce67" office:value-type="string" calcext:value-type="string">
            <text:p>ETHOS-Feedback</text:p>
          </table:table-cell>
          <table:table-cell table:style-name="ce35" office:value-type="string" calcext:value-type="string">
            <text:p>Updated Norwegian translation EthOS 1.1.0 alpha3</text:p>
          </table:table-cell>
          <table:table-cell table:style-name="ce31" office:value-type="string" calcext:value-type="string">
            <text:p>#115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03])" office:value-type="string" office:string-value="#1157" calcext:value-type="string">
            <text:p>#1157</text:p>
          </table:table-cell>
          <table:table-cell table:style-name="ce67" office:value-type="string" calcext:value-type="string">
            <text:p>ETHOS-Feedback</text:p>
          </table:table-cell>
          <table:table-cell table:style-name="ce35" office:value-type="string" calcext:value-type="string">
            <text:p>lua: lcd.drawNumber() add extra parameters for precision and alignment flags enhancement <text:s/>Lua</text:p>
          </table:table-cell>
          <table:table-cell table:style-name="ce31" office:value-type="string" calcext:value-type="string">
            <text:p>#115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4])" office:value-type="string" office:string-value="#1158" calcext:value-type="string">
            <text:p>#1158</text:p>
          </table:table-cell>
          <table:table-cell table:style-name="ce67" office:value-type="string" calcext:value-type="string">
            <text:p>ETHOS-Feedback</text:p>
          </table:table-cell>
          <table:table-cell table:style-name="ce35" office:value-type="string" calcext:value-type="string">
            <text:p>Lua: writeBoolean() not working bug</text:p>
          </table:table-cell>
          <table:table-cell table:style-name="ce31" office:value-type="string" calcext:value-type="string">
            <text:p>#115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5])" office:value-type="string" office:string-value="#1159" calcext:value-type="string">
            <text:p>#1159</text:p>
          </table:table-cell>
          <table:table-cell table:style-name="ce67" office:value-type="string" calcext:value-type="string">
            <text:p>ETHOS-Feedback</text:p>
          </table:table-cell>
          <table:table-cell table:style-name="ce35" office:value-type="string" calcext:value-type="string">
            <text:p>LUA: problem with getSource bug</text:p>
          </table:table-cell>
          <table:table-cell table:style-name="ce31" office:value-type="string" calcext:value-type="string">
            <text:p>#115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6])" office:value-type="string" office:string-value="#1162" calcext:value-type="string">
            <text:p>#1162</text:p>
          </table:table-cell>
          <table:table-cell table:style-name="ce67" office:value-type="string" calcext:value-type="string">
            <text:p>ETHOS-Feedback</text:p>
          </table:table-cell>
          <table:table-cell table:style-name="ce35" office:value-type="string" calcext:value-type="string">
            <text:p>Emergency mode model is switched bug</text:p>
          </table:table-cell>
          <table:table-cell table:style-name="ce31" office:value-type="string" calcext:value-type="string">
            <text:p>#116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7])" office:value-type="string" office:string-value="#1164" calcext:value-type="string">
            <text:p>#1164</text:p>
          </table:table-cell>
          <table:table-cell table:style-name="ce67" office:value-type="string" calcext:value-type="string">
            <text:p>ETHOS-Feedback</text:p>
          </table:table-cell>
          <table:table-cell table:style-name="ce35" office:value-type="string" calcext:value-type="string">
            <text:p>Custom sensor name not saving bug</text:p>
          </table:table-cell>
          <table:table-cell table:style-name="ce31" office:value-type="string" calcext:value-type="string">
            <text:p>#116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08])" office:value-type="string" office:string-value="#1166" calcext:value-type="string">
            <text:p>#1166</text:p>
          </table:table-cell>
          <table:table-cell table:style-name="ce67" office:value-type="string" calcext:value-type="string">
            <text:p>ETHOS-Feedback</text:p>
          </table:table-cell>
          <table:table-cell table:style-name="ce35" office:value-type="string" calcext:value-type="string">
            <text:p>lua: storage.readNumber() returns 0.0 for non existent settings bug</text:p>
          </table:table-cell>
          <table:table-cell table:style-name="ce31" office:value-type="string" calcext:value-type="string">
            <text:p>#11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9])" office:value-type="string" office:string-value="#1168" calcext:value-type="string">
            <text:p>#1168</text:p>
          </table:table-cell>
          <table:table-cell table:style-name="ce67" office:value-type="string" calcext:value-type="string">
            <text:p>ETHOS-Feedback</text:p>
          </table:table-cell>
          <table:table-cell table:style-name="ce35" office:value-type="string" calcext:value-type="string">
            <text:p>lua: model.createTimer() example needed enhancement</text:p>
          </table:table-cell>
          <table:table-cell table:style-name="ce31" office:value-type="string" calcext:value-type="string">
            <text:p>#116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0])" office:value-type="string" office:string-value="#1169" calcext:value-type="string">
            <text:p>#1169</text:p>
          </table:table-cell>
          <table:table-cell table:style-name="ce67" office:value-type="string" calcext:value-type="string">
            <text:p>ETHOS-Feedback</text:p>
          </table:table-cell>
          <table:table-cell table:style-name="ce35" office:value-type="string" calcext:value-type="string">
            <text:p>simulator: no audio output enhancement</text:p>
          </table:table-cell>
          <table:table-cell table:style-name="ce31" office:value-type="string" calcext:value-type="string">
            <text:p>#116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11])" office:value-type="string" office:string-value="#1170" calcext:value-type="string">
            <text:p>#1170</text:p>
          </table:table-cell>
          <table:table-cell table:style-name="ce68" office:value-type="string" calcext:value-type="string">
            <text:p>ETHOS-Feedback</text:p>
          </table:table-cell>
          <table:table-cell table:style-name="ce34" office:value-type="string" calcext:value-type="string">
            <text:p>lua: how to get debug output on real radio enhancement</text:p>
          </table:table-cell>
          <table:table-cell table:style-name="ce41" office:value-type="string" calcext:value-type="string">
            <text:p>#117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2])" office:value-type="string" office:string-value="#1171" calcext:value-type="string">
            <text:p>#1171</text:p>
          </table:table-cell>
          <table:table-cell table:style-name="ce67" office:value-type="string" calcext:value-type="string">
            <text:p>ETHOS-Feedback</text:p>
          </table:table-cell>
          <table:table-cell table:style-name="ce35" office:value-type="string" calcext:value-type="string">
            <text:p>Lua: put text into storage for config data</text:p>
          </table:table-cell>
          <table:table-cell table:style-name="ce31" office:value-type="string" calcext:value-type="string">
            <text:p>#117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13])" office:value-type="string" office:string-value="#1173" calcext:value-type="string">
            <text:p>#1173</text:p>
          </table:table-cell>
          <table:table-cell table:style-name="ce67" office:value-type="string" calcext:value-type="string">
            <text:p>ETHOS-Feedback</text:p>
          </table:table-cell>
          <table:table-cell table:style-name="ce35" office:value-type="string" calcext:value-type="string">
            <text:p>lua: model.createTimer() hangs the simulator enhancement</text:p>
          </table:table-cell>
          <table:table-cell table:style-name="ce31" office:value-type="string" calcext:value-type="string">
            <text:p>#117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4])" office:value-type="string" office:string-value="#1175" calcext:value-type="string">
            <text:p>#1175</text:p>
          </table:table-cell>
          <table:table-cell table:style-name="ce67" office:value-type="string" calcext:value-type="string">
            <text:p>ETHOS-Feedback</text:p>
          </table:table-cell>
          <table:table-cell table:style-name="ce35" office:value-type="string" calcext:value-type="string">
            <text:p>Lua: addChoiceField issue enhancement</text:p>
          </table:table-cell>
          <table:table-cell table:style-name="ce31" office:value-type="string" calcext:value-type="string">
            <text:p>#117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5])" office:value-type="string" office:string-value="#1177" calcext:value-type="string">
            <text:p>#1177</text:p>
          </table:table-cell>
          <table:table-cell table:style-name="ce67" office:value-type="string" calcext:value-type="string">
            <text:p>ETHOS-Feedback</text:p>
          </table:table-cell>
          <table:table-cell table:style-name="ce35" office:value-type="string" calcext:value-type="string">
            <text:p>Output direction marking enhancement enhancement</text:p>
          </table:table-cell>
          <table:table-cell table:style-name="ce31" office:value-type="string" calcext:value-type="string">
            <text:p>#11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16])" office:value-type="string" office:string-value="#1179" calcext:value-type="string">
            <text:p>#1179</text:p>
          </table:table-cell>
          <table:table-cell table:style-name="ce67" office:value-type="string" calcext:value-type="string">
            <text:p>ETHOS-Feedback</text:p>
          </table:table-cell>
          <table:table-cell table:style-name="ce35" office:value-type="string" calcext:value-type="string">
            <text:p>lua: io.read("l") always returns an empty string enhancement</text:p>
          </table:table-cell>
          <table:table-cell table:style-name="ce31" office:value-type="string" calcext:value-type="string">
            <text:p>#1179</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17])" office:value-type="string" office:string-value="#1181" calcext:value-type="string">
            <text:p>#1181</text:p>
          </table:table-cell>
          <table:table-cell table:style-name="ce68" office:value-type="string" calcext:value-type="string">
            <text:p>ETHOS-Feedback</text:p>
          </table:table-cell>
          <table:table-cell table:style-name="ce34" office:value-type="string" calcext:value-type="string">
            <text:p>New feature: Last position option for new mix enhancement</text:p>
          </table:table-cell>
          <table:table-cell table:style-name="ce41" office:value-type="string" calcext:value-type="string">
            <text:p>#118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8])" office:value-type="string" office:string-value="#1182" calcext:value-type="string">
            <text:p>#1182</text:p>
          </table:table-cell>
          <table:table-cell table:style-name="ce67" office:value-type="string" calcext:value-type="string">
            <text:p>ETHOS-Feedback</text:p>
          </table:table-cell>
          <table:table-cell table:style-name="ce35" office:value-type="string" calcext:value-type="string">
            <text:p>Adjustment of Threshold for Throttle Warning bug</text:p>
          </table:table-cell>
          <table:table-cell table:style-name="ce31" office:value-type="string" calcext:value-type="string">
            <text:p>#118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9])" office:value-type="string" office:string-value="#1185" calcext:value-type="string">
            <text:p>#1185</text:p>
          </table:table-cell>
          <table:table-cell table:style-name="ce67" office:value-type="string" calcext:value-type="string">
            <text:p>ETHOS-Feedback</text:p>
          </table:table-cell>
          <table:table-cell table:style-name="ce35" office:value-type="string" calcext:value-type="string">
            <text:p>Special Functions Repeat bug</text:p>
          </table:table-cell>
          <table:table-cell table:style-name="ce31" office:value-type="string" calcext:value-type="string">
            <text:p>#11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20])" office:value-type="string" office:string-value="#1186" calcext:value-type="string">
            <text:p>#1186</text:p>
          </table:table-cell>
          <table:table-cell table:style-name="ce67" office:value-type="string" calcext:value-type="string">
            <text:p>ETHOS-Feedback</text:p>
          </table:table-cell>
          <table:table-cell table:style-name="ce35" office:value-type="string" calcext:value-type="string">
            <text:p>Release 1.1.0. Alpha 6 Bad intermittent sounds enhancement</text:p>
          </table:table-cell>
          <table:table-cell table:style-name="ce31" office:value-type="string" calcext:value-type="string">
            <text:p>#1186</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21])" office:value-type="string" office:string-value="#1188" calcext:value-type="string">
            <text:p>#1188</text:p>
          </table:table-cell>
          <table:table-cell table:style-name="ce68" office:value-type="string" calcext:value-type="string">
            <text:p>ETHOS-Feedback</text:p>
          </table:table-cell>
          <table:table-cell table:style-name="ce34" office:value-type="string" calcext:value-type="string">
            <text:p>V1.1.0 A6: Trainer part bug enhancement</text:p>
            <text:p>Incl Ignore Trainer i/p</text:p>
          </table:table-cell>
          <table:table-cell table:style-name="ce41" office:value-type="string" calcext:value-type="string">
            <text:p>#118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22])" office:value-type="string" office:string-value="#1189" calcext:value-type="string">
            <text:p>#1189</text:p>
          </table:table-cell>
          <table:table-cell table:style-name="ce67" office:value-type="string" calcext:value-type="string">
            <text:p>ETHOS-Feedback</text:p>
          </table:table-cell>
          <table:table-cell table:style-name="ce35" office:value-type="string" calcext:value-type="string">
            <text:p>V1.0.14 Logic switch based on volts range gets stored as percent bug</text:p>
          </table:table-cell>
          <table:table-cell table:style-name="ce31" office:value-type="string" calcext:value-type="string">
            <text:p>#1189</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23])" office:value-type="string" office:string-value="#1193" calcext:value-type="string">
            <text:p>#1193</text:p>
          </table:table-cell>
          <table:table-cell table:style-name="ce68" office:value-type="string" calcext:value-type="string">
            <text:p>ETHOS-Feedback</text:p>
          </table:table-cell>
          <table:table-cell table:style-name="ce34" office:value-type="string" calcext:value-type="string">
            <text:p>Request: Trainer seperate Active condition sources for each channel enhancement</text:p>
          </table:table-cell>
          <table:table-cell table:style-name="ce41" office:value-type="string" calcext:value-type="string">
            <text:p>#119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4])" office:value-type="string" office:string-value="#1194" calcext:value-type="string">
            <text:p>#1194</text:p>
          </table:table-cell>
          <table:table-cell table:style-name="ce67" office:value-type="string" calcext:value-type="string">
            <text:p>ETHOS-Feedback</text:p>
          </table:table-cell>
          <table:table-cell table:style-name="ce35" office:value-type="string" calcext:value-type="string">
            <text:p>SxR calibration wizard typo bug</text:p>
          </table:table-cell>
          <table:table-cell table:style-name="ce31" office:value-type="string" calcext:value-type="string">
            <text:p>#119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5])" office:value-type="string" office:string-value="#1198" calcext:value-type="string">
            <text:p>#1198</text:p>
          </table:table-cell>
          <table:table-cell table:style-name="ce67" office:value-type="string" calcext:value-type="string">
            <text:p>ETHOS-Feedback</text:p>
          </table:table-cell>
          <table:table-cell table:style-name="ce35" office:value-type="string" calcext:value-type="string">
            <text:p>Ethos 1.1.0 Alpha8 Italian translation</text:p>
          </table:table-cell>
          <table:table-cell table:style-name="ce31" office:value-type="string" calcext:value-type="string">
            <text:p>#119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6])" office:value-type="string" office:string-value="#1201" calcext:value-type="string">
            <text:p>#1201</text:p>
          </table:table-cell>
          <table:table-cell table:style-name="ce67" office:value-type="string" calcext:value-type="string">
            <text:p>ETHOS-Feedback</text:p>
          </table:table-cell>
          <table:table-cell table:style-name="ce35" office:value-type="string" calcext:value-type="string">
            <text:p>Lua model.createTimer() error bug</text:p>
          </table:table-cell>
          <table:table-cell table:style-name="ce31" office:value-type="string" calcext:value-type="string">
            <text:p>#120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7])" office:value-type="string" office:string-value="#202" calcext:value-type="string">
            <text:p>#202</text:p>
          </table:table-cell>
          <table:table-cell table:style-name="ce67" office:value-type="string" calcext:value-type="string">
            <text:p>ETHOS-Feedback</text:p>
          </table:table-cell>
          <table:table-cell table:style-name="ce35" office:value-type="string" calcext:value-type="string">
            <text:p>Lua support enhancement</text:p>
          </table:table-cell>
          <table:table-cell table:style-name="ce31" office:value-type="string" calcext:value-type="string">
            <text:p>#202</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28])" office:value-type="string" office:string-value="#549" calcext:value-type="string">
            <text:p>#549</text:p>
          </table:table-cell>
          <table:table-cell table:style-name="ce68" office:value-type="string" calcext:value-type="string">
            <text:p>ETHOS-Feedback</text:p>
          </table:table-cell>
          <table:table-cell table:style-name="ce34" office:value-type="string" calcext:value-type="string">
            <text:p>Time drift of Transmitter Clock enhancement</text:p>
          </table:table-cell>
          <table:table-cell table:style-name="ce41" office:value-type="string" calcext:value-type="string">
            <text:p>#54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9])" office:value-type="string" office:string-value="#57" calcext:value-type="string">
            <text:p>#57</text:p>
          </table:table-cell>
          <table:table-cell table:style-name="ce67" office:value-type="string" calcext:value-type="string">
            <text:p>ETHOS-Feedback</text:p>
          </table:table-cell>
          <table:table-cell table:style-name="ce35" office:value-type="string" calcext:value-type="string">
            <text:p>Default Configuration of Ail -&gt; Rud Mixer for V-Tail bug</text:p>
          </table:table-cell>
          <table:table-cell table:style-name="ce31" office:value-type="string" calcext:value-type="string">
            <text:p>#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30])" office:value-type="string" office:string-value="#630" calcext:value-type="string">
            <text:p>#630</text:p>
          </table:table-cell>
          <table:table-cell table:style-name="ce67" office:value-type="string" calcext:value-type="string">
            <text:p>ETHOS-Feedback</text:p>
          </table:table-cell>
          <table:table-cell table:style-name="ce35" office:value-type="string" calcext:value-type="string">
            <text:p>Enhancement: GPS Widget numeric keypad enhancement</text:p>
          </table:table-cell>
          <table:table-cell table:style-name="ce31" office:value-type="string" calcext:value-type="string">
            <text:p>#630</text:p>
          </table:table-cell>
          <table:table-cell table:number-columns-repeated="16378"/>
        </table:table-row>
        <table:table-row table:style-name="ro5" table:number-rows-repeated="2">
          <table:table-cell table:style-name="ce30"/>
          <table:table-cell table:style-name="ce31" table:number-columns-repeated="3"/>
          <table:table-cell table:style-name="ce35"/>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33])" office:value-type="string" office:string-value="#1210" calcext:value-type="string">
            <text:p>#1210</text:p>
          </table:table-cell>
          <table:table-cell table:style-name="ce67" office:value-type="string" calcext:value-type="string">
            <text:p>ETHOS-Feedback</text:p>
          </table:table-cell>
          <table:table-cell table:style-name="ce35" office:value-type="string" calcext:value-type="string">
            <text:p>Lua: timer:activeCondition() not callable</text:p>
          </table:table-cell>
          <table:table-cell table:style-name="ce31" office:value-type="string" calcext:value-type="string">
            <text:p>#12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34])" office:value-type="string" office:string-value="#1211" calcext:value-type="string">
            <text:p>#1211</text:p>
          </table:table-cell>
          <table:table-cell table:style-name="ce67" office:value-type="string" calcext:value-type="string">
            <text:p>ETHOS-Feedback</text:p>
          </table:table-cell>
          <table:table-cell table:style-name="ce35" office:value-type="string" calcext:value-type="string">
            <text:p>Lua Bug Alpha 9: color/lcd.drawLines() behaves strange bug</text:p>
          </table:table-cell>
          <table:table-cell table:style-name="ce31" office:value-type="string" calcext:value-type="string">
            <text:p>#1211</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35])" office:value-type="string" office:string-value="#637" calcext:value-type="string">
            <text:p>#637</text:p>
          </table:table-cell>
          <table:table-cell table:style-name="ce68" office:value-type="string" calcext:value-type="string">
            <text:p>ETHOS-Feedback</text:p>
          </table:table-cell>
          <table:table-cell table:style-name="ce34" office:value-type="string" calcext:value-type="string">
            <text:p>Please add the FSWx as part of the checklist upon model select enhancement</text:p>
          </table:table-cell>
          <table:table-cell table:style-name="ce41" office:value-type="string" calcext:value-type="string">
            <text:p>#637</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 alpha 15</text:p>
          </table:table-cell>
          <table:table-cell table:style-name="ce31" office:value-type="string" calcext:value-type="string">
            <text:p>n/a</text:p>
          </table:table-cell>
          <table:table-cell table:style-name="ce31" table:formula="of:=TRIM([.F237])" office:value-type="string" office:string-value="#1260" calcext:value-type="string">
            <text:p>#1260</text:p>
          </table:table-cell>
          <table:table-cell table:style-name="ce67" office:value-type="string" calcext:value-type="string">
            <text:p>ETHOS-Feedback</text:p>
          </table:table-cell>
          <table:table-cell table:style-name="ce35" office:value-type="string" calcext:value-type="string">
            <text:p>lua: sport.getSensor() unable to get sport frame based on primId rather than on appId enhancement <text:s/>Lua</text:p>
          </table:table-cell>
          <table:table-cell table:style-name="ce31" office:value-type="string" calcext:value-type="string">
            <text:p>#126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6</text:p>
          </table:table-cell>
          <table:table-cell table:style-name="ce31" office:value-type="string" calcext:value-type="string">
            <text:p>n/a</text:p>
          </table:table-cell>
          <table:table-cell table:style-name="ce31" table:formula="of:=TRIM([.F239])" office:value-type="string" office:string-value="#1109" calcext:value-type="string">
            <text:p>#1109</text:p>
          </table:table-cell>
          <table:table-cell table:style-name="ce31" office:value-type="string" calcext:value-type="string">
            <text:p>ETHOS-Feedback</text:p>
          </table:table-cell>
          <table:table-cell table:style-name="ce35" office:value-type="string" calcext:value-type="string">
            <text:p>Valeur Debattement Mixage Libre</text:p>
          </table:table-cell>
          <table:table-cell table:style-name="ce31" office:value-type="string" calcext:value-type="string">
            <text:p>#110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40])" office:value-type="string" office:string-value="#1123" calcext:value-type="string">
            <text:p>#1123</text:p>
          </table:table-cell>
          <table:table-cell table:style-name="ce30" office:value-type="string" calcext:value-type="string">
            <text:p>ETHOS-Feedback</text:p>
          </table:table-cell>
          <table:table-cell table:style-name="ce34" office:value-type="string" calcext:value-type="string">
            <text:p>screen sleep brightness setting enhancement</text:p>
          </table:table-cell>
          <table:table-cell table:style-name="ce41" office:value-type="string" calcext:value-type="string">
            <text:p>#112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1])" office:value-type="string" office:string-value="#1147" calcext:value-type="string">
            <text:p>#1147</text:p>
          </table:table-cell>
          <table:table-cell table:style-name="ce31" office:value-type="string" calcext:value-type="string">
            <text:p>ETHOS-Feedback</text:p>
          </table:table-cell>
          <table:table-cell table:style-name="ce35" office:value-type="string" calcext:value-type="string">
            <text:p>lua: sport.telemetryPop enhancement <text:s/>Lua</text:p>
          </table:table-cell>
          <table:table-cell table:style-name="ce31" office:value-type="string" calcext:value-type="string">
            <text:p>#114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2])" office:value-type="string" office:string-value="#1148" calcext:value-type="string">
            <text:p>#1148</text:p>
          </table:table-cell>
          <table:table-cell table:style-name="ce31" office:value-type="string" calcext:value-type="string">
            <text:p>ETHOS-Feedback</text:p>
          </table:table-cell>
          <table:table-cell table:style-name="ce35" office:value-type="string" calcext:value-type="string">
            <text:p>lua: sport.telemetryPush enhancement <text:s/>Lua</text:p>
          </table:table-cell>
          <table:table-cell table:style-name="ce31" office:value-type="string" calcext:value-type="string">
            <text:p>#114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3])" office:value-type="string" office:string-value="#1152" calcext:value-type="string">
            <text:p>#1152</text:p>
          </table:table-cell>
          <table:table-cell table:style-name="ce31" office:value-type="string" calcext:value-type="string">
            <text:p>ETHOS-Feedback</text:p>
          </table:table-cell>
          <table:table-cell table:style-name="ce35" office:value-type="string" calcext:value-type="string">
            <text:p>V1.1.0a2 Error at Mixer Throttel to Elevator bug</text:p>
          </table:table-cell>
          <table:table-cell table:style-name="ce31" office:value-type="string" calcext:value-type="string">
            <text:p>#1152</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44])" office:value-type="string" office:string-value="#1187" calcext:value-type="string">
            <text:p>#1187</text:p>
          </table:table-cell>
          <table:table-cell table:style-name="ce30" office:value-type="string" calcext:value-type="string">
            <text:p>ETHOS-Feedback</text:p>
          </table:table-cell>
          <table:table-cell table:style-name="ce34" office:value-type="string" calcext:value-type="string">
            <text:p>On Home keymap to include in long press to access direct to curves enhancement</text:p>
          </table:table-cell>
          <table:table-cell table:style-name="ce41" office:value-type="string" calcext:value-type="string">
            <text:p>#1187</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5])" office:value-type="string" office:string-value="#1214" calcext:value-type="string">
            <text:p>#1214</text:p>
          </table:table-cell>
          <table:table-cell table:style-name="ce31" office:value-type="string" calcext:value-type="string">
            <text:p>ETHOS-Feedback</text:p>
          </table:table-cell>
          <table:table-cell table:style-name="ce35" office:value-type="string" calcext:value-type="string">
            <text:p>Lua: add msgBox() enhancement <text:s/>Lua</text:p>
          </table:table-cell>
          <table:table-cell table:style-name="ce31" office:value-type="string" calcext:value-type="string">
            <text:p>#1214</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6])" office:value-type="string" office:string-value="#1216" calcext:value-type="string">
            <text:p>#1216</text:p>
          </table:table-cell>
          <table:table-cell table:style-name="ce31" office:value-type="string" calcext:value-type="string">
            <text:p>ETHOS-Feedback</text:p>
          </table:table-cell>
          <table:table-cell table:style-name="ce35" office:value-type="string" calcext:value-type="string">
            <text:p>Norwegian translation 1.1.0 alpha9</text:p>
          </table:table-cell>
          <table:table-cell table:style-name="ce31" office:value-type="string" calcext:value-type="string">
            <text:p>#1216</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7])" office:value-type="string" office:string-value="#1218" calcext:value-type="string">
            <text:p>#1218</text:p>
          </table:table-cell>
          <table:table-cell table:style-name="ce31" office:value-type="string" calcext:value-type="string">
            <text:p>ETHOS-Feedback</text:p>
          </table:table-cell>
          <table:table-cell table:style-name="ce35" office:value-type="string" calcext:value-type="string">
            <text:p>LUA: Please allow a full screen widget enhancement</text:p>
          </table:table-cell>
          <table:table-cell table:style-name="ce31" office:value-type="string" calcext:value-type="string">
            <text:p>#1218</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8])" office:value-type="string" office:string-value="#1223" calcext:value-type="string">
            <text:p>#1223</text:p>
          </table:table-cell>
          <table:table-cell table:style-name="ce31" office:value-type="string" calcext:value-type="string">
            <text:p>ETHOS-Feedback</text:p>
          </table:table-cell>
          <table:table-cell table:style-name="ce35" office:value-type="string" calcext:value-type="string">
            <text:p>Lua: getTimer(0) returns nil even when Timer1 exists bug</text:p>
          </table:table-cell>
          <table:table-cell table:style-name="ce31" office:value-type="string" calcext:value-type="string">
            <text:p>#1223</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9])" office:value-type="string" office:string-value="#1225" calcext:value-type="string">
            <text:p>#1225</text:p>
          </table:table-cell>
          <table:table-cell table:style-name="ce31" office:value-type="string" calcext:value-type="string">
            <text:p>ETHOS-Feedback</text:p>
          </table:table-cell>
          <table:table-cell table:style-name="ce35" office:value-type="string" calcext:value-type="string">
            <text:p>Lua: lcd.GREY() error field 'grey' is not callable</text:p>
          </table:table-cell>
          <table:table-cell table:style-name="ce31" office:value-type="string" calcext:value-type="string">
            <text:p>#1225</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0])" office:value-type="string" office:string-value="#1227" calcext:value-type="string">
            <text:p>#1227</text:p>
          </table:table-cell>
          <table:table-cell table:style-name="ce31" office:value-type="string" calcext:value-type="string">
            <text:p>ETHOS-Feedback</text:p>
          </table:table-cell>
          <table:table-cell table:style-name="ce35" office:value-type="string" calcext:value-type="string">
            <text:p>Lua: color picker not setting color properly</text:p>
          </table:table-cell>
          <table:table-cell table:style-name="ce31" office:value-type="string" calcext:value-type="string">
            <text:p>#1227</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1])" office:value-type="string" office:string-value="#1229" calcext:value-type="string">
            <text:p>#1229</text:p>
          </table:table-cell>
          <table:table-cell table:style-name="ce31" office:value-type="string" calcext:value-type="string">
            <text:p>ETHOS-Feedback</text:p>
          </table:table-cell>
          <table:table-cell table:style-name="ce35" office:value-type="string" calcext:value-type="string">
            <text:p>Lua: request getStickMode() enhancement</text:p>
          </table:table-cell>
          <table:table-cell table:style-name="ce31" office:value-type="string" calcext:value-type="string">
            <text:p>#1229</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2])" office:value-type="string" office:string-value="#1231" calcext:value-type="string">
            <text:p>#1231</text:p>
          </table:table-cell>
          <table:table-cell table:style-name="ce31" office:value-type="string" calcext:value-type="string">
            <text:p>ETHOS-Feedback</text:p>
          </table:table-cell>
          <table:table-cell table:style-name="ce35" office:value-type="string" calcext:value-type="string">
            <text:p>lua: how to get lat/lon from GPS source enhancement</text:p>
          </table:table-cell>
          <table:table-cell table:style-name="ce31" office:value-type="string" calcext:value-type="string">
            <text:p>#123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3])" office:value-type="string" office:string-value="#1233" calcext:value-type="string">
            <text:p>#1233</text:p>
          </table:table-cell>
          <table:table-cell table:style-name="ce31" office:value-type="string" calcext:value-type="string">
            <text:p>ETHOS-Feedback</text:p>
          </table:table-cell>
          <table:table-cell table:style-name="ce35" office:value-type="string" calcext:value-type="string">
            <text:p>Timer reset not possible bug</text:p>
          </table:table-cell>
          <table:table-cell table:style-name="ce31" office:value-type="string" calcext:value-type="string">
            <text:p>#12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4])" office:value-type="string" office:string-value="#1234" calcext:value-type="string">
            <text:p>#1234</text:p>
          </table:table-cell>
          <table:table-cell table:style-name="ce31" office:value-type="string" calcext:value-type="string">
            <text:p>ETHOS-Feedback</text:p>
          </table:table-cell>
          <table:table-cell table:style-name="ce35" office:value-type="string" calcext:value-type="string">
            <text:p>Italian translation 1.1.0 alpha update</text:p>
          </table:table-cell>
          <table:table-cell table:style-name="ce31" office:value-type="string" calcext:value-type="string">
            <text:p>#12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5])" office:value-type="string" office:string-value="#1235" calcext:value-type="string">
            <text:p>#1235</text:p>
          </table:table-cell>
          <table:table-cell table:style-name="ce31" office:value-type="string" calcext:value-type="string">
            <text:p>ETHOS-Feedback</text:p>
          </table:table-cell>
          <table:table-cell table:style-name="ce35" office:value-type="string" calcext:value-type="string">
            <text:p>CATEGORY_TELEMETRY enum inconsistent enhancement</text:p>
          </table:table-cell>
          <table:table-cell table:style-name="ce31" office:value-type="string" calcext:value-type="string">
            <text:p>#12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6])" office:value-type="string" office:string-value="#1236" calcext:value-type="string">
            <text:p>#1236</text:p>
          </table:table-cell>
          <table:table-cell table:style-name="ce31" office:value-type="string" calcext:value-type="string">
            <text:p>ETHOS-Feedback</text:p>
          </table:table-cell>
          <table:table-cell table:style-name="ce35" office:value-type="string" calcext:value-type="string">
            <text:p>Wave files are missing bug</text:p>
          </table:table-cell>
          <table:table-cell table:style-name="ce31" office:value-type="string" calcext:value-type="string">
            <text:p>#123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7])" office:value-type="string" office:string-value="#1243" calcext:value-type="string">
            <text:p>#1243</text:p>
          </table:table-cell>
          <table:table-cell table:style-name="ce31" office:value-type="string" calcext:value-type="string">
            <text:p>ETHOS-Feedback</text:p>
          </table:table-cell>
          <table:table-cell table:style-name="ce35" office:value-type="string" calcext:value-type="string">
            <text:p>Request: LUA: please add example of individual cell voltages enhancement <text:s/>Lua</text:p>
          </table:table-cell>
          <table:table-cell table:style-name="ce31" office:value-type="string" calcext:value-type="string">
            <text:p>#12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8])" office:value-type="string" office:string-value="#1244" calcext:value-type="string">
            <text:p>#1244</text:p>
          </table:table-cell>
          <table:table-cell table:style-name="ce31" office:value-type="string" calcext:value-type="string">
            <text:p>ETHOS-Feedback</text:p>
          </table:table-cell>
          <table:table-cell table:style-name="ce35" office:value-type="string" calcext:value-type="string">
            <text:p>Able to leave a receiver turned on accidentally bug</text:p>
          </table:table-cell>
          <table:table-cell table:style-name="ce31" office:value-type="string" calcext:value-type="string">
            <text:p>#124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9])" office:value-type="string" office:string-value="#1253" calcext:value-type="string">
            <text:p>#1253</text:p>
          </table:table-cell>
          <table:table-cell table:style-name="ce31" office:value-type="string" calcext:value-type="string">
            <text:p>ETHOS-Feedback</text:p>
          </table:table-cell>
          <table:table-cell table:style-name="ce35" office:value-type="string" calcext:value-type="string">
            <text:p>Custom trim values may not report trim centre if not a power of 2 bug</text:p>
          </table:table-cell>
          <table:table-cell table:style-name="ce31" office:value-type="string" calcext:value-type="string">
            <text:p>#12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0])" office:value-type="string" office:string-value="#1256" calcext:value-type="string">
            <text:p>#1256</text:p>
          </table:table-cell>
          <table:table-cell table:style-name="ce31" office:value-type="string" calcext:value-type="string">
            <text:p>ETHOS-Feedback</text:p>
          </table:table-cell>
          <table:table-cell table:style-name="ce35" office:value-type="string" calcext:value-type="string">
            <text:p>Italian Translation 1.1.0 alpha 12 update</text:p>
          </table:table-cell>
          <table:table-cell table:style-name="ce31" office:value-type="string" calcext:value-type="string">
            <text:p>#1256</text:p>
          </table:table-cell>
          <table:table-cell table:number-columns-repeated="16378"/>
        </table:table-row>
        <table:table-row table:style-name="ro5">
          <table:table-cell table:style-name="ce30"/>
          <table:table-cell table:style-name="ce30" office:value-type="string" calcext:value-type="string">
            <text:p>n/a</text:p>
          </table:table-cell>
          <table:table-cell table:style-name="ce30" table:formula="of:=TRIM([.F261])" office:value-type="string" office:string-value="#1262" calcext:value-type="string">
            <text:p>#1262</text:p>
          </table:table-cell>
          <table:table-cell table:style-name="ce30" office:value-type="string" calcext:value-type="string">
            <text:p>ETHOS-Feedback</text:p>
          </table:table-cell>
          <table:table-cell table:style-name="ce34" office:value-type="string" calcext:value-type="string">
            <text:p>Output channels always start on channel 1 bug</text:p>
          </table:table-cell>
          <table:table-cell table:style-name="ce41" office:value-type="string" calcext:value-type="string">
            <text:p>#126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2])" office:value-type="string" office:string-value="#1268" calcext:value-type="string">
            <text:p>#1268</text:p>
          </table:table-cell>
          <table:table-cell table:style-name="ce31" office:value-type="string" calcext:value-type="string">
            <text:p>ETHOS-Feedback</text:p>
          </table:table-cell>
          <table:table-cell table:style-name="ce35" office:value-type="string" calcext:value-type="string">
            <text:p>lua: model.getSensor({appIdStart=XX, appIdEnd=YY}) does not filter based on appId range bug</text:p>
          </table:table-cell>
          <table:table-cell table:style-name="ce31" office:value-type="string" calcext:value-type="string">
            <text:p>#12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3])" office:value-type="string" office:string-value="#1277" calcext:value-type="string">
            <text:p>#1277</text:p>
          </table:table-cell>
          <table:table-cell table:style-name="ce31" office:value-type="string" calcext:value-type="string">
            <text:p>ETHOS-Feedback</text:p>
          </table:table-cell>
          <table:table-cell table:style-name="ce35" office:value-type="string" calcext:value-type="string">
            <text:p>Lua: os.clock() returns seconds on sim and tenths sec on radio bug</text:p>
          </table:table-cell>
          <table:table-cell table:style-name="ce31" office:value-type="string" calcext:value-type="string">
            <text:p>#12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4])" office:value-type="string" office:string-value="#1278" calcext:value-type="string">
            <text:p>#1278</text:p>
          </table:table-cell>
          <table:table-cell table:style-name="ce31" office:value-type="string" calcext:value-type="string">
            <text:p>ETHOS-Feedback</text:p>
          </table:table-cell>
          <table:table-cell table:style-name="ce35" office:value-type="string" calcext:value-type="string">
            <text:p>Lua: Ability to put script in subfolder with main.lua name enhancement</text:p>
          </table:table-cell>
          <table:table-cell table:style-name="ce31" office:value-type="string" calcext:value-type="string">
            <text:p>#127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5])" office:value-type="string" office:string-value="#1279" calcext:value-type="string">
            <text:p>#1279</text:p>
          </table:table-cell>
          <table:table-cell table:style-name="ce31" office:value-type="string" calcext:value-type="string">
            <text:p>ETHOS-Feedback</text:p>
          </table:table-cell>
          <table:table-cell table:style-name="ce35" office:value-type="string" calcext:value-type="string">
            <text:p>Long lists 'jump around' making selection difficult bug</text:p>
          </table:table-cell>
          <table:table-cell table:style-name="ce31" office:value-type="string" calcext:value-type="string">
            <text:p>#127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66])" office:value-type="string" office:string-value="#1284" calcext:value-type="string">
            <text:p>#1284</text:p>
          </table:table-cell>
          <table:table-cell table:style-name="ce30" office:value-type="string" calcext:value-type="string">
            <text:p>ETHOS-Feedback</text:p>
          </table:table-cell>
          <table:table-cell table:style-name="ce34" office:value-type="string" calcext:value-type="string">
            <text:p>full screen widget - top and bottom bar overlay bug</text:p>
          </table:table-cell>
          <table:table-cell table:style-name="ce41" office:value-type="string" calcext:value-type="string">
            <text:p>#12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7])" office:value-type="string" office:string-value="#1285" calcext:value-type="string">
            <text:p>#1285</text:p>
          </table:table-cell>
          <table:table-cell table:style-name="ce31" office:value-type="string" calcext:value-type="string">
            <text:p>ETHOS-Feedback</text:p>
          </table:table-cell>
          <table:table-cell table:style-name="ce35" office:value-type="string" calcext:value-type="string">
            <text:p>RB Config Bug fixes in 1.0.14 are not complete</text:p>
          </table:table-cell>
          <table:table-cell table:style-name="ce31" office:value-type="string" calcext:value-type="string">
            <text:p>#1285</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68])" office:value-type="string" office:string-value="#1290" calcext:value-type="string">
            <text:p>#1290</text:p>
          </table:table-cell>
          <table:table-cell table:style-name="ce30" office:value-type="string" calcext:value-type="string">
            <text:p>ETHOS-Feedback</text:p>
          </table:table-cell>
          <table:table-cell table:style-name="ce34" office:value-type="string" calcext:value-type="string">
            <text:p>Logic Switches Descriptions could accommodate more information</text:p>
          </table:table-cell>
          <table:table-cell table:style-name="ce30" office:value-type="string" calcext:value-type="string">
            <text:p>#1290</text:p>
          </table:table-cell>
          <table:table-cell table:style-name="ce30" office:value-type="string" calcext:value-type="string">
            <text:p>??</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formula="of:=TRIM([.F269])" office:value-type="string" office:string-value="#1299" calcext:value-type="string">
            <text:p>#1299</text:p>
          </table:table-cell>
          <table:table-cell table:style-name="ce31" office:value-type="string" calcext:value-type="string">
            <text:p>ETHOS-Feedback</text:p>
          </table:table-cell>
          <table:table-cell table:style-name="ce35" office:value-type="string" calcext:value-type="string">
            <text:p>Lua: Opacity option for Draw functions enhancement <text:s/>Lua</text:p>
          </table:table-cell>
          <table:table-cell table:style-name="ce31" office:value-type="string" calcext:value-type="string">
            <text:p>#12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0])" office:value-type="string" office:string-value="#1300" calcext:value-type="string">
            <text:p>#1300</text:p>
          </table:table-cell>
          <table:table-cell table:style-name="ce31" office:value-type="string" calcext:value-type="string">
            <text:p>ETHOS-Feedback</text:p>
          </table:table-cell>
          <table:table-cell table:style-name="ce35" office:value-type="string" calcext:value-type="string">
            <text:p>Simulator: ability to install both X10 and X20 simulators each with own environment enhancement</text:p>
          </table:table-cell>
          <table:table-cell table:style-name="ce31" office:value-type="string" calcext:value-type="string">
            <text:p>#130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1])" office:value-type="string" office:string-value="#1302" calcext:value-type="string">
            <text:p>#1302</text:p>
          </table:table-cell>
          <table:table-cell table:style-name="ce31" office:value-type="string" calcext:value-type="string">
            <text:p>ETHOS-Feedback</text:p>
          </table:table-cell>
          <table:table-cell table:style-name="ce35" office:value-type="string" calcext:value-type="string">
            <text:p>Lua: Timer Add ability to set countdownStart() and countdownStep() (not just read value) enhancement</text:p>
          </table:table-cell>
          <table:table-cell table:style-name="ce31" office:value-type="string" calcext:value-type="string">
            <text:p>#130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2])" office:value-type="string" office:string-value="#1303" calcext:value-type="string">
            <text:p>#1303</text:p>
          </table:table-cell>
          <table:table-cell table:style-name="ce31" office:value-type="string" calcext:value-type="string">
            <text:p>ETHOS-Feedback</text:p>
          </table:table-cell>
          <table:table-cell table:style-name="ce35" office:value-type="string" calcext:value-type="string">
            <text:p>[Lua] system.registerSource(...) request for comments enhancement <text:s/>Lua</text:p>
          </table:table-cell>
          <table:table-cell table:style-name="ce31" office:value-type="string" calcext:value-type="string">
            <text:p>#130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3])" office:value-type="string" office:string-value="#1304" calcext:value-type="string">
            <text:p>#1304</text:p>
          </table:table-cell>
          <table:table-cell table:style-name="ce31" office:value-type="string" calcext:value-type="string">
            <text:p>ETHOS-Feedback</text:p>
          </table:table-cell>
          <table:table-cell table:style-name="ce35" office:value-type="string" calcext:value-type="string">
            <text:p>Lua: EVT_TOUCH add Pressed an d Released enhancement</text:p>
          </table:table-cell>
          <table:table-cell table:style-name="ce31" office:value-type="string" calcext:value-type="string">
            <text:p>#130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4])" office:value-type="string" office:string-value="#1309" calcext:value-type="string">
            <text:p>#1309</text:p>
          </table:table-cell>
          <table:table-cell table:style-name="ce31" office:value-type="string" calcext:value-type="string">
            <text:p>ETHOS-Feedback</text:p>
          </table:table-cell>
          <table:table-cell table:style-name="ce35" office:value-type="string" calcext:value-type="string">
            <text:p>Updated local language NORWEGIAN 1.1.0 a15</text:p>
          </table:table-cell>
          <table:table-cell table:style-name="ce31" office:value-type="string" calcext:value-type="string">
            <text:p>#130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5])" office:value-type="string" office:string-value="#1315" calcext:value-type="string">
            <text:p>#1315</text:p>
          </table:table-cell>
          <table:table-cell table:style-name="ce31" office:value-type="string" calcext:value-type="string">
            <text:p>ETHOS-Feedback</text:p>
          </table:table-cell>
          <table:table-cell table:style-name="ce35" office:value-type="string" calcext:value-type="string">
            <text:p>Logic Switches display Timers as % bug</text:p>
          </table:table-cell>
          <table:table-cell table:style-name="ce31" office:value-type="string" calcext:value-type="string">
            <text:p>#131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6])" office:value-type="string" office:string-value="#1320" calcext:value-type="string">
            <text:p>#1320</text:p>
          </table:table-cell>
          <table:table-cell table:style-name="ce31" office:value-type="string" calcext:value-type="string">
            <text:p>ETHOS-Feedback</text:p>
          </table:table-cell>
          <table:table-cell table:style-name="ce35" office:value-type="string" calcext:value-type="string">
            <text:p>Problem with first second of timer triggered via LSW bug</text:p>
          </table:table-cell>
          <table:table-cell table:style-name="ce31" office:value-type="string" calcext:value-type="string">
            <text:p>#132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7])" office:value-type="string" office:string-value="#1322" calcext:value-type="string">
            <text:p>#1322</text:p>
          </table:table-cell>
          <table:table-cell table:style-name="ce31" office:value-type="string" calcext:value-type="string">
            <text:p>ETHOS-Feedback</text:p>
          </table:table-cell>
          <table:table-cell table:style-name="ce35" office:value-type="string" calcext:value-type="string">
            <text:p>Lua: Request FONT_S_BOLD enhancement</text:p>
          </table:table-cell>
          <table:table-cell table:style-name="ce31" office:value-type="string" calcext:value-type="string">
            <text:p>#13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8])" office:value-type="string" office:string-value="#1325" calcext:value-type="string">
            <text:p>#1325</text:p>
          </table:table-cell>
          <table:table-cell table:style-name="ce31" office:value-type="string" calcext:value-type="string">
            <text:p>ETHOS-Feedback</text:p>
          </table:table-cell>
          <table:table-cell table:style-name="ce35" office:value-type="string" calcext:value-type="string">
            <text:p>GPS GMT offset not calculating correctly. bug</text:p>
          </table:table-cell>
          <table:table-cell table:style-name="ce31" office:value-type="string" calcext:value-type="string">
            <text:p>#132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9])" office:value-type="string" office:string-value="#1326" calcext:value-type="string">
            <text:p>#1326</text:p>
          </table:table-cell>
          <table:table-cell table:style-name="ce31" office:value-type="string" calcext:value-type="string">
            <text:p>ETHOS-Feedback</text:p>
          </table:table-cell>
          <table:table-cell table:style-name="ce35" office:value-type="string" calcext:value-type="string">
            <text:p>Alpha 15: menu scroll overlay where not needed bug</text:p>
          </table:table-cell>
          <table:table-cell table:style-name="ce31" office:value-type="string" calcext:value-type="string">
            <text:p>#13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80])" office:value-type="string" office:string-value="#1328" calcext:value-type="string">
            <text:p>#1328</text:p>
          </table:table-cell>
          <table:table-cell table:style-name="ce31" office:value-type="string" calcext:value-type="string">
            <text:p>ETHOS-Feedback</text:p>
          </table:table-cell>
          <table:table-cell table:style-name="ce35" office:value-type="string" calcext:value-type="string">
            <text:p>Throttle timers not working. bug</text:p>
          </table:table-cell>
          <table:table-cell table:style-name="ce31" office:value-type="string" calcext:value-type="string">
            <text:p>#1328</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81])" office:value-type="string" office:string-value="#769" calcext:value-type="string">
            <text:p>#769</text:p>
          </table:table-cell>
          <table:table-cell table:style-name="ce30" office:value-type="string" calcext:value-type="string">
            <text:p>ETHOS-Feedback</text:p>
          </table:table-cell>
          <table:table-cell table:style-name="ce34" office:value-type="string" calcext:value-type="string">
            <text:p>Group mix items.</text:p>
          </table:table-cell>
          <table:table-cell table:style-name="ce41" office:value-type="string" calcext:value-type="string">
            <text:p>#76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82])" office:value-type="string" office:string-value="#991" calcext:value-type="string">
            <text:p>#991</text:p>
          </table:table-cell>
          <table:table-cell table:style-name="ce30" office:value-type="string" calcext:value-type="string">
            <text:p>ETHOS-Feedback</text:p>
          </table:table-cell>
          <table:table-cell table:style-name="ce34" office:value-type="string" calcext:value-type="string">
            <text:p>Enlarge custom trim step range enhancement</text:p>
          </table:table-cell>
          <table:table-cell table:style-name="ce41" office:value-type="string" calcext:value-type="string">
            <text:p>#99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3])" office:value-type="string" office:string-value="#1238" calcext:value-type="string">
            <text:p>#1238</text:p>
          </table:table-cell>
          <table:table-cell table:style-name="ce31" office:value-type="string" calcext:value-type="string">
            <text:p>ETHOS-Feedback</text:p>
          </table:table-cell>
          <table:table-cell table:style-name="ce35" office:value-type="string" calcext:value-type="string">
            <text:p>Make Custom Sensor discoverable by "discover new sensors" enhancement</text:p>
          </table:table-cell>
          <table:table-cell table:style-name="ce31" office:value-type="string" calcext:value-type="string">
            <text:p>#12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4])" office:value-type="string" office:string-value="#1289" calcext:value-type="string">
            <text:p>#1289</text:p>
          </table:table-cell>
          <table:table-cell table:style-name="ce31" office:value-type="string" calcext:value-type="string">
            <text:p>ETHOS-Feedback</text:p>
          </table:table-cell>
          <table:table-cell table:style-name="ce35" office:value-type="string" calcext:value-type="string">
            <text:p>Timers: voice countdown from 30 seconds gets behind by a second enhancement</text:p>
          </table:table-cell>
          <table:table-cell table:style-name="ce31" office:value-type="string" calcext:value-type="string">
            <text:p>#128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7</text:p>
          </table:table-cell>
          <table:table-cell table:style-name="ce30" office:value-type="string" calcext:value-type="string">
            <text:p>y</text:p>
          </table:table-cell>
          <table:table-cell table:style-name="ce30" table:formula="of:=TRIM([.F286])" office:value-type="string" office:string-value="#1261" calcext:value-type="string">
            <text:p>#1261</text:p>
          </table:table-cell>
          <table:table-cell table:style-name="ce30" office:value-type="string" calcext:value-type="string">
            <text:p>ETHOS-Feedback</text:p>
          </table:table-cell>
          <table:table-cell table:style-name="ce34" office:value-type="string" calcext:value-type="string">
            <text:p>Limited model categories</text:p>
          </table:table-cell>
          <table:table-cell table:style-name="ce41" office:value-type="string" calcext:value-type="string">
            <text:p>#12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7])" office:value-type="string" office:string-value="#1332" calcext:value-type="string">
            <text:p>#1332</text:p>
          </table:table-cell>
          <table:table-cell table:style-name="ce31" office:value-type="string" calcext:value-type="string">
            <text:p>ETHOS-Feedback</text:p>
          </table:table-cell>
          <table:table-cell table:style-name="ce35" office:value-type="string" calcext:value-type="string">
            <text:p>1.1.0 alpha16 X10S ISRM transmitter freezes when selecting the mixer page bug</text:p>
          </table:table-cell>
          <table:table-cell table:style-name="ce31" office:value-type="string" calcext:value-type="string">
            <text:p>#133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88])" office:value-type="string" office:string-value="#1335" calcext:value-type="string">
            <text:p>#1335</text:p>
          </table:table-cell>
          <table:table-cell table:style-name="ce31" office:value-type="string" calcext:value-type="string">
            <text:p>ETHOS-Feedback</text:p>
          </table:table-cell>
          <table:table-cell table:style-name="ce35" office:value-type="string" calcext:value-type="string">
            <text:p>Italian Tanslation 1.1.0 alpha 16 update enhancement</text:p>
          </table:table-cell>
          <table:table-cell table:style-name="ce31" office:value-type="string" calcext:value-type="string">
            <text:p>#13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9])" office:value-type="string" office:string-value="#1348" calcext:value-type="string">
            <text:p>#1348</text:p>
          </table:table-cell>
          <table:table-cell table:style-name="ce31" office:value-type="string" calcext:value-type="string">
            <text:p>ETHOS-Feedback</text:p>
          </table:table-cell>
          <table:table-cell table:style-name="ce35" office:value-type="string" calcext:value-type="string">
            <text:p>Lua system.playHaptic not debug in simulator enhancement</text:p>
          </table:table-cell>
          <table:table-cell table:style-name="ce31" office:value-type="string" calcext:value-type="string">
            <text:p>#134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E290])" office:value-type="string" office:string-value="#alpha 16 Output Power offer 10 mW only one time bug" calcext:value-type="string">
            <text:p>#alpha 16 Output Power offer 10 mW only one time bug</text:p>
          </table:table-cell>
          <table:table-cell table:style-name="ce31" office:value-type="string" calcext:value-type="string">
            <text:p>ETHOS-Feedback</text:p>
          </table:table-cell>
          <table:table-cell table:style-name="ce35" office:value-type="string" calcext:value-type="string">
            <text:p>#alpha 16 Output Power offer 10 mW only one time bug</text:p>
          </table:table-cell>
          <table:table-cell table:style-name="ce31" office:value-type="string" calcext:value-type="string">
            <text:p>#13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1])" office:value-type="string" office:string-value="#1238" calcext:value-type="string">
            <text:p>#1238</text:p>
          </table:table-cell>
          <table:table-cell table:style-name="ce31" office:value-type="string" calcext:value-type="string">
            <text:p>ETHOS-Feedback</text:p>
          </table:table-cell>
          <table:table-cell table:style-name="ce35" office:value-type="string" calcext:value-type="string">
            <text:p>Make Custom Sensor discoverable by "discover new sensors" enhancement</text:p>
          </table:table-cell>
          <table:table-cell table:style-name="ce31" office:value-type="string" calcext:value-type="string">
            <text:p>#12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2])" office:value-type="string" office:string-value="#1289" calcext:value-type="string">
            <text:p>#1289</text:p>
          </table:table-cell>
          <table:table-cell table:style-name="ce31" office:value-type="string" calcext:value-type="string">
            <text:p>ETHOS-Feedback</text:p>
          </table:table-cell>
          <table:table-cell table:style-name="ce35" office:value-type="string" calcext:value-type="string">
            <text:p>Timers: voice countdown from 30 seconds gets behind by a second enhancement</text:p>
          </table:table-cell>
          <table:table-cell table:style-name="ce31" office:value-type="string" calcext:value-type="string">
            <text:p>#128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8 &amp;</text:p>
          </table:table-cell>
          <table:table-cell table:style-name="ce31" office:value-type="string" calcext:value-type="string">
            <text:p>n/a</text:p>
          </table:table-cell>
          <table:table-cell table:style-name="ce31" table:formula="of:=TRIM([.F294])" office:value-type="string" office:string-value="#1206" calcext:value-type="string">
            <text:p>#1206</text:p>
          </table:table-cell>
          <table:table-cell table:style-name="ce31" office:value-type="string" calcext:value-type="string">
            <text:p>ETHOS-Feedback</text:p>
          </table:table-cell>
          <table:table-cell table:style-name="ce35" office:value-type="string" calcext:value-type="string">
            <text:p>LUA: please add Global var control enhancement</text:p>
          </table:table-cell>
          <table:table-cell table:style-name="ce31" office:value-type="string" calcext:value-type="string">
            <text:p>#1206</text:p>
          </table:table-cell>
          <table:table-cell table:number-columns-repeated="16378"/>
        </table:table-row>
        <table:table-row table:style-name="ro5">
          <table:table-cell table:style-name="ce30" office:value-type="string" calcext:value-type="string">
            <text:p>1.1.0 rc1</text:p>
          </table:table-cell>
          <table:table-cell table:style-name="ce31" office:value-type="string" calcext:value-type="string">
            <text:p>n/a</text:p>
          </table:table-cell>
          <table:table-cell table:style-name="ce31" table:formula="of:=TRIM([.F295])" office:value-type="string" office:string-value="#1310" calcext:value-type="string">
            <text:p>#1310</text:p>
          </table:table-cell>
          <table:table-cell table:style-name="ce31" office:value-type="string" calcext:value-type="string">
            <text:p>ETHOS-Feedback</text:p>
          </table:table-cell>
          <table:table-cell table:style-name="ce35" office:value-type="string" calcext:value-type="string">
            <text:p>Style request: Remove toolbar gradient UI</text:p>
          </table:table-cell>
          <table:table-cell table:style-name="ce31" office:value-type="string" calcext:value-type="string">
            <text:p>#1310</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96])" office:value-type="string" office:string-value="#1311" calcext:value-type="string">
            <text:p>#1311</text:p>
          </table:table-cell>
          <table:table-cell table:style-name="ce30" office:value-type="string" calcext:value-type="string">
            <text:p>ETHOS-Feedback</text:p>
          </table:table-cell>
          <table:table-cell table:style-name="ce34" office:value-type="string" calcext:value-type="string">
            <text:p>Sound and Screen menue</text:p>
          </table:table-cell>
          <table:table-cell table:style-name="ce41" office:value-type="string" calcext:value-type="string">
            <text:p>#1311</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97])" office:value-type="string" office:string-value="#1313" calcext:value-type="string">
            <text:p>#1313</text:p>
          </table:table-cell>
          <table:table-cell table:style-name="ce30" office:value-type="string" calcext:value-type="string">
            <text:p>ETHOS-Feedback</text:p>
          </table:table-cell>
          <table:table-cell table:style-name="ce34" office:value-type="string" calcext:value-type="string">
            <text:p>Style request: Add ETHOS green style/style color picker enhancement <text:s/>UI</text:p>
          </table:table-cell>
          <table:table-cell table:style-name="ce41" office:value-type="string" calcext:value-type="string">
            <text:p>#131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8])" office:value-type="string" office:string-value="#1357" calcext:value-type="string">
            <text:p>#1357</text:p>
          </table:table-cell>
          <table:table-cell table:style-name="ce31" office:value-type="string" calcext:value-type="string">
            <text:p>ETHOS-Feedback</text:p>
          </table:table-cell>
          <table:table-cell table:style-name="ce35" office:value-type="string" calcext:value-type="string">
            <text:p>Single Lipo Cell and Capacity norming in Calculated Sensors enhancement</text:p>
          </table:table-cell>
          <table:table-cell table:style-name="ce31" office:value-type="string" calcext:value-type="string">
            <text:p>#13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9])" office:value-type="string" office:string-value="#1365" calcext:value-type="string">
            <text:p>#1365</text:p>
          </table:table-cell>
          <table:table-cell table:style-name="ce31" office:value-type="string" calcext:value-type="string">
            <text:p>ETHOS-Feedback</text:p>
          </table:table-cell>
          <table:table-cell table:style-name="ce35" office:value-type="string" calcext:value-type="string">
            <text:p>Alpha 16 - Lua curve:point() not working as described enhancement</text:p>
          </table:table-cell>
          <table:table-cell table:style-name="ce31" office:value-type="string" calcext:value-type="string">
            <text:p>#13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0])" office:value-type="string" office:string-value="#1367" calcext:value-type="string">
            <text:p>#1367</text:p>
          </table:table-cell>
          <table:table-cell table:style-name="ce31" office:value-type="string" calcext:value-type="string">
            <text:p>ETHOS-Feedback</text:p>
          </table:table-cell>
          <table:table-cell table:style-name="ce35" office:value-type="string" calcext:value-type="string">
            <text:p>1.1.0 alpha17 new model select screen bug</text:p>
          </table:table-cell>
          <table:table-cell table:style-name="ce31" office:value-type="string" calcext:value-type="string">
            <text:p>#136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1])" office:value-type="string" office:string-value="#1368" calcext:value-type="string">
            <text:p>#1368</text:p>
          </table:table-cell>
          <table:table-cell table:style-name="ce31" office:value-type="string" calcext:value-type="string">
            <text:p>ETHOS-Feedback</text:p>
          </table:table-cell>
          <table:table-cell table:style-name="ce35" office:value-type="string" calcext:value-type="string">
            <text:p>1.1.0 alpha17 Italian Translation update</text:p>
          </table:table-cell>
          <table:table-cell table:style-name="ce31" office:value-type="string" calcext:value-type="string">
            <text:p>#13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302])" office:value-type="string" office:string-value="#1372" calcext:value-type="string">
            <text:p>#1372</text:p>
          </table:table-cell>
          <table:table-cell table:style-name="ce31" office:value-type="string" calcext:value-type="string">
            <text:p>ETHOS-Feedback</text:p>
          </table:table-cell>
          <table:table-cell table:style-name="ce35" office:value-type="string" calcext:value-type="string">
            <text:p>Lua: Reset telemetry altimeter to 0 (like Special Function) enhancement</text:p>
          </table:table-cell>
          <table:table-cell table:style-name="ce31" office:value-type="string" calcext:value-type="string">
            <text:p>#137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303])" office:value-type="string" office:string-value="#1378" calcext:value-type="string">
            <text:p>#1378</text:p>
          </table:table-cell>
          <table:table-cell table:style-name="ce31" office:value-type="string" calcext:value-type="string">
            <text:p>ETHOS-Feedback</text:p>
          </table:table-cell>
          <table:table-cell table:style-name="ce35" office:value-type="string" calcext:value-type="string">
            <text:p>Enhancement: Alpha 17 new model select system thumbnails take too long to load.</text:p>
          </table:table-cell>
          <table:table-cell table:style-name="ce31" office:value-type="string" calcext:value-type="string">
            <text:p>#137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4])" office:value-type="string" office:string-value="#1380" calcext:value-type="string">
            <text:p>#1380</text:p>
          </table:table-cell>
          <table:table-cell table:style-name="ce31" office:value-type="string" calcext:value-type="string">
            <text:p>ETHOS-Feedback</text:p>
          </table:table-cell>
          <table:table-cell table:style-name="ce35" office:value-type="string" calcext:value-type="string">
            <text:p>LUA: add ram used function enhancement</text:p>
          </table:table-cell>
          <table:table-cell table:style-name="ce31" office:value-type="string" calcext:value-type="string">
            <text:p>#1380</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05])" office:value-type="string" office:string-value="#1384" calcext:value-type="string">
            <text:p>#1384</text:p>
          </table:table-cell>
          <table:table-cell table:style-name="ce30" office:value-type="string" calcext:value-type="string">
            <text:p>ETHOS-Feedback</text:p>
          </table:table-cell>
          <table:table-cell table:style-name="ce34" office:value-type="string" calcext:value-type="string">
            <text:p>1.1.0alpha18 [Enter Long] support in Model Select</text:p>
          </table:table-cell>
          <table:table-cell table:style-name="ce41" office:value-type="string" calcext:value-type="string">
            <text:p>#13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6])" office:value-type="string" office:string-value="#1387" calcext:value-type="string">
            <text:p>#1387</text:p>
          </table:table-cell>
          <table:table-cell table:style-name="ce31" office:value-type="string" calcext:value-type="string">
            <text:p>ETHOS-Feedback</text:p>
          </table:table-cell>
          <table:table-cell table:style-name="ce35" office:value-type="string" calcext:value-type="string">
            <text:p>1.1.0alpha18 Percent calculated sensor enhancement</text:p>
          </table:table-cell>
          <table:table-cell table:style-name="ce31" office:value-type="string" calcext:value-type="string">
            <text:p>#138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7])" office:value-type="string" office:string-value="#1388" calcext:value-type="string">
            <text:p>#1388</text:p>
          </table:table-cell>
          <table:table-cell table:style-name="ce31" office:value-type="string" calcext:value-type="string">
            <text:p>ETHOS-Feedback</text:p>
          </table:table-cell>
          <table:table-cell table:style-name="ce35" office:value-type="string" calcext:value-type="string">
            <text:p>Updated NO text 1.1.0alpha18</text:p>
          </table:table-cell>
          <table:table-cell table:style-name="ce31" office:value-type="string" calcext:value-type="string">
            <text:p>#138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8])" office:value-type="string" office:string-value="#1389" calcext:value-type="string">
            <text:p>#1389</text:p>
          </table:table-cell>
          <table:table-cell table:style-name="ce31" office:value-type="string" calcext:value-type="string">
            <text:p>ETHOS-Feedback</text:p>
          </table:table-cell>
          <table:table-cell table:style-name="ce35" office:value-type="string" calcext:value-type="string">
            <text:p>Alpha18: os.time() does not work bug</text:p>
          </table:table-cell>
          <table:table-cell table:style-name="ce31" office:value-type="string" calcext:value-type="string">
            <text:p>#13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9])" office:value-type="string" office:string-value="#1390" calcext:value-type="string">
            <text:p>#1390</text:p>
          </table:table-cell>
          <table:table-cell table:style-name="ce31" office:value-type="string" calcext:value-type="string">
            <text:p>ETHOS-Feedback</text:p>
          </table:table-cell>
          <table:table-cell table:style-name="ce35" office:value-type="string" calcext:value-type="string">
            <text:p>Italian Translation 1.1.0 alpha 18 UPDATE</text:p>
          </table:table-cell>
          <table:table-cell table:style-name="ce31" office:value-type="string" calcext:value-type="string">
            <text:p>#139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0])" office:value-type="string" office:string-value="#1392" calcext:value-type="string">
            <text:p>#1392</text:p>
          </table:table-cell>
          <table:table-cell table:style-name="ce31" office:value-type="string" calcext:value-type="string">
            <text:p>ETHOS-Feedback</text:p>
          </table:table-cell>
          <table:table-cell table:style-name="ce35" office:value-type="string" calcext:value-type="string">
            <text:p>Alpha18: screen flickering when running a widget bug</text:p>
          </table:table-cell>
          <table:table-cell table:style-name="ce31" office:value-type="string" calcext:value-type="string">
            <text:p>#13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1])" office:value-type="string" office:string-value="#1394" calcext:value-type="string">
            <text:p>#1394</text:p>
          </table:table-cell>
          <table:table-cell table:style-name="ce31" office:value-type="string" calcext:value-type="string">
            <text:p>ETHOS-Feedback</text:p>
          </table:table-cell>
          <table:table-cell table:style-name="ce35" office:value-type="string" calcext:value-type="string">
            <text:p>Per Channel view update issue bug</text:p>
          </table:table-cell>
          <table:table-cell table:style-name="ce31" office:value-type="string" calcext:value-type="string">
            <text:p>#139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2])" office:value-type="string" office:string-value="#1396" calcext:value-type="string">
            <text:p>#1396</text:p>
          </table:table-cell>
          <table:table-cell table:style-name="ce31" office:value-type="string" calcext:value-type="string">
            <text:p>ETHOS-Feedback</text:p>
          </table:table-cell>
          <table:table-cell table:style-name="ce35" office:value-type="string" calcext:value-type="string">
            <text:p>Norwegian language, minor update, 1.1.0 alpha18</text:p>
          </table:table-cell>
          <table:table-cell table:style-name="ce31" office:value-type="string" calcext:value-type="string">
            <text:p>#139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3])" office:value-type="string" office:string-value="#1399" calcext:value-type="string">
            <text:p>#1399</text:p>
          </table:table-cell>
          <table:table-cell table:style-name="ce31" office:value-type="string" calcext:value-type="string">
            <text:p>ETHOS-Feedback</text:p>
          </table:table-cell>
          <table:table-cell table:style-name="ce35" office:value-type="string" calcext:value-type="string">
            <text:p>1.1.0-17 and 1.1.0-18 bug report.</text:p>
          </table:table-cell>
          <table:table-cell table:style-name="ce31" office:value-type="string" calcext:value-type="string">
            <text:p>#139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14])" office:value-type="string" office:string-value="#643" calcext:value-type="string">
            <text:p>#643</text:p>
          </table:table-cell>
          <table:table-cell table:style-name="ce30" office:value-type="string" calcext:value-type="string">
            <text:p>ETHOS-Feedback</text:p>
          </table:table-cell>
          <table:table-cell table:style-name="ce34" office:value-type="string" calcext:value-type="string">
            <text:p>Multi condition Logical switch enhancement</text:p>
          </table:table-cell>
          <table:table-cell table:style-name="ce41" office:value-type="string" calcext:value-type="string">
            <text:p>#6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5])" office:value-type="string" office:string-value="#1334" calcext:value-type="string">
            <text:p>#1334</text:p>
          </table:table-cell>
          <table:table-cell table:style-name="ce31" office:value-type="string" calcext:value-type="string">
            <text:p>ETHOS-Feedback</text:p>
          </table:table-cell>
          <table:table-cell table:style-name="ce35" office:value-type="string" calcext:value-type="string">
            <text:p>#alpha 16 Output Power offer 10 mW only one time bug</text:p>
          </table:table-cell>
          <table:table-cell table:style-name="ce31" office:value-type="string" calcext:value-type="string">
            <text:p>#133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 rc2</text:p>
          </table:table-cell>
          <table:table-cell table:style-name="ce31" office:value-type="string" calcext:value-type="string">
            <text:p>n/a</text:p>
          </table:table-cell>
          <table:table-cell table:style-name="ce31" table:formula="of:=TRIM([.F317])" office:value-type="string" office:string-value="#1402" calcext:value-type="string">
            <text:p>#1402</text:p>
          </table:table-cell>
          <table:table-cell table:style-name="ce31" office:value-type="string" calcext:value-type="string">
            <text:p>ETHOS-Feedback</text:p>
          </table:table-cell>
          <table:table-cell table:style-name="ce35" office:value-type="string" calcext:value-type="string">
            <text:p>Scripts not saving data when simulator or transmitter turned off enhancement</text:p>
          </table:table-cell>
          <table:table-cell table:style-name="ce31" office:value-type="string" calcext:value-type="string">
            <text:p>#140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8])" office:value-type="string" office:string-value="#1403" calcext:value-type="string">
            <text:p>#1403</text:p>
          </table:table-cell>
          <table:table-cell table:style-name="ce31" office:value-type="string" calcext:value-type="string">
            <text:p>ETHOS-Feedback</text:p>
          </table:table-cell>
          <table:table-cell table:style-name="ce35" office:value-type="string" calcext:value-type="string">
            <text:p>1.1.0RC1: configure widget jumps to first widget bug</text:p>
          </table:table-cell>
          <table:table-cell table:style-name="ce31" office:value-type="string" calcext:value-type="string">
            <text:p>#1403</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19])" office:value-type="string" office:string-value="#1406" calcext:value-type="string">
            <text:p>#1406</text:p>
          </table:table-cell>
          <table:table-cell table:style-name="ce30" office:value-type="string" calcext:value-type="string">
            <text:p>ETHOS-Feedback</text:p>
          </table:table-cell>
          <table:table-cell table:style-name="ce34" office:value-type="string" calcext:value-type="string">
            <text:p>Enhancement: please add inactivity alarm enhancement</text:p>
          </table:table-cell>
          <table:table-cell table:style-name="ce41" office:value-type="string" calcext:value-type="string">
            <text:p>#1406</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text:p>
          </table:table-cell>
          <table:table-cell table:style-name="ce31" office:value-type="string" calcext:value-type="string">
            <text:p>n/a</text:p>
          </table:table-cell>
          <table:table-cell table:style-name="ce31" table:formula="of:=TRIM([.F321])" office:value-type="string" office:string-value="#1418" calcext:value-type="string">
            <text:p>#1418</text:p>
          </table:table-cell>
          <table:table-cell table:style-name="ce31" table:formula="of:=VLOOKUP([.C321];[.$C$186:.$C$319];1;0)" office:value-type="string" office:string-value="" calcext:value-type="error">
            <text:p>#N/A</text:p>
          </table:table-cell>
          <table:table-cell table:style-name="ce35" office:value-type="string" calcext:value-type="string">
            <text:p>1.1.0RC2: File manager scroll issue when running widgets bug</text:p>
          </table:table-cell>
          <table:table-cell table:style-name="ce31" office:value-type="string" calcext:value-type="string">
            <text:p>#1418</text:p>
          </table:table-cell>
          <table:table-cell table:number-columns-repeated="16378"/>
        </table:table-row>
        <table:table-row table:style-name="ro5">
          <table:table-cell table:style-name="ce30"/>
          <table:table-cell table:number-columns-repeated="2"/>
          <table:table-cell table:style-name="ce30" table:formula="of:=VLOOKUP([.C322];[.$C$186:.$C$319];1;0)" office:value-type="string" office:string-value="" calcext:value-type="error">
            <text:p>#N/A</text:p>
          </table:table-cell>
          <table:table-cell table:style-name="ce34"/>
          <table:table-cell table:number-columns-repeated="16379"/>
        </table:table-row>
        <table:table-row table:style-name="ro5" table:number-rows-repeated="3">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can be changed without confirmation if RF is OFF</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firmation added before shutting down RF on a model (both modules, both bands on Tandem radio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in and RTC voltages were badly displayed when used in Logic Switch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ensitivity decreased on automatic stick detection in Source Selec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fixed when using 9 conditions in Logic Switches (too long description string)</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oll Bar now uses the theme color instead of always or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scard SWR values when in Range Check</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Home widgets were not shown after changing Language</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1</text:p>
          </table:table-cell>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ort telemetry assigned on pin5 R9MX not working bug</text:p>
          </table:table-cell>
          <table:table-cell table:style-name="ce31" office:value-type="string" calcext:value-type="string">
            <text:p>#141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s disappear after adding new (incomplete) model bug</text:p>
          </table:table-cell>
          <table:table-cell table:style-name="ce31" office:value-type="string" calcext:value-type="string">
            <text:p>#14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0 : logo and colour</text:p>
          </table:table-cell>
          <table:table-cell table:style-name="ce31" office:value-type="string" calcext:value-type="string">
            <text:p>#14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lease 1.1.0 X10-ISRM bootloader bug</text:p>
          </table:table-cell>
          <table:table-cell table:style-name="ce31" office:value-type="string" calcext:value-type="string">
            <text:p>#14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with logical switches. bug</text:p>
          </table:table-cell>
          <table:table-cell table:style-name="ce31" office:value-type="string" calcext:value-type="string">
            <text:p>#142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Model select categories default at last</text:p>
          </table:table-cell>
          <table:table-cell table:style-name="ce41" office:value-type="string" calcext:value-type="string">
            <text:p>#142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system:getSource() cannot get LuaSource bug</text:p>
          </table:table-cell>
          <table:table-cell table:style-name="ce31" office:value-type="string" calcext:value-type="string">
            <text:p>#14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 decrese sensitivity of stick detection on sourceselect enhancement</text:p>
          </table:table-cell>
          <table:table-cell table:style-name="ce31" office:value-type="string" calcext:value-type="string">
            <text:p>#143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ain Voltage displayed as % in LS bug</text:p>
          </table:table-cell>
          <table:table-cell table:style-name="ce31" office:value-type="string" calcext:value-type="string">
            <text:p>#14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ving LS down is almost impossible using down arrow bug</text:p>
          </table:table-cell>
          <table:table-cell table:style-name="ce31" office:value-type="string" calcext:value-type="string">
            <text:p>#143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Bug after changing Language bug</text:p>
          </table:table-cell>
          <table:table-cell table:style-name="ce31" office:value-type="string" calcext:value-type="string">
            <text:p>#144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ble to turn off RF while rx connected enhancement</text:p>
          </table:table-cell>
          <table:table-cell table:style-name="ce31" office:value-type="string" calcext:value-type="string">
            <text:p>#14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ave to confirm switch to a new model enhancement</text:p>
          </table:table-cell>
          <table:table-cell table:style-name="ce31" office:value-type="string" calcext:value-type="string">
            <text:p>#144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24">
          <table:table-cell table:style-name="ce30" office:value-type="string" calcext:value-type="string">
            <text:p>1.1.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s with the same AppID / PhysID (except receiver internal sensors) are now merged even if they come from a different receiver / band / module</text:p>
          </table:table-cell>
          <table:table-cell table:style-name="ce41" office:value-type="string" calcext:value-type="string">
            <text:p>wip</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onfigurable Sensors Lost Warning delay</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ow Mix Type in Mix Information (Model / Mix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toload Function Switches States in Model / Checklis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focus improved when exiting the Mix Edition pag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XR Self Check</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ng Press bug fixed in Model / Logic Switche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ow the Switches names in Model / Prefligh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F issue in System / Inform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Track won't accept filenames &gt; 31 cha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 Sensors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ight Mode can be displayed in Source widge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dirty()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member() and Source::category() added</text:p>
          </table:table-cell>
          <table:table-cell table:style-name="ce31"/>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e SD &amp; FLASH contents and the Horus bootloader have not been modified, please take them from release 1.1.1</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ensor lost configureable timer enhancement</text:p>
          </table:table-cell>
          <table:table-cell table:style-name="ce41" office:value-type="string" calcext:value-type="string">
            <text:p>#111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ind option available even when RF is off! bug</text:p>
          </table:table-cell>
          <table:table-cell table:style-name="ce31" office:value-type="string" calcext:value-type="string">
            <text:p>#147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l function write(widget) with code enhancement</text:p>
          </table:table-cell>
          <table:table-cell table:style-name="ce31" office:value-type="string" calcext:value-type="string">
            <text:p>#150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ata is lost if wave file names have more than 31 characters bug</text:p>
          </table:table-cell>
          <table:table-cell table:style-name="ce31" office:value-type="string" calcext:value-type="string">
            <text:p>#150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termine the type of source enhancement</text:p>
          </table:table-cell>
          <table:table-cell table:style-name="ce31" office:value-type="string" calcext:value-type="string">
            <text:p>#14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oubled sensor using RB-30 and dual frequencies 2.4 GHz - 900 MHz (1.0.12 RC3) enhancement</text:p>
          </table:table-cell>
          <table:table-cell table:style-name="ce31" office:value-type="string" calcext:value-type="string">
            <text:p>#10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SW not loading on check list enhancement</text:p>
          </table:table-cell>
          <table:table-cell table:style-name="ce31" office:value-type="string" calcext:value-type="string">
            <text:p>#144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verting Logical Switch member in member selection popup menu modifies wrong member bug</text:p>
          </table:table-cell>
          <table:table-cell table:style-name="ce31" office:value-type="string" calcext:value-type="string">
            <text:p>#151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xamples broken bug</text:p>
          </table:table-cell>
          <table:table-cell table:style-name="ce31" office:value-type="string" calcext:value-type="string">
            <text:p>#150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forms: blank area on top hides form bug</text:p>
          </table:table-cell>
          <table:table-cell table:style-name="ce31" office:value-type="string" calcext:value-type="string">
            <text:p>#150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persistent condition not working when changing models bug</text:p>
          </table:table-cell>
          <table:table-cell table:style-name="ce31" office:value-type="string" calcext:value-type="string">
            <text:p>#14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er view per channel &gt; Edit returns to 1st mixer channel and closes twisties bug</text:p>
          </table:table-cell>
          <table:table-cell table:style-name="ce31" office:value-type="string" calcext:value-type="string">
            <text:p>#1452</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Display mixer type enhancement</text:p>
          </table:table-cell>
          <table:table-cell table:style-name="ce41" office:value-type="string" calcext:value-type="string">
            <text:p>#14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ervos Stutter when in info screen is selected Using Tandom x20 on 900mhz R9Stab rx</text:p>
          </table:table-cell>
          <table:table-cell table:style-name="ce31" office:value-type="string" calcext:value-type="string">
            <text:p>#1489</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witch names in Checklist selection bug</text:p>
          </table:table-cell>
          <table:table-cell table:style-name="ce41" office:value-type="string" calcext:value-type="string">
            <text:p>#149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D R18 RSSI up and down bug</text:p>
          </table:table-cell>
          <table:table-cell table:style-name="ce31" office:value-type="string" calcext:value-type="string">
            <text:p>#146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hen you create a widget ,pressing RTN with a long press for exit to main screen, it locks the buttons bug</text:p>
          </table:table-cell>
          <table:table-cell table:style-name="ce31" office:value-type="string" calcext:value-type="string">
            <text:p>#14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dget "Value" with RB State sensor from RB 20 bug</text:p>
          </table:table-cell>
          <table:table-cell table:style-name="ce31" office:value-type="string" calcext:value-type="string">
            <text:p>#14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3</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essage dialog text was scrollable horizontally and had no visible buttons on R2L language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1 Hebrew: missing Yes/No buttons on pop up bug</text:p>
          </table:table-cell>
          <table:table-cell table:style-name="ce31" office:value-type="string" calcext:value-type="string">
            <text:p>#1537</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1.2 long press model select not possible information needed</text:p>
          </table:table-cell>
          <table:table-cell table:style-name="ce41" office:value-type="string" calcext:value-type="string">
            <text:p>#153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freezes or goes into emergency when deleting mixes bug</text:p>
          </table:table-cell>
          <table:table-cell table:style-name="ce31" office:value-type="string" calcext:value-type="string">
            <text:p>#154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4</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ssibility to flash a bootloader (FRSK format) from the File Manage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ENTER Long] can again be used to select a different model</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and Source:stringValue() can again take options as paramet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3 LUA - cant read Lipo sensor cell count enhancement</text:p>
          </table:table-cell>
          <table:table-cell table:style-name="ce31" office:value-type="string" calcext:value-type="string">
            <text:p>#154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witching models enhancement</text:p>
          </table:table-cell>
          <table:table-cell table:style-name="ce41" office:value-type="string" calcext:value-type="string">
            <text:p>#154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2.0 rc0</text:p>
          </table:table-cell>
          <table:table-cell table:style-name="ce30" office:value-type="string" calcext:value-type="string">
            <text:p>y</text:p>
          </table:table-cell>
          <table:table-cell table:style-name="ce30" office:value-type="string" calcext:value-type="string">
            <text:p>Suite</text:p>
          </table:table-cell>
          <table:table-cell table:style-name="ce30" office:value-type="string" calcext:value-type="string">
            <text:p>Release Notes </text:p>
          </table:table-cell>
          <table:table-cell table:style-name="ce34" office:value-type="string" calcext:value-type="string">
            <text:p>FrSky Suite Introduc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office:value-type="string" calcext:value-type="string">
            <text:p>X18</text:p>
          </table:table-cell>
          <table:table-cell table:style-name="ce31" office:value-type="string" calcext:value-type="string">
            <text:p>Release Notes </text:p>
          </table:table-cell>
          <table:table-cell table:style-name="ce35" office:value-type="string" calcext:value-type="string">
            <text:p>X18 suppo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C based application expectation and milestones? enhancement</text:p>
          </table:table-cell>
          <table:table-cell table:style-name="ce31" office:value-type="string" calcext:value-type="string">
            <text:p>#31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2.1 rc1</text:p>
          </table:table-cell>
          <table:table-cell table:style-name="ce31" office:value-type="string" calcext:value-type="string">
            <text:p>n/a</text:p>
          </table:table-cell>
          <table:table-cell table:style-name="ce31" office:value-type="string" calcext:value-type="string">
            <text:p>Suite</text:p>
          </table:table-cell>
          <table:table-cell table:style-name="ce31"/>
          <table:table-cell table:style-name="ce35" office:value-type="string" calcext:value-type="string">
            <text:p>Wrong downloads used for X20 Flash and SD which resulted in infinite wait</text:p>
          </table:table-cell>
          <table:table-cell table:style-name="ce31"/>
          <table:table-cell table:style-name="ce85"/>
          <table:table-cell table:number-columns-repeated="16377"/>
        </table:table-row>
        <table:table-row table:style-name="ro5">
          <table:table-cell table:style-name="ce30"/>
          <table:table-cell/>
          <table:table-cell table:style-name="ce30" office:value-type="string" calcext:value-type="string">
            <text:p>All Boards</text:p>
          </table:table-cell>
          <table:table-cell table:style-name="ce30" office:value-type="string" calcext:value-type="string">
            <text:p>Release Notes </text:p>
          </table:table-cell>
          <table:table-cell table:style-name="ce34" office:value-type="string" calcext:value-type="string">
            <text:p>Better USB logo used when connected to Suite</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3 rc3</text:p>
          </table:table-cell>
          <table:table-cell table:style-name="ce31" office:value-type="string" calcext:value-type="string">
            <text:p>n/a</text:p>
          </table:table-cell>
          <table:table-cell table:style-name="ce31" office:value-type="string" calcext:value-type="string">
            <text:p>X18</text:p>
          </table:table-cell>
          <table:table-cell table:style-name="ce31"/>
          <table:table-cell table:style-name="ce35" office:value-type="string" calcext:value-type="string">
            <text:p>Internal Nand support</text:p>
          </table:table-cell>
          <table:table-cell table:style-name="ce31"/>
          <table:table-cell table:style-name="ce85"/>
          <table:table-cell table:number-columns-repeated="16377"/>
        </table:table-row>
        <table:table-row table:style-name="ro5" table:number-rows-repeated="2">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2</text:p>
          </table:table-cell>
          <table:table-cell table:style-name="ce31" office:value-type="string" calcext:value-type="string">
            <text:p>n/a</text:p>
          </table:table-cell>
          <table:table-cell table:style-name="ce31" table:number-columns-repeated="2"/>
          <table:table-cell table:style-name="ce35" office:value-type="string" calcext:value-type="string">
            <text:p>Spanish translation 1.2.1 RC1</text:p>
          </table:table-cell>
          <table:table-cell table:style-name="ce31" office:value-type="string" calcext:value-type="string">
            <text:p>#160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Norwegian language 1.2.0</text:p>
          </table:table-cell>
          <table:table-cell table:style-name="ce31" office:value-type="string" calcext:value-type="string">
            <text:p>#157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Model File Compatibility Issue bug</text:p>
          </table:table-cell>
          <table:table-cell table:style-name="ce31" office:value-type="string" calcext:value-type="string">
            <text:p>#157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1.2.0 RC0 - Italian translation update</text:p>
          </table:table-cell>
          <table:table-cell table:style-name="ce31" office:value-type="string" calcext:value-type="string">
            <text:p>#1561</text:p>
          </table:table-cell>
          <table:table-cell table:style-name="ce85"/>
          <table:table-cell table:number-columns-repeated="16377"/>
        </table:table-row>
        <table:table-row table:style-name="ro5" table:number-rows-repeated="3">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6</text:p>
          </table:table-cell>
          <table:table-cell table:style-name="ce31" office:value-type="string" calcext:value-type="string">
            <text:p>n/a</text:p>
          </table:table-cell>
          <table:table-cell table:style-name="ce35" office:value-type="string" calcext:value-type="string">
            <text:p>[All Radios]</text:p>
          </table:table-cell>
          <table:table-cell table:style-name="ce31"/>
          <table:table-cell table:style-name="ce35" office:value-type="string" calcext:value-type="string">
            <text:p>Logic Switches copy/paste bugfix</text:p>
          </table:table-cell>
          <table:table-cell table:style-name="ce31"/>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Bitmaps are now stored in /bitmaps/models (it was /bitmaps/user before)</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5" office:value-type="string" calcext:value-type="string">
            <text:p>[X18]</text:p>
          </table:table-cell>
          <table:table-cell table:style-name="ce31"/>
          <table:table-cell table:style-name="ce35" office:value-type="string" calcext:value-type="string">
            <text:p>Internal Nand support</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scripts can be loaded from /scripts subfolders on Nan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style-name="ce34" office:value-type="string" calcext:value-type="string">
            <text:p>[Suite]</text:p>
          </table:table-cell>
          <table:table-cell table:style-name="ce30" office:value-type="string" calcext:value-type="string">
            <text:p>ETHOS-Feedback</text:p>
          </table:table-cell>
          <table:table-cell table:style-name="ce34" office:value-type="string" calcext:value-type="string">
            <text:p>Possibility to flash all components in one click</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Nand support</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nternationalisation</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es</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table:table-cell table:style-name="ce31" office:value-type="string" calcext:value-type="string">
            <text:p>n/a</text:p>
          </table:table-cell>
          <table:table-cell table:style-name="ce31" table:number-columns-repeated="2"/>
          <table:table-cell table:style-name="ce35" office:value-type="string" calcext:value-type="string">
            <text:p>Copy/Paste of Logic Switches broken bug</text:p>
          </table:table-cell>
          <table:table-cell table:style-name="ce31" office:value-type="string" calcext:value-type="string">
            <text:p>#1622</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office:value-type="string" calcext:value-type="string">
            <text:p>1.2.7</text:p>
          </table:table-cell>
          <table:table-cell table:style-name="ce31" office:value-type="string" calcext:value-type="string">
            <text:p>n/a</text:p>
          </table:table-cell>
          <table:table-cell table:style-name="ce35" office:value-type="string" calcext:value-type="string">
            <text:p>[All Radios]</text:p>
          </table:table-cell>
          <table:table-cell table:style-name="ce31"/>
          <table:table-cell table:style-name="ce35" office:value-type="string" calcext:value-type="string">
            <text:p>Polish translations added</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ech translations are now named cs instead of cz (please update your settings if your radio is in Czech l)</text:p>
          </table:table-cell>
          <table:table-cell table:style-name="ce31"/>
          <table:table-cell table:style-name="ce85"/>
          <table:table-cell table:number-columns-repeated="16377"/>
        </table:table-row>
        <table:table-row table:style-name="ro24">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AM saving in ModelSelect (it was possible to display only ~30 models per folder), and Emergency Mode fix in case this screen runs out of RAM</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Km unit added</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SSI as a DIY sensor now possible (Emergency Mode in earlier versions)</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DE, IT translations fixes</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Constants CATEGORY_FLIGHT_VALUE and CURRENT_FLIGHT_MODE added</text:p>
          </table:table-cell>
          <table:table-cell table:style-name="ce31"/>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style-name="ce34" office:value-type="string" calcext:value-type="string">
            <text:p>[Tandem Radios]</text:p>
          </table:table-cell>
          <table:table-cell table:style-name="ce30" office:value-type="string" calcext:value-type="string">
            <text:p>Release Notes </text:p>
          </table:table-cell>
          <table:table-cell table:style-name="ce34" office:value-type="string" calcext:value-type="string">
            <text:p>French AZERTY keyboard</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5" office:value-type="string" calcext:value-type="string">
            <text:p>[Suite]</text:p>
          </table:table-cell>
          <table:table-cell table:style-name="ce31"/>
          <table:table-cell table:style-name="ce35" office:value-type="string" calcext:value-type="string">
            <text:p>Files transfer to SD / Nand / Flash increased (files are not anymore overwritten if they are the same)</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UI speed improv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anslations can be manually chosen in Setting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zerty keyboard on x20s enhancement</text:p>
          </table:table-cell>
          <table:table-cell table:style-name="ce41" office:value-type="string" calcext:value-type="string">
            <text:p>#1620</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1.2.6. special functions and logical switches menu model clone instead of copy? bug</text:p>
          </table:table-cell>
          <table:table-cell table:style-name="ce31" office:value-type="string" calcext:value-type="string">
            <text:p>#1664</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olish Language enhancement</text:p>
          </table:table-cell>
          <table:table-cell table:style-name="ce31" office:value-type="string" calcext:value-type="string">
            <text:p>#1646</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mergency Mode in Model Select bug</text:p>
          </table:table-cell>
          <table:table-cell table:style-name="ce31" office:value-type="string" calcext:value-type="string">
            <text:p>#164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 getflightmode() enhancement</text:p>
          </table:table-cell>
          <table:table-cell table:style-name="ce31" office:value-type="string" calcext:value-type="string">
            <text:p>#1611</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talian 1.2.6 Translation Update</text:p>
          </table:table-cell>
          <table:table-cell table:style-name="ce31" office:value-type="string" calcext:value-type="string">
            <text:p>#164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Additional Unit 'km' for DIY Sensor</text:p>
          </table:table-cell>
          <table:table-cell table:style-name="ce31" office:value-type="string" calcext:value-type="string">
            <text:p>#1628</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office:value-type="string" calcext:value-type="string">
            <text:p>1.2.8</text:p>
          </table:table-cell>
          <table:table-cell table:style-name="ce30" office:value-type="string" calcext:value-type="string">
            <text:p>y</text:p>
          </table:table-cell>
          <table:table-cell table:style-name="ce30"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Mixes can have a Flight Mode as Active Condition</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nger beep when timer expired (when Timer Audio Mode = Beep)</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ssibility to configure audio files to be played on timers expiration</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 on Timer countdown (Chinese)</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Freeze fixed in Bootloader while flashing a firmware with USB connect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LVSS can have up to 8 cells (it was 6 cells before)</text:p>
          </table:table-cell>
          <table:table-cell table:style-name="ce76"/>
          <table:table-cell table:style-name="ce57" office:value-type="string" calcext:value-type="string">
            <text:p>future release of FLVSS ADV</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Translations updat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style-name="ce30" office:value-type="string" calcext:value-type="string">
            <text:p>[Tandem Radios]</text:p>
          </table:table-cell>
          <table:table-cell table:style-name="ce30" office:value-type="string" calcext:value-type="string">
            <text:p>Release Notes </text:p>
          </table:table-cell>
          <table:table-cell table:style-name="ce34" office:value-type="string" calcext:value-type="string">
            <text:p>Special Chars added to the AZERTY keyboard</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office:value-type="string" calcext:value-type="string">
            <text:p>[Suite]</text:p>
          </table:table-cell>
          <table:table-cell table:style-name="ce31"/>
          <table:table-cell table:style-name="ce35" office:value-type="string" calcext:value-type="string">
            <text:p>Adaptations done for Mac OSX</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es for Horus updates</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T and HE translations</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Suite 1.2.7 for Mac missing. Why only for Windows?</text:p>
          </table:table-cell>
          <table:table-cell table:style-name="ce31" office:value-type="string" calcext:value-type="string">
            <text:p>#167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Updated Norwegian translation v.1.2.7</text:p>
          </table:table-cell>
          <table:table-cell table:style-name="ce31" office:value-type="string" calcext:value-type="string">
            <text:p>#1680</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 "Timer &lt;n&gt; elapsed" enhancement</text:p>
          </table:table-cell>
          <table:table-cell table:style-name="ce41" office:value-type="string" calcext:value-type="string">
            <text:p>#821</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Timers: Countdown beep to play different sound at 0 enhancement</text:p>
          </table:table-cell>
          <table:table-cell table:style-name="ce41" office:value-type="string" calcext:value-type="string">
            <text:p>#1288</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X20S Running Lua Scripts bug</text:p>
          </table:table-cell>
          <table:table-cell table:style-name="ce31" office:value-type="string" calcext:value-type="string">
            <text:p>#1674</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Suite issues with Horus radios bug</text:p>
          </table:table-cell>
          <table:table-cell table:style-name="ce31" office:value-type="string" calcext:value-type="string">
            <text:p>#1672</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Version 1.2.6 Chinese sound bug bug</text:p>
          </table:table-cell>
          <table:table-cell table:style-name="ce31" office:value-type="string" calcext:value-type="string">
            <text:p>#1647</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llow Mixer Active Conditions to have FM selected enhancement</text:p>
          </table:table-cell>
          <table:table-cell table:style-name="ce41" office:value-type="string" calcext:value-type="string">
            <text:p>#1630</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Suite and Localisation - how to translate in other languages? enhancement</text:p>
          </table:table-cell>
          <table:table-cell table:style-name="ce31" office:value-type="string" calcext:value-type="string">
            <text:p>#1669</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pecial Characters on the virtual keyboard enhancement</text:p>
          </table:table-cell>
          <table:table-cell table:style-name="ce41" office:value-type="string" calcext:value-type="string">
            <text:p>#1056</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table:table-cell table:number-columns-repeated="2"/>
          <table:table-cell table:style-name="ce30" table:number-columns-repeated="2"/>
          <table:table-cell/>
          <table:table-cell table:style-name="ce85"/>
          <table:table-cell table:number-columns-repeated="16377"/>
        </table:table-row>
        <table:table-row table:style-name="ro17">
          <table:table-cell table:style-name="ce30" office:value-type="string" calcext:value-type="string">
            <text:p>1.2.10</text:p>
          </table:table-cell>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USB drive disconnect was not working (Windows and OSX)</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ash drive shown also in Firmware mode (but read-only)</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number-columns-repeated="2"/>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style-name="ce34" office:value-type="string" calcext:value-type="string">
            <text:p>[Suite]</text:p>
          </table:table-cell>
          <table:table-cell table:style-name="ce30" office:value-type="string" calcext:value-type="string">
            <text:p>Release Notes </text:p>
          </table:table-cell>
          <table:table-cell table:style-name="ce34" office:value-type="string" calcext:value-type="string">
            <text:p>Automatic switch to bootloader or firmware to update the component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utomatic bootloader update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Update of outdated components only</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anual update help dialog on error</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t was needed to kill the application on OSX, exit from the menu didn't work properly</text:p>
          </table:table-cell>
          <table:table-cell table:style-name="ce31"/>
          <table:table-cell table:number-columns-repeated="16378"/>
        </table:table-row>
        <table:table-row table:style-name="ro17">
          <table:table-cell table:style-name="ce30"/>
          <table:table-cell table:number-columns-repeated="2"/>
          <table:table-cell table:style-name="ce30" office:value-type="string" calcext:value-type="string">
            <text:p>Release Notes </text:p>
          </table:table-cell>
          <table:table-cell table:style-name="ce34" office:value-type="string" calcext:value-type="string">
            <text:p>Removal of TIFF support (it is not supported by Electron / Chrome)</text:p>
          </table:table-cell>
          <table:table-cell table:style-name="ce41" office:value-type="string" calcext:value-type="string">
            <text:p>done</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 Norwegian translation enhancement</text:p>
          </table:table-cell>
          <table:table-cell table:style-name="ce31" office:value-type="string" calcext:value-type="string">
            <text:p>#17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 force title off / disable title in config screen in the LUA script enhancement</text:p>
          </table:table-cell>
          <table:table-cell table:style-name="ce31" office:value-type="string" calcext:value-type="string">
            <text:p>#168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rite in append mode doesn't work anymore bug</text:p>
          </table:table-cell>
          <table:table-cell table:style-name="ce31" office:value-type="string" calcext:value-type="string">
            <text:p>#16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uite 1.2.8 for mac Firmware upgrade bricked radio (warning) bug</text:p>
          </table:table-cell>
          <table:table-cell table:style-name="ce31" office:value-type="string" calcext:value-type="string">
            <text:p>#1692</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2.8 Missing letter in the special characters on virtual keyboard</text:p>
          </table:table-cell>
          <table:table-cell table:style-name="ce41" office:value-type="string" calcext:value-type="string">
            <text:p>#169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small Hebrew correction</text:p>
          </table:table-cell>
          <table:table-cell table:style-name="ce31" office:value-type="string" calcext:value-type="string">
            <text:p>#1697</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2.11</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No more clipping when chaining mixers, please review your mixes if you use this featur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utterfly mix input range fixed, please review your mixes if you use this featur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PM Center can be now configur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 AppID conflicts detect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 config fix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how a preview in Model Bitmap Selec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Po sensor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alculated Distance Sensor has now Min and Max option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ystem Clock can be used as a source for PlayValu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Wireless configurable rate (Low, High if supported on the other en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re work on CZ translations (3 inflections support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Wizard will use the Model Name to choose a filenam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uac files (without source) suppor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BitmapChoice widget add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RTC time shift fixed (it was around 1/2s per radio startup)</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Suite]</text:p>
          </table:table-cell>
          <table:table-cell table:style-name="ce31" office:value-type="string" calcext:value-type="string">
            <text:p>Release Notes </text:p>
          </table:table-cell>
          <table:table-cell table:style-name="ce35" office:value-type="string" calcext:value-type="string">
            <text:p>Create hidden files to avoid Spotify prevent from disk eject (MacO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etter Horus massstorage suppor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etter MacOS suppo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Adjustable PPM Centre enhancement</text:p>
          </table:table-cell>
          <table:table-cell table:style-name="ce41" office:value-type="string" calcext:value-type="string">
            <text:p>#126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 luac support enhancement <text:s/>Lua</text:p>
          </table:table-cell>
          <table:table-cell table:style-name="ce31" office:value-type="string" calcext:value-type="string">
            <text:p>#134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earch for a filepicker add to forms enhancement</text:p>
          </table:table-cell>
          <table:table-cell table:style-name="ce31" office:value-type="string" calcext:value-type="string">
            <text:p>#1468</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Butterfly Mixer - option to disable negative part of curve enhancement</text:p>
          </table:table-cell>
          <table:table-cell table:style-name="ce41" office:value-type="string" calcext:value-type="string">
            <text:p>#1623</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thos Suite] Ethos Suite lacks a check for update possibility enhancement <text:s/>suite</text:p>
          </table:table-cell>
          <table:table-cell table:style-name="ce41" office:value-type="string" calcext:value-type="string">
            <text:p>#169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 V1.2.7 Error at Lipo lowest min shows 0,0V insteed of the lowest cell after Rest lipo or Reset all bug</text:p>
          </table:table-cell>
          <table:table-cell table:style-name="ce31" office:value-type="string" calcext:value-type="string">
            <text:p>#16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ermanent uncontrolled channel action of all active channels at Version 1.2.8 bug</text:p>
          </table:table-cell>
          <table:table-cell table:style-name="ce31" office:value-type="string" calcext:value-type="string">
            <text:p>#170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2.8 calculated sensor change the widget to max value not possible enhancement</text:p>
          </table:table-cell>
          <table:table-cell table:style-name="ce31" office:value-type="string" calcext:value-type="string">
            <text:p>#1706</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Wireless (Bluetooth) Trainer mode has unusable servo resolution when using salve transmitter. enhancement</text:p>
          </table:table-cell>
          <table:table-cell table:style-name="ce31" office:value-type="string" calcext:value-type="string">
            <text:p>#1710</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how a preview in Model Bitmap Select</text:p>
          </table:table-cell>
          <table:table-cell table:style-name="ce41" office:value-type="string" calcext:value-type="string">
            <text:p>#1711</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ad the hour value enhancement</text:p>
          </table:table-cell>
          <table:table-cell table:style-name="ce41" office:value-type="string" calcext:value-type="string">
            <text:p>#17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ebrew bug bug</text:p>
          </table:table-cell>
          <table:table-cell table:style-name="ce31" office:value-type="string" calcext:value-type="string">
            <text:p>#171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he.txt for 1.2.8 onwards translations</text:p>
          </table:table-cell>
          <table:table-cell table:style-name="ce31" office:value-type="string" calcext:value-type="string">
            <text:p>#17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and Localisation</text:p>
          </table:table-cell>
          <table:table-cell table:style-name="ce31" office:value-type="string" calcext:value-type="string">
            <text:p>#172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2.10 Missing "vfr-low-warning.wav" in the german audio pack</text:p>
          </table:table-cell>
          <table:table-cell table:style-name="ce31" office:value-type="string" calcext:value-type="string">
            <text:p>#17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Low RTC Warning after Upgrade to 1.2.10 from 1.2.8 bug</text:p>
          </table:table-cell>
          <table:table-cell table:style-name="ce31" office:value-type="string" calcext:value-type="string">
            <text:p>#17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al Time Clock bug bug</text:p>
          </table:table-cell>
          <table:table-cell table:style-name="ce31" office:value-type="string" calcext:value-type="string">
            <text:p>#1748</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65" office:value-type="string" calcext:value-type="string">
            <text:p>1.3.0</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Ghost Module support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ultiprotocol Module support added (without telemetry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fonts allowed in Lua script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 more false-positive Sensor Conflict Warning</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Offset Mix introduc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o more clipping displayed in Mix Curves</text:p>
          </table:table-cell>
          <table:table-cell table:style-name="ce41" office:value-type="string" calcext:value-type="string">
            <text:p>n/a</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igger range allowed for Voltage Sensor ratio</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translation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Value(System Clock)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wercase only names allowed in Model Names</text:p>
          </table:table-cell>
          <table:table-cell table:style-name="ce41" office:value-type="string" calcext:value-type="string">
            <text:p>n/a</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in File Manag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invalid model data</text:p>
          </table:table-cell>
          <table:table-cell table:style-name="ce31" office:value-type="string" calcext:value-type="string">
            <text:p>#1814</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TIO in telemetry sensor "V" minimum is only 10%. Less values not possible to calibrate to one cell voltage with 12s enhancement</text:p>
          </table:table-cell>
          <table:table-cell table:style-name="ce31" office:value-type="string" calcext:value-type="string">
            <text:p>#146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Act servo parameters update from Ethos</text:p>
          </table:table-cell>
          <table:table-cell table:style-name="ce31" office:value-type="string" calcext:value-type="string">
            <text:p>#175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ow can i use the function [Lua].luac files (without source) support added documentation</text:p>
          </table:table-cell>
          <table:table-cell table:style-name="ce31" office:value-type="string" calcext:value-type="string">
            <text:p>#17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talian translation of 1.2.11 and suite 1.2.11 translation</text:p>
          </table:table-cell>
          <table:table-cell table:style-name="ce31" office:value-type="string" calcext:value-type="string">
            <text:p>#175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xtend (now limited) weight of butterfly outputs</text:p>
          </table:table-cell>
          <table:table-cell table:style-name="ce41" office:value-type="string" calcext:value-type="string">
            <text:p>#175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name must include a low case character bug</text:p>
          </table:table-cell>
          <table:table-cell table:style-name="ce31" office:value-type="string" calcext:value-type="string">
            <text:p>#176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Norwegian translation for Ethos Suite 1.2.11</text:p>
          </table:table-cell>
          <table:table-cell table:style-name="ce31" office:value-type="string" calcext:value-type="string">
            <text:p>#176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Norwegian translation Ethos 1.2.11</text:p>
          </table:table-cell>
          <table:table-cell table:style-name="ce31" office:value-type="string" calcext:value-type="string">
            <text:p>#176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light Mode check boxes missing within Mixer config bug</text:p>
          </table:table-cell>
          <table:table-cell table:style-name="ce31" office:value-type="string" calcext:value-type="string">
            <text:p>#17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2.10 updated HE json</text:p>
          </table:table-cell>
          <table:table-cell table:style-name="ce31" office:value-type="string" calcext:value-type="string">
            <text:p>#17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with 1.2.11 x20eu in sound files bug</text:p>
          </table:table-cell>
          <table:table-cell table:style-name="ce31" office:value-type="string" calcext:value-type="string">
            <text:p>#177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Y sensor range minimum not showing in hebrew</text:p>
          </table:table-cell>
          <table:table-cell table:style-name="ce31" office:value-type="string" calcext:value-type="string">
            <text:p>#17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express rotary scroll wheel glitch resulting in undesired input bug</text:p>
          </table:table-cell>
          <table:table-cell table:style-name="ce31" office:value-type="string" calcext:value-type="string">
            <text:p>#180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he.txt for Ethos 1.2.11</text:p>
          </table:table-cell>
          <table:table-cell table:style-name="ce31" office:value-type="string" calcext:value-type="string">
            <text:p>#180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 Release 1.2.11 play value system clock bug bug</text:p>
          </table:table-cell>
          <table:table-cell table:style-name="ce31" office:value-type="string" calcext:value-type="string">
            <text:p>#181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TEST</text:p>
          </table:table-cell>
          <table:table-cell table:style-name="ce34" office:value-type="string" calcext:value-type="string">
            <text:p>Mixer graphs must show up to 200%</text:p>
          </table:table-cell>
          <table:table-cell table:style-name="ce41" office:value-type="string" calcext:value-type="string">
            <text:p>#4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65" office:value-type="string" calcext:value-type="string">
            <text:p>1.3.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Outputs freeze fixed when creating a new model with the Wizar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wer Calculated Sensor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firmation Dialog added before clearing the channel names on Mix delet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JT Lite External Module was not possible to flash</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Warning when Channel limit go beyond +-125%</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QWERTZ keyboard support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s in Logic Switches when Telemetry used in the formula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3x1 Home Screen Layou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ssue fixed with CheckBoxes in Menus</text:p>
          </table:table-cell>
          <table:table-cell table:style-name="ce31"/>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Issue fixed with Model file names which can now have 15+4 char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Improved registerMultimoduleProtocol(), scripts using this function must be upda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50% servo limits is potentially dangerous enhancement</text:p>
          </table:table-cell>
          <table:table-cell table:style-name="ce41" office:value-type="string" calcext:value-type="string">
            <text:p>#179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erratic behaviour due to inproper model names bug Something isn't working</text:p>
          </table:table-cell>
          <table:table-cell table:style-name="ce31" office:value-type="string" calcext:value-type="string">
            <text:p>#18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eck Boxes missing for long press menu items in v1.3.0 bug Something isn't working</text:p>
          </table:table-cell>
          <table:table-cell table:style-name="ce31" office:value-type="string" calcext:value-type="string">
            <text:p>#18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New Models No Outputs - only when powered on with a specific model active bug Something isn't working</text:p>
          </table:table-cell>
          <table:table-cell table:style-name="ce31" office:value-type="string" calcext:value-type="string">
            <text:p>#1831</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QWERTZ Keyboard enhancement</text:p>
          </table:table-cell>
          <table:table-cell table:style-name="ce41" office:value-type="string" calcext:value-type="string">
            <text:p>#184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tterfly mix shows incorrect source channel values bug Something isn't working</text:p>
          </table:table-cell>
          <table:table-cell table:style-name="ce31" office:value-type="string" calcext:value-type="string">
            <text:p>#185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Logical Switch Bug bug Something isn't working</text:p>
          </table:table-cell>
          <table:table-cell table:style-name="ce31" office:value-type="string" calcext:value-type="string">
            <text:p>#185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in file manager, but not selectable in Model Select. File corrupt? bug Something isn't working</text:p>
          </table:table-cell>
          <table:table-cell table:style-name="ce31" office:value-type="string" calcext:value-type="string">
            <text:p>#185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LUA - loading images from nand bug Something isn't working</text:p>
          </table:table-cell>
          <table:table-cell table:style-name="ce31" office:value-type="string" calcext:value-type="string">
            <text:p>#18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3.0 - output names dissappear bug Something isn't working</text:p>
          </table:table-cell>
          <table:table-cell table:style-name="ce31" office:value-type="string" calcext:value-type="string">
            <text:p>#186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e and Blade Mcpx enhancement New feature or request</text:p>
          </table:table-cell>
          <table:table-cell table:style-name="ce31" office:value-type="string" calcext:value-type="string">
            <text:p>#1866</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Power Calculated Sensor enhancement</text:p>
          </table:table-cell>
          <table:table-cell table:style-name="ce41" office:value-type="string" calcext:value-type="string">
            <text:p>#894</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3 vertical screens side by side enhancement</text:p>
          </table:table-cell>
          <table:table-cell table:style-name="ce41" office:value-type="string" calcext:value-type="string">
            <text:p>#18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3.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on all Model Mixes removal</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RF Tune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B30/40 Device Configuration fixed (it was impossible to exit in some conditions)</text:p>
          </table:table-cell>
          <table:table-cell table:style-name="ce31"/>
          <table:table-cell table:number-columns-repeated="16378"/>
        </table:table-row>
        <table:table-row table:style-name="ro5">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Mixer Channels View clipping fixed</text:p>
          </table:table-cell>
          <table:table-cell table:style-name="ce41" office:value-type="string" calcext:value-type="string">
            <text:p>n/a</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ew function model.id() to retrieve the 2 UIDs (model match)</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make model-UID available enhancement New feature or request</text:p>
          </table:table-cell>
          <table:table-cell table:style-name="ce31" office:value-type="string" calcext:value-type="string">
            <text:p>#184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Funktion form.addFileField not wok in Ethos Simulator 1.2.11 bug Something isn't working</text:p>
          </table:table-cell>
          <table:table-cell table:style-name="ce31" office:value-type="string" calcext:value-type="string">
            <text:p>#1874</text:p>
          </table:table-cell>
          <table:table-cell table:number-columns-repeated="16378"/>
        </table:table-row>
        <table:table-row table:style-name="ro17">
          <table:table-cell table:style-name="ce30"/>
          <table:table-cell table:style-name="ce30" office:value-type="string" calcext:value-type="string">
            <text:p>?</text:p>
          </table:table-cell>
          <table:table-cell/>
          <table:table-cell table:style-name="ce30" office:value-type="string" calcext:value-type="string">
            <text:p>ETHOS-Feedback</text:p>
          </table:table-cell>
          <table:table-cell table:style-name="ce34" office:value-type="string" calcext:value-type="string">
            <text:p>Values in 'View per Channel' view are incorrectly shown clipped to +/-100%</text:p>
          </table:table-cell>
          <table:table-cell table:style-name="ce41" office:value-type="string" calcext:value-type="string">
            <text:p>#18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leting last mix goes to Emergency Mode on X20S bug Something isn't working</text:p>
          </table:table-cell>
          <table:table-cell table:style-name="ce31" office:value-type="string" calcext:value-type="string">
            <text:p>#18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exit out of RB30/RB40 device config bug Something isn't working</text:p>
          </table:table-cell>
          <table:table-cell table:style-name="ce31" office:value-type="string" calcext:value-type="string">
            <text:p>#188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module tuning option does not give full range bug Something isn't working</text:p>
          </table:table-cell>
          <table:table-cell table:style-name="ce31" office:value-type="string" calcext:value-type="string">
            <text:p>#188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3.3</text:p>
          </table:table-cell>
          <table:table-cell table:style-name="ce35" office:value-type="string" calcext:value-type="string">
            <text:p>n/a</text:p>
          </table:table-cell>
          <table:table-cell table:style-name="ce35" table:number-columns-repeated="2"/>
          <table:table-cell table:style-name="ce35" office:value-type="string" calcext:value-type="string">
            <text:p>Trim value is not applied if Trim Mode is set to Disabl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Focus issue in Sensor Config screens when the sensor was disconnect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New receivers support added (Flight Data Recorder / Updates OTA / etc.)</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number-columns-repeated="2"/>
          <table:table-cell table:style-name="ce34" office:value-type="string" calcext:value-type="string">
            <text:p>Add a "Save to Disk" option in the Flight Data Recorder</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UI cosmetics (many bitmaps chang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ticks names were not saved on due time</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RPM / FLVS Sensor fixed</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number-columns-repeated="2"/>
          <table:table-cell table:style-name="ce34" office:value-type="string" calcext:value-type="string">
            <text:p>Airbrakes Mix made available on glider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Lua] model.id() function add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18n] Brazilian Portuguese added</text:p>
          </table:table-cell>
          <table:table-cell table:style-name="ce35"/>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ssue: Telemetry and LUA use of Logic Switches bug</text:p>
          </table:table-cell>
          <table:table-cell table:style-name="ce35" office:value-type="string" calcext:value-type="string">
            <text:p>#1920</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X12S] hangs at second boot.. bug</text:p>
          </table:table-cell>
          <table:table-cell table:style-name="ce35" office:value-type="string" calcext:value-type="string">
            <text:p>#1816</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1.3.0 Rpm telemetry range max zero</text:p>
          </table:table-cell>
          <table:table-cell table:style-name="ce35" office:value-type="string" calcext:value-type="string">
            <text:p>#185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1.3.1 Telemetry max Range for RPM 10000 bug</text:p>
          </table:table-cell>
          <table:table-cell table:style-name="ce35" office:value-type="string" calcext:value-type="string">
            <text:p>#188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Trims should be reset when disabling a trim bug</text:p>
          </table:table-cell>
          <table:table-cell table:style-name="ce35" office:value-type="string" calcext:value-type="string">
            <text:p>#1890</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X12S on 1.3.2 Cant exit out of RB30/RB40 Base device config Menu bug</text:p>
          </table:table-cell>
          <table:table-cell table:style-name="ce35" office:value-type="string" calcext:value-type="string">
            <text:p>#189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TALIAN 1.3.2 ETHOS TRANSLATION UPDATE 1.3.2</text:p>
          </table:table-cell>
          <table:table-cell table:style-name="ce35" office:value-type="string" calcext:value-type="string">
            <text:p>#1896</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tandard Flaps mixer still has +/- 100% limits enhancement</text:p>
          </table:table-cell>
          <table:table-cell table:style-name="ce35" office:value-type="string" calcext:value-type="string">
            <text:p>#189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Error in telemetry at speed from neuron and trip</text:p>
          </table:table-cell>
          <table:table-cell table:style-name="ce35" office:value-type="string" calcext:value-type="string">
            <text:p>#1899</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Virtual keyboard does not follow setting for lowercase letters bug</text:p>
          </table:table-cell>
          <table:table-cell table:style-name="ce35" office:value-type="string" calcext:value-type="string">
            <text:p>#1904</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Corrupted name of Throttle stick bug</text:p>
          </table:table-cell>
          <table:table-cell table:style-name="ce35" office:value-type="string" calcext:value-type="string">
            <text:p>#1905</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haring the Portuguese-Brazilian (Pt-Br) translation - 1st release</text:p>
          </table:table-cell>
          <table:table-cell table:style-name="ce35" office:value-type="string" calcext:value-type="string">
            <text:p>#1929</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etting a voltage alarm with value from FLVS ADV</text:p>
          </table:table-cell>
          <table:table-cell table:style-name="ce35" office:value-type="string" calcext:value-type="string">
            <text:p>#1930</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TD R6 Receiver blackbox function does not work.</text:p>
          </table:table-cell>
          <table:table-cell table:style-name="ce35" office:value-type="string" calcext:value-type="string">
            <text:p>#1932</text:p>
          </table:table-cell>
          <table:table-cell table:style-name="ce34"/>
          <table:table-cell table:number-columns-repeated="16377"/>
        </table:table-row>
        <table:table-row table:style-name="ro5">
          <table:table-cell table:style-name="ce30"/>
          <table:table-cell table:style-name="ce34" table:number-columns-repeated="5"/>
          <table:table-cell table:number-columns-repeated="16378"/>
        </table:table-row>
        <table:table-row table:style-name="ro17">
          <table:table-cell table:style-name="ce30" office:value-type="string" calcext:value-type="string">
            <text:p>1.3.4</text:p>
          </table:table-cell>
          <table:table-cell table:style-name="ce35" office:value-type="string" calcext:value-type="string">
            <text:p>n/a</text:p>
          </table:table-cell>
          <table:table-cell table:style-name="ce35" table:number-columns-repeated="2"/>
          <table:table-cell table:style-name="ce35" office:value-type="string" calcext:value-type="string">
            <text:p>Leaving flight data recording menu, the transmitter goes into emergency mode bug</text:p>
          </table:table-cell>
          <table:table-cell table:style-name="ce35" office:value-type="string" calcext:value-type="string">
            <text:p>#1947</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table:table-cell table:style-name="ce34" table:number-columns-repeated="3"/>
          <table:table-cell table:style-name="ce30"/>
          <table:table-cell table:number-columns-repeated="16379"/>
        </table:table-row>
        <table:table-row table:style-name="ro5">
          <table:table-cell table:style-name="ce30" office:value-type="string" calcext:value-type="string">
            <text:p>1.4.0</text:p>
          </table:table-cell>
          <table:table-cell table:style-name="ce34"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Twin RF module support added</text:p>
          </table:table-cell>
          <table:table-cell table:style-name="ce41" office:value-type="string" calcext:value-type="string">
            <text:p>done</text:p>
          </table:table-cell>
          <table:table-cell table:number-columns-repeated="16378"/>
        </table:table-row>
        <table:table-row table:style-name="ro24">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Crossfire first support added. See this link for Crossfire installation https://www.rcgroups.com/forums/show...ostcount=18844</text:p>
          </table:table-cell>
          <table:table-cell table:style-name="ce41" office:value-type="string" calcext:value-type="string">
            <text:p>no change</text:p>
          </table:table-cell>
          <table:table-cell table:number-columns-repeated="16378"/>
        </table:table-row>
        <table:table-row table:style-name="ro4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ELRS first support added (with the possibility of a Configuration Lua Script) See this link for ELRS installation https://www.rcgroups.com/forums/show...ostcount=18844</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UI improved regarding Flight Modes</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Custom Calculated Senso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When the Input of Throttle is inverted, its Trim is inverted too</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EM fixed when leaving the Flight Data Recorder</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Conversions between radios fixed (T5 and T6 don't exist on X20)</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Startup speed improv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s.rename() add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source:appId() and sourcehysId() added for getting sensors information</text:p>
          </table:table-cell>
          <table:table-cell table:style-name="ce35"/>
          <table:table-cell table:number-columns-repeated="16378"/>
        </table:table-row>
        <table:table-row table:style-name="ro17">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DIY / Calculated Sensor Reset Condition added (as done on FrSky sensor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2"/>
          <table:table-cell table:style-name="ce30"/>
          <table:table-cell table:style-name="ce34" table:number-columns-repeated="2"/>
          <table:table-cell table:number-columns-repeated="16378"/>
        </table:table-row>
        <table:table-row table:style-name="ro5">
          <table:table-cell table:style-name="ce30"/>
          <table:table-cell table:style-name="ce34" table:number-columns-repeated="2"/>
          <table:table-cell table:style-name="ce30" table:number-columns-repeated="2"/>
          <table:table-cell table:number-columns-repeated="16379"/>
        </table:table-row>
        <table:table-row table:style-name="ro45">
          <table:table-cell table:style-name="ce30"/>
          <table:table-cell table:style-name="ce34" office:value-type="string" calcext:value-type="string">
            <text:p>y</text:p>
          </table:table-cell>
          <table:table-cell table:style-name="ce34" office:value-type="string" calcext:value-type="string">
            <text:p>[Suite]</text:p>
          </table:table-cell>
          <table:table-cell table:style-name="ce34"/>
          <table:table-cell table:style-name="ce34"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dd model file backup and restor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dd a Repair module for Nand and eMMC radio internal storage (X18 / Twin XLite / X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17">
          <table:table-cell table:style-name="ce30" office:value-type="string" calcext:value-type="string">
            <text:p>1.4.1</text:p>
          </table:table-cell>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ilerons differential bug fix (it was not always displayed, and it was applied even when only 1 aileron in the setup)</text:p>
          </table:table-cell>
          <table:table-cell table:style-name="ce41" office:value-type="string" calcext:value-type="string">
            <text:p>done</text:p>
          </table:table-cell>
          <table:table-cell table:number-columns-repeated="16378"/>
        </table:table-row>
        <table:table-row table:style-name="ro46">
          <table:table-cell table:style-name="ce30"/>
          <table:table-cell table:style-name="ce34" office:value-type="string" calcext:value-type="string">
            <text:p>y</text:p>
          </table:table-cell>
          <table:table-cell table:style-name="ce34"/>
          <table:table-cell table:style-name="ce34" office:value-type="string" calcext:value-type="string">
            <text:p>Third-Party External Modules post #18844</text:p>
          </table:table-cell>
          <table:table-cell table:style-name="ce34"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office:value-type="string" calcext:value-type="string">
            <text:p>1.4.0</text:p>
          </table:table-cell>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Calculated sensor enhancement</text:p>
          </table:table-cell>
          <table:table-cell table:style-name="ce41" office:value-type="string" calcext:value-type="string">
            <text:p>#1025</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Improve user friendliness of UI regarding Flight Modes enhancement</text:p>
          </table:table-cell>
          <table:table-cell table:style-name="ce35" office:value-type="string" calcext:value-type="string">
            <text:p>#1888</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Reset DIY and calculating sensors enhancement</text:p>
          </table:table-cell>
          <table:table-cell table:style-name="ce41" office:value-type="string" calcext:value-type="string">
            <text:p>#1910</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Power Calculated Sensor added 1.3.1</text:p>
          </table:table-cell>
          <table:table-cell table:style-name="ce41" office:value-type="string" calcext:value-type="string">
            <text:p>#191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Problems with Airbrake mix bug</text:p>
          </table:table-cell>
          <table:table-cell table:style-name="ce35" office:value-type="string" calcext:value-type="string">
            <text:p>#1936</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Sensor how can you use it to read the physId from a sensor enhancement</text:p>
          </table:table-cell>
          <table:table-cell table:style-name="ce35" office:value-type="string" calcext:value-type="string">
            <text:p>#1946</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Cross trim bug bug</text:p>
          </table:table-cell>
          <table:table-cell table:style-name="ce35" office:value-type="string" calcext:value-type="string">
            <text:p>#1957</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 system.registerMultimoduleProtocol() breaks relative file path in dofile() bug</text:p>
          </table:table-cell>
          <table:table-cell table:style-name="ce35" office:value-type="string" calcext:value-type="string">
            <text:p>#196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Updated Brazilian Portuguese language - v1.3.3</text:p>
          </table:table-cell>
          <table:table-cell table:style-name="ce35" office:value-type="string" calcext:value-type="string">
            <text:p>#1963</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Support TBS Crossfire / ELRS / Multi</text:p>
          </table:table-cell>
          <table:table-cell table:style-name="ce41" office:value-type="string" calcext:value-type="string">
            <text:p>#5</text:p>
          </table:table-cell>
          <table:table-cell table:style-name="ce34"/>
          <table:table-cell table:number-columns-repeated="16377"/>
        </table:table-row>
        <table:table-row table:style-name="ro5">
          <table:table-cell table:style-name="ce30"/>
          <table:table-cell table:number-columns-repeated="2"/>
          <table:table-cell table:style-name="ce30" table:number-columns-repeated="2"/>
          <table:table-cell/>
          <table:table-cell table:style-name="ce34"/>
          <table:table-cell table:number-columns-repeated="16377"/>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text:p>
          </table:table-cell>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Better directory names for modules enhancement New feature or request</text:p>
          </table:table-cell>
          <table:table-cell table:style-name="ce41" office:value-type="string" calcext:value-type="string">
            <text:p>#198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Norwegian language</text:p>
          </table:table-cell>
          <table:table-cell table:style-name="ce31" office:value-type="string" calcext:value-type="string">
            <text:p>#195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talian Translation Update Ethos 1.4.0</text:p>
          </table:table-cell>
          <table:table-cell table:style-name="ce31" office:value-type="string" calcext:value-type="string">
            <text:p>#198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Product and protocols</text:p>
          </table:table-cell>
          <table:table-cell table:style-name="ce31" office:value-type="string" calcext:value-type="string">
            <text:p>#198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inor changes to displaying the Custom Sensor operators bug</text:p>
          </table:table-cell>
          <table:table-cell table:style-name="ce41" office:value-type="string" calcext:value-type="string">
            <text:p>#19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talian Ethos SUITE translation UPDATE 1.4.0 translations</text:p>
          </table:table-cell>
          <table:table-cell table:style-name="ce31" office:value-type="string" calcext:value-type="string">
            <text:p>#1989</text:p>
          </table:table-cell>
          <table:table-cell table:number-columns-repeated="16378"/>
        </table:table-row>
        <table:table-row table:style-name="ro17">
          <table:table-cell table:style-name="ce30"/>
          <table:table-cell table:style-name="ce30" office:value-type="string" calcext:value-type="string">
            <text:p>n/a</text:p>
          </table:table-cell>
          <table:table-cell/>
          <table:table-cell table:style-name="ce34" office:value-type="string" calcext:value-type="string">
            <text:p>ETHOS-Feedback</text:p>
          </table:table-cell>
          <table:table-cell table:style-name="ce34" office:value-type="string" calcext:value-type="string">
            <text:p>Unexpected behaviour of Diff parameter in Ailerons mix bug</text:p>
          </table:table-cell>
          <table:table-cell table:style-name="ce41" office:value-type="string" calcext:value-type="string">
            <text:p>#199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2</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RPM sensor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getSensor(...) sets the module to 0 (Internal Module) by defaul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lemetry units shifted (after unit dB), and wrong conversio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20S]</text:p>
          </table:table-cell>
          <table:table-cell table:style-name="ce31" office:value-type="string" calcext:value-type="string">
            <text:p>Release Notes </text:p>
          </table:table-cell>
          <table:table-cell table:style-name="ce35" office:value-type="string" calcext:value-type="string">
            <text:p>Pot3 (the center slider) was not shown in Model / Preflight Check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 Telemetry sensor RPM Neuron ESC Range 0-0 bug Something isn't working</text:p>
          </table:table-cell>
          <table:table-cell table:style-name="ce35" office:value-type="string" calcext:value-type="string">
            <text:p>#2009</text:p>
          </table:table-cell>
          <table:table-cell table:style-name="ce34"/>
          <table:table-cell table:number-columns-repeated="16377"/>
        </table:table-row>
        <table:table-row table:style-name="ro4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 ethos 1.4 changed something in sport / sensor class</text:p>
          </table:table-cell>
          <table:table-cell table:style-name="ce35" office:value-type="string" calcext:value-type="string">
            <text:p>#1996</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Consumption calculations Problem bug Something isn't working</text:p>
          </table:table-cell>
          <table:table-cell table:style-name="ce35" office:value-type="string" calcext:value-type="string">
            <text:p>#1997</text:p>
          </table:table-cell>
          <table:table-cell table:style-name="ce34"/>
          <table:table-cell table:number-columns-repeated="16377"/>
        </table:table-row>
        <table:table-row table:style-name="ro24">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mergency Mode with external module configuration bug <text:s/>Something isn't working information needed Further information is requested</text:p>
          </table:table-cell>
          <table:table-cell table:style-name="ce35" office:value-type="string" calcext:value-type="string">
            <text:p>#1998</text:p>
          </table:table-cell>
          <table:table-cell table:style-name="ce34"/>
          <table:table-cell table:number-columns-repeated="16377"/>
        </table:table-row>
        <table:table-row table:style-name="ro4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 Checklist Pot 3 missing bug Something isn't working</text:p>
          </table:table-cell>
          <table:table-cell table:style-name="ce35" office:value-type="string" calcext:value-type="string">
            <text:p>#2000</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Storage location - incorrect storage bug Something isn't working</text:p>
          </table:table-cell>
          <table:table-cell table:style-name="ce35" office:value-type="string" calcext:value-type="string">
            <text:p>#2004</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rror in the search, setting and display of the sensors ESC rpm and RPM</text:p>
          </table:table-cell>
          <table:table-cell table:style-name="ce35" office:value-type="string" calcext:value-type="string">
            <text:p>#2007</text:p>
          </table:table-cell>
          <table:table-cell table:style-name="ce34"/>
          <table:table-cell table:number-columns-repeated="16377"/>
        </table:table-row>
        <table:table-row table:style-name="ro5" table:number-rows-repeated="3">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3</text:p>
          </table:table-cell>
          <table:table-cell table:style-name="ce30" office:value-type="string" calcext:value-type="string">
            <text:p>?</text:p>
          </table:table-cell>
          <table:table-cell table:style-name="ce34" office:value-type="string" calcext:value-type="string">
            <text:p>[New Radios]</text:p>
          </table:table-cell>
          <table:table-cell table:style-name="ce30" office:value-type="string" calcext:value-type="string">
            <text:p>Release Notes </text:p>
          </table:table-cell>
          <table:table-cell table:style-name="ce34" office:value-type="string" calcext:value-type="string">
            <text:p>X20-HD</text:p>
          </table:table-cell>
          <table:table-cell table:number-columns-repeated="16379"/>
        </table:table-row>
        <table:table-row table:style-name="ro5">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X20S-HD</text:p>
          </table:table-cell>
          <table:table-cell table:number-columns-repeated="16379"/>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XE-S</text:p>
          </table:table-cell>
          <table:table-cell table:style-name="ce31"/>
          <table:table-cell table:number-columns-repeated="16378"/>
        </table:table-row>
        <table:table-row table:style-name="ro17">
          <table:table-cell table:style-name="ce30"/>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Checklist Warning now shows the position which should be reached</text:p>
          </table:table-cell>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9M-Lite connection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 sensors can be reset, not only FrSky senso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Telemetry support added (partial)</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playTon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yro available as sourc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UI fix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 Audio fixes on number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style-name="ce34" office:value-type="string" calcext:value-type="string">
            <text:p>[X20]</text:p>
          </table:table-cell>
          <table:table-cell table:style-name="ce30" office:value-type="string" calcext:value-type="string">
            <text:p>Release Notes </text:p>
          </table:table-cell>
          <table:table-cell table:style-name="ce34" office:value-type="string" calcext:value-type="string">
            <text:p>Pot3 was not visible in Checklist Warning</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playTone() most of the time not working. bug <text:s/>Something isn't working Lua</text:p>
          </table:table-cell>
          <table:table-cell table:style-name="ce31" office:value-type="string" calcext:value-type="string">
            <text:p>#148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Announce system clock time? bug Something isn't working</text:p>
          </table:table-cell>
          <table:table-cell table:style-name="ce31" office:value-type="string" calcext:value-type="string">
            <text:p>#191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source: playTone results in crash bug Something isn't working</text:p>
          </table:table-cell>
          <table:table-cell table:style-name="ce31" office:value-type="string" calcext:value-type="string">
            <text:p>#191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Z translation numbers one and two not called bug Something isn't working</text:p>
          </table:table-cell>
          <table:table-cell table:style-name="ce31" office:value-type="string" calcext:value-type="string">
            <text:p>#194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1 minor flight mode name UI issue bug Something isn't working</text:p>
          </table:table-cell>
          <table:table-cell table:style-name="ce31" office:value-type="string" calcext:value-type="string">
            <text:p>#20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Per log. Switch no reset is possible in some calculating sensors</text:p>
          </table:table-cell>
          <table:table-cell table:style-name="ce31" office:value-type="string" calcext:value-type="string">
            <text:p>#2011</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2 X20s Pot.3 Checklist warning at startup and switch Model bug <text:s/>Something isn't working enhancement New feature or request</text:p>
          </table:table-cell>
          <table:table-cell table:style-name="ce31" office:value-type="string" calcext:value-type="string">
            <text:p>#201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uite 1.4.0 - updated HE json file</text:p>
          </table:table-cell>
          <table:table-cell table:style-name="ce31" office:value-type="string" calcext:value-type="string">
            <text:p>#202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D Card disappears ... bug Something isn't working</text:p>
          </table:table-cell>
          <table:table-cell table:style-name="ce31" office:value-type="string" calcext:value-type="string">
            <text:p>#20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2 possible firmware labeling issue? bug Something isn't working</text:p>
          </table:table-cell>
          <table:table-cell table:style-name="ce31" office:value-type="string" calcext:value-type="string">
            <text:p>#20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st connection to my R9M lite module bug Something isn't working</text:p>
          </table:table-cell>
          <table:table-cell table:style-name="ce31" office:value-type="string" calcext:value-type="string">
            <text:p>#203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3.2 ITALIAN MANUAL TRANSLATION UPDATE</text:p>
          </table:table-cell>
          <table:table-cell table:style-name="ce31" office:value-type="string" calcext:value-type="string">
            <text:p>#203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electing flash from filemanager makes model disappear in the select model menu</text:p>
          </table:table-cell>
          <table:table-cell table:style-name="ce31" office:value-type="string" calcext:value-type="string">
            <text:p>#204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ake gyro available as source</text:p>
          </table:table-cell>
          <table:table-cell table:style-name="ce31" office:value-type="string" calcext:value-type="string">
            <text:p>#204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ssing wireless buttons in hebrew bug Something isn't working</text:p>
          </table:table-cell>
          <table:table-cell table:style-name="ce31" office:value-type="string" calcext:value-type="string">
            <text:p>#20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HE.txt file for ethos 1.4.x</text:p>
          </table:table-cell>
          <table:table-cell table:style-name="ce31" office:value-type="string" calcext:value-type="string">
            <text:p>#205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4</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Scrolling issue in SxR Scree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Speed Screen had conflicting units in Vario Configur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when deleting a Global PlayTrack Special Function</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ts in Checklist were not displayed correctly</text:p>
          </table:table-cell>
          <table:table-cell table:style-name="ce41" office:value-type="string" calcext:value-type="string">
            <text:p>done</text:p>
          </table:table-cell>
          <table:table-cell table:style-name="ce30" office:value-type="string" calcext:value-type="string">
            <text:p>no change</text:p>
          </table:table-cell>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filenames are adjusted in the same time than Model name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ne Chart widget display issue when using Auto Range mod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tting added to disable the Sensor Conflict Warning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razilian Portuguese special chars missing</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FileField() adapts the popup to its content siz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RSSI Sensor / RxBatt Sensor ranges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Telemetry forwarded to Bluetooth in Telemetry mod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Compatibility issue fixed with R9M Lite in ACCST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uctuating RSSI in System / Information</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2.0 Sim scrolling in the SXR menu not possible. bug Something isn't working</text:p>
          </table:table-cell>
          <table:table-cell table:style-name="ce31" office:value-type="string" calcext:value-type="string">
            <text:p>#15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2.8 wont work with X18/x20 on ACCST using R9M Lite. bug Something isn't working</text:p>
          </table:table-cell>
          <table:table-cell table:style-name="ce31" office:value-type="string" calcext:value-type="string">
            <text:p>#1705</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Names in file manager &gt; models enhancement New feature or request</text:p>
          </table:table-cell>
          <table:table-cell table:style-name="ce41" office:value-type="string" calcext:value-type="string">
            <text:p>#178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X18 Simulator enhancement New feature or request</text:p>
          </table:table-cell>
          <table:table-cell table:style-name="ce31" office:value-type="string" calcext:value-type="string">
            <text:p>#18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hecklist alert problem with momentary switches bug Something isn't working</text:p>
          </table:table-cell>
          <table:table-cell table:style-name="ce31" office:value-type="string" calcext:value-type="string">
            <text:p>#191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sensors enhancement New feature or request</text:p>
          </table:table-cell>
          <table:table-cell table:style-name="ce31" office:value-type="string" calcext:value-type="string">
            <text:p>#197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with external Module RFD TX mod rebooting Radio bug Something isn't working</text:p>
          </table:table-cell>
          <table:table-cell table:style-name="ce31" office:value-type="string" calcext:value-type="string">
            <text:p>#20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LRS with CRSF - missing telemetry sensors/values bug Something isn't working</text:p>
          </table:table-cell>
          <table:table-cell table:style-name="ce31" office:value-type="string" calcext:value-type="string">
            <text:p>#2005</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Sensor conflict enhancement New feature or request</text:p>
          </table:table-cell>
          <table:table-cell table:style-name="ce41" office:value-type="string" calcext:value-type="string">
            <text:p>#20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Brazilian Portuguese special characters bug Something isn't working</text:p>
          </table:table-cell>
          <table:table-cell table:style-name="ce31" office:value-type="string" calcext:value-type="string">
            <text:p>#20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ystem sounds Brazilian Portuguese enhancement New feature or request</text:p>
          </table:table-cell>
          <table:table-cell table:style-name="ce31" office:value-type="string" calcext:value-type="string">
            <text:p>#2070</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Lite Pro Module installed, when enabled the radio shows fluctuating TW signal strength indicator only when in the 'Info' screen RF / Not a bug in Ethos</text:p>
          </table:table-cell>
          <table:table-cell table:style-name="ce31" office:value-type="string" calcext:value-type="string">
            <text:p>#2076</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1.4.3 X20S Pot warning doesn't disapear bug Something isn't working</text:p>
          </table:table-cell>
          <table:table-cell table:style-name="ce41" office:value-type="string" calcext:value-type="string">
            <text:p>#2077</text:p>
          </table:table-cell>
          <table:table-cell table:style-name="ce30" office:value-type="string" calcext:value-type="string">
            <text:p>no change</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Bug: CRSF telemetry wrong RxBatt range</text:p>
          </table:table-cell>
          <table:table-cell table:style-name="ce31" office:value-type="string" calcext:value-type="string">
            <text:p>#207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Widget Selection or marking bug Something isn't working</text:p>
          </table:table-cell>
          <table:table-cell table:style-name="ce31" office:value-type="string" calcext:value-type="string">
            <text:p>#208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No BLE telemetry with CRSF enhancement New feature or request</text:p>
          </table:table-cell>
          <table:table-cell table:style-name="ce31" office:value-type="string" calcext:value-type="string">
            <text:p>#208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correct Bootloader flashed for 1.4.3 suite</text:p>
          </table:table-cell>
          <table:table-cell table:style-name="ce31" office:value-type="string" calcext:value-type="string">
            <text:p>#21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VSpeed telemetry has conflicting units enhancement New feature or request</text:p>
          </table:table-cell>
          <table:table-cell table:style-name="ce31" office:value-type="string" calcext:value-type="string">
            <text:p>#21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oss trim with T5 and T6 no effect bug Something isn't working</text:p>
          </table:table-cell>
          <table:table-cell table:style-name="ce31" office:value-type="string" calcext:value-type="string">
            <text:p>#211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FCC small issues</text:p>
          </table:table-cell>
          <table:table-cell table:style-name="ce31" office:value-type="string" calcext:value-type="string">
            <text:p>#212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form.addFileField() Lua</text:p>
          </table:table-cell>
          <table:table-cell table:style-name="ce31" office:value-type="string" calcext:value-type="string">
            <text:p>#21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the top screen layout of the model don't stay in place bug Something isn't working</text:p>
          </table:table-cell>
          <table:table-cell table:style-name="ce31" office:value-type="string" calcext:value-type="string">
            <text:p>#212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bug Something isn't working</text:p>
          </table:table-cell>
          <table:table-cell table:style-name="ce31" office:value-type="string" calcext:value-type="string">
            <text:p>#21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Dark mode/Light mode And brightness ajustement on top screen</text:p>
          </table:table-cell>
          <table:table-cell table:style-name="ce31" office:value-type="string" calcext:value-type="string">
            <text:p>#21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on 1.4.3 with external Module R9M2019 rebooting Radio into emergency mode bug Something isn't working</text:p>
          </table:table-cell>
          <table:table-cell table:style-name="ce31" office:value-type="string" calcext:value-type="string">
            <text:p>#214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orrupted Display of Switch Positions bug Something isn't working</text:p>
          </table:table-cell>
          <table:table-cell table:style-name="ce31" office:value-type="string" calcext:value-type="string">
            <text:p>#2171</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odels cannot be recognized by their logical names in SD enhancement New feature or request</text:p>
          </table:table-cell>
          <table:table-cell table:style-name="ce41" office:value-type="string" calcext:value-type="string">
            <text:p>#127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5</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Trims now have a configurable range (not only 25% and 100%), and the Custom Step uses percent as step uni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reflight Checks done after Reset Flight</text:p>
          </table:table-cell>
          <table:table-cell table:style-name="ce41" office:value-type="string" calcext:value-type="string">
            <text:p>done</text:p>
          </table:table-cell>
          <table:table-cell table:number-columns-repeated="16378"/>
        </table:table-row>
        <table:table-row table:style-name="ro4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etter confirmation of Preflight Checks (not with the rotary encoder)</text:p>
          </table:table-cell>
          <table:table-cell table:style-name="ce41"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imers Up Counting now plays the timer current value, not the remaining time</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ix Rud =&gt; Ele enabled on Glider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ctive Condition hidden (and never used) on the Default Flight Mode</text:p>
          </table:table-cell>
          <table:table-cell table:style-name="ce41" office:value-type="string" calcext:value-type="string">
            <text:p>no change</text:p>
          </table:table-cell>
          <table:table-cell table:style-name="ce30" office:value-type="string" calcext:value-type="string">
            <text:p>takes care of things when FM’s are swapped</text:p>
          </table:table-cell>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utdown bitmap uses the focus colour</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al Switches can have the Radio Clock as a source</text:p>
          </table:table-cell>
          <table:table-cell table:style-name="ce31"/>
          <table:table-cell table:number-columns-repeated="16378"/>
        </table:table-row>
        <table:table-row table:style-name="ro5">
          <table:table-cell table:style-name="ce30"/>
          <table:table-cell table:style-name="ce66" office:value-type="string" calcext:value-type="string">
            <text:p>y</text:p>
          </table:table-cell>
          <table:table-cell table:style-name="ce66"/>
          <table:table-cell table:style-name="ce66" office:value-type="string" calcext:value-type="string">
            <text:p>Release Notes </text:p>
          </table:table-cell>
          <table:table-cell table:style-name="ce75" office:value-type="string" calcext:value-type="string">
            <text:p>Telemetry can be forwarded to the S.Port plug</text:p>
          </table:table-cell>
          <table:table-cell table:style-name="ce31"/>
          <table:table-cell table:style-name="ce30" office:value-type="string" calcext:value-type="string">
            <text:p>removed from Release Note</text:p>
          </table:table-cell>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Home Layout add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yro Calibration improved</text:p>
          </table:table-cell>
          <table:table-cell table:style-name="ce41" office:value-type="string" calcext:value-type="string">
            <text:p>no chang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urrent flight mode made available from Source:getStringValu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emory Leak fixed in Forms API</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UI fix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Translations can now be taken into account after Suite resta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set flight does not perform checks bug Something isn't working</text:p>
          </table:table-cell>
          <table:table-cell table:style-name="ce31" office:value-type="string" calcext:value-type="string">
            <text:p>#22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System / Info - External Module = Unknown enhancement New feature or request</text:p>
          </table:table-cell>
          <table:table-cell table:style-name="ce31" office:value-type="string" calcext:value-type="string">
            <text:p>#209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4 Italian Translation update ETHOS translations</text:p>
          </table:table-cell>
          <table:table-cell table:style-name="ce31" office:value-type="string" calcext:value-type="string">
            <text:p>#2149</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1.4.5 - Trim Mixer Issue bug Something isn't working</text:p>
          </table:table-cell>
          <table:table-cell table:style-name="ce41" office:value-type="string" calcext:value-type="string">
            <text:p>#2237</text:p>
          </table:table-cell>
          <table:table-cell table:style-name="ce30" office:value-type="string" calcext:value-type="string">
            <text:p>no change</text:p>
          </table:table-cell>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X20 EU some value conversion mistakes bug Something isn't working</text:p>
          </table:table-cell>
          <table:table-cell table:style-name="ce31" office:value-type="string" calcext:value-type="string">
            <text:p>#224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Better confirmation of preflight checks enhancement New feature or request</text:p>
          </table:table-cell>
          <table:table-cell table:style-name="ce41" office:value-type="string" calcext:value-type="string">
            <text:p>#2231</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Brazilian Portuguese audio are not available in 1.4.4 to download from Ethos Suite enhancement New feature or request</text:p>
          </table:table-cell>
          <table:table-cell table:style-name="ce31" office:value-type="string" calcext:value-type="string">
            <text:p>#216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ossfire/ELRS RSSI sensor is not work bug Something isn't working</text:p>
          </table:table-cell>
          <table:table-cell table:style-name="ce31" office:value-type="string" calcext:value-type="string">
            <text:p>#208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TxPower sensor range max value bug Something isn't working</text:p>
          </table:table-cell>
          <table:table-cell table:style-name="ce31" office:value-type="string" calcext:value-type="string">
            <text:p>#22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mergency mode with widgets since 1.4.x enhancement New feature or request</text:p>
          </table:table-cell>
          <table:table-cell table:style-name="ce31" office:value-type="string" calcext:value-type="string">
            <text:p>#220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Feature Req: Shutdown Accent Color... enhancement New feature or request</text:p>
          </table:table-cell>
          <table:table-cell table:style-name="ce41" office:value-type="string" calcext:value-type="string">
            <text:p>#2204</text:p>
          </table:table-cell>
          <table:table-cell table:style-name="ce30" office:value-type="string" calcext:value-type="string">
            <text:p>no action</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Firmware releases in Suite are greyed out suite</text:p>
          </table:table-cell>
          <table:table-cell table:style-name="ce31" office:value-type="string" calcext:value-type="string">
            <text:p>#218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Increase throttle trim max steps enhancement New feature or request</text:p>
          </table:table-cell>
          <table:table-cell table:style-name="ce41" office:value-type="string" calcext:value-type="string">
            <text:p>#17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valid flight mode setup after reordering bug Something isn't working</text:p>
          </table:table-cell>
          <table:table-cell table:style-name="ce31" office:value-type="string" calcext:value-type="string">
            <text:p>#22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gical Switch with source Clock not working bug Something isn't working</text:p>
          </table:table-cell>
          <table:table-cell table:style-name="ce31" office:value-type="string" calcext:value-type="string">
            <text:p>#21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wercase "ü" missing bug Something isn't working</text:p>
          </table:table-cell>
          <table:table-cell table:style-name="ce31" office:value-type="string" calcext:value-type="string">
            <text:p>#1820</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Button in form.openDialog does not close the pop-up window documentation Improvements or additions to documentation</text:p>
          </table:table-cell>
          <table:table-cell table:style-name="ce31" office:value-type="string" calcext:value-type="string">
            <text:p>#22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emory leak in forms handling code bug Something isn't working</text:p>
          </table:table-cell>
          <table:table-cell table:style-name="ce31" office:value-type="string" calcext:value-type="string">
            <text:p>#22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issing FONT_XL definition on X18 enhancement <text:s/>New feature or request suite</text:p>
          </table:table-cell>
          <table:table-cell table:style-name="ce31" office:value-type="string" calcext:value-type="string">
            <text:p>#217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odule type missing in hebrew bug Something isn't working</text:p>
          </table:table-cell>
          <table:table-cell table:style-name="ce31" office:value-type="string" calcext:value-type="string">
            <text:p>#220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No Frsky Passthrough on external module bay X12S enhancement New feature or request</text:p>
          </table:table-cell>
          <table:table-cell table:style-name="ce31" office:value-type="string" calcext:value-type="string">
            <text:p>#2245</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Offer Rud =&gt; Ele Mixer in Sailplane enhancement New feature or request</text:p>
          </table:table-cell>
          <table:table-cell table:style-name="ce41" office:value-type="string" calcext:value-type="string">
            <text:p>#21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New Layout for Horus... enhancement New feature or request</text:p>
          </table:table-cell>
          <table:table-cell table:style-name="ce31" office:value-type="string" calcext:value-type="string">
            <text:p>#216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LUA get the name of the current Flighmode enhancement <text:s/>New feature or request Lua</text:p>
          </table:table-cell>
          <table:table-cell table:style-name="ce31" office:value-type="string" calcext:value-type="string">
            <text:p>#18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pecial characters missing 1.4.4 enhancement New feature or request</text:p>
          </table:table-cell>
          <table:table-cell table:style-name="ce31" office:value-type="string" calcext:value-type="string">
            <text:p>#217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Suite Enhancement: Change "Update News" to "Updates News / History" suite</text:p>
          </table:table-cell>
          <table:table-cell table:style-name="ce41" office:value-type="string" calcext:value-type="string">
            <text:p>#189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20 ERLS Vario enhancement New feature or request</text:p>
          </table:table-cell>
          <table:table-cell table:style-name="ce31" office:value-type="string" calcext:value-type="string">
            <text:p>#200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1.4.4 Checklist switches Switch 2 +6 bug Something isn't working</text:p>
          </table:table-cell>
          <table:table-cell table:style-name="ce31" office:value-type="string" calcext:value-type="string">
            <text:p>#21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Top Screen Sleep Option enhancement New feature or request</text:p>
          </table:table-cell>
          <table:table-cell table:style-name="ce31" office:value-type="string" calcext:value-type="string">
            <text:p>#21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D-R18 servos not working when in HF-settings output 1 - 18 is selected bug Something isn't working</text:p>
          </table:table-cell>
          <table:table-cell table:style-name="ce31" office:value-type="string" calcext:value-type="string">
            <text:p>#215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elemetry comparison enhancement New feature or request</text:p>
          </table:table-cell>
          <table:table-cell table:style-name="ce31" office:value-type="string" calcext:value-type="string">
            <text:p>#216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he fas-100 sensor is now supported but gets the wrong value enhancement New feature or request</text:p>
          </table:table-cell>
          <table:table-cell table:style-name="ce31" office:value-type="string" calcext:value-type="string">
            <text:p>#203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rainer mode problem bug Something isn't working</text:p>
          </table:table-cell>
          <table:table-cell table:style-name="ce31" office:value-type="string" calcext:value-type="string">
            <text:p>#21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 Lite S unable to update Ethos suite</text:p>
          </table:table-cell>
          <table:table-cell table:style-name="ce31" office:value-type="string" calcext:value-type="string">
            <text:p>#223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nreal sensor lost bug <text:s/>Something isn't working enhancement New feature or request</text:p>
          </table:table-cell>
          <table:table-cell table:style-name="ce31" office:value-type="string" calcext:value-type="string">
            <text:p>#215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 counting timer correct speech</text:p>
          </table:table-cell>
          <table:table-cell table:style-name="ce31" office:value-type="string" calcext:value-type="string">
            <text:p>#21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 failed bug Something isn't working</text:p>
          </table:table-cell>
          <table:table-cell table:style-name="ce31" office:value-type="string" calcext:value-type="string">
            <text:p>#223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Norwegian translation file from ETHOS v1.4.4 translations</text:p>
          </table:table-cell>
          <table:table-cell table:style-name="ce31" office:value-type="string" calcext:value-type="string">
            <text:p>#218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 : Unable to flash from S.port bug Something isn't working</text:p>
          </table:table-cell>
          <table:table-cell table:style-name="ce31" office:value-type="string" calcext:value-type="string">
            <text:p>#219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Analogs calibration not working on 6P pot or S2 bug Something isn't working</text:p>
          </table:table-cell>
          <table:table-cell table:style-name="ce31" office:value-type="string" calcext:value-type="string">
            <text:p>#221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Emergency mode when using lua scripts on the external Modules bug Something isn't working</text:p>
          </table:table-cell>
          <table:table-cell table:style-name="ce31" office:value-type="string" calcext:value-type="string">
            <text:p>#21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8s: bug in Gyro calibration menu prevents user from "right" calibration enhancement New feature or request</text:p>
          </table:table-cell>
          <table:table-cell table:style-name="ce31" office:value-type="string" calcext:value-type="string">
            <text:p>#216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yro Calibration is now mandatory, like Analogs Calibra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attery undervoltage was not always detected properly</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pecial functions could trigger unexpectedly when loading big model bitmap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itmaps with an odd width were distort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p Sensor allows 1000km and Accelerator Sensor allows 25G</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PM Center renamed to PWM Cente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gic Switches allow comparaison of sources using the same uni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C Filter set a Model Setting instead of Radio Setting</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d Size font used for numbers to allow better alignmen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WindowTitl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layValue can work with Lua Sourc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bugfix in Lua Scripts (on removal / mov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Telemetry] FAS-100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Allow Same-Format Sources as Values in Logic Switches enhancement New feature or request</text:p>
          </table:table-cell>
          <table:table-cell table:style-name="ce41" office:value-type="string" calcext:value-type="string">
            <text:p>#181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8s 1.3.0 top bar icons on top eachother bug Something isn't working</text:p>
          </table:table-cell>
          <table:table-cell table:style-name="ce31" office:value-type="string" calcext:value-type="string">
            <text:p>#1839</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ove Range Check button down next to Failsafe enhancement New feature or request</text:p>
          </table:table-cell>
          <table:table-cell table:style-name="ce41" office:value-type="string" calcext:value-type="string">
            <text:p>#209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 yappu "play value" not working from yappu lua source bug Something isn't working</text:p>
          </table:table-cell>
          <table:table-cell table:style-name="ce31" office:value-type="string" calcext:value-type="string">
            <text:p>#221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itle = false / Remove the line enhancement <text:s/>New feature or request Lua</text:p>
          </table:table-cell>
          <table:table-cell table:style-name="ce31" office:value-type="string" calcext:value-type="string">
            <text:p>#223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Lite S Display Sleep Mode enhancement New feature or request</text:p>
          </table:table-cell>
          <table:table-cell table:style-name="ce31" office:value-type="string" calcext:value-type="string">
            <text:p>#2253</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Analog filter On/Off should be model specific and not a System setting enhancement New feature or request</text:p>
          </table:table-cell>
          <table:table-cell table:style-name="ce41" office:value-type="string" calcext:value-type="string">
            <text:p>#22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API enhancement - set window title enhancement <text:s/>New feature or request Lua</text:p>
          </table:table-cell>
          <table:table-cell table:style-name="ce31" office:value-type="string" calcext:value-type="string">
            <text:p>#22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he fas-100 sensor is now supported but gets the wrong value #2036 bug Something isn't working</text:p>
          </table:table-cell>
          <table:table-cell table:style-name="ce31" office:value-type="string" calcext:value-type="string">
            <text:p>#22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Digits should rather be monospaced in font files enhancement New feature or request</text:p>
          </table:table-cell>
          <table:table-cell table:style-name="ce31" office:value-type="string" calcext:value-type="string">
            <text:p>#226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imers including the word "seconds" in speech mode enhancement New feature or request</text:p>
          </table:table-cell>
          <table:table-cell table:style-name="ce31" office:value-type="string" calcext:value-type="string">
            <text:p>#226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ELRS Rx Curr and Cons sensor range maximums too low enhancement New feature or request</text:p>
          </table:table-cell>
          <table:table-cell table:style-name="ce31" office:value-type="string" calcext:value-type="string">
            <text:p>#227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ustom Trim doesn't report 'Trim Center' bug Something isn't working</text:p>
          </table:table-cell>
          <table:table-cell table:style-name="ce31" office:value-type="string" calcext:value-type="string">
            <text:p>#2276</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Gyro calibration help images not showing bug Something isn't working</text:p>
          </table:table-cell>
          <table:table-cell table:style-name="ce41" office:value-type="string" calcext:value-type="string">
            <text:p>#22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odel.getCurve() doesn't work with indizes; only with names bug <text:s/>Something isn't working Lua</text:p>
          </table:table-cell>
          <table:table-cell table:style-name="ce31" office:value-type="string" calcext:value-type="string">
            <text:p>#229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4.5 Tandem X20S Problem with the widget configuration min max bug Something isn't working</text:p>
          </table:table-cell>
          <table:table-cell table:style-name="ce31" office:value-type="string" calcext:value-type="string">
            <text:p>#229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AccX,Y,Z too low of min max value bug Something isn't working</text:p>
          </table:table-cell>
          <table:table-cell table:style-name="ce31" office:value-type="string" calcext:value-type="string">
            <text:p>#229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 Corrupts current model / Restore not working bug Something isn't working</text:p>
          </table:table-cell>
          <table:table-cell table:style-name="ce31" office:value-type="string" calcext:value-type="string">
            <text:p>#23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ome information is not fully shown in TWIN X-Lite S bug Something isn't working</text:p>
          </table:table-cell>
          <table:table-cell table:style-name="ce31" office:value-type="string" calcext:value-type="string">
            <text:p>#230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ome LUA scripts from here cannot render texts with TWIN X-Lite S bug Something isn't working</text:p>
          </table:table-cell>
          <table:table-cell table:style-name="ce31" office:value-type="string" calcext:value-type="string">
            <text:p>#230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4.5 Conversion error bug Something isn't working</text:p>
          </table:table-cell>
          <table:table-cell table:style-name="ce31" office:value-type="string" calcext:value-type="string">
            <text:p>#23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 Need some way to uniquely identify a source enhancement New feature or request</text:p>
          </table:table-cell>
          <table:table-cell table:style-name="ce31" office:value-type="string" calcext:value-type="string">
            <text:p>#231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mage generated in Ethos Suite is rendered distorted bug Something isn't working</text:p>
          </table:table-cell>
          <table:table-cell table:style-name="ce31" office:value-type="string" calcext:value-type="string">
            <text:p>#2319</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pecial functions trigger unexpectedly at startup when using '800 x 400' model images bug Something isn't working</text:p>
          </table:table-cell>
          <table:table-cell table:style-name="ce31" office:value-type="string" calcext:value-type="string">
            <text:p>#23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20S V1.4.5 Battery undervoltage detection does not work properly. bug Something isn't working</text:p>
          </table:table-cell>
          <table:table-cell table:style-name="ce31" office:value-type="string" calcext:value-type="string">
            <text:p>#2322</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PWM Center, not PPM Center bug Something isn't working</text:p>
          </table:table-cell>
          <table:table-cell table:style-name="ce41" office:value-type="string" calcext:value-type="string">
            <text:p>#23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alculated trip "sensor" limited to 10km enhancement New feature or request</text:p>
          </table:table-cell>
          <table:table-cell table:style-name="ce31" office:value-type="string" calcext:value-type="string">
            <text:p>#233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Bug - Storage location Radio =&gt; SD Card bug Something isn't working</text:p>
          </table:table-cell>
          <table:table-cell table:style-name="ce31" office:value-type="string" calcext:value-type="string">
            <text:p>#23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Gyro on x12s enhancement <text:s/>New feature or request X12</text:p>
          </table:table-cell>
          <table:table-cell table:style-name="ce31" office:value-type="string" calcext:value-type="string">
            <text:p>#5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Preflight checks are not cleared by 'Press any key to skip' bug Something isn't working</text:p>
          </table:table-cell>
          <table:table-cell table:style-name="ce41" office:value-type="string" calcext:value-type="string">
            <text:p>#227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7</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E.M. fixed on USB disconnec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s using custom steps better calcul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li Wizard used wrong channe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Keyboard fix for special cha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ne Chart Widget] Limits were not saved on ch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not updated on Active Condition ch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GPS Sensor fix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FileField() will return files extension if "+ext" is us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ATEGORY_FUNCTION_SWITCH and CATEGORY_TRIM_POSITION constants add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_W and LCD_H were using a wrong boolean typ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Window width and height will be available in all Widget func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createCurve()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table:table-cell table:style-name="ce34" office:value-type="string" calcext:value-type="string">
            <text:p>Ethos Suite layout changes</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system tool" icon does not scale to adjust for LCD resolution enhancement New feature or request</text:p>
          </table:table-cell>
          <table:table-cell table:style-name="ce31" office:value-type="string" calcext:value-type="string">
            <text:p>#22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ustom Trim Steps do not use percent as step unit as doc says they should. enhancement New feature or request</text:p>
          </table:table-cell>
          <table:table-cell table:style-name="ce31" office:value-type="string" calcext:value-type="string">
            <text:p>#22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V1.4.6 with QWERTZ Layout now no ÄÖÜ ä ö ü bug Something isn't working</text:p>
          </table:table-cell>
          <table:table-cell table:style-name="ce31" office:value-type="string" calcext:value-type="string">
            <text:p>#235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form.addFileField won't return suffix enhancement <text:s/>New feature or request Lua</text:p>
          </table:table-cell>
          <table:table-cell table:style-name="ce31" office:value-type="string" calcext:value-type="string">
            <text:p>#235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Lite Emergency Mode</text:p>
          </table:table-cell>
          <table:table-cell table:style-name="ce31" office:value-type="string" calcext:value-type="string">
            <text:p>#235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ES simulator: top screen doesn't display widget bug Something isn't working</text:p>
          </table:table-cell>
          <table:table-cell table:style-name="ce31" office:value-type="string" calcext:value-type="string">
            <text:p>#23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 the hardware section the image of switch is above the name of switch bug Something isn't working</text:p>
          </table:table-cell>
          <table:table-cell table:style-name="ce31" office:value-type="string" calcext:value-type="string">
            <text:p>#23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xer graph confusing on slower resolution LCDs enhancement New feature or request</text:p>
          </table:table-cell>
          <table:table-cell table:style-name="ce31" office:value-type="string" calcext:value-type="string">
            <text:p>#23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w importance) Frsky Suite - When connecting the radio to computer USB bug Something isn't working</text:p>
          </table:table-cell>
          <table:table-cell table:style-name="ce31" office:value-type="string" calcext:value-type="string">
            <text:p>#237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ine Chart y-axis numbers are cut bug Something isn't working</text:p>
          </table:table-cell>
          <table:table-cell table:style-name="ce31" office:value-type="string" calcext:value-type="string">
            <text:p>#237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xer View: Curve not visible bug Something isn't working</text:p>
          </table:table-cell>
          <table:table-cell table:style-name="ce31" office:value-type="string" calcext:value-type="string">
            <text:p>#238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lcd.getWindowSize() returns data from wrong widget (in very special cases) bug Something isn't working</text:p>
          </table:table-cell>
          <table:table-cell table:style-name="ce31" office:value-type="string" calcext:value-type="string">
            <text:p>#238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imits in line diagram not saved if telemetry is set as source bug Something isn't working</text:p>
          </table:table-cell>
          <table:table-cell table:style-name="ce31" office:value-type="string" calcext:value-type="string">
            <text:p>#2391</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ake TRIM_POSITIONS &amp; FUNCTION_SWITCHES accessible via category enhancement <text:s/>New feature or request Lua</text:p>
          </table:table-cell>
          <table:table-cell table:style-name="ce31" office:value-type="string" calcext:value-type="string">
            <text:p>#239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GPS Heading, Speed, Alt, Sats malfunction bug Something isn't working</text:p>
          </table:table-cell>
          <table:table-cell table:style-name="ce31" office:value-type="string" calcext:value-type="string">
            <text:p>#240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8</text:p>
          </table:table-cell>
          <table:table-cell table:style-name="ce31" office:value-type="string" calcext:value-type="string">
            <text:p>n/a</text:p>
          </table:table-cell>
          <table:table-cell table:style-name="ce31" office:value-type="string" calcext:value-type="string">
            <text:p>[All Radios]</text:p>
          </table:table-cell>
          <table:table-cell table:style-name="ce31" office:value-type="string" calcext:value-type="string">
            <text:p>Release Notes </text:p>
          </table:table-cell>
          <table:table-cell table:style-name="ce31" office:value-type="string" calcext:value-type="string">
            <text:p>Vario sound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0" office:value-type="string" calcext:value-type="string">
            <text:p>Default Model ID algorithm improved</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0" office:value-type="string" calcext:value-type="string">
            <text:p>New RX support added</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Mixes Thr =&gt; Ele and Thr =&gt; Rud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Disabled Pots won't be checked anymore on startup</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Display Sleep min delay cannot go anymore below 3 second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Heli Wizard channels ord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Power Sensor overflow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Gas Suite support improved (rese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ELRS sensors support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Lua] TrimPosition &amp; FunctionSwitch sources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as Suite Reset Fuel Sensors enhancement New feature or request</text:p>
          </table:table-cell>
          <table:table-cell table:style-name="ce31" office:value-type="string" calcext:value-type="string">
            <text:p>#158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starts taking CPU some time after startup enhancement New feature or request</text:p>
          </table:table-cell>
          <table:table-cell table:style-name="ce31" office:value-type="string" calcext:value-type="string">
            <text:p>#222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on crackling in the Varioton bug Something isn't working</text:p>
          </table:table-cell>
          <table:table-cell table:style-name="ce31" office:value-type="string" calcext:value-type="string">
            <text:p>#22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et Gas Suite X20 Telemetry enhancement New feature or request</text:p>
          </table:table-cell>
          <table:table-cell table:style-name="ce31" office:value-type="string" calcext:value-type="string">
            <text:p>#240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sabled pots still being checked in Checklist bug Something isn't working</text:p>
          </table:table-cell>
          <table:table-cell table:style-name="ce31" office:value-type="string" calcext:value-type="string">
            <text:p>#2414</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7 pre: new lua categories (FUNCTION_SWITCH &amp; TRIM_POSITION) don't return values bug Something isn't working</text:p>
          </table:table-cell>
          <table:table-cell table:style-name="ce31" office:value-type="string" calcext:value-type="string">
            <text:p>#24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ssue #47 is back bug Something isn't working</text:p>
          </table:table-cell>
          <table:table-cell table:style-name="ce31" office:value-type="string" calcext:value-type="string">
            <text:p>#24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xpressLRS Lua script gets frozen bug Something isn't working</text:p>
          </table:table-cell>
          <table:table-cell table:style-name="ce31" office:value-type="string" calcext:value-type="string">
            <text:p>#24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Image Tool: Lockup when folder doesn't exist suite</text:p>
          </table:table-cell>
          <table:table-cell table:style-name="ce31" office:value-type="string" calcext:value-type="string">
            <text:p>#24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elicopter setup, channel error enhancement New feature or request</text:p>
          </table:table-cell>
          <table:table-cell table:style-name="ce31" office:value-type="string" calcext:value-type="string">
            <text:p>#250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wer calculation bug Something isn't working</text:p>
          </table:table-cell>
          <table:table-cell table:style-name="ce31" office:value-type="string" calcext:value-type="string">
            <text:p>#250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cosmetics: erase debug code for some telemetry readouts bug <text:s/>Something isn't working Lua</text:p>
          </table:table-cell>
          <table:table-cell table:style-name="ce31" office:value-type="string" calcext:value-type="string">
            <text:p>#254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reate new model Model ID always 0 bug Something isn't working</text:p>
          </table:table-cell>
          <table:table-cell table:style-name="ce41" office:value-type="string" calcext:value-type="string">
            <text:p>#2560</text:p>
          </table:table-cell>
          <table:table-cell table:style-name="ce30" office:value-type="string" calcext:value-type="string">
            <text:p>no change</text:p>
          </table:table-cell>
          <table:table-cell table:number-columns-repeated="16377"/>
        </table:table-row>
        <table:table-row table:style-name="ro5" table:number-rows-repeated="2">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9</text:p>
          </table:table-cell>
          <table:table-cell table:number-columns-repeated="2"/>
          <table:table-cell table:style-name="ce30" office:value-type="string" calcext:value-type="string">
            <text:p>Release Notes </text:p>
          </table:table-cell>
          <table:table-cell table:style-name="ce34" office:value-type="string" calcext:value-type="string">
            <text:p>[X20-PRO]</text:p>
          </table:table-cell>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X20-PRO support added</text:p>
          </table:table-cell>
          <table:table-cell table:style-name="ce41" office:value-type="string" calcext:value-type="string">
            <text:p>done</text:p>
          </table:table-cell>
          <table:table-cell table:style-name="ce30" office:value-type="string" calcext:value-type="string">
            <text:p>X20Pro mentioned where relevant</text:p>
          </table:table-cell>
          <table:table-cell table:number-columns-repeated="16377"/>
        </table:table-row>
        <table:table-row table:style-name="ro5">
          <table:table-cell table:style-name="ce30"/>
          <table:table-cell table:number-columns-repeated="2"/>
          <table:table-cell table:style-name="ce30" office:value-type="string" calcext:value-type="string">
            <text:p>Release Notes </text:p>
          </table:table-cell>
          <table:table-cell table:style-name="ce34" office:value-type="string" calcext:value-type="string">
            <text:p>[All Radios]</text:p>
          </table:table-cell>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ticky logic switches didn't reset at "Reset Fligh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lemetry was not fully reset at "Reset Fligh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Track was not saved correctly when used as global fun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ocus lost when leaving Curve editing with [Exit Long]</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ditional mixes weights were limited to +/-100%</text:p>
          </table:table-cell>
          <table:table-cell table:style-name="ce31"/>
          <table:table-cell table:number-columns-repeated="16378"/>
        </table:table-row>
        <table:table-row table:style-name="ro24">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 problem fixed (it stopped playing after the SD heavily us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eenshot correctly closed on Radio shutdown</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Switch Condition "Whole telemetry"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curves were not directly available in all dropdown menus within the same pag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luetooth Trainer Slave bugfix (some frames were corrupted, depending on the CRC valu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ax curves per mix increased to 5 (it was 3)</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ew constants OPTION_SENSOR_MIN and OPTION_SENSOR_MAX added</text:p>
          </table:table-cell>
          <table:table-cell table:style-name="ce31"/>
          <table:table-cell table:number-columns-repeated="16378"/>
        </table:table-row>
        <table:table-row table:style-name="ro5">
          <table:table-cell table:style-name="ce30"/>
          <table:table-cell table:number-columns-repeated="2"/>
          <table:table-cell table:style-name="ce30" table:number-columns-repeated="2"/>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in 1.4.9 bug</text:p>
          </table:table-cell>
          <table:table-cell table:style-name="ce31" office:value-type="string" calcext:value-type="string">
            <text:p>#269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 Mix - only default weight can exceed +/-100 enhancement</text:p>
          </table:table-cell>
          <table:table-cell table:style-name="ce31" office:value-type="string" calcext:value-type="string">
            <text:p>#183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er: new curve is not available in all Dropdown-Menus bug</text:p>
          </table:table-cell>
          <table:table-cell table:style-name="ce31" office:value-type="string" calcext:value-type="string">
            <text:p>#2381</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Telemetry Detected" Logic Feature enhancement</text:p>
          </table:table-cell>
          <table:table-cell table:style-name="ce41" office:value-type="string" calcext:value-type="string">
            <text:p>#25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creenshot special function 0 byte file when powering off radio bug</text:p>
          </table:table-cell>
          <table:table-cell table:style-name="ce31" office:value-type="string" calcext:value-type="string">
            <text:p>#25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ound problem with Tandem X20S and XE bug</text:p>
          </table:table-cell>
          <table:table-cell table:style-name="ce31" office:value-type="string" calcext:value-type="string">
            <text:p>#256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Italian 1.4.8 translation Update translations</text:p>
          </table:table-cell>
          <table:table-cell table:style-name="ce31" office:value-type="string" calcext:value-type="string">
            <text:p>#2571</text:p>
          </table:table-cell>
          <table:table-cell table:number-columns-repeated="16378"/>
        </table:table-row>
        <table:table-row table:style-name="ro5">
          <table:table-cell table:style-name="ce30"/>
          <table:table-cell table:style-name="ce30" office:value-type="string" calcext:value-type="string">
            <text:p>n/a</text:p>
          </table:table-cell>
          <table:table-cell table:style-name="ce30"/>
          <table:table-cell table:style-name="ce30" office:value-type="string" calcext:value-type="string">
            <text:p>ETHOS-Feedback</text:p>
          </table:table-cell>
          <table:table-cell table:style-name="ce34" office:value-type="string" calcext:value-type="string">
            <text:p>Throttle -&gt; Ele Mix not usable with User Curve bug</text:p>
          </table:table-cell>
          <table:table-cell table:style-name="ce41" office:value-type="string" calcext:value-type="string">
            <text:p>#257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ttons locked after accessing and editing one curve bug</text:p>
          </table:table-cell>
          <table:table-cell table:style-name="ce31" office:value-type="string" calcext:value-type="string">
            <text:p>#25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8: Conditional mixer weights are limited to +/-100% duplicate</text:p>
          </table:table-cell>
          <table:table-cell table:style-name="ce31" office:value-type="string" calcext:value-type="string">
            <text:p>#259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ont Size too small in X18 and TWIN transmitters enhancement <text:s/>UI</text:p>
          </table:table-cell>
          <table:table-cell table:style-name="ce31" office:value-type="string" calcext:value-type="string">
            <text:p>#260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ld telemetry values still there after "Reset Flight" and "Reset Telemetry" bug</text:p>
          </table:table-cell>
          <table:table-cell table:style-name="ce31" office:value-type="string" calcext:value-type="string">
            <text:p>#261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nor] System tells "Telemetry Recovered" even after flight was reset bug</text:p>
          </table:table-cell>
          <table:table-cell table:style-name="ce31" office:value-type="string" calcext:value-type="string">
            <text:p>#26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Keys blocked when leaving curve editing bug</text:p>
          </table:table-cell>
          <table:table-cell table:style-name="ce31" office:value-type="string" calcext:value-type="string">
            <text:p>#263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sound after radio reboot - Version 1.4.8 bug</text:p>
          </table:table-cell>
          <table:table-cell table:style-name="ce31" office:value-type="string" calcext:value-type="string">
            <text:p>#26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ticky logic switches don't reset at "Reset Flight" bug</text:p>
          </table:table-cell>
          <table:table-cell table:style-name="ce31" office:value-type="string" calcext:value-type="string">
            <text:p>#264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top status bar icons too small or too close together</text:p>
          </table:table-cell>
          <table:table-cell table:style-name="ce31" office:value-type="string" calcext:value-type="string">
            <text:p>#2667</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ggregated RSSI and VFR sensors for dual-band receivers enhancement</text:p>
          </table:table-cell>
          <table:table-cell table:style-name="ce41" office:value-type="string" calcext:value-type="string">
            <text:p>#269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10</text:p>
          </table:table-cell>
          <table:table-cell table:number-columns-repeated="2"/>
          <table:table-cell table:style-name="ce30"/>
          <table:table-cell table:style-name="ce34" office:value-type="string" calcext:value-type="string">
            <text:p>Production version not in Github</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11</text:p>
          </table:table-cell>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Black screen if power button was released too early</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delay removed on radios which don't need i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alse "VFR low warning" avoided in many cas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host telemetry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re receivers suppor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ailsafe settings sent earlier to the receiver</text:p>
          </table:table-cell>
          <table:table-cell table:style-name="ce31"/>
          <table:table-cell table:style-name="ce30" office:value-type="string" calcext:value-type="string">
            <text:p>Asked Bertrand for details</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cimal fix in sensor valu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pecial chars support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mperature sensor conversion °C / °F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avigation within Sensor pages improved (focus position changed when returning to the lis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X20-PRO external antennas settings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Texts adjustments to the LCD size, some sentences were clipp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12S]</text:p>
          </table:table-cell>
          <table:table-cell table:style-name="ce31" office:value-type="string" calcext:value-type="string">
            <text:p>Release Notes </text:p>
          </table:table-cell>
          <table:table-cell table:style-name="ce35" office:value-type="string" calcext:value-type="string">
            <text:p>SI and SJ now displayed in Hardware Tes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24">
          <table:table-cell table:style-name="ce30"/>
          <table:table-cell table:style-name="ce31" office:value-type="string" calcext:value-type="string">
            <text:p>n/a</text:p>
          </table:table-cell>
          <table:table-cell table:style-name="ce31"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For Windows) Won't install the update in C:\Program Files\ automatically. It will work when you update from 1.4.11 to a new ver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erver selection will also work for checking updat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Check update butt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Remove country version for internal module information</text:p>
          </table:table-cell>
          <table:table-cell table:style-name="ce41" office:value-type="string" calcext:value-type="string">
            <text:p>no impact</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version number of internal module inform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crash when entering the Model manag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introduce method to reset timers enhancement <text:s/>Lua</text:p>
          </table:table-cell>
          <table:table-cell table:style-name="ce31" office:value-type="string" calcext:value-type="string">
            <text:p>#210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lack screen if powerbutton is released too early bug <text:s text:c="2"/></text:p>
          </table:table-cell>
          <table:table-cell table:style-name="ce31" office:value-type="string" calcext:value-type="string">
            <text:p>#23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 SJ and SI not displayed in Hardware Test Stale</text:p>
          </table:table-cell>
          <table:table-cell table:style-name="ce31" office:value-type="string" calcext:value-type="string">
            <text:p>#258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Text Clipping in 1.4.9 bug</text:p>
          </table:table-cell>
          <table:table-cell table:style-name="ce31" office:value-type="string" calcext:value-type="string">
            <text:p>#270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host RC receiver telemetry not working on Ethos bug</text:p>
          </table:table-cell>
          <table:table-cell table:style-name="ce31" office:value-type="string" calcext:value-type="string">
            <text:p>#270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beep is delayed when audio system goes to sleep bug</text:p>
          </table:table-cell>
          <table:table-cell table:style-name="ce31" office:value-type="string" calcext:value-type="string">
            <text:p>#27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zech translation of Gear Mode in RPM sensor translations</text:p>
          </table:table-cell>
          <table:table-cell table:style-name="ce31" office:value-type="string" calcext:value-type="string">
            <text:p>#271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racters not displayed properly bug</text:p>
          </table:table-cell>
          <table:table-cell table:style-name="ce31" office:value-type="string" calcext:value-type="string">
            <text:p>#27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How to use lua reset all telemetry? enhancement</text:p>
          </table:table-cell>
          <table:table-cell table:style-name="ce31" office:value-type="string" calcext:value-type="string">
            <text:p>#27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 X10 Express status bar bug</text:p>
          </table:table-cell>
          <table:table-cell table:style-name="ce31" office:value-type="string" calcext:value-type="string">
            <text:p>#272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valid Degree Symbol ° Character in Log Files bug</text:p>
          </table:table-cell>
          <table:table-cell table:style-name="ce31" office:value-type="string" calcext:value-type="string">
            <text:p>#2743</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hecklist 'Load all ... positions' is inconsistent bug</text:p>
          </table:table-cell>
          <table:table-cell table:style-name="ce41" office:value-type="string" calcext:value-type="string">
            <text:p>#2759</text:p>
          </table:table-cell>
          <table:table-cell table:style-name="ce41" office:value-type="string" calcext:value-type="string">
            <text:p>1.4.11</text:p>
          </table:table-cell>
          <table:table-cell table:style-name="ce41" office:value-type="string" calcext:value-type="string">
            <text:p>1.5.0</text:p>
          </table:table-cell>
          <table:table-cell table:number-columns-repeated="16376"/>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maintain position after editing bug</text:p>
          </table:table-cell>
          <table:table-cell table:style-name="ce31" office:value-type="string" calcext:value-type="string">
            <text:p>#27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mp Sensor Wrong Reading bug</text:p>
          </table:table-cell>
          <table:table-cell table:style-name="ce31" office:value-type="string" calcext:value-type="string">
            <text:p>#277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ecial Characters in model image filenames bug</text:p>
          </table:table-cell>
          <table:table-cell table:style-name="ce31" office:value-type="string" calcext:value-type="string">
            <text:p>#277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djusting sensor values bug</text:p>
          </table:table-cell>
          <table:table-cell table:style-name="ce31" office:value-type="string" calcext:value-type="string">
            <text:p>#27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emove the choice of "external antenna" for X20 pro's 900M RF bug</text:p>
          </table:table-cell>
          <table:table-cell table:style-name="ce31" office:value-type="string" calcext:value-type="string">
            <text:p>#281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BUS servo, telemetry, setup bug</text:p>
          </table:table-cell>
          <table:table-cell table:style-name="ce31" office:value-type="string" calcext:value-type="string">
            <text:p>#9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4.9 crash on model manager backup suite</text:p>
          </table:table-cell>
          <table:table-cell table:style-name="ce31" office:value-type="string" calcext:value-type="string">
            <text:p>#284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TRAINER MODE min button is max bug</text:p>
          </table:table-cell>
          <table:table-cell table:style-name="ce31" office:value-type="string" calcext:value-type="string">
            <text:p>#282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d linear slider mapping / naming changed from X20S to X20S Pro bug</text:p>
          </table:table-cell>
          <table:table-cell table:style-name="ce31" office:value-type="string" calcext:value-type="string">
            <text:p>#282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Ethos Suite hangs during updating to 1.4.11 installer</text:p>
          </table:table-cell>
          <table:table-cell table:style-name="ce31" office:value-type="string" calcext:value-type="string">
            <text:p>#28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No support for joystick for X12S enhancement <text:s/>X12</text:p>
          </table:table-cell>
          <table:table-cell table:style-name="ce31" office:value-type="string" calcext:value-type="string">
            <text:p>#5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number-columns-repeated="2"/>
          <table:table-cell table:style-name="ce30" table:number-columns-repeated="2"/>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2</text:p>
          </table:table-cell>
          <table:table-cell table:style-name="ce30"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Bootloader will give to Ethos Suite the Internal Module vers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PS coord field focus issu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x Battery Voltage will accept a bigger r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in Model Category sel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ssing Lua scripts won't make the model invalid on loa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ines reordered in Model / RF</text:p>
          </table:table-cell>
          <table:table-cell table:style-name="ce41" office:value-type="string" calcext:value-type="string">
            <text:p>done</text:p>
          </table:table-cell>
          <table:table-cell table:style-name="ce30"/>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aptic used on critical alarm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factoring done in analogs &amp; switches conversion between all radios</text:p>
          </table:table-cell>
          <table:table-cell table:style-name="ce31"/>
          <table:table-cell table:number-columns-repeated="16378"/>
        </table:table-row>
        <table:table-row table:style-name="ro5">
          <table:table-cell table:style-name="ce30"/>
          <table:table-cell table:style-name="ce31" table:number-columns-repeated="3"/>
          <table:table-cell table:style-name="ce35"/>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Bootloader freeze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XT1 and EXT2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lent Mode not Muting when system volume assigned to a source bug</text:p>
          </table:table-cell>
          <table:table-cell table:style-name="ce31" office:value-type="string" calcext:value-type="string">
            <text:p>#15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asplate mixer shows wrong icon / is mixinig wrong enhancement</text:p>
          </table:table-cell>
          <table:table-cell table:style-name="ce31" office:value-type="string" calcext:value-type="string">
            <text:p>#2508</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Haptic not working on critical warnings bug</text:p>
          </table:table-cell>
          <table:table-cell table:style-name="ce31" office:value-type="string" calcext:value-type="string">
            <text:p>#2581</text:p>
          </table:table-cell>
          <table:table-cell table:number-columns-repeated="16378"/>
        </table:table-row>
        <table:table-row table:style-name="ro47">
          <table:table-cell table:style-name="ce30"/>
          <table:table-cell table:style-name="ce31" table:number-columns-repeated="2"/>
          <table:table-cell table:style-name="ce31" office:value-type="string" calcext:value-type="string">
            <text:p>ETHOS-Feedback</text:p>
          </table:table-cell>
          <table:table-cell table:style-name="ce35" office:value-type="string" calcext:value-type="string">
            <text:p>Issue #2766 not fixed in Nightly 23rdAug23 bug</text:p>
          </table:table-cell>
          <table:table-cell table:style-name="ce31" office:value-type="string" calcext:value-type="string">
            <text:p>#285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trim per flight mode is missing on v1.4.11 enhancement</text:p>
          </table:table-cell>
          <table:table-cell table:style-name="ce31" office:value-type="string" calcext:value-type="string">
            <text:p>#2853</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E upper display version 1.4.9 bug</text:p>
          </table:table-cell>
          <table:table-cell table:style-name="ce31" office:value-type="string" calcext:value-type="string">
            <text:p>#2856</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Javascript error with ETHOS Suite 1.4.11 suite</text:p>
          </table:table-cell>
          <table:table-cell table:style-name="ce31" office:value-type="string" calcext:value-type="string">
            <text:p>#2861</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Locking up in model category selection bug</text:p>
          </table:table-cell>
          <table:table-cell table:style-name="ce31" office:value-type="string" calcext:value-type="string">
            <text:p>#2870</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 Simulator model does not show bug</text:p>
          </table:table-cell>
          <table:table-cell table:style-name="ce31" office:value-type="string" calcext:value-type="string">
            <text:p>#287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PS Map Widget cursor highlights wrong text (Nightly 9Sep23) bug</text:p>
          </table:table-cell>
          <table:table-cell table:style-name="ce31" office:value-type="string" calcext:value-type="string">
            <text:p>#2886</text:p>
          </table:table-cell>
          <table:table-cell table:number-columns-repeated="16378"/>
        </table:table-row>
        <table:table-row table:style-name="ro47">
          <table:table-cell table:style-name="ce30"/>
          <table:table-cell table:style-name="ce30" office:value-type="string" calcext:value-type="string">
            <text:p>y</text:p>
          </table:table-cell>
          <table:table-cell table:style-name="ce30"/>
          <table:table-cell table:style-name="ce30" office:value-type="string" calcext:value-type="string">
            <text:p>ETHOS-Feedback</text:p>
          </table:table-cell>
          <table:table-cell table:style-name="ce34" office:value-type="string" calcext:value-type="string">
            <text:p>X20 Pro displays two 2.4 RSSI displays on TW bug</text:p>
          </table:table-cell>
          <table:table-cell table:style-name="ce41" office:value-type="string" calcext:value-type="string">
            <text:p>#2895</text:p>
          </table:table-cell>
          <table:table-cell table:style-name="ce41" office:value-type="string" calcext:value-type="string">
            <text:p>not in manual</text:p>
          </table:table-cell>
          <table:table-cell table:number-columns-repeated="16377"/>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12 Display HF - external module last line missing bug</text:p>
          </table:table-cell>
          <table:table-cell table:style-name="ce31" office:value-type="string" calcext:value-type="string">
            <text:p>#2912</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Simulator X20S 1.4.12</text:p>
          </table:table-cell>
          <table:table-cell table:style-name="ce35" office:value-type="string" calcext:value-type="string">
            <text:p>#290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number-columns-repeated="2"/>
          <table:table-cell table:style-name="ce30"/>
          <table:table-cell table:number-columns-repeated="16380"/>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3</text:p>
          </table:table-cell>
          <table:table-cell table:style-name="ce1" office:value-type="string" calcext:value-type="string">
            <text:p>y</text:p>
          </table:table-cell>
          <table:table-cell table:style-name="ce34" office:value-type="string" calcext:value-type="string">
            <text:p>[X20 Pro]</text:p>
          </table:table-cell>
          <table:table-cell table:style-name="ce30" office:value-type="string" calcext:value-type="string">
            <text:p>Release Notes </text:p>
          </table:table-cell>
          <table:table-cell table:style-name="ce34" office:value-type="string" calcext:value-type="string">
            <text:p>Power on 2.4G FSK won't be configurable, it will be always 100mW as on other radio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were slowing down the whole UI</text:p>
          </table:table-cell>
          <table:table-cell table:style-name="ce31"/>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Overflow removed in ELRS and GHost channels calculation (when above the range specified in the documentatio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S] Audio prompt "tisic.wav" was badly named with a special char in the filenam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sensors allowed a too long name, making the model unreadable later</text:p>
          </table:table-cell>
          <table:table-cell table:style-name="ce31"/>
          <table:table-cell table:number-columns-repeated="16378"/>
        </table:table-row>
        <table:table-row table:style-name="ro5">
          <table:table-cell table:style-name="ce30"/>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ine Chart" widget now cleans its data on "Flight Rese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now clean their data on "Flight Rese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Ethos updates download speed increased (it will be noticeable when downloading 1.4.14 from 1.4.13)</text:p>
          </table:table-cell>
          <table:table-cell table:style-name="ce31"/>
          <table:table-cell table:number-columns-repeated="16378"/>
        </table:table-row>
        <table:table-row table:style-name="ro5">
          <table:table-cell table:style-name="ce30" table:number-columns-repeated="2"/>
          <table:table-cell table:style-name="ce34"/>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Downloading Ethos updates take forever (from 1.4.11 to 1.4.12) suite</text:p>
          </table:table-cell>
          <table:table-cell table:style-name="ce31" office:value-type="string" calcext:value-type="string">
            <text:p>#2918</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4"/>
          <table:table-cell table:style-name="ce30" office:value-type="string" calcext:value-type="string">
            <text:p>ETHOS-Feedback</text:p>
          </table:table-cell>
          <table:table-cell table:style-name="ce34" office:value-type="string" calcext:value-type="string">
            <text:p>X20S Pro - 2.4G FSK default power major bug bug</text:p>
          </table:table-cell>
          <table:table-cell table:style-name="ce41" office:value-type="string" calcext:value-type="string">
            <text:p>#293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UA sources and widgets should reset at model switch or <text:s/>by reset flight by <text:s/>enhancement <text:s/>Lua</text:p>
          </table:table-cell>
          <table:table-cell table:style-name="ce31" office:value-type="string" calcext:value-type="string">
            <text:p>#2935</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4"/>
          <table:table-cell table:style-name="ce30" office:value-type="string" calcext:value-type="string">
            <text:p>ETHOS-Feedback</text:p>
          </table:table-cell>
          <table:table-cell table:style-name="ce34" office:value-type="string" calcext:value-type="string">
            <text:p>by Line Chart by <text:s/>widget / should clean data at <text:s/>by Flight Reset by <text:s/>enhancement</text:p>
          </table:table-cell>
          <table:table-cell table:style-name="ce41" office:value-type="string" calcext:value-type="string">
            <text:p>#29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S adding telemetry sensor crash model memory bug</text:p>
          </table:table-cell>
          <table:table-cell table:style-name="ce31" office:value-type="string" calcext:value-type="string">
            <text:p>#294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CS] Audio prompt <text:s/>by tisic.wav by <text:s/>includes a special char bug</text:p>
          </table:table-cell>
          <table:table-cell table:style-name="ce31" office:value-type="string" calcext:value-type="string">
            <text:p>#29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Sliding beam overruns and underruns bug</text:p>
          </table:table-cell>
          <table:table-cell table:style-name="ce31" office:value-type="string" calcext:value-type="string">
            <text:p>#294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 / Ethos with ext. ELRS module PWM error bug</text:p>
          </table:table-cell>
          <table:table-cell table:style-name="ce31" office:value-type="string" calcext:value-type="string">
            <text:p>#29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on X20s is painfully slow, when LUA sources are used bug</text:p>
          </table:table-cell>
          <table:table-cell table:style-name="ce31" office:value-type="string" calcext:value-type="string">
            <text:p>#2976</text:p>
          </table:table-cell>
          <table:table-cell table:number-columns-repeated="16378"/>
        </table:table-row>
        <table:table-row table:style-name="ro5">
          <table:table-cell table:style-name="ce30" table:number-columns-repeated="2"/>
          <table:table-cell table:style-name="ce34"/>
          <table:table-cell table:style-name="ce30"/>
          <table:table-cell table:style-name="ce34"/>
          <table:table-cell table:number-columns-repeated="16379"/>
        </table:table-row>
        <table:table-row table:style-name="ro5">
          <table:table-cell table:style-name="ce30" office:value-type="string" calcext:value-type="string">
            <text:p>1.4.14</text:p>
          </table:table-cell>
          <table:table-cell table:style-name="ce1" office:value-type="string" calcext:value-type="string">
            <text:p>y</text:p>
          </table:table-cell>
          <table:table-cell/>
          <table:table-cell table:style-name="ce30"/>
          <table:table-cell table:style-name="ce34" office:value-type="string" calcext:value-type="string">
            <text:p>Bigger indentation in the whole UI to improve readability</text:p>
          </table:table-cell>
          <table:table-cell table:style-name="ce41"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Value widget now displays the Trims values correctly</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Higher threshold for sticks movement det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ossibility to invert the left &amp; right sliders dir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M when long pressing return while editing a curve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ogic Switch fix for min &amp; max when comparing a LiPo sensor (single cell / cells count) to a valu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Timer::rese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Source(&lt;timer&gt;):rese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lcd:invalidate() fixed on widgtes with a titl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20 Pro]</text:p>
          </table:table-cell>
          <table:table-cell table:style-name="ce31"/>
          <table:table-cell table:style-name="ce35" office:value-type="string" calcext:value-type="string">
            <text:p>Fix the bootloader so that it is possible to repair the Local Storage from Ethos Suite</text:p>
          </table:table-cell>
          <table:table-cell table:style-name="ce31"/>
          <table:table-cell table:number-columns-repeated="16378"/>
        </table:table-row>
        <table:table-row table:style-name="ro17">
          <table:table-cell table:style-name="ce30"/>
          <table:table-cell table:style-name="ce1" office:value-type="string" calcext:value-type="string">
            <text:p>y</text:p>
          </table:table-cell>
          <table:table-cell/>
          <table:table-cell table:style-name="ce30"/>
          <table:table-cell table:style-name="ce34" office:value-type="string" calcext:value-type="string">
            <text:p>Channels range of the internal module only allowed to be 8, 16 or 24 channels</text:p>
          </table:table-cell>
          <table:table-cell table:style-name="ce41"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table:table-cell table:style-name="ce35" office:value-type="string" calcext:value-type="string">
            <text:p>Clean the cache when the APP is closed</text:p>
          </table:table-cell>
          <table:table-cell table:style-name="ce31"/>
          <table:table-cell table:number-columns-repeated="16378"/>
        </table:table-row>
        <table:table-row table:style-name="ro5">
          <table:table-cell table:style-name="ce30"/>
          <table:table-cell table:style-name="ce1" office:value-type="string" calcext:value-type="string">
            <text:p>y</text:p>
          </table:table-cell>
          <table:table-cell/>
          <table:table-cell table:style-name="ce30"/>
          <table:table-cell table:style-name="ce34" office:value-type="string" calcext:value-type="string">
            <text:p>Backup path will be saved according to radio typ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Fix the name of the backup fil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Add support for new radio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s and rs directions opposite x20s. enhancement</text:p>
          </table:table-cell>
          <table:table-cell table:style-name="ce31" office:value-type="string" calcext:value-type="string">
            <text:p>#2982</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E Upper Display Issue After Updating to 1.4.13 bug</text:p>
          </table:table-cell>
          <table:table-cell table:style-name="ce31" office:value-type="string" calcext:value-type="string">
            <text:p>#2983</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ua] Impossible to reset a Timer enhancement</text:p>
          </table:table-cell>
          <table:table-cell table:style-name="ce31" office:value-type="string" calcext:value-type="string">
            <text:p>#2987</text:p>
          </table:table-cell>
          <table:table-cell table:number-columns-repeated="16378"/>
        </table:table-row>
        <table:table-row table:style-name="ro5">
          <table:table-cell/>
          <table:table-cell table:style-name="ce31" office:value-type="string" calcext:value-type="string">
            <text:p>y</text:p>
          </table:table-cell>
          <table:table-cell table:style-name="ce35"/>
          <table:table-cell table:style-name="ce31" office:value-type="string" calcext:value-type="string">
            <text:p>ETHOS-Feedback</text:p>
          </table:table-cell>
          <table:table-cell table:style-name="ce35" office:value-type="string" calcext:value-type="string">
            <text:p>Ethos suite: Backup file names enhancement</text:p>
          </table:table-cell>
          <table:table-cell table:style-name="ce31" office:value-type="string" calcext:value-type="string">
            <text:p>#2988</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mergency Mode when long pressing return while editing a curve bug</text:p>
          </table:table-cell>
          <table:table-cell table:style-name="ce31" office:value-type="string" calcext:value-type="string">
            <text:p>#2997</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Suite failed to format X20 Pro bug</text:p>
          </table:table-cell>
          <table:table-cell table:style-name="ce31" office:value-type="string" calcext:value-type="string">
            <text:p>#2999</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Inactivity alarm not working bug</text:p>
          </table:table-cell>
          <table:table-cell table:style-name="ce31" office:value-type="string" calcext:value-type="string">
            <text:p>#3001</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Impossible to update to 1.4.13 with Mac bug <text:s/>suite</text:p>
          </table:table-cell>
          <table:table-cell table:style-name="ce31" office:value-type="string" calcext:value-type="string">
            <text:p>#3011</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Widget values not show trim values bug</text:p>
          </table:table-cell>
          <table:table-cell table:style-name="ce31" office:value-type="string" calcext:value-type="string">
            <text:p>#3030</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SD card does not show up in Filemanager bug</text:p>
          </table:table-cell>
          <table:table-cell table:style-name="ce31" office:value-type="string" calcext:value-type="string">
            <text:p>#3032</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Suite 1.4.13 ITALIAN TRANSLATION UPDATE translations</text:p>
          </table:table-cell>
          <table:table-cell table:style-name="ce31" office:value-type="string" calcext:value-type="string">
            <text:p>#3035</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18: Bad readability in logical switches translations</text:p>
          </table:table-cell>
          <table:table-cell table:style-name="ce31" office:value-type="string" calcext:value-type="string">
            <text:p>#3039</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Unable to set warning for Lowest cell voltage. bug</text:p>
          </table:table-cell>
          <table:table-cell table:style-name="ce31" office:value-type="string" calcext:value-type="string">
            <text:p>#3041</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cd.invalidate doesn't take reserved title height into account bug <text:s/>Lua</text:p>
          </table:table-cell>
          <table:table-cell table:style-name="ce31"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Menu management enhancement</text:p>
          </table:table-cell>
          <table:table-cell table:style-name="ce41"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Filtering added on analogs min / max calibration</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table:table-cell table:style-name="ce35" office:value-type="string" calcext:value-type="string">
            <text:p>Editing bug fixed for the ownerID (Model / RF)</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table:table-cell table:style-name="ce35" office:value-type="string" calcext:value-type="string">
            <text:p>[Lua] close handler added to system tools</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office:value-type="string" calcext:value-type="string">
            <text:p>[X20 Family]</text:p>
          </table:table-cell>
          <table:table-cell table:style-name="ce31"/>
          <table:table-cell table:style-name="ce35" office:value-type="string" calcext:value-type="string">
            <text:p>Sticks drawing position fixed in System / Hardware</text:p>
          </table:table-cell>
          <table:table-cell table:style-name="ce31"/>
          <table:table-cell table:number-columns-repeated="16378"/>
        </table:table-row>
        <table:table-row table:style-name="ro5">
          <table:table-cell/>
          <table:table-cell table:style-name="ce31"/>
          <table:table-cell table:style-name="ce35"/>
          <table:table-cell table:style-name="ce31" table:number-columns-repeated="3"/>
          <table:table-cell table:number-columns-repeated="16378"/>
        </table:table-row>
        <table:table-row table:style-name="ro17">
          <table:table-cell/>
          <table:table-cell table:style-name="ce31" office:value-type="string" calcext:value-type="string">
            <text:p>n/a</text:p>
          </table:table-cell>
          <table:table-cell table:style-name="ce35" office:value-type="string" calcext:value-type="string">
            <text:p>[X20 Pro]</text:p>
          </table:table-cell>
          <table:table-cell table:style-name="ce31"/>
          <table:table-cell table:style-name="ce35" office:value-type="string" calcext:value-type="string">
            <text:p>EU mode will only allow 25mW/200mW/500mW like all other transmitters</text:p>
          </table:table-cell>
          <table:table-cell table:style-name="ce31"/>
          <table:table-cell table:number-columns-repeated="16378"/>
        </table:table-row>
        <table:table-row table:style-name="ro5">
          <table:table-cell/>
          <table:table-cell table:style-name="ce31"/>
          <table:table-cell table:style-name="ce35"/>
          <table:table-cell table:style-name="ce31" table:number-columns-repeated="3"/>
          <table:table-cell table:number-columns-repeated="16378"/>
        </table:table-row>
        <table:table-row table:style-name="ro17">
          <table:table-cell/>
          <table:table-cell table:style-name="ce31" office:value-type="string" calcext:value-type="string">
            <text:p>n/a</text:p>
          </table:table-cell>
          <table:table-cell table:style-name="ce35" office:value-type="string" calcext:value-type="string">
            <text:p>[X18/S]</text:p>
          </table:table-cell>
          <table:table-cell table:style-name="ce31"/>
          <table:table-cell table:style-name="ce35" office:value-type="string" calcext:value-type="string">
            <text:p>The bootloader was not able to start the latest 1.5.0 nightlies</text:p>
          </table:table-cell>
          <table:table-cell table:style-name="ce31"/>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 PRO - Impossible to get +/-100% on analog inputs (sticks, sliders, pots) despite calibration enhancement</text:p>
          </table:table-cell>
          <table:table-cell table:style-name="ce31" office:value-type="string" calcext:value-type="string">
            <text:p>#3081</text:p>
          </table:table-cell>
          <table:table-cell table:number-columns-repeated="16378"/>
        </table:table-row>
        <table:table-row table:style-name="ro5">
          <table:table-cell/>
          <table:table-cell table:style-name="ce31"/>
          <table:table-cell table:style-name="ce35"/>
          <table:table-cell table:style-name="ce31"/>
          <table:table-cell table:style-name="ce35" office:value-type="string" calcext:value-type="string">
            <text:p>@bsongis-frsky</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office:value-type="string" calcext:value-type="string">
            <text:p><text:s/></text:p>
          </table:table-cell>
          <table:table-cell table:style-name="ce31"/>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V1.4.14 - Ethos Suite Model Manager does not display model icons bug <text:s/>suite</text:p>
          </table:table-cell>
          <table:table-cell table:style-name="ce31"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Test mix fix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Flaps mix view per channel fix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ogging stopped as soon as the disk is full</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RPM averaging removed by default</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Close handler added to Lua tools</text:p>
          </table:table-cell>
          <table:table-cell table:style-name="ce31"/>
          <table:table-cell table:number-columns-repeated="16378"/>
        </table:table-row>
        <table:table-row table:style-name="ro24">
          <table:table-cell/>
          <table:table-cell table:style-name="ce31" office:value-type="string" calcext:value-type="string">
            <text:p>n/a</text:p>
          </table:table-cell>
          <table:table-cell table:style-name="ce35" office:value-type="string" calcext:value-type="string">
            <text:p>[X18/S, Twin XLite/S, Horus]</text:p>
          </table:table-cell>
          <table:table-cell table:style-name="ce31" office:value-type="string" calcext:value-type="string">
            <text:p>Release Notes </text:p>
          </table:table-cell>
          <table:table-cell table:style-name="ce35" office:value-type="string" calcext:value-type="string">
            <text:p>Menus width increas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Menus with multiple choices display fixed</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RPM sensor default number of samples enhancement</text:p>
          </table:table-cell>
          <table:table-cell table:style-name="ce31"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office:value-type="string" calcext:value-type="string">
            <text:p>Frsky X18s on Ethos 1.4.14 "audio" option on wireless menu bug</text:p>
          </table:table-cell>
          <table:table-cell table:style-name="ce41"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Full NAND (from saving logs) can cause Ethos to slow down significantly</text:p>
          </table:table-cell>
          <table:table-cell table:style-name="ce31" office:value-type="string" calcext:value-type="string">
            <text:p>#3134</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view per channel" does not consider multiple entries on the same channel bug</text:p>
          </table:table-cell>
          <table:table-cell table:style-name="ce31" office:value-type="string" calcext:value-type="string">
            <text:p>#3160</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Twin lite s program buttons lit up during startup bug</text:p>
          </table:table-cell>
          <table:table-cell table:style-name="ce31" office:value-type="string" calcext:value-type="string">
            <text:p>#3187</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1.5 RC0 Test Mix disables output channels even when not active, but its FM is active bug</text:p>
          </table:table-cell>
          <table:table-cell table:style-name="ce31" office:value-type="string" calcext:value-type="string">
            <text:p>#3193</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Odd LS summary display / behaviour</text:p>
          </table:table-cell>
          <table:table-cell table:style-name="ce31" office:value-type="string" calcext:value-type="string">
            <text:p>#3206</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An inverted FS displays as negative instead of exclamation mark bug</text:p>
          </table:table-cell>
          <table:table-cell table:style-name="ce31" office:value-type="string" calcext:value-type="string">
            <text:p>#3212</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french display improvement bug</text:p>
          </table:table-cell>
          <table:table-cell table:style-name="ce31"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Confirmation message improved before curve deletion</text:p>
          </table:table-cell>
          <table:table-cell table:style-name="ce31"/>
          <table:table-cell table:number-columns-repeated="16378"/>
        </table:table-row>
        <table:table-row table:style-name="ro17">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udio file "Inactivity for long time" changed to "Prolonged inactivity"</text:p>
          </table:table-cell>
          <table:table-cell table:style-name="ce41" office:value-type="string" calcext:value-type="string">
            <text:p>done</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receivers support added (TDSR10 and TDSR6)</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18]</text:p>
          </table:table-cell>
          <table:table-cell table:style-name="ce31" office:value-type="string" calcext:value-type="string">
            <text:p>Release Notes </text:p>
          </table:table-cell>
          <table:table-cell table:style-name="ce31" office:value-type="string" calcext:value-type="string">
            <text:p>Touchscreen was broken for X18 from first production batch</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20-HD]</text:p>
          </table:table-cell>
          <table:table-cell table:style-name="ce31" office:value-type="string" calcext:value-type="string">
            <text:p>Release Notes </text:p>
          </table:table-cell>
          <table:table-cell table:style-name="ce31" office:value-type="string" calcext:value-type="string">
            <text:p>Brightness adjustment was broken</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E]</text:p>
          </table:table-cell>
          <table:table-cell table:style-name="ce31" office:value-type="string" calcext:value-type="string">
            <text:p>Release Notes </text:p>
          </table:table-cell>
          <table:table-cell table:style-name="ce31" office:value-type="string" calcext:value-type="string">
            <text:p>Backlight generated a noise in speaker</text:p>
          </table:table-cell>
          <table:table-cell table:style-name="ce31"/>
          <table:table-cell table:number-columns-repeated="16378"/>
        </table:table-row>
        <table:table-row table:style-name="ro5">
          <table:table-cell/>
          <table:table-cell table:style-name="ce31" table:number-columns-repeated="5"/>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Some Curves which are in use can be deleted without notification while others receive notification bug</text:p>
          </table:table-cell>
          <table:table-cell table:style-name="ce31" office:value-type="string" calcext:value-type="string">
            <text:p>#3230</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Lost touch screen in release 1.4.16 FCC bug</text:p>
          </table:table-cell>
          <table:table-cell table:style-name="ce31" office:value-type="string" calcext:value-type="string">
            <text:p>#3245</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1.5 RC0 XE (FCC) Tone in the audio bug</text:p>
          </table:table-cell>
          <table:table-cell table:style-name="ce31" office:value-type="string" calcext:value-type="string">
            <text:p>#3261</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1.4.16 brightness adjustment not working bug</text:p>
          </table:table-cell>
          <table:table-cell table:style-name="ce31" office:value-type="string" calcext:value-type="string">
            <text:p>#3262</text:p>
          </table:table-cell>
          <table:table-cell table:number-columns-repeated="16378"/>
        </table:table-row>
        <table:table-row table:style-name="ro5">
          <table:table-cell/>
          <table:table-cell table:style-name="ce30" office:value-type="string" calcext:value-type="string">
            <text:p>n/a</text:p>
          </table:table-cell>
          <table:table-cell table:style-name="ce30"/>
          <table:table-cell table:style-name="ce30" office:value-type="string" calcext:value-type="string">
            <text:p>ETHOS-Feedback</text:p>
          </table:table-cell>
          <table:table-cell table:style-name="ce30" office:value-type="string" calcext:value-type="string">
            <text:p>"inactivity for long time" =&gt; "Prolonged inactivity" bug</text:p>
          </table:table-cell>
          <table:table-cell table:style-name="ce41"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0"/>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2"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2"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2"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2"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2"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2"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2"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2"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2"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2"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2"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2"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2"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2"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2"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2"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6"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2"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2"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2"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2"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2"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2"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2"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32"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2"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2"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2"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2"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2"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2"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2"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2"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2"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2"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2"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2"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2"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2"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2"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2"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2"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2"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2"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2"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2"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2"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33" office:value-type="string" calcext:value-type="string">
            <text:p>.</text:p>
          </table:table-cell>
          <table:table-cell table:style-name="Default" table:number-columns-repeated="2"/>
          <table:table-cell table:number-columns-repeated="2"/>
        </table:table-row>
        <table:table-row table:style-name="ro5">
          <table:table-cell/>
          <table:table-cell table:style-name="ce32"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2"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2"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2"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2"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2"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2"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2"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2"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2"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2"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2"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2"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2"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2"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2"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2"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2"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2"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2"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2"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2"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2"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2"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2"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2"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2"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2"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2"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2"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2"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2"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2"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2"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2"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2"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2"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2"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2"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2" office:value-type="float" office:value="61.1" calcext:value-type="float">
            <text:p>61.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2rev9</text:p>
          </table:table-cell>
          <table:table-cell table:style-name="ce42" office:value-type="float" office:value="61.2" calcext:value-type="float">
            <text:p>61.2</text:p>
          </table:table-cell>
          <table:table-cell office:value-type="string" calcext:value-type="string">
            <text:p>file:///Users/lotharthole/Documents/Ethos/manuals/assets/system-devices.png</text:p>
          </table:table-cell>
          <table:table-cell table:formula="of:=MID([.C91];FIND(&quot;assets/&quot;;[.C91];1)+7;100)" office:value-type="string" office:string-value="system-devices.png" calcext:value-type="string">
            <text:p>system-devices.png</text:p>
          </table:table-cell>
          <table:table-cell table:number-columns-repeated="2"/>
        </table:table-row>
        <table:table-row table:style-name="ro5">
          <table:table-cell office:value-type="string" calcext:value-type="string">
            <text:p>1.6.1rev0</text:p>
          </table:table-cell>
          <table:table-cell table:style-name="ce32" office:value-type="float" office:value="62.1" calcext:value-type="float">
            <text:p>62.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2.2" calcext:value-type="float">
            <text:p>62.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3.1" calcext:value-type="float">
            <text:p>63.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3.3" calcext:value-type="float">
            <text:p>63.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1" calcext:value-type="float">
            <text:p>64.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2" calcext:value-type="float">
            <text:p>64.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3" calcext:value-type="float">
            <text:p>64.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5.1" calcext:value-type="float">
            <text:p>65.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table:table-cell table:number-columns-repeated="3"/>
          <table:table-cell table:style-name="ce1" office:value-type="string" calcext:value-type="string">
            <text:p>embedded, not via macro</text:p>
          </table:table-cell>
        </table:table-row>
        <table:table-row table:style-name="ro5">
          <table:table-cell/>
          <table:table-cell table:style-name="ce32" office:value-type="float" office:value="67.1" calcext:value-type="float">
            <text:p>67.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2" office:value-type="float" office:value="67.2" calcext:value-type="float">
            <text:p>67.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2" office:value-type="float" office:value="68.1" calcext:value-type="float">
            <text:p>68.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2" office:value-type="float" office:value="68.2" calcext:value-type="float">
            <text:p>68.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32" office:value-type="float" office:value="69.1" calcext:value-type="float">
            <text:p>69.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2" office:value-type="float" office:value="69.2" calcext:value-type="float">
            <text:p>69.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2" office:value-type="float" office:value="70.1" calcext:value-type="float">
            <text:p>70.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70.2" calcext:value-type="float">
            <text:p>70.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2" office:value-type="string" calcext:value-type="string">
            <text:p>Model Section</text:p>
          </table:table-cell>
          <table:table-cell table:number-columns-repeated="4"/>
        </table:table-row>
        <table:table-row table:style-name="ro5">
          <table:table-cell/>
          <table:table-cell table:style-name="ce42" office:value-type="float" office:value="71.1" calcext:value-type="float">
            <text:p>71.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2" office:value-type="float" office:value="74.1" calcext:value-type="float">
            <text:p>74.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4.2" calcext:value-type="float">
            <text:p>74.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4.3" calcext:value-type="float">
            <text:p>74.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5.1" calcext:value-type="float">
            <text:p>75.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2" office:value-type="float" office:value="75.2" calcext:value-type="float">
            <text:p>75.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2" office:value-type="float" office:value="75.3" calcext:value-type="float">
            <text:p>75.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2" office:value-type="float" office:value="76.1" calcext:value-type="float">
            <text:p>76.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2" office:value-type="float" office:value="77.2" calcext:value-type="float">
            <text:p>77.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office:value-type="string" calcext:value-type="string">
            <text:p>1.6.3rev0</text:p>
          </table:table-cell>
          <table:table-cell table:style-name="ce42" office:value-type="float" office:value="78.1" calcext:value-type="float">
            <text:p>78.1</text:p>
          </table:table-cell>
          <table:table-cell office:value-type="string" calcext:value-type="string">
            <text:p>file:///Users/lotharthole/Documents/Ethos/manuals/assets/model-modelselect-model-wizard-engine.png</text:p>
          </table:table-cell>
          <table:table-cell table:formula="of:=MID([.C122];FIND(&quot;assets/&quot;;[.C122];1)+7;100)" office:value-type="string" office:string-value="model-modelselect-model-wizard-engine.png" calcext:value-type="string">
            <text:p>model-modelselect-model-wizard-engine.png</text:p>
          </table:table-cell>
          <table:table-cell table:number-columns-repeated="2"/>
        </table:table-row>
        <table:table-row table:style-name="ro5">
          <table:table-cell office:value-type="string" calcext:value-type="string">
            <text:p>1.6.3rev0</text:p>
          </table:table-cell>
          <table:table-cell table:style-name="ce42" office:value-type="float" office:value="78.2" calcext:value-type="float">
            <text:p>78.2</text:p>
          </table:table-cell>
          <table:table-cell office:value-type="string" calcext:value-type="string">
            <text:p>file:///Users/lotharthole/Documents/Ethos/manuals/assets/model-modelselect-model-wizard-ail-and-flaps.png</text:p>
          </table:table-cell>
          <table:table-cell table:formula="of:=MID([.C123];FIND(&quot;assets/&quot;;[.C123];1)+7;100)" office:value-type="string" office:string-value="model-modelselect-model-wizard-ail-and-flaps.png" calcext:value-type="string">
            <text:p>model-modelselect-model-wizard-ail-and-flaps.png</text:p>
          </table:table-cell>
          <table:table-cell table:number-columns-repeated="2"/>
        </table:table-row>
        <table:table-row table:style-name="ro5">
          <table:table-cell office:value-type="string" calcext:value-type="string">
            <text:p>1.6.3rev0</text:p>
          </table:table-cell>
          <table:table-cell table:style-name="ce42" office:value-type="float" office:value="79.1" calcext:value-type="float">
            <text:p>79.1</text:p>
          </table:table-cell>
          <table:table-cell office:value-type="string" calcext:value-type="string">
            <text:p>file:///Users/lotharthole/Documents/Ethos/manuals/assets/model-modelselect-model-wizard-tail.png</text:p>
          </table:table-cell>
          <table:table-cell table:formula="of:=MID([.C124];FIND(&quot;assets/&quot;;[.C124];1)+7;100)" office:value-type="string" office:string-value="model-modelselect-model-wizard-tail.png" calcext:value-type="string">
            <text:p>model-modelselect-model-wizard-tail.png</text:p>
          </table:table-cell>
          <table:table-cell table:number-columns-repeated="2"/>
        </table:table-row>
        <table:table-row table:style-name="ro5">
          <table:table-cell office:value-type="string" calcext:value-type="string">
            <text:p>1.6.3rev0</text:p>
          </table:table-cell>
          <table:table-cell table:style-name="ce42" office:value-type="float" office:value="79.2" calcext:value-type="float">
            <text:p>79.2</text:p>
          </table:table-cell>
          <table:table-cell office:value-type="string" calcext:value-type="string">
            <text:p>file:///Users/lotharthole/Documents/Ethos/manuals/assets/model-modelselect-model-wizard-ele-and-rudder.png</text:p>
          </table:table-cell>
          <table:table-cell table:formula="of:=MID([.C125];FIND(&quot;assets/&quot;;[.C125];1)+7;100)" office:value-type="string" office:string-value="model-modelselect-model-wizard-ele-and-rudder.png" calcext:value-type="string">
            <text:p>model-modelselect-model-wizard-ele-and-rudder.png</text:p>
          </table:table-cell>
          <table:table-cell table:number-columns-repeated="2"/>
        </table:table-row>
        <table:table-row table:style-name="ro5">
          <table:table-cell/>
          <table:table-cell table:style-name="ce1" office:value-type="float" office:value="80.1" calcext:value-type="float">
            <text:p>80.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office:value-type="string" calcext:value-type="string">
            <text:p>1.6.3rev0</text:p>
          </table:table-cell>
          <table:table-cell table:style-name="ce42" office:value-type="float" office:value="80.2" calcext:value-type="float">
            <text:p>80.2</text:p>
          </table:table-cell>
          <table:table-cell office:value-type="string" calcext:value-type="string">
            <text:p>file:///Users/lotharthole/Documents/Ethos/manuals/assets/model-modelselect-model-wizard-name.png</text:p>
          </table:table-cell>
          <table:table-cell table:formula="of:=MID([.C127];FIND(&quot;assets/&quot;;[.C127];1)+7;100)" office:value-type="string" office:string-value="model-modelselect-model-wizard-name.png" calcext:value-type="string">
            <text:p>model-modelselect-model-wizard-nam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wizard-ultimate.png</text:p>
          </table:table-cell>
          <table:table-cell table:formula="of:=MID([.C128];FIND(&quot;assets/&quot;;[.C128];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airplane-category.png</text:p>
          </table:table-cell>
          <table:table-cell table:formula="of:=MID([.C129];FIND(&quot;assets/&quot;;[.C129];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2" office:value-type="float" office:value="81.1" calcext:value-type="float">
            <text:p>81.1</text:p>
          </table:table-cell>
          <table:table-cell office:value-type="string" calcext:value-type="string">
            <text:p>file:///Users/lotharthole/local/Ethos/manual/assets/model-modelselect-folder-airplane-select.png</text:p>
          </table:table-cell>
          <table:table-cell table:formula="of:=MID([.C130];FIND(&quot;assets/&quot;;[.C130];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81.2" calcext:value-type="float">
            <text:p>81.2</text:p>
          </table:table-cell>
          <table:table-cell office:value-type="string" calcext:value-type="string">
            <text:p>file:///Users/lotharthole/local/Ethos/manual/assets/model-modelselect-model-receive.png</text:p>
          </table:table-cell>
          <table:table-cell table:formula="of:=MID([.C131];FIND(&quot;assets/&quot;;[.C131];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00"/>
          <table:table-cell table:style-name="Default" table:number-columns-repeated="2"/>
          <table:table-cell table:number-columns-repeated="2"/>
        </table:table-row>
        <table:table-row table:style-name="ro5">
          <table:table-cell/>
          <table:table-cell table:style-name="ce42" office:value-type="float" office:value="821" calcext:value-type="float">
            <text:p>821</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2" calcext:value-type="float">
            <text:p>82.2</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3" calcext:value-type="float">
            <text:p>82.3</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table:table-cell table:number-columns-repeated="3"/>
          <table:table-cell table:style-name="ce1"/>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icon-modelselect.png</text:p>
          </table:table-cell>
          <table:table-cell table:formula="of:=MID([.C137];FIND(&quot;assets/&quot;;[.C137];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folders.png</text:p>
          </table:table-cell>
          <table:table-cell table:formula="of:=MID([.C138];FIND(&quot;assets/&quot;;[.C138];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9];FIND(&quot;assets/&quot;;[.C139];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78.1" calcext:value-type="float">
            <text:p>78.1</text:p>
          </table:table-cell>
          <table:table-cell office:value-type="string" calcext:value-type="string">
            <text:p>file:///Users/lotharthole/local/Ethos/manual/assets/model-icon-editmodel.png</text:p>
          </table:table-cell>
          <table:table-cell table:formula="of:=MID([.C141];FIND(&quot;assets/&quot;;[.C141];1)+7;100)" office:value-type="string" office:string-value="model-icon-editmodel.png" calcext:value-type="string">
            <text:p>model-icon-editmodel.png</text:p>
          </table:table-cell>
          <table:table-cell table:number-columns-repeated="2"/>
        </table:table-row>
        <table:table-row table:style-name="ro5">
          <table:table-cell/>
          <table:table-cell table:style-name="ce32" office:value-type="float" office:value="78.2" calcext:value-type="float">
            <text:p>78.2</text:p>
          </table:table-cell>
          <table:table-cell office:value-type="string" calcext:value-type="string">
            <text:p>file:///Users/lotharthole/local/Ethos/manual/assets/model-editmodel.png</text:p>
          </table:table-cell>
          <table:table-cell table:formula="of:=MID([.C142];FIND(&quot;assets/&quot;;[.C142];1)+7;100)" office:value-type="string" office:string-value="model-editmodel.png" calcext:value-type="string">
            <text:p>model-editmodel.png</text:p>
          </table:table-cell>
          <table:table-cell table:number-columns-repeated="2"/>
        </table:table-row>
        <table:table-row table:style-name="ro5">
          <table:table-cell/>
          <table:table-cell table:style-name="ce32" office:value-type="float" office:value="78.3" calcext:value-type="float">
            <text:p>78.3</text:p>
          </table:table-cell>
          <table:table-cell office:value-type="string" calcext:value-type="string">
            <text:p>file:///Users/lotharthole/local/Ethos/manual/assets/model-edit-modeltype.png</text:p>
          </table:table-cell>
          <table:table-cell table:formula="of:=MID([.C143];FIND(&quot;assets/&quot;;[.C143];1)+7;100)" office:value-type="string" office:string-value="model-edit-modeltype.png" calcext:value-type="string">
            <text:p>model-edit-modeltype.png</text:p>
          </table:table-cell>
          <table:table-cell table:number-columns-repeated="2"/>
        </table:table-row>
        <table:table-row table:style-name="ro5">
          <table:table-cell/>
          <table:table-cell table:style-name="ce32" office:value-type="float" office:value="79.1" calcext:value-type="float">
            <text:p>79.1</text:p>
          </table:table-cell>
          <table:table-cell office:value-type="string" calcext:value-type="string">
            <text:p>file:///Users/lotharthole/local/Ethos/manual/assets/model-edit-analog-filter.png</text:p>
          </table:table-cell>
          <table:table-cell table:formula="of:=MID([.C144];FIND(&quot;assets/&quot;;[.C144];1)+7;100)" office:value-type="string" office:string-value="model-edit-analog-filter.png" calcext:value-type="string">
            <text:p>model-edit-analog-filter.png</text:p>
          </table:table-cell>
          <table:table-cell table:number-columns-repeated="2"/>
        </table:table-row>
        <table:table-row table:style-name="ro5">
          <table:table-cell/>
          <table:table-cell table:style-name="ce32"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5];FIND(&quot;assets/&quot;;[.C145];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2" office:value-type="float" office:value="79.3" calcext:value-type="float">
            <text:p>79.3</text:p>
          </table:table-cell>
          <table:table-cell office:value-type="string" calcext:value-type="string">
            <text:p>file:///Users/lotharthole/local/Ethos/manual/assets/model-edit-fn-switches.png</text:p>
          </table:table-cell>
          <table:table-cell table:formula="of:=MID([.C146];FIND(&quot;assets/&quot;;[.C146];1)+7;100)" office:value-type="string" office:string-value="model-edit-fn-switches.png" calcext:value-type="string">
            <text:p>model-edit-fn-switches.png</text:p>
          </table:table-cell>
          <table:table-cell table:number-columns-repeated="2"/>
        </table:table-row>
        <table:table-row table:style-name="ro5">
          <table:table-cell/>
          <table:table-cell table:style-name="ce32" office:value-type="float" office:value="80.1" calcext:value-type="float">
            <text:p>80.1</text:p>
          </table:table-cell>
          <table:table-cell office:value-type="string" calcext:value-type="string">
            <text:p>file:///Users/lotharthole/local/Ethos/manual/assets/model-edit-fn-switches-select.png</text:p>
          </table:table-cell>
          <table:table-cell table:formula="of:=MID([.C147];FIND(&quot;assets/&quot;;[.C147];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2" office:value-type="float" office:value="80.2" calcext:value-type="float">
            <text:p>80.2</text:p>
          </table:table-cell>
          <table:table-cell office:value-type="string" calcext:value-type="string">
            <text:p>file:///Users/lotharthole/local/Ethos/manual/assets/model-edit-sport.png</text:p>
          </table:table-cell>
          <table:table-cell table:formula="of:=MID([.C148];FIND(&quot;assets/&quot;;[.C148];1)+7;100)" office:value-type="string" office:string-value="model-edit-sport.png" calcext:value-type="string">
            <text:p>model-edit-sport.png</text:p>
          </table:table-cell>
          <table:table-cell table:number-columns-repeated="2"/>
        </table:table-row>
        <table:table-row table:style-name="ro5">
          <table:table-cell/>
          <table:table-cell table:style-name="ce32"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9];FIND(&quot;assets/&quot;;[.C149];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2" office:value-type="float" office:value="82.1" calcext:value-type="float">
            <text:p>82.1</text:p>
          </table:table-cell>
          <table:table-cell office:value-type="string" calcext:value-type="string">
            <text:p>file:///Users/lotharthole/local/Ethos/manual/assets/model-icon-fm.png</text:p>
          </table:table-cell>
          <table:table-cell table:formula="of:=MID([.C150];FIND(&quot;assets/&quot;;[.C150];1)+7;100)" office:value-type="string" office:string-value="model-icon-fm.png" calcext:value-type="string">
            <text:p>model-icon-fm.png</text:p>
          </table:table-cell>
          <table:table-cell table:number-columns-repeated="2"/>
        </table:table-row>
        <table:table-row table:style-name="ro5">
          <table:table-cell/>
          <table:table-cell table:style-name="ce32" office:value-type="float" office:value="82.2" calcext:value-type="float">
            <text:p>82.2</text:p>
          </table:table-cell>
          <table:table-cell office:value-type="string" calcext:value-type="string">
            <text:p>file:///Users/lotharthole/local/Ethos/manual/assets/model-fm.png</text:p>
          </table:table-cell>
          <table:table-cell table:formula="of:=MID([.C151];FIND(&quot;assets/&quot;;[.C151];1)+7;100)" office:value-type="string" office:string-value="model-fm.png" calcext:value-type="string">
            <text:p>model-fm.png</text:p>
          </table:table-cell>
          <table:table-cell table:number-columns-repeated="2"/>
        </table:table-row>
        <table:table-row table:style-name="ro5">
          <table:table-cell/>
          <table:table-cell table:style-name="ce32" office:value-type="float" office:value="83.1" calcext:value-type="float">
            <text:p>83.1</text:p>
          </table:table-cell>
          <table:table-cell office:value-type="string" calcext:value-type="string">
            <text:p>file:///Users/lotharthole/local/Ethos/manual/assets/model-fm-form.png</text:p>
          </table:table-cell>
          <table:table-cell table:formula="of:=MID([.C152];FIND(&quot;assets/&quot;;[.C152];1)+7;100)" office:value-type="string" office:string-value="model-fm-form.png" calcext:value-type="string">
            <text:p>model-fm-form.png</text:p>
          </table:table-cell>
          <table:table-cell table:number-columns-repeated="2"/>
        </table:table-row>
        <table:table-row table:style-name="ro5">
          <table:table-cell/>
          <table:table-cell table:style-name="ce32" office:value-type="float" office:value="83.2" calcext:value-type="float">
            <text:p>83.2</text:p>
          </table:table-cell>
          <table:table-cell office:value-type="string" calcext:value-type="string">
            <text:p>file:///Users/lotharthole/local/Ethos/manual/assets/model-fm-0to3.png</text:p>
          </table:table-cell>
          <table:table-cell table:formula="of:=MID([.C153];FIND(&quot;assets/&quot;;[.C153];1)+7;100)" office:value-type="string" office:string-value="model-fm-0to3.png" calcext:value-type="string">
            <text:p>model-fm-0to3.png</text:p>
          </table:table-cell>
          <table:table-cell table:number-columns-repeated="2"/>
        </table:table-row>
        <table:table-row table:style-name="ro5">
          <table:table-cell/>
          <table:table-cell table:style-name="ce32" office:value-type="float" office:value="84.1" calcext:value-type="float">
            <text:p>84.1</text:p>
          </table:table-cell>
          <table:table-cell office:value-type="string" calcext:value-type="string">
            <text:p>file:///Users/lotharthole/local/Ethos/manual/assets/model-fm-move-select.png</text:p>
          </table:table-cell>
          <table:table-cell table:formula="of:=MID([.C154];FIND(&quot;assets/&quot;;[.C154];1)+7;100)" office:value-type="string" office:string-value="model-fm-move-select.png" calcext:value-type="string">
            <text:p>model-fm-move-select.png</text:p>
          </table:table-cell>
          <table:table-cell table:number-columns-repeated="2"/>
        </table:table-row>
        <table:table-row table:style-name="ro5">
          <table:table-cell/>
          <table:table-cell table:style-name="ce32" office:value-type="float" office:value="84.2" calcext:value-type="float">
            <text:p>84.2</text:p>
          </table:table-cell>
          <table:table-cell office:value-type="string" calcext:value-type="string">
            <text:p>file:///Users/lotharthole/local/Ethos/manual/assets/model-fm-move.png</text:p>
          </table:table-cell>
          <table:table-cell table:formula="of:=MID([.C155];FIND(&quot;assets/&quot;;[.C155];1)+7;100)" office:value-type="string" office:string-value="model-fm-move.png" calcext:value-type="string">
            <text:p>model-fm-move.png</text:p>
          </table:table-cell>
          <table:table-cell table:number-columns-repeated="2"/>
        </table:table-row>
        <table:table-row table:style-name="ro5">
          <table:table-cell/>
          <table:table-cell table:style-name="ce32" office:value-type="float" office:value="85.1" calcext:value-type="float">
            <text:p>85.1</text:p>
          </table:table-cell>
          <table:table-cell office:value-type="string" calcext:value-type="string">
            <text:p>file:///Users/lotharthole/local/Ethos/manual/assets/model-icon-mixes.png</text:p>
          </table:table-cell>
          <table:table-cell table:formula="of:=MID([.C156];FIND(&quot;assets/&quot;;[.C156];1)+7;100)" office:value-type="string" office:string-value="model-icon-mixes.png" calcext:value-type="string">
            <text:p>model-icon-mixes.png</text:p>
          </table:table-cell>
          <table:table-cell table:number-columns-repeated="2"/>
        </table:table-row>
        <table:table-row table:style-name="ro5">
          <table:table-cell/>
          <table:table-cell table:style-name="ce32" office:value-type="float" office:value="85.2" calcext:value-type="float">
            <text:p>85.2</text:p>
          </table:table-cell>
          <table:table-cell office:value-type="string" calcext:value-type="string">
            <text:p>file:///Users/lotharthole/Documents/Ethos/manuals/assets/control_flow.png</text:p>
          </table:table-cell>
          <table:table-cell table:formula="of:=MID([.C157];FIND(&quot;assets/&quot;;[.C157];1)+7;100)" office:value-type="string" office:string-value="control_flow.png" calcext:value-type="string">
            <text:p>control_flow.png</text:p>
          </table:table-cell>
          <table:table-cell table:number-columns-repeated="2"/>
        </table:table-row>
        <table:table-row table:style-name="ro5">
          <table:table-cell/>
          <table:table-cell table:style-name="ce32" office:value-type="float" office:value="86.1" calcext:value-type="float">
            <text:p>86.1</text:p>
          </table:table-cell>
          <table:table-cell office:value-type="string" calcext:value-type="string">
            <text:p>file:///Users/lotharthole/local/Ethos/manual/assets/model-mixes.png</text:p>
          </table:table-cell>
          <table:table-cell table:formula="of:=MID([.C158];FIND(&quot;assets/&quot;;[.C158];1)+7;100)" office:value-type="string" office:string-value="model-mixes.png" calcext:value-type="string">
            <text:p>model-mixes.png</text:p>
          </table:table-cell>
          <table:table-cell table:number-columns-repeated="2"/>
        </table:table-row>
        <table:table-row table:style-name="ro5">
          <table:table-cell/>
          <table:table-cell table:style-name="ce32" office:value-type="float" office:value="86.2" calcext:value-type="float">
            <text:p>86.2</text:p>
          </table:table-cell>
          <table:table-cell office:value-type="string" calcext:value-type="string">
            <text:p>file:///Users/lotharthole/local/Ethos/manual/assets/model-mixes-ail-edit.png</text:p>
          </table:table-cell>
          <table:table-cell table:formula="of:=MID([.C159];FIND(&quot;assets/&quot;;[.C159];1)+7;100)" office:value-type="string" office:string-value="model-mixes-ail-edit.png" calcext:value-type="string">
            <text:p>model-mixes-ail-edit.png</text:p>
          </table:table-cell>
          <table:table-cell table:number-columns-repeated="2"/>
        </table:table-row>
        <table:table-row table:style-name="ro5">
          <table:table-cell/>
          <table:table-cell table:style-name="ce32" office:value-type="float" office:value="87.1" calcext:value-type="float">
            <text:p>87.1</text:p>
          </table:table-cell>
          <table:table-cell office:value-type="string" calcext:value-type="string">
            <text:p>file:///Users/lotharthole/local/Ethos/manual/assets/model-mixes-ail.png</text:p>
          </table:table-cell>
          <table:table-cell table:formula="of:=MID([.C160];FIND(&quot;assets/&quot;;[.C160];1)+7;100)" office:value-type="string" office:string-value="model-mixes-ail.png" calcext:value-type="string">
            <text:p>model-mixes-ail.png</text:p>
          </table:table-cell>
          <table:table-cell table:number-columns-repeated="2"/>
        </table:table-row>
        <table:table-row table:style-name="ro5">
          <table:table-cell/>
          <table:table-cell table:style-name="ce32" office:value-type="float" office:value="87.2" calcext:value-type="float">
            <text:p>87.2</text:p>
          </table:table-cell>
          <table:table-cell office:value-type="string" calcext:value-type="string">
            <text:p>file:///Users/lotharthole/local/Ethos/manual/assets/model-mixes-ail-expo.png</text:p>
          </table:table-cell>
          <table:table-cell table:formula="of:=MID([.C161];FIND(&quot;assets/&quot;;[.C161];1)+7;100)" office:value-type="string" office:string-value="model-mixes-ail-expo.png" calcext:value-type="string">
            <text:p>model-mixes-ail-expo.png</text:p>
          </table:table-cell>
          <table:table-cell table:number-columns-repeated="2"/>
        </table:table-row>
        <table:table-row table:style-name="ro5">
          <table:table-cell/>
          <table:table-cell table:style-name="ce32" office:value-type="float" office:value="88.1" calcext:value-type="float">
            <text:p>88.1</text:p>
          </table:table-cell>
          <table:table-cell office:value-type="string" calcext:value-type="string">
            <text:p>file:///Users/lotharthole/local/Ethos/manual/assets/model-mixes-ail-weight.png</text:p>
          </table:table-cell>
          <table:table-cell table:formula="of:=MID([.C162];FIND(&quot;assets/&quot;;[.C162];1)+7;100)" office:value-type="string" office:string-value="model-mixes-ail-weight.png" calcext:value-type="string">
            <text:p>model-mixes-ail-weight.png</text:p>
          </table:table-cell>
          <table:table-cell table:number-columns-repeated="2"/>
        </table:table-row>
        <table:table-row table:style-name="ro5">
          <table:table-cell/>
          <table:table-cell table:style-name="ce32" office:value-type="float" office:value="88.2" calcext:value-type="float">
            <text:p>88.2</text:p>
          </table:table-cell>
          <table:table-cell office:value-type="string" calcext:value-type="string">
            <text:p>file:///Users/lotharthole/local/Ethos/manual/assets/model-mixes-ail-diff.png</text:p>
          </table:table-cell>
          <table:table-cell table:formula="of:=MID([.C163];FIND(&quot;assets/&quot;;[.C163];1)+7;100)" office:value-type="string" office:string-value="model-mixes-ail-diff.png" calcext:value-type="string">
            <text:p>model-mixes-ail-diff.png</text:p>
          </table:table-cell>
          <table:table-cell table:number-columns-repeated="2"/>
        </table:table-row>
        <table:table-row table:style-name="ro5">
          <table:table-cell/>
          <table:table-cell table:style-name="ce32" office:value-type="float" office:value="89.1" calcext:value-type="float">
            <text:p>89.1</text:p>
          </table:table-cell>
          <table:table-cell office:value-type="string" calcext:value-type="string">
            <text:p>file:///Users/lotharthole/local/Ethos/manual/assets/model-mixes-ail-ch-count.png</text:p>
          </table:table-cell>
          <table:table-cell table:formula="of:=MID([.C164];FIND(&quot;assets/&quot;;[.C164];1)+7;100)" office:value-type="string" office:string-value="model-mixes-ail-ch-count.png" calcext:value-type="string">
            <text:p>model-mixes-ail-ch-count.png</text:p>
          </table:table-cell>
          <table:table-cell table:number-columns-repeated="2"/>
        </table:table-row>
        <table:table-row table:style-name="ro5">
          <table:table-cell/>
          <table:table-cell table:style-name="ce32" office:value-type="float" office:value="89.2" calcext:value-type="float">
            <text:p>89.2</text:p>
          </table:table-cell>
          <table:table-cell office:value-type="string" calcext:value-type="string">
            <text:p>file:///Users/lotharthole/local/Ethos/manual/assets/model-mixes-thr.png</text:p>
          </table:table-cell>
          <table:table-cell table:formula="of:=MID([.C165];FIND(&quot;assets/&quot;;[.C165];1)+7;100)" office:value-type="string" office:string-value="model-mixes-thr.png" calcext:value-type="string">
            <text:p>model-mixes-thr.png</text:p>
          </table:table-cell>
          <table:table-cell table:number-columns-repeated="2"/>
        </table:table-row>
        <table:table-row table:style-name="ro5">
          <table:table-cell/>
          <table:table-cell table:style-name="ce32" office:value-type="float" office:value="90.1" calcext:value-type="float">
            <text:p>90.1</text:p>
          </table:table-cell>
          <table:table-cell office:value-type="string" calcext:value-type="string">
            <text:p>file:///Users/lotharthole/local/Ethos/manual/assets/model-mixes-thr-trim-menu.png</text:p>
          </table:table-cell>
          <table:table-cell table:formula="of:=MID([.C166];FIND(&quot;assets/&quot;;[.C166];1)+7;100)" office:value-type="string" office:string-value="model-mixes-thr-trim-menu.png" calcext:value-type="string">
            <text:p>model-mixes-thr-trim-menu.png</text:p>
          </table:table-cell>
          <table:table-cell table:number-columns-repeated="2"/>
        </table:table-row>
        <table:table-row table:style-name="ro5">
          <table:table-cell/>
          <table:table-cell table:style-name="ce32"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7];FIND(&quot;assets/&quot;;[.C167];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2" office:value-type="float" office:value="91.1" calcext:value-type="float">
            <text:p>91.1</text:p>
          </table:table-cell>
          <table:table-cell office:value-type="string" calcext:value-type="string">
            <text:p>file:///Users/lotharthole/local/Ethos/manual/assets/model-mixes-thr-cut.png</text:p>
          </table:table-cell>
          <table:table-cell table:formula="of:=MID([.C168];FIND(&quot;assets/&quot;;[.C168];1)+7;100)" office:value-type="string" office:string-value="model-mixes-thr-cut.png" calcext:value-type="string">
            <text:p>model-mixes-thr-cut.png</text:p>
          </table:table-cell>
          <table:table-cell table:number-columns-repeated="2"/>
        </table:table-row>
        <table:table-row table:style-name="ro5">
          <table:table-cell/>
          <table:table-cell table:style-name="ce32" office:value-type="float" office:value="92.1" calcext:value-type="float">
            <text:p>92.1</text:p>
          </table:table-cell>
          <table:table-cell office:value-type="string" calcext:value-type="string">
            <text:p>file:///Users/lotharthole/local/Ethos/manual/assets/model-mixes-thr-hold.png</text:p>
          </table:table-cell>
          <table:table-cell table:formula="of:=MID([.C169];FIND(&quot;assets/&quot;;[.C169];1)+7;100)" office:value-type="string" office:string-value="model-mixes-thr-hold.png" calcext:value-type="string">
            <text:p>model-mixes-thr-hold.png</text:p>
          </table:table-cell>
          <table:table-cell table:number-columns-repeated="2"/>
        </table:table-row>
        <table:table-row table:style-name="ro5">
          <table:table-cell/>
          <table:table-cell table:style-name="ce32" office:value-type="float" office:value="92.2" calcext:value-type="float">
            <text:p>92.2</text:p>
          </table:table-cell>
          <table:table-cell office:value-type="string" calcext:value-type="string">
            <text:p>file:///Users/lotharthole/local/Ethos/manual/assets/model-mixes-thr-ch-count.png</text:p>
          </table:table-cell>
          <table:table-cell table:formula="of:=MID([.C170];FIND(&quot;assets/&quot;;[.C170];1)+7;100)" office:value-type="string" office:string-value="model-mixes-thr-ch-count.png" calcext:value-type="string">
            <text:p>model-mixes-thr-ch-coun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2" office:value-type="float" office:value="93.1" calcext:value-type="float">
            <text:p>93.1</text:p>
          </table:table-cell>
          <table:table-cell office:value-type="string" calcext:value-type="string">
            <text:p>file:///Users/lotharthole/local/Ethos/manual/assets/model-mixes-chview-elevator.png</text:p>
          </table:table-cell>
          <table:table-cell table:formula="of:=MID([.C172];FIND(&quot;assets/&quot;;[.C172];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2" office:value-type="float" office:value="93.2" calcext:value-type="float">
            <text:p>93.2</text:p>
          </table:table-cell>
          <table:table-cell office:value-type="string" calcext:value-type="string">
            <text:p>file:///Users/lotharthole/local/Ethos/manual/assets/model-mixes-chview-select.png</text:p>
          </table:table-cell>
          <table:table-cell table:formula="of:=MID([.C173];FIND(&quot;assets/&quot;;[.C173];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2"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74];FIND(&quot;assets/&quot;;[.C174];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2"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5];FIND(&quot;assets/&quot;;[.C175];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2" office:value-type="float" office:value="94.2" calcext:value-type="float">
            <text:p>94.2</text:p>
          </table:table-cell>
          <table:table-cell office:value-type="string" calcext:value-type="string">
            <text:p>file:///Users/lotharthole/local/Ethos/manual/assets/model-mixes-chview-collapsed.png</text:p>
          </table:table-cell>
          <table:table-cell table:formula="of:=MID([.C176];FIND(&quot;assets/&quot;;[.C176];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2"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7];FIND(&quot;assets/&quot;;[.C177];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2"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8];FIND(&quot;assets/&quot;;[.C178];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2"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9];FIND(&quot;assets/&quot;;[.C179];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95.1" calcext:value-type="float">
            <text:p>95.1</text:p>
          </table:table-cell>
          <table:table-cell office:value-type="string" calcext:value-type="string">
            <text:p>file:///Users/lotharthole/local/Ethos/manual/assets/model-mixes-library-airplane.png</text:p>
          </table:table-cell>
          <table:table-cell table:formula="of:=MID([.C181];FIND(&quot;assets/&quot;;[.C181];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2" office:value-type="float" office:value="95.2" calcext:value-type="float">
            <text:p>95.2</text:p>
          </table:table-cell>
          <table:table-cell office:value-type="string" calcext:value-type="string">
            <text:p>file:///Users/lotharthole/local/Ethos/manual/assets/model-mix-free-add.png</text:p>
          </table:table-cell>
          <table:table-cell table:formula="of:=MID([.C182];FIND(&quot;assets/&quot;;[.C182];1)+7;100)" office:value-type="string" office:string-value="model-mix-free-add.png" calcext:value-type="string">
            <text:p>model-mix-free-add.png</text:p>
          </table:table-cell>
          <table:table-cell table:number-columns-repeated="2"/>
        </table:table-row>
        <table:table-row table:style-name="ro5">
          <table:table-cell/>
          <table:table-cell table:style-name="ce32" office:value-type="float" office:value="95.3" calcext:value-type="float">
            <text:p>95.3</text:p>
          </table:table-cell>
          <table:table-cell office:value-type="string" calcext:value-type="string">
            <text:p>file:///Users/lotharthole/local/Ethos/manual/assets/model-mix-free-add-position.png</text:p>
          </table:table-cell>
          <table:table-cell table:formula="of:=MID([.C183];FIND(&quot;assets/&quot;;[.C183];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2" office:value-type="float" office:value="96.1" calcext:value-type="float">
            <text:p>96.1</text:p>
          </table:table-cell>
          <table:table-cell office:value-type="string" calcext:value-type="string">
            <text:p>file:///Users/lotharthole/local/Ethos/manual/assets/model-mix-free-added.png</text:p>
          </table:table-cell>
          <table:table-cell table:formula="of:=MID([.C184];FIND(&quot;assets/&quot;;[.C184];1)+7;100)" office:value-type="string" office:string-value="model-mix-free-added.png" calcext:value-type="string">
            <text:p>model-mix-free-added.png</text:p>
          </table:table-cell>
          <table:table-cell table:number-columns-repeated="2"/>
        </table:table-row>
        <table:table-row table:style-name="ro5">
          <table:table-cell/>
          <table:table-cell table:style-name="ce32" office:value-type="float" office:value="96.2" calcext:value-type="float">
            <text:p>96.2</text:p>
          </table:table-cell>
          <table:table-cell office:value-type="string" calcext:value-type="string">
            <text:p>file:///Users/lotharthole/local/Ethos/manual/assets/model-mix-free-select-edit.png</text:p>
          </table:table-cell>
          <table:table-cell table:formula="of:=MID([.C185];FIND(&quot;assets/&quot;;[.C185];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2" office:value-type="float" office:value="96.3" calcext:value-type="float">
            <text:p>96.3</text:p>
          </table:table-cell>
          <table:table-cell office:value-type="string" calcext:value-type="string">
            <text:p>file:///Users/lotharthole/local/Ethos/manual/assets/model-mix-free-edit.png</text:p>
          </table:table-cell>
          <table:table-cell table:formula="of:=MID([.C186];FIND(&quot;assets/&quot;;[.C186];1)+7;100)" office:value-type="string" office:string-value="model-mix-free-edit.png" calcext:value-type="string">
            <text:p>model-mix-free-edit.png</text:p>
          </table:table-cell>
          <table:table-cell table:number-columns-repeated="2"/>
        </table:table-row>
        <table:table-row table:style-name="ro5">
          <table:table-cell/>
          <table:table-cell table:style-name="ce32" office:value-type="float" office:value="97" calcext:value-type="float">
            <text:p>97</text:p>
          </table:table-cell>
          <table:table-cell office:value-type="string" calcext:value-type="string">
            <text:p>file:///Users/lotharthole/local/Ethos/manual/assets/model-mix-free-source-ail.png</text:p>
          </table:table-cell>
          <table:table-cell table:formula="of:=MID([.C187];FIND(&quot;assets/&quot;;[.C187];1)+7;100)" office:value-type="string" office:string-value="model-mix-free-source-ail.png" calcext:value-type="string">
            <text:p>model-mix-free-source-ail.png</text:p>
          </table:table-cell>
          <table:table-cell table:number-columns-repeated="2"/>
        </table:table-row>
        <table:table-row table:style-name="ro5">
          <table:table-cell/>
          <table:table-cell table:style-name="ce32" office:value-type="float" office:value="98.1" calcext:value-type="float">
            <text:p>98.1</text:p>
          </table:table-cell>
          <table:table-cell office:value-type="string" calcext:value-type="string">
            <text:p>file:///Users/lotharthole/local/Ethos/manual/assets/model-mix-free-add-action.png</text:p>
          </table:table-cell>
          <table:table-cell table:formula="of:=MID([.C188];FIND(&quot;assets/&quot;;[.C188];1)+7;100)" office:value-type="string" office:string-value="model-mix-free-add-action.png" calcext:value-type="string">
            <text:p>model-mix-free-add-action.png</text:p>
          </table:table-cell>
          <table:table-cell table:number-columns-repeated="2"/>
        </table:table-row>
        <table:table-row table:style-name="ro5">
          <table:table-cell/>
          <table:table-cell table:style-name="ce32" office:value-type="float" office:value="98.2" calcext:value-type="float">
            <text:p>98.2</text:p>
          </table:table-cell>
          <table:table-cell office:value-type="string" calcext:value-type="string">
            <text:p>file:///Users/lotharthole/local/Ethos/manual/assets/model-mix-free-action-types.png</text:p>
          </table:table-cell>
          <table:table-cell table:formula="of:=MID([.C189];FIND(&quot;assets/&quot;;[.C18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2" office:value-type="float" office:value="99.1" calcext:value-type="float">
            <text:p>99.1</text:p>
          </table:table-cell>
          <table:table-cell table:style-name="ce48" office:value-type="string" calcext:value-type="string">
            <text:p>file:///Users/lotharthole/local/Ethos/manual/assets/model-mix-free-actions-weight-active-condition.png</text:p>
          </table:table-cell>
          <table:table-cell table:formula="of:=MID([.C190];FIND(&quot;assets/&quot;;[.C190];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2"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91];FIND(&quot;assets/&quot;;[.C191];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2"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92];FIND(&quot;assets/&quot;;[.C192];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2"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93];FIND(&quot;assets/&quot;;[.C193];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2"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94];FIND(&quot;assets/&quot;;[.C194];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2"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5];FIND(&quot;assets/&quot;;[.C195];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2"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6];FIND(&quot;assets/&quot;;[.C196];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2"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7];FIND(&quot;assets/&quot;;[.C197];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2"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8];FIND(&quot;assets/&quot;;[.C198];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2" office:value-type="float" office:value="102.1" calcext:value-type="float">
            <text:p>102.1</text:p>
          </table:table-cell>
          <table:table-cell office:value-type="string" calcext:value-type="string">
            <text:p>file:///Users/lotharthole/local/Ethos/manual/assets/model-mix-free-action-types.png</text:p>
          </table:table-cell>
          <table:table-cell table:formula="of:=MID([.C199];FIND(&quot;assets/&quot;;[.C19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2"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200];FIND(&quot;assets/&quot;;[.C200];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2"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201];FIND(&quot;assets/&quot;;[.C201];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2"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202];FIND(&quot;assets/&quot;;[.C202];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2" office:value-type="float" office:value="103.2" calcext:value-type="float">
            <text:p>103.2</text:p>
          </table:table-cell>
          <table:table-cell table:style-name="ce48" office:value-type="string" calcext:value-type="string">
            <text:p>file:///Users/lotharthole/local/Ethos/manual/assets/model-mix-free-actions-curve-cv1-select.png</text:p>
          </table:table-cell>
          <table:table-cell table:formula="of:=MID([.C203];FIND(&quot;assets/&quot;;[.C203];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2"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204];FIND(&quot;assets/&quot;;[.C204];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2"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5];FIND(&quot;assets/&quot;;[.C205];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2"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6];FIND(&quot;assets/&quot;;[.C206];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2"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7];FIND(&quot;assets/&quot;;[.C207];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2"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8];FIND(&quot;assets/&quot;;[.C208];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2"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9];FIND(&quot;assets/&quot;;[.C209];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2"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10];FIND(&quot;assets/&quot;;[.C210];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2"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11];FIND(&quot;assets/&quot;;[.C211];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2"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12];FIND(&quot;assets/&quot;;[.C212];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2"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13];FIND(&quot;assets/&quot;;[.C213];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33"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14];FIND(&quot;assets/&quot;;[.C214];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33"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5];FIND(&quot;assets/&quot;;[.C215];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33"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6];FIND(&quot;assets/&quot;;[.C216];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9];FIND(&quot;assets/&quot;;[.C219];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20];FIND(&quot;assets/&quot;;[.C220];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21];FIND(&quot;assets/&quot;;[.C221];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32" office:value-type="float" office:value="115.1" calcext:value-type="float">
            <text:p>115.1</text:p>
          </table:table-cell>
          <table:table-cell office:value-type="string" calcext:value-type="string">
            <text:p>file:///Users/lotharthole/local/Ethos/manual/assets/model-icon-outputs.png</text:p>
          </table:table-cell>
          <table:table-cell table:formula="of:=MID([.C223];FIND(&quot;assets/&quot;;[.C223];1)+7;100)" office:value-type="string" office:string-value="model-icon-outputs.png" calcext:value-type="string">
            <text:p>model-icon-outputs.png</text:p>
          </table:table-cell>
          <table:table-cell table:number-columns-repeated="2"/>
        </table:table-row>
        <table:table-row table:style-name="ro5">
          <table:table-cell/>
          <table:table-cell table:style-name="ce32" office:value-type="float" office:value="115.2" calcext:value-type="float">
            <text:p>115.2</text:p>
          </table:table-cell>
          <table:table-cell office:value-type="string" calcext:value-type="string">
            <text:p>file:///Users/lotharthole/local/Ethos/manual/assets/model-outputs.png</text:p>
          </table:table-cell>
          <table:table-cell table:formula="of:=MID([.C224];FIND(&quot;assets/&quot;;[.C224];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2" office:value-type="float" office:value="116.1" calcext:value-type="float">
            <text:p>116.1</text:p>
          </table:table-cell>
          <table:table-cell office:value-type="string" calcext:value-type="string">
            <text:p>file:///Users/lotharthole/local/Ethos/manual/assets/icon_inverted.png</text:p>
          </table:table-cell>
          <table:table-cell table:formula="of:=MID([.C225];FIND(&quot;assets/&quot;;[.C225];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2" office:value-type="float" office:value="116.2" calcext:value-type="float">
            <text:p>116.2</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2" office:value-type="float" office:value="116.3" calcext:value-type="float">
            <text:p>116.3</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2" office:value-type="float" office:value="116.4" calcext:value-type="float">
            <text:p>116.4</text:p>
          </table:table-cell>
          <table:table-cell office:value-type="string" calcext:value-type="string">
            <text:p>file:///Users/lotharthole/local/Ethos/manual/assets/icon_balance.png</text:p>
          </table:table-cell>
          <table:table-cell table:formula="of:=MID([.C228];FIND(&quot;assets/&quot;;[.C228];1)+7;100)" office:value-type="string" office:string-value="icon_balance.png" calcext:value-type="string">
            <text:p>icon_balance.png</text:p>
          </table:table-cell>
          <table:table-cell table:number-columns-repeated="2"/>
        </table:table-row>
        <table:table-row table:style-name="ro5">
          <table:table-cell/>
          <table:table-cell table:style-name="ce32"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9];FIND(&quot;assets/&quot;;[.C229];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2" office:value-type="float" office:value="116.6" calcext:value-type="float">
            <text:p>116.6</text:p>
          </table:table-cell>
          <table:table-cell office:value-type="string" calcext:value-type="string">
            <text:p>file:///Users/lotharthole/local/Ethos/manual/assets/icon_inverted.png</text:p>
          </table:table-cell>
          <table:table-cell table:formula="of:=MID([.C230];FIND(&quot;assets/&quot;;[.C230];1)+7;100)" office:value-type="string" office:string-value="icon_inverted.png" calcext:value-type="string">
            <text:p>icon_inverted.png</text:p>
          </table:table-cell>
          <table:table-cell table:number-columns-repeated="2"/>
        </table:table-row>
        <table:table-row table:style-name="ro5">
          <table:table-cell/>
          <table:table-cell table:style-name="ce32" office:value-type="float" office:value="117.1" calcext:value-type="float">
            <text:p>117.1</text:p>
          </table:table-cell>
          <table:table-cell office:value-type="string" calcext:value-type="string">
            <text:p>file:///Users/lotharthole/local/Ethos/manual/assets/model-outputs-sbus-warning.png</text:p>
          </table:table-cell>
          <table:table-cell table:formula="of:=MID([.C231];FIND(&quot;assets/&quot;;[.C231];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2" office:value-type="float" office:value="117.2" calcext:value-type="float">
            <text:p>117.2</text:p>
          </table:table-cell>
          <table:table-cell office:value-type="string" calcext:value-type="string">
            <text:p>file:///Users/lotharthole/local/Ethos/manual/assets/model-outputs-elevator-edit.png</text:p>
          </table:table-cell>
          <table:table-cell table:formula="of:=MID([.C232];FIND(&quot;assets/&quot;;[.C232];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2" office:value-type="float" office:value="118.1" calcext:value-type="float">
            <text:p>118.1</text:p>
          </table:table-cell>
          <table:table-cell office:value-type="string" calcext:value-type="string">
            <text:p>file:///Users/lotharthole/local/Ethos/manual/assets/icon_curve.png</text:p>
          </table:table-cell>
          <table:table-cell table:formula="of:=MID([.C233];FIND(&quot;assets/&quot;;[.C233];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2" office:value-type="float" office:value="118.2" calcext:value-type="float">
            <text:p>118.2</text:p>
          </table:table-cell>
          <table:table-cell office:value-type="string" calcext:value-type="string">
            <text:p>file:///Users/lotharthole/local/Ethos/manual/assets/icon_slow.png</text:p>
          </table:table-cell>
          <table:table-cell table:formula="of:=MID([.C234];FIND(&quot;assets/&quot;;[.C234];1)+7;100)" office:value-type="string" office:string-value="icon_slow.png" calcext:value-type="string">
            <text:p>icon_slow.png</text:p>
          </table:table-cell>
          <table:table-cell table:number-columns-repeated="2"/>
        </table:table-row>
        <table:table-row table:style-name="ro5">
          <table:table-cell/>
          <table:table-cell table:style-name="ce33"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5];FIND(&quot;assets/&quot;;[.C235];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33"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6];FIND(&quot;assets/&quot;;[.C236];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2" office:value-type="float" office:value="119.2" calcext:value-type="float">
            <text:p>119.2</text:p>
          </table:table-cell>
          <table:table-cell office:value-type="string" calcext:value-type="string">
            <text:p>file:///Users/lotharthole/local/Ethos/manual/assets/model-outputs-reset-select.png</text:p>
          </table:table-cell>
          <table:table-cell table:formula="of:=MID([.C237];FIND(&quot;assets/&quot;;[.C237];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2"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8];FIND(&quot;assets/&quot;;[.C238];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2"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9];FIND(&quot;assets/&quot;;[.C239];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2"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40];FIND(&quot;assets/&quot;;[.C240];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2"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41];FIND(&quot;assets/&quot;;[.C241];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2"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42];FIND(&quot;assets/&quot;;[.C242];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2"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43];FIND(&quot;assets/&quot;;[.C243];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2"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44];FIND(&quot;assets/&quot;;[.C244];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123.1" calcext:value-type="float">
            <text:p>123.1</text:p>
          </table:table-cell>
          <table:table-cell office:value-type="string" calcext:value-type="string">
            <text:p>file:///Users/lotharthole/local/Ethos/manual/assets/model-icon-timers.png</text:p>
          </table:table-cell>
          <table:table-cell table:formula="of:=MID([.C246];FIND(&quot;assets/&quot;;[.C246];1)+7;100)" office:value-type="string" office:string-value="model-icon-timers.png" calcext:value-type="string">
            <text:p>model-icon-timers.png</text:p>
          </table:table-cell>
          <table:table-cell table:number-columns-repeated="2"/>
        </table:table-row>
        <table:table-row table:style-name="ro5">
          <table:table-cell/>
          <table:table-cell table:style-name="ce32" office:value-type="float" office:value="123.2" calcext:value-type="float">
            <text:p>123.2</text:p>
          </table:table-cell>
          <table:table-cell office:value-type="string" calcext:value-type="string">
            <text:p>file:///Users/lotharthole/local/Ethos/manual/assets/model-timers.png</text:p>
          </table:table-cell>
          <table:table-cell table:formula="of:=MID([.C247];FIND(&quot;assets/&quot;;[.C247];1)+7;100)" office:value-type="string" office:string-value="model-timers.png" calcext:value-type="string">
            <text:p>model-timers.png</text:p>
          </table:table-cell>
          <table:table-cell table:number-columns-repeated="2"/>
        </table:table-row>
        <table:table-row table:style-name="ro5">
          <table:table-cell/>
          <table:table-cell table:style-name="ce32" office:value-type="float" office:value="123.3" calcext:value-type="float">
            <text:p>123.3</text:p>
          </table:table-cell>
          <table:table-cell office:value-type="string" calcext:value-type="string">
            <text:p>file:///Users/lotharthole/local/Ethos/manual/assets/model-timers-action-select.png</text:p>
          </table:table-cell>
          <table:table-cell table:formula="of:=MID([.C248];FIND(&quot;assets/&quot;;[.C248];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2" office:value-type="float" office:value="124.1" calcext:value-type="float">
            <text:p>124.1</text:p>
          </table:table-cell>
          <table:table-cell office:value-type="string" calcext:value-type="string">
            <text:p>file:///Users/lotharthole/local/Ethos/manual/assets/model-timer1-edit.png</text:p>
          </table:table-cell>
          <table:table-cell table:formula="of:=MID([.C249];FIND(&quot;assets/&quot;;[.C249];1)+7;100)" office:value-type="string" office:string-value="model-timer1-edit.png" calcext:value-type="string">
            <text:p>model-timer1-edit.png</text:p>
          </table:table-cell>
          <table:table-cell table:number-columns-repeated="2"/>
        </table:table-row>
        <table:table-row table:style-name="ro5">
          <table:table-cell/>
          <table:table-cell table:style-name="ce32" office:value-type="float" office:value="124.2" calcext:value-type="float">
            <text:p>124.2</text:p>
          </table:table-cell>
          <table:table-cell office:value-type="string" calcext:value-type="string">
            <text:p>file:///Users/lotharthole/local/Ethos/manual/assets/model-timer1-edit-stop.png</text:p>
          </table:table-cell>
          <table:table-cell table:formula="of:=MID([.C250];FIND(&quot;assets/&quot;;[.C250];1)+7;100)" office:value-type="string" office:string-value="model-timer1-edit-stop.png" calcext:value-type="string">
            <text:p>model-timer1-edit-stop.png</text:p>
          </table:table-cell>
          <table:table-cell table:number-columns-repeated="2"/>
        </table:table-row>
        <table:table-row table:style-name="ro5">
          <table:table-cell/>
          <table:table-cell table:style-name="ce32" office:value-type="float" office:value="125.1" calcext:value-type="float">
            <text:p>125.1</text:p>
          </table:table-cell>
          <table:table-cell office:value-type="string" calcext:value-type="string">
            <text:p>file:///Users/lotharthole/local/Ethos/manual/assets/model-timer1-add-action.png</text:p>
          </table:table-cell>
          <table:table-cell table:formula="of:=MID([.C251];FIND(&quot;assets/&quot;;[.C251];1)+7;100)" office:value-type="string" office:string-value="model-timer1-add-action.png" calcext:value-type="string">
            <text:p>model-timer1-add-action.png</text:p>
          </table:table-cell>
          <table:table-cell table:number-columns-repeated="2"/>
        </table:table-row>
        <table:table-row table:style-name="ro5">
          <table:table-cell/>
          <table:table-cell table:style-name="ce32"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52];FIND(&quot;assets/&quot;;[.C252];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2"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53];FIND(&quot;assets/&quot;;[.C253];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2"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54];FIND(&quot;assets/&quot;;[.C254];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2" office:value-type="float" office:value="127.1" calcext:value-type="float">
            <text:p>127.1</text:p>
          </table:table-cell>
          <table:table-cell office:value-type="string" calcext:value-type="string">
            <text:p>file:///Users/lotharthole/local/Ethos/manual/assets/model-timer2-edit.png</text:p>
          </table:table-cell>
          <table:table-cell table:formula="of:=MID([.C255];FIND(&quot;assets/&quot;;[.C255];1)+7;100)" office:value-type="string" office:string-value="model-timer2-edit.png" calcext:value-type="string">
            <text:p>model-timer2-edit.png</text:p>
          </table:table-cell>
          <table:table-cell table:number-columns-repeated="2"/>
        </table:table-row>
        <table:table-row table:style-name="ro5">
          <table:table-cell/>
          <table:table-cell table:style-name="ce32" office:value-type="float" office:value="127.2" calcext:value-type="float">
            <text:p>127.2</text:p>
          </table:table-cell>
          <table:table-cell office:value-type="string" calcext:value-type="string">
            <text:p>file:///Users/lotharthole/local/Ethos/manual/assets/model-timers-widget.png</text:p>
          </table:table-cell>
          <table:table-cell table:formula="of:=MID([.C256];FIND(&quot;assets/&quot;;[.C256];1)+7;100)" office:value-type="string" office:string-value="model-timers-widget.png" calcext:value-type="string">
            <text:p>model-timers-widget.png</text:p>
          </table:table-cell>
          <table:table-cell table:number-columns-repeated="2"/>
        </table:table-row>
        <table:table-row table:style-name="ro5">
          <table:table-cell/>
          <table:table-cell table:style-name="ce32"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7];FIND(&quot;assets/&quot;;[.C257];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2" office:value-type="float" office:value="130.1" calcext:value-type="float">
            <text:p>130.1</text:p>
          </table:table-cell>
          <table:table-cell office:value-type="string" calcext:value-type="string">
            <text:p>file:///Users/lotharthole/local/Ethos/manual/assets/model-icon-trims.png</text:p>
          </table:table-cell>
          <table:table-cell table:formula="of:=MID([.C258];FIND(&quot;assets/&quot;;[.C258];1)+7;100)" office:value-type="string" office:string-value="model-icon-trims.png" calcext:value-type="string">
            <text:p>model-icon-trims.png</text:p>
          </table:table-cell>
          <table:table-cell table:number-columns-repeated="2"/>
        </table:table-row>
        <table:table-row table:style-name="ro5">
          <table:table-cell/>
          <table:table-cell table:style-name="ce32" office:value-type="float" office:value="130.2" calcext:value-type="float">
            <text:p>130.2</text:p>
          </table:table-cell>
          <table:table-cell office:value-type="string" calcext:value-type="string">
            <text:p>file:///Users/lotharthole/local/Ethos/manual/assets/model-trims.png</text:p>
          </table:table-cell>
          <table:table-cell table:formula="of:=MID([.C259];FIND(&quot;assets/&quot;;[.C259];1)+7;100)" office:value-type="string" office:string-value="model-trims.png" calcext:value-type="string">
            <text:p>model-trims.png</text:p>
          </table:table-cell>
          <table:table-cell table:number-columns-repeated="2"/>
        </table:table-row>
        <table:table-row table:style-name="ro5">
          <table:table-cell/>
          <table:table-cell table:style-name="ce32" office:value-type="float" office:value="130.3" calcext:value-type="float">
            <text:p>130.3</text:p>
          </table:table-cell>
          <table:table-cell office:value-type="string" calcext:value-type="string">
            <text:p>file:///Users/lotharthole/local/Ethos/manual/assets/model-trims-pro-t5-t6.png</text:p>
          </table:table-cell>
          <table:table-cell table:formula="of:=MID([.C260];FIND(&quot;assets/&quot;;[.C260];1)+7;100)" office:value-type="string" office:string-value="model-trims-pro-t5-t6.png" calcext:value-type="string">
            <text:p>model-trims-pro-t5-t6.png</text:p>
          </table:table-cell>
          <table:table-cell table:number-columns-repeated="2"/>
        </table:table-row>
        <table:table-row table:style-name="ro5">
          <table:table-cell/>
          <table:table-cell table:style-name="ce32" office:value-type="float" office:value="131.1" calcext:value-type="float">
            <text:p>131.1</text:p>
          </table:table-cell>
          <table:table-cell office:value-type="string" calcext:value-type="string">
            <text:p>file:///Users/lotharthole/local/Ethos/manual/assets/model-trims-step-options.png</text:p>
          </table:table-cell>
          <table:table-cell table:formula="of:=MID([.C261];FIND(&quot;assets/&quot;;[.C261];1)+7;100)" office:value-type="string" office:string-value="model-trims-step-options.png" calcext:value-type="string">
            <text:p>model-trims-step-options.png</text:p>
          </table:table-cell>
          <table:table-cell table:number-columns-repeated="2"/>
        </table:table-row>
        <table:table-row table:style-name="ro5">
          <table:table-cell/>
          <table:table-cell table:style-name="ce32" office:value-type="float" office:value="132.1" calcext:value-type="float">
            <text:p>132.1</text:p>
          </table:table-cell>
          <table:table-cell office:value-type="string" calcext:value-type="string">
            <text:p>file:///Users/lotharthole/local/Ethos/manual/assets/model-trims-mode-elevator.png</text:p>
          </table:table-cell>
          <table:table-cell table:formula="of:=MID([.C262];FIND(&quot;assets/&quot;;[.C262];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2" office:value-type="float" office:value="132.2" calcext:value-type="float">
            <text:p>132.2</text:p>
          </table:table-cell>
          <table:table-cell office:value-type="string" calcext:value-type="string">
            <text:p>file:///Users/lotharthole/local/Ethos/manual/assets/model-trims-mode-option-off.png</text:p>
          </table:table-cell>
          <table:table-cell table:formula="of:=MID([.C263];FIND(&quot;assets/&quot;;[.C263];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2" office:value-type="float" office:value="132.3" calcext:value-type="float">
            <text:p>132.3</text:p>
          </table:table-cell>
          <table:table-cell office:value-type="string" calcext:value-type="string">
            <text:p>file:///Users/lotharthole/local/Ethos/manual/assets/model-trims-mode-option-easy.png</text:p>
          </table:table-cell>
          <table:table-cell table:formula="of:=MID([.C264];FIND(&quot;assets/&quot;;[.C264];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2" office:value-type="float" office:value="133.1" calcext:value-type="float">
            <text:p>133.1</text:p>
          </table:table-cell>
          <table:table-cell office:value-type="string" calcext:value-type="string">
            <text:p>file:///Users/lotharthole/local/Ethos/manual/assets/model-trims-mode-option-fm.png</text:p>
          </table:table-cell>
          <table:table-cell table:formula="of:=MID([.C265];FIND(&quot;assets/&quot;;[.C265];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2"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6];FIND(&quot;assets/&quot;;[.C266];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2"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7];FIND(&quot;assets/&quot;;[.C267];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2"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8];FIND(&quot;assets/&quot;;[.C268];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9];FIND(&quot;assets/&quot;;[.C269];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2"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70];FIND(&quot;assets/&quot;;[.C270];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2"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71];FIND(&quot;assets/&quot;;[.C271];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2"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72];FIND(&quot;assets/&quot;;[.C272];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73];FIND(&quot;assets/&quot;;[.C273];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74];FIND(&quot;assets/&quot;;[.C274];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2"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5];FIND(&quot;assets/&quot;;[.C275];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2"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6];FIND(&quot;assets/&quot;;[.C276];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2" office:value-type="float" office:value="137.2" calcext:value-type="float">
            <text:p>137.2</text:p>
          </table:table-cell>
          <table:table-cell office:value-type="string" calcext:value-type="string">
            <text:p>file:///Users/lotharthole/local/Ethos/manual/assets/model-trims-add-trim-select.png</text:p>
          </table:table-cell>
          <table:table-cell table:formula="of:=MID([.C277];FIND(&quot;assets/&quot;;[.C277];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2" office:value-type="float" office:value="138.1" calcext:value-type="float">
            <text:p>138.1</text:p>
          </table:table-cell>
          <table:table-cell office:value-type="string" calcext:value-type="string">
            <text:p>file:///Users/lotharthole/local/Ethos/manual/assets/model-trims-add-trim-edit.png</text:p>
          </table:table-cell>
          <table:table-cell table:formula="of:=MID([.C278];FIND(&quot;assets/&quot;;[.C278];1)+7;100)" office:value-type="string" office:string-value="model-trims-add-trim-edit.png" calcext:value-type="string">
            <text:p>model-trims-add-trim-edit.png</text:p>
          </table:table-cell>
          <table:table-cell table:number-columns-repeated="2"/>
        </table:table-row>
        <table:table-row table:style-name="ro5">
          <table:table-cell/>
          <table:table-cell table:style-name="ce32" office:value-type="float" office:value="138.2" calcext:value-type="float">
            <text:p>138.2</text:p>
          </table:table-cell>
          <table:table-cell office:value-type="string" calcext:value-type="string">
            <text:p>file:///Users/lotharthole/local/Ethos/manual/assets/model-trims-cross-edit.png</text:p>
          </table:table-cell>
          <table:table-cell table:formula="of:=MID([.C279];FIND(&quot;assets/&quot;;[.C279];1)+7;100)" office:value-type="string" office:string-value="model-trims-cross-edit.png" calcext:value-type="string">
            <text:p>model-trims-cross-edit.png</text:p>
          </table:table-cell>
          <table:table-cell table:number-columns-repeated="2"/>
        </table:table-row>
        <table:table-row table:style-name="ro5">
          <table:table-cell/>
          <table:table-cell table:style-name="ce32" office:value-type="float" office:value="139.1" calcext:value-type="float">
            <text:p>139.1</text:p>
          </table:table-cell>
          <table:table-cell office:value-type="string" calcext:value-type="string">
            <text:p>file:///Users/lotharthole/local/Ethos/manual/assets/model-trims-instant-trim.png</text:p>
          </table:table-cell>
          <table:table-cell table:formula="of:=MID([.C280];FIND(&quot;assets/&quot;;[.C280];1)+7;100)" office:value-type="string" office:string-value="model-trims-instant-trim.png" calcext:value-type="string">
            <text:p>model-trims-instant-trim.png</text:p>
          </table:table-cell>
          <table:table-cell table:number-columns-repeated="2"/>
        </table:table-row>
        <table:table-row table:style-name="ro5">
          <table:table-cell/>
          <table:table-cell table:style-name="ce32"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81];FIND(&quot;assets/&quot;;[.C281];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2"/>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2"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85];FIND(&quot;assets/&quot;;[.C285];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2"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86];FIND(&quot;assets/&quot;;[.C286];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2"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2"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8];FIND(&quot;assets/&quot;;[.C288];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2"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9];FIND(&quot;assets/&quot;;[.C289];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2"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90];FIND(&quot;assets/&quot;;[.C290];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2"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91];FIND(&quot;assets/&quot;;[.C291];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2"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92];FIND(&quot;assets/&quot;;[.C292];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2"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93];FIND(&quot;assets/&quot;;[.C293];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2"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94];FIND(&quot;assets/&quot;;[.C294];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2"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95];FIND(&quot;assets/&quot;;[.C295];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2"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96];FIND(&quot;assets/&quot;;[.C296];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2"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7];FIND(&quot;assets/&quot;;[.C297];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2"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8];FIND(&quot;assets/&quot;;[.C298];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2"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9];FIND(&quot;assets/&quot;;[.C299];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2"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300];FIND(&quot;assets/&quot;;[.C300];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2"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301];FIND(&quot;assets/&quot;;[.C301];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2"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302];FIND(&quot;assets/&quot;;[.C302];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2"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303];FIND(&quot;assets/&quot;;[.C303];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2"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304];FIND(&quot;assets/&quot;;[.C304];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2"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305];FIND(&quot;assets/&quot;;[.C305];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2"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306];FIND(&quot;assets/&quot;;[.C306];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2"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7];FIND(&quot;assets/&quot;;[.C307];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2"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8];FIND(&quot;assets/&quot;;[.C308];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2"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9];FIND(&quot;assets/&quot;;[.C309];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2"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10];FIND(&quot;assets/&quot;;[.C310];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2"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11];FIND(&quot;assets/&quot;;[.C311];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2"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12];FIND(&quot;assets/&quot;;[.C312];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2"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13];FIND(&quot;assets/&quot;;[.C313];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2"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14];FIND(&quot;assets/&quot;;[.C314];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2"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15];FIND(&quot;assets/&quot;;[.C315];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2"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16];FIND(&quot;assets/&quot;;[.C316];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2"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7];FIND(&quot;assets/&quot;;[.C317];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2"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8];FIND(&quot;assets/&quot;;[.C318];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2"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9];FIND(&quot;assets/&quot;;[.C319];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2"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20];FIND(&quot;assets/&quot;;[.C320];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2"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2"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2"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23];FIND(&quot;assets/&quot;;[.C323];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2"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24];FIND(&quot;assets/&quot;;[.C324];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2"/>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33" office:value-type="float" office:value="254.1" calcext:value-type="float">
            <text:p>254.1</text:p>
          </table:table-cell>
          <table:table-cell office:value-type="string" calcext:value-type="string">
            <text:p>file:///Users/lotharthole/local/Ethos/manual/assets/model-icon-checklist.png</text:p>
          </table:table-cell>
          <table:table-cell table:formula="of:=MID([.C327];FIND(&quot;assets/&quot;;[.C327];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33" office:value-type="float" office:value="254.2" calcext:value-type="float">
            <text:p>254.2</text:p>
          </table:table-cell>
          <table:table-cell office:value-type="string" calcext:value-type="string">
            <text:p>file:///Users/lotharthole/local/Ethos/manual/assets/model-checklist-at_start.png</text:p>
          </table:table-cell>
          <table:table-cell table:formula="of:=MID([.C328];FIND(&quot;assets/&quot;;[.C328];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33" office:value-type="float" office:value="254.3" calcext:value-type="float">
            <text:p>254.3</text:p>
          </table:table-cell>
          <table:table-cell office:value-type="string" calcext:value-type="string">
            <text:p>file:///Users/lotharthole/local/Ethos/manual/assets/model-checklist.png</text:p>
          </table:table-cell>
          <table:table-cell table:formula="of:=MID([.C329];FIND(&quot;assets/&quot;;[.C329];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33"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30];FIND(&quot;assets/&quot;;[.C330];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33" office:value-type="float" office:value="255.2" calcext:value-type="float">
            <text:p>255.2</text:p>
          </table:table-cell>
          <table:table-cell office:value-type="string" calcext:value-type="string">
            <text:p>file:///Users/lotharthole/local/Ethos/manual/assets/model-checklist-switches.png</text:p>
          </table:table-cell>
          <table:table-cell table:formula="of:=MID([.C331];FIND(&quot;assets/&quot;;[.C331];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33"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32];FIND(&quot;assets/&quot;;[.C332];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33];FIND(&quot;assets/&quot;;[.C333];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33"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34];FIND(&quot;assets/&quot;;[.C334];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7.1" calcext:value-type="float">
            <text:p>257.1</text:p>
          </table:table-cell>
          <table:table-cell office:value-type="string" calcext:value-type="string">
            <text:p>file:///Users/lotharthole/local/Ethos/manual/assets/model-checklist-pots.png</text:p>
          </table:table-cell>
          <table:table-cell table:formula="of:=MID([.C335];FIND(&quot;assets/&quot;;[.C335];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33"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36];FIND(&quot;assets/&quot;;[.C336];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7];FIND(&quot;assets/&quot;;[.C337];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339];FIND(&quot;assets/&quot;;[.C339];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340];FIND(&quot;assets/&quot;;[.C340];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341];FIND(&quot;assets/&quot;;[.C341];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342];FIND(&quot;assets/&quot;;[.C342];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343];FIND(&quot;assets/&quot;;[.C343];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344];FIND(&quot;assets/&quot;;[.C344];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345];FIND(&quot;assets/&quot;;[.C345];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346];FIND(&quot;assets/&quot;;[.C346];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347];FIND(&quot;assets/&quot;;[.C347];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48];FIND(&quot;assets/&quot;;[.C348];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49];FIND(&quot;assets/&quot;;[.C349];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50];FIND(&quot;assets/&quot;;[.C350];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51];FIND(&quot;assets/&quot;;[.C351];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52];FIND(&quot;assets/&quot;;[.C352];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53];FIND(&quot;assets/&quot;;[.C353];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54];FIND(&quot;assets/&quot;;[.C354];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55];FIND(&quot;assets/&quot;;[.C355];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56];FIND(&quot;assets/&quot;;[.C356];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57];FIND(&quot;assets/&quot;;[.C357];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58];FIND(&quot;assets/&quot;;[.C358];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9];FIND(&quot;assets/&quot;;[.C359];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60];FIND(&quot;assets/&quot;;[.C360];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61];FIND(&quot;assets/&quot;;[.C361];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62];FIND(&quot;assets/&quot;;[.C362];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63];FIND(&quot;assets/&quot;;[.C363];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33"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33" office:value-type="float" office:value="270.1" calcext:value-type="float">
            <text:p>270.1</text:p>
          </table:table-cell>
          <table:table-cell office:value-type="string" calcext:value-type="string">
            <text:p>file:///Users/lotharthole/local/Ethos/manual/assets/model-icon-sf.png</text:p>
          </table:table-cell>
          <table:table-cell table:formula="of:=MID([.C365];FIND(&quot;assets/&quot;;[.C365];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33" office:value-type="float" office:value="270.2" calcext:value-type="float">
            <text:p>270.2</text:p>
          </table:table-cell>
          <table:table-cell office:value-type="string" calcext:value-type="string">
            <text:p>file:///Users/lotharthole/local/Ethos/manual/assets/model-sf-menu.png</text:p>
          </table:table-cell>
          <table:table-cell table:formula="of:=MID([.C366];FIND(&quot;assets/&quot;;[.C366];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33" office:value-type="float" office:value="270.3" calcext:value-type="float">
            <text:p>270.3</text:p>
          </table:table-cell>
          <table:table-cell office:value-type="string" calcext:value-type="string">
            <text:p>file:///Users/lotharthole/local/Ethos/manual/assets/model-sf-move.png</text:p>
          </table:table-cell>
          <table:table-cell table:formula="of:=MID([.C367];FIND(&quot;assets/&quot;;[.C367];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33" office:value-type="float" office:value="271.1" calcext:value-type="float">
            <text:p>271.1</text:p>
          </table:table-cell>
          <table:table-cell office:value-type="string" calcext:value-type="string">
            <text:p>file:///Users/lotharthole/local/Ethos/manual/assets/model-sf-reset.png</text:p>
          </table:table-cell>
          <table:table-cell table:formula="of:=MID([.C368];FIND(&quot;assets/&quot;;[.C368];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33" office:value-type="float" office:value="272.1" calcext:value-type="float">
            <text:p>272.1</text:p>
          </table:table-cell>
          <table:table-cell office:value-type="string" calcext:value-type="string">
            <text:p>file:///Users/lotharthole/local/Ethos/manual/assets/model-sf-screenshot.png</text:p>
          </table:table-cell>
          <table:table-cell table:formula="of:=MID([.C369];FIND(&quot;assets/&quot;;[.C369];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33" office:value-type="float" office:value="272.2" calcext:value-type="float">
            <text:p>272.2</text:p>
          </table:table-cell>
          <table:table-cell office:value-type="string" calcext:value-type="string">
            <text:p>file:///Users/lotharthole/local/Ethos/manual/assets/model-sf-set-failsafe.png</text:p>
          </table:table-cell>
          <table:table-cell table:formula="of:=MID([.C370];FIND(&quot;assets/&quot;;[.C370];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33" office:value-type="float" office:value="273.1" calcext:value-type="float">
            <text:p>273.1</text:p>
          </table:table-cell>
          <table:table-cell office:value-type="string" calcext:value-type="string">
            <text:p>file:///Users/lotharthole/local/Ethos/manual/assets/model-sf-play-audio.png</text:p>
          </table:table-cell>
          <table:table-cell table:formula="of:=MID([.C371];FIND(&quot;assets/&quot;;[.C371];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33" office:value-type="float" office:value="274.1" calcext:value-type="float">
            <text:p>274.1</text:p>
          </table:table-cell>
          <table:table-cell office:value-type="string" calcext:value-type="string">
            <text:p>file:///Users/lotharthole/local/Ethos/manual/assets/model-sf-play-audio-add-line.png</text:p>
          </table:table-cell>
          <table:table-cell table:formula="of:=MID([.C372];FIND(&quot;assets/&quot;;[.C372];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33"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73];FIND(&quot;assets/&quot;;[.C373];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33"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74];FIND(&quot;assets/&quot;;[.C374];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33"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75];FIND(&quot;assets/&quot;;[.C375];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33"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76];FIND(&quot;assets/&quot;;[.C376];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33"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7];FIND(&quot;assets/&quot;;[.C377];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33"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8];FIND(&quot;assets/&quot;;[.C378];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33" office:value-type="float" office:value="276.3" calcext:value-type="float">
            <text:p>276.3</text:p>
          </table:table-cell>
          <table:table-cell office:value-type="string" calcext:value-type="string">
            <text:p>file:///Users/lotharthole/local/Ethos/manual/assets/model-sf-haptic.png</text:p>
          </table:table-cell>
          <table:table-cell table:formula="of:=MID([.C379];FIND(&quot;assets/&quot;;[.C379];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33" office:value-type="float" office:value="277.1" calcext:value-type="float">
            <text:p>277.1</text:p>
          </table:table-cell>
          <table:table-cell office:value-type="string" calcext:value-type="string">
            <text:p>file:///Users/lotharthole/local/Ethos/manual/assets/model-sf-haptic-pattern.png</text:p>
          </table:table-cell>
          <table:table-cell table:formula="of:=MID([.C380];FIND(&quot;assets/&quot;;[.C380];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33" office:value-type="float" office:value="277.2" calcext:value-type="float">
            <text:p>277.2</text:p>
          </table:table-cell>
          <table:table-cell office:value-type="string" calcext:value-type="string">
            <text:p>file:///Users/lotharthole/local/Ethos/manual/assets/model-sf-haptic-x20proaw.png</text:p>
          </table:table-cell>
          <table:table-cell table:formula="of:=MID([.C381];FIND(&quot;assets/&quot;;[.C381];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33" office:value-type="float" office:value="278.1" calcext:value-type="float">
            <text:p>278.1</text:p>
          </table:table-cell>
          <table:table-cell office:value-type="string" calcext:value-type="string">
            <text:p>file:///Users/lotharthole/local/Ethos/manual/assets/model-sf-write-logs.png</text:p>
          </table:table-cell>
          <table:table-cell table:formula="of:=MID([.C382];FIND(&quot;assets/&quot;;[.C382];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33"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33"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33"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33"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33" office:value-type="float" office:value="280.2" calcext:value-type="float">
            <text:p>280.2</text:p>
          </table:table-cell>
          <table:table-cell office:value-type="string" calcext:value-type="string">
            <text:p>file:///Users/lotharthole/local/Ethos/manual/assets/model-sf-x20pro-play-text.png</text:p>
          </table:table-cell>
          <table:table-cell table:formula="of:=MID([.C387];FIND(&quot;assets/&quot;;[.C387];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33" office:value-type="float" office:value="281.1" calcext:value-type="float">
            <text:p>281.1</text:p>
          </table:table-cell>
          <table:table-cell office:value-type="string" calcext:value-type="string">
            <text:p>file:///Users/lotharthole/local/Ethos/manual/assets/model-sf-go-to-screen.png</text:p>
          </table:table-cell>
          <table:table-cell table:formula="of:=MID([.C388];FIND(&quot;assets/&quot;;[.C388];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33"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9];FIND(&quot;assets/&quot;;[.C389];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82.1" calcext:value-type="float">
            <text:p>282.1</text:p>
          </table:table-cell>
          <table:table-cell office:value-type="string" calcext:value-type="string">
            <text:p>file:///Users/lotharthole/local/Ethos/manual/assets/model-sf-lock-touchscreen.png</text:p>
          </table:table-cell>
          <table:table-cell table:formula="of:=MID([.C390];FIND(&quot;assets/&quot;;[.C390];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33" office:value-type="float" office:value="282.2" calcext:value-type="float">
            <text:p>282.2</text:p>
          </table:table-cell>
          <table:table-cell office:value-type="string" calcext:value-type="string">
            <text:p>file:///Users/lotharthole/local/Ethos/manual/assets/model-sf-load-model.png</text:p>
          </table:table-cell>
          <table:table-cell table:formula="of:=MID([.C391];FIND(&quot;assets/&quot;;[.C391];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33" office:value-type="float" office:value="283.1" calcext:value-type="float">
            <text:p>283.1</text:p>
          </table:table-cell>
          <table:table-cell office:value-type="string" calcext:value-type="string">
            <text:p>file:///Users/lotharthole/local/Ethos/manual/assets/model-sf-play-vario.png</text:p>
          </table:table-cell>
          <table:table-cell table:formula="of:=MID([.C392];FIND(&quot;assets/&quot;;[.C392];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33" office:value-type="float" office:value="283.2" calcext:value-type="float">
            <text:p>283.2</text:p>
          </table:table-cell>
          <table:table-cell office:value-type="string" calcext:value-type="string">
            <text:p>file:///Users/lotharthole/local/Ethos/manual/assets/model-sf-play-vario-options.png</text:p>
          </table:table-cell>
          <table:table-cell table:formula="of:=MID([.C393];FIND(&quot;assets/&quot;;[.C393];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84.1" calcext:value-type="float">
            <text:p>284.1</text:p>
          </table:table-cell>
          <table:table-cell office:value-type="string" calcext:value-type="string">
            <text:p>file:///Users/lotharthole/local/Ethos/manual/assets/model-sf-play-vario-vspeed.png</text:p>
          </table:table-cell>
          <table:table-cell table:formula="of:=MID([.C394];FIND(&quot;assets/&quot;;[.C394];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285.1" calcext:value-type="float">
            <text:p>285.1</text:p>
          </table:table-cell>
          <table:table-cell office:value-type="string" calcext:value-type="string">
            <text:p>file:///Users/lotharthole/local/Ethos/manual/assets/model-icon-curves.png</text:p>
          </table:table-cell>
          <table:table-cell table:formula="of:=MID([.C396];FIND(&quot;assets/&quot;;[.C396];1)+7;100)" office:value-type="string" office:string-value="model-icon-curves.png" calcext:value-type="string">
            <text:p>model-icon-curves.png</text:p>
          </table:table-cell>
          <table:table-cell table:number-columns-repeated="2"/>
        </table:table-row>
        <table:table-row table:style-name="ro5">
          <table:table-cell/>
          <table:table-cell table:style-name="ce32" office:value-type="float" office:value="285.2" calcext:value-type="float">
            <text:p>285.2</text:p>
          </table:table-cell>
          <table:table-cell office:value-type="string" calcext:value-type="string">
            <text:p>file:///Users/lotharthole/local/Ethos/manual/assets/model-curves-add.png</text:p>
          </table:table-cell>
          <table:table-cell table:formula="of:=MID([.C397];FIND(&quot;assets/&quot;;[.C397];1)+7;100)" office:value-type="string" office:string-value="model-curves-add.png" calcext:value-type="string">
            <text:p>model-curves-add.png</text:p>
          </table:table-cell>
          <table:table-cell table:number-columns-repeated="2"/>
        </table:table-row>
        <table:table-row table:style-name="ro5">
          <table:table-cell/>
          <table:table-cell table:style-name="ce32" office:value-type="float" office:value="285.3" calcext:value-type="float">
            <text:p>285.3</text:p>
          </table:table-cell>
          <table:table-cell office:value-type="string" calcext:value-type="string">
            <text:p>file:///Users/lotharthole/local/Ethos/manual/assets/model-curves-edit.png</text:p>
          </table:table-cell>
          <table:table-cell table:formula="of:=MID([.C398];FIND(&quot;assets/&quot;;[.C398];1)+7;100)" office:value-type="string" office:string-value="model-curves-edit.png" calcext:value-type="string">
            <text:p>model-curves-edit.png</text:p>
          </table:table-cell>
          <table:table-cell table:number-columns-repeated="2"/>
        </table:table-row>
        <table:table-row table:style-name="ro5">
          <table:table-cell/>
          <table:table-cell table:style-name="ce32" office:value-type="float" office:value="286.1" calcext:value-type="float">
            <text:p>286.1</text:p>
          </table:table-cell>
          <table:table-cell office:value-type="string" calcext:value-type="string">
            <text:p>file:///Users/lotharthole/local/Ethos/manual/assets/model-curves-type.png</text:p>
          </table:table-cell>
          <table:table-cell table:formula="of:=MID([.C399];FIND(&quot;assets/&quot;;[.C399];1)+7;100)" office:value-type="string" office:string-value="model-curves-type.png" calcext:value-type="string">
            <text:p>model-curves-type.png</text:p>
          </table:table-cell>
          <table:table-cell table:number-columns-repeated="2"/>
        </table:table-row>
        <table:table-row table:style-name="ro5">
          <table:table-cell/>
          <table:table-cell table:style-name="ce32" office:value-type="float" office:value="286.2" calcext:value-type="float">
            <text:p>286.2</text:p>
          </table:table-cell>
          <table:table-cell office:value-type="string" calcext:value-type="string">
            <text:p>file:///Users/lotharthole/local/Ethos/manual/assets/model-curves-expo.png</text:p>
          </table:table-cell>
          <table:table-cell table:formula="of:=MID([.C400];FIND(&quot;assets/&quot;;[.C400];1)+7;100)" office:value-type="string" office:string-value="model-curves-expo.png" calcext:value-type="string">
            <text:p>model-curves-expo.png</text:p>
          </table:table-cell>
          <table:table-cell table:number-columns-repeated="2"/>
        </table:table-row>
        <table:table-row table:style-name="ro5">
          <table:table-cell/>
          <table:table-cell table:style-name="ce32" office:value-type="float" office:value="286.3" calcext:value-type="float">
            <text:p>286.3</text:p>
          </table:table-cell>
          <table:table-cell office:value-type="string" calcext:value-type="string">
            <text:p>file:///Users/lotharthole/local/Ethos/manual/assets/model-curves-fn-types.png</text:p>
          </table:table-cell>
          <table:table-cell table:formula="of:=MID([.C401];FIND(&quot;assets/&quot;;[.C401];1)+7;100)" office:value-type="string" office:string-value="model-curves-fn-types.png" calcext:value-type="string">
            <text:p>model-curves-fn-types.png</text:p>
          </table:table-cell>
          <table:table-cell table:number-columns-repeated="2"/>
        </table:table-row>
        <table:table-row table:style-name="ro5">
          <table:table-cell/>
          <table:table-cell table:style-name="ce32" office:value-type="float" office:value="287.1" calcext:value-type="float">
            <text:p>287.1</text:p>
          </table:table-cell>
          <table:table-cell office:value-type="string" calcext:value-type="string">
            <text:p>file:///Users/lotharthole/local/Ethos/manual/assets/model-curves-fn-xgt0.png</text:p>
          </table:table-cell>
          <table:table-cell table:formula="of:=MID([.C402];FIND(&quot;assets/&quot;;[.C402];1)+7;100)" office:value-type="string" office:string-value="model-curves-fn-xgt0.png" calcext:value-type="string">
            <text:p>model-curves-fn-xgt0.png</text:p>
          </table:table-cell>
          <table:table-cell table:number-columns-repeated="2"/>
        </table:table-row>
        <table:table-row table:style-name="ro5">
          <table:table-cell/>
          <table:table-cell table:style-name="ce32" office:value-type="float" office:value="287.2" calcext:value-type="float">
            <text:p>287.2</text:p>
          </table:table-cell>
          <table:table-cell office:value-type="string" calcext:value-type="string">
            <text:p>file:///Users/lotharthole/local/Ethos/manual/assets/model-curves-fn-xgt0-offset.png</text:p>
          </table:table-cell>
          <table:table-cell table:formula="of:=MID([.C403];FIND(&quot;assets/&quot;;[.C403];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2" office:value-type="float" office:value="287.3" calcext:value-type="float">
            <text:p>287.3</text:p>
          </table:table-cell>
          <table:table-cell office:value-type="string" calcext:value-type="string">
            <text:p>file:///Users/lotharthole/local/Ethos/manual/assets/model-curves-fn-xlt0.png</text:p>
          </table:table-cell>
          <table:table-cell table:formula="of:=MID([.C404];FIND(&quot;assets/&quot;;[.C404];1)+7;100)" office:value-type="string" office:string-value="model-curves-fn-xlt0.png" calcext:value-type="string">
            <text:p>model-curves-fn-xlt0.png</text:p>
          </table:table-cell>
          <table:table-cell table:number-columns-repeated="2"/>
        </table:table-row>
        <table:table-row table:style-name="ro5">
          <table:table-cell/>
          <table:table-cell table:style-name="ce32" office:value-type="float" office:value="288.1" calcext:value-type="float">
            <text:p>288.1</text:p>
          </table:table-cell>
          <table:table-cell office:value-type="string" calcext:value-type="string">
            <text:p>file:///Users/lotharthole/local/Ethos/manual/assets/model-curves-fn-barx.png</text:p>
          </table:table-cell>
          <table:table-cell table:formula="of:=MID([.C405];FIND(&quot;assets/&quot;;[.C405];1)+7;100)" office:value-type="string" office:string-value="model-curves-fn-barx.png" calcext:value-type="string">
            <text:p>model-curves-fn-barx.png</text:p>
          </table:table-cell>
          <table:table-cell table:number-columns-repeated="2"/>
        </table:table-row>
        <table:table-row table:style-name="ro5">
          <table:table-cell/>
          <table:table-cell table:style-name="ce32" office:value-type="float" office:value="288.2" calcext:value-type="float">
            <text:p>288.2</text:p>
          </table:table-cell>
          <table:table-cell office:value-type="string" calcext:value-type="string">
            <text:p>file:///Users/lotharthole/local/Ethos/manual/assets/model-curves-fn-fgt0.png</text:p>
          </table:table-cell>
          <table:table-cell table:formula="of:=MID([.C406];FIND(&quot;assets/&quot;;[.C406];1)+7;100)" office:value-type="string" office:string-value="model-curves-fn-fgt0.png" calcext:value-type="string">
            <text:p>model-curves-fn-fgt0.png</text:p>
          </table:table-cell>
          <table:table-cell table:number-columns-repeated="2"/>
        </table:table-row>
        <table:table-row table:style-name="ro5">
          <table:table-cell/>
          <table:table-cell table:style-name="ce32" office:value-type="float" office:value="289.1" calcext:value-type="float">
            <text:p>289.1</text:p>
          </table:table-cell>
          <table:table-cell office:value-type="string" calcext:value-type="string">
            <text:p>file:///Users/lotharthole/local/Ethos/manual/assets/model-curves-fn-barf.png</text:p>
          </table:table-cell>
          <table:table-cell table:formula="of:=MID([.C407];FIND(&quot;assets/&quot;;[.C407];1)+7;100)" office:value-type="string" office:string-value="model-curves-fn-barf.png" calcext:value-type="string">
            <text:p>model-curves-fn-barf.png</text:p>
          </table:table-cell>
          <table:table-cell table:number-columns-repeated="2"/>
        </table:table-row>
        <table:table-row table:style-name="ro5">
          <table:table-cell/>
          <table:table-cell table:style-name="ce32" office:value-type="float" office:value="289.2" calcext:value-type="float">
            <text:p>289.2</text:p>
          </table:table-cell>
          <table:table-cell office:value-type="string" calcext:value-type="string">
            <text:p>file:///Users/lotharthole/local/Ethos/manual/assets/model-curves-custom5.png</text:p>
          </table:table-cell>
          <table:table-cell table:formula="of:=MID([.C408];FIND(&quot;assets/&quot;;[.C408];1)+7;100)" office:value-type="string" office:string-value="model-curves-custom5.png" calcext:value-type="string">
            <text:p>model-curves-custom5.png</text:p>
          </table:table-cell>
          <table:table-cell table:number-columns-repeated="2"/>
        </table:table-row>
        <table:table-row table:style-name="ro5">
          <table:table-cell/>
          <table:table-cell table:style-name="ce32" office:value-type="float" office:value="289.3" calcext:value-type="float">
            <text:p>289.3</text:p>
          </table:table-cell>
          <table:table-cell office:value-type="string" calcext:value-type="string">
            <text:p>file:///Users/lotharthole/local/Ethos/manual/assets/model-curves-custom5-2.png</text:p>
          </table:table-cell>
          <table:table-cell table:formula="of:=MID([.C409];FIND(&quot;assets/&quot;;[.C409];1)+7;100)" office:value-type="string" office:string-value="model-curves-custom5-2.png" calcext:value-type="string">
            <text:p>model-curves-custom5-2.png</text:p>
          </table:table-cell>
          <table:table-cell table:number-columns-repeated="2"/>
        </table:table-row>
        <table:table-row table:style-name="ro5">
          <table:table-cell/>
          <table:table-cell table:style-name="ce32"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10];FIND(&quot;assets/&quot;;[.C410];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2" office:value-type="float" office:value="290.2" calcext:value-type="float">
            <text:p>290.2</text:p>
          </table:table-cell>
          <table:table-cell office:value-type="string" calcext:value-type="string">
            <text:p>file:///Users/lotharthole/local/Ethos/manual/assets/model-curves-custom-easy-off.png</text:p>
          </table:table-cell>
          <table:table-cell table:formula="of:=MID([.C411];FIND(&quot;assets/&quot;;[.C411];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2" office:value-type="float" office:value="291.1" calcext:value-type="float">
            <text:p>291.1</text:p>
          </table:table-cell>
          <table:table-cell office:value-type="string" calcext:value-type="string">
            <text:p>file:///Users/lotharthole/local/Ethos/manual/assets/model-curves-fn-offset-var.png</text:p>
          </table:table-cell>
          <table:table-cell table:formula="of:=MID([.C412];FIND(&quot;assets/&quot;;[.C412];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2" office:value-type="float" office:value="291.2" calcext:value-type="float">
            <text:p>291.2</text:p>
          </table:table-cell>
          <table:table-cell office:value-type="string" calcext:value-type="string">
            <text:p>file:///Users/lotharthole/local/Ethos/manual/assets/model-curves-custom-with-var.png</text:p>
          </table:table-cell>
          <table:table-cell table:formula="of:=MID([.C413];FIND(&quot;assets/&quot;;[.C413];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3" office:value-type="float" office:value="292.1" calcext:value-type="float">
            <text:p>292.1</text:p>
          </table:table-cell>
          <table:table-cell office:value-type="string" calcext:value-type="string">
            <text:p>file:///Users/lotharthole/local/Ethos/manual/assets/model-icon-vars.png</text:p>
          </table:table-cell>
          <table:table-cell table:formula="of:=MID([.C415];FIND(&quot;assets/&quot;;[.C415];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33" office:value-type="float" office:value="292.2" calcext:value-type="float">
            <text:p>292.2</text:p>
          </table:table-cell>
          <table:table-cell office:value-type="string" calcext:value-type="string">
            <text:p>file:///Users/lotharthole/local/Ethos/manual/assets/model-vars-add.png</text:p>
          </table:table-cell>
          <table:table-cell table:formula="of:=MID([.C416];FIND(&quot;assets/&quot;;[.C416];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33" office:value-type="float" office:value="293.1" calcext:value-type="float">
            <text:p>293.1</text:p>
          </table:table-cell>
          <table:table-cell office:value-type="string" calcext:value-type="string">
            <text:p>file:///Users/lotharthole/local/Ethos/manual/assets/model-vars-actions.png</text:p>
          </table:table-cell>
          <table:table-cell table:formula="of:=MID([.C417];FIND(&quot;assets/&quot;;[.C417];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3.2" calcext:value-type="float">
            <text:p>293.2</text:p>
          </table:table-cell>
          <table:table-cell office:value-type="string" calcext:value-type="string">
            <text:p>file:///Users/lotharthole/local/Ethos/manual/assets/model-vars-new_var.png</text:p>
          </table:table-cell>
          <table:table-cell table:formula="of:=MID([.C418];FIND(&quot;assets/&quot;;[.C418];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33" office:value-type="float" office:value="294.1" calcext:value-type="float">
            <text:p>294.1</text:p>
          </table:table-cell>
          <table:table-cell office:value-type="string" calcext:value-type="string">
            <text:p>file:///Users/lotharthole/local/Ethos/manual/assets/model-vars-add-value.png</text:p>
          </table:table-cell>
          <table:table-cell table:formula="of:=MID([.C419];FIND(&quot;assets/&quot;;[.C419];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33" office:value-type="float" office:value="294.2" calcext:value-type="float">
            <text:p>294.2</text:p>
          </table:table-cell>
          <table:table-cell office:value-type="string" calcext:value-type="string">
            <text:p>file:///Users/lotharthole/local/Ethos/manual/assets/model-vars-values.png</text:p>
          </table:table-cell>
          <table:table-cell table:formula="of:=MID([.C420];FIND(&quot;assets/&quot;;[.C420];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33" office:value-type="float" office:value="294.3" calcext:value-type="float">
            <text:p>294.3</text:p>
          </table:table-cell>
          <table:table-cell office:value-type="string" calcext:value-type="string">
            <text:p>file:///Users/lotharthole/local/Ethos/manual/assets/model-vars-fm-dependent.png</text:p>
          </table:table-cell>
          <table:table-cell table:formula="of:=MID([.C421];FIND(&quot;assets/&quot;;[.C421];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33" office:value-type="float" office:value="295.1" calcext:value-type="float">
            <text:p>295.1</text:p>
          </table:table-cell>
          <table:table-cell office:value-type="string" calcext:value-type="string">
            <text:p>file:///Users/lotharthole/local/Ethos/manual/assets/model-vars-add-action.png</text:p>
          </table:table-cell>
          <table:table-cell table:formula="of:=MID([.C422];FIND(&quot;assets/&quot;;[.C422];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33"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23];FIND(&quot;assets/&quot;;[.C423];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33"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24];FIND(&quot;assets/&quot;;[.C424];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33" office:value-type="float" office:value="296.1" calcext:value-type="float">
            <text:p>296.1</text:p>
          </table:table-cell>
          <table:table-cell office:value-type="string" calcext:value-type="string">
            <text:p>file:///Users/lotharthole/local/Ethos/manual/assets/model-vars-functions.png</text:p>
          </table:table-cell>
          <table:table-cell table:formula="of:=MID([.C425];FIND(&quot;assets/&quot;;[.C425];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6.2" calcext:value-type="float">
            <text:p>296.2</text:p>
          </table:table-cell>
          <table:table-cell office:value-type="string" calcext:value-type="string">
            <text:p>file:///Users/lotharthole/local/Ethos/manual/assets/model-vars-calc-example.png</text:p>
          </table:table-cell>
          <table:table-cell table:formula="of:=MID([.C426];FIND(&quot;assets/&quot;;[.C426];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33" office:value-type="float" office:value="297.1" calcext:value-type="float">
            <text:p>297.1</text:p>
          </table:table-cell>
          <table:table-cell office:value-type="string" calcext:value-type="string">
            <text:p>file:///Users/lotharthole/local/Ethos/manual/assets/model-icon-trainer.png</text:p>
          </table:table-cell>
          <table:table-cell table:formula="of:=MID([.C427];FIND(&quot;assets/&quot;;[.C427];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33" office:value-type="float" office:value="297.2" calcext:value-type="float">
            <text:p>297.2</text:p>
          </table:table-cell>
          <table:table-cell office:value-type="string" calcext:value-type="string">
            <text:p>file:///Users/lotharthole/local/Ethos/manual/assets/model-trainer.png</text:p>
          </table:table-cell>
          <table:table-cell table:formula="of:=MID([.C428];FIND(&quot;assets/&quot;;[.C428];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33" office:value-type="float" office:value="297.3" calcext:value-type="float">
            <text:p>297.3</text:p>
          </table:table-cell>
          <table:table-cell office:value-type="string" calcext:value-type="string">
            <text:p>file:///Users/lotharthole/local/Ethos/manual/assets/model-trainer-options.png</text:p>
          </table:table-cell>
          <table:table-cell table:formula="of:=MID([.C429];FIND(&quot;assets/&quot;;[.C429];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8.1" calcext:value-type="float">
            <text:p>298.1</text:p>
          </table:table-cell>
          <table:table-cell office:value-type="string" calcext:value-type="string">
            <text:p>file:///Users/lotharthole/local/Ethos/manual/assets/model-trainer-master.png</text:p>
          </table:table-cell>
          <table:table-cell table:formula="of:=MID([.C430];FIND(&quot;assets/&quot;;[.C430];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33"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31];FIND(&quot;assets/&quot;;[.C431];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8.3" calcext:value-type="float">
            <text:p>298.3</text:p>
          </table:table-cell>
          <table:table-cell office:value-type="string" calcext:value-type="string">
            <text:p>file:///Users/lotharthole/local/Ethos/manual/assets/model-trainer-link-mode-bt.png</text:p>
          </table:table-cell>
          <table:table-cell table:formula="of:=MID([.C432];FIND(&quot;assets/&quot;;[.C432];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33"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33];FIND(&quot;assets/&quot;;[.C433];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33"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34];FIND(&quot;assets/&quot;;[.C434];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33"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35];FIND(&quot;assets/&quot;;[.C435];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33"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36];FIND(&quot;assets/&quot;;[.C436];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33"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7];FIND(&quot;assets/&quot;;[.C437];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33"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8];FIND(&quot;assets/&quot;;[.C438];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33"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9];FIND(&quot;assets/&quot;;[.C439];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33"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40];FIND(&quot;assets/&quot;;[.C440];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33" office:value-type="float" office:value="304.1" calcext:value-type="float">
            <text:p>304.1</text:p>
          </table:table-cell>
          <table:table-cell office:value-type="string" calcext:value-type="string">
            <text:p>file:///Users/lotharthole/local/Ethos/manual/assets/model-trainer-slave.png</text:p>
          </table:table-cell>
          <table:table-cell table:formula="of:=MID([.C441];FIND(&quot;assets/&quot;;[.C441];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33"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42];FIND(&quot;assets/&quot;;[.C442];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33" office:value-type="float" office:value="304.3" calcext:value-type="float">
            <text:p>304.3</text:p>
          </table:table-cell>
          <table:table-cell office:value-type="string" calcext:value-type="string">
            <text:p>file:///Users/lotharthole/local/Ethos/manual/assets/model-trainer-slave-mode.png</text:p>
          </table:table-cell>
          <table:table-cell table:formula="of:=MID([.C443];FIND(&quot;assets/&quot;;[.C443];1)+7;100)" office:value-type="string" office:string-value="model-trainer-slave-mode.png" calcext:value-type="string">
            <text:p>model-trainer-slave-mode.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3" office:value-type="float" office:value="306.1" calcext:value-type="float">
            <text:p>306.1</text:p>
          </table:table-cell>
          <table:table-cell office:value-type="string" calcext:value-type="string">
            <text:p>file:///Users/lotharthole/local/Ethos/manual/assets/model-icon-lua.png</text:p>
          </table:table-cell>
          <table:table-cell table:formula="of:=MID([.C445];FIND(&quot;assets/&quot;;[.C445];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33" office:value-type="float" office:value="306.2" calcext:value-type="float">
            <text:p>306.2</text:p>
          </table:table-cell>
          <table:table-cell office:value-type="string" calcext:value-type="string">
            <text:p>file:///Users/lotharthole/local/Ethos/manual/assets/model-lua-config.png</text:p>
          </table:table-cell>
          <table:table-cell table:formula="of:=MID([.C446];FIND(&quot;assets/&quot;;[.C446];1)+7;100)" office:value-type="string" office:string-value="model-lua-config.png" calcext:value-type="string">
            <text:p>model-lua-config.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3" office:value-type="float" office:value="308.1" calcext:value-type="float">
            <text:p>308.1</text:p>
          </table:table-cell>
          <table:table-cell office:value-type="string" calcext:value-type="string">
            <text:p>file:///Users/lotharthole/local/Ethos/manual/assets/display-main-view.png</text:p>
          </table:table-cell>
          <table:table-cell table:formula="of:=MID([.C448];FIND(&quot;assets/&quot;;[.C448];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33" office:value-type="float" office:value="308.2" calcext:value-type="float">
            <text:p>308.2</text:p>
          </table:table-cell>
          <table:table-cell office:value-type="string" calcext:value-type="string">
            <text:p>file:///Users/lotharthole/local/Ethos/manual/assets/display-home.png</text:p>
          </table:table-cell>
          <table:table-cell table:formula="of:=MID([.C449];FIND(&quot;assets/&quot;;[.C44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3" office:value-type="float" office:value="309.1" calcext:value-type="float">
            <text:p>309.1</text:p>
          </table:table-cell>
          <table:table-cell office:value-type="string" calcext:value-type="string">
            <text:p>file:///Users/lotharthole/local/Ethos/manual/assets/display-change-source.png</text:p>
          </table:table-cell>
          <table:table-cell table:formula="of:=MID([.C450];FIND(&quot;assets/&quot;;[.C450];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33" office:value-type="float" office:value="309.2" calcext:value-type="float">
            <text:p>309.2</text:p>
          </table:table-cell>
          <table:table-cell office:value-type="string" calcext:value-type="string">
            <text:p>file:///Users/lotharthole/local/Ethos/manual/assets/display-widget-value-config.png</text:p>
          </table:table-cell>
          <table:table-cell table:formula="of:=MID([.C451];FIND(&quot;assets/&quot;;[.C451];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09.3" calcext:value-type="float">
            <text:p>309.3</text:p>
          </table:table-cell>
          <table:table-cell office:value-type="string" calcext:value-type="string">
            <text:p>file:///Users/lotharthole/local/Ethos/manual/assets/display-widget-types.png</text:p>
          </table:table-cell>
          <table:table-cell table:formula="of:=MID([.C452];FIND(&quot;assets/&quot;;[.C452];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33"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53];FIND(&quot;assets/&quot;;[.C453];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0.2" calcext:value-type="float">
            <text:p>310.2</text:p>
          </table:table-cell>
          <table:table-cell office:value-type="string" calcext:value-type="string">
            <text:p>file:///Users/lotharthole/local/Ethos/manual/assets/display-widget-bitmap-type.png</text:p>
          </table:table-cell>
          <table:table-cell table:formula="of:=MID([.C454];FIND(&quot;assets/&quot;;[.C454];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33" office:value-type="float" office:value="310.3" calcext:value-type="float">
            <text:p>310.3</text:p>
          </table:table-cell>
          <table:table-cell office:value-type="string" calcext:value-type="string">
            <text:p>file:///Users/lotharthole/local/Ethos/manual/assets/display-widget-value-config.png</text:p>
          </table:table-cell>
          <table:table-cell table:formula="of:=MID([.C455];FIND(&quot;assets/&quot;;[.C455];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1.1" calcext:value-type="float">
            <text:p>311.1</text:p>
          </table:table-cell>
          <table:table-cell office:value-type="string" calcext:value-type="string">
            <text:p>file:///Users/lotharthole/local/Ethos/manual/assets/display-widget-value-min.png</text:p>
          </table:table-cell>
          <table:table-cell table:formula="of:=MID([.C456];FIND(&quot;assets/&quot;;[.C456];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33"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7];FIND(&quot;assets/&quot;;[.C457];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33"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8];FIND(&quot;assets/&quot;;[.C458];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33"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9];FIND(&quot;assets/&quot;;[.C459];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2.2" calcext:value-type="float">
            <text:p>312.2</text:p>
          </table:table-cell>
          <table:table-cell office:value-type="string" calcext:value-type="string">
            <text:p>file:///Users/lotharthole/local/Ethos/manual/assets/display-widget-timer-log.png</text:p>
          </table:table-cell>
          <table:table-cell table:formula="of:=MID([.C460];FIND(&quot;assets/&quot;;[.C460];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33"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61];FIND(&quot;assets/&quot;;[.C461];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33"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62];FIND(&quot;assets/&quot;;[.C462];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3.2" calcext:value-type="float">
            <text:p>313.2</text:p>
          </table:table-cell>
          <table:table-cell office:value-type="string" calcext:value-type="string">
            <text:p>file:///Users/lotharthole/local/Ethos/manual/assets/display-widget-lipo-config.png</text:p>
          </table:table-cell>
          <table:table-cell table:formula="of:=MID([.C463];FIND(&quot;assets/&quot;;[.C463];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3.3" calcext:value-type="float">
            <text:p>313.3</text:p>
          </table:table-cell>
          <table:table-cell office:value-type="string" calcext:value-type="string">
            <text:p>file:///Users/lotharthole/local/Ethos/manual/assets/display-widget-lipo.png</text:p>
          </table:table-cell>
          <table:table-cell table:formula="of:=MID([.C464];FIND(&quot;assets/&quot;;[.C464];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33"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65];FIND(&quot;assets/&quot;;[.C465];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4.2" calcext:value-type="float">
            <text:p>314.2</text:p>
          </table:table-cell>
          <table:table-cell office:value-type="string" calcext:value-type="string">
            <text:p>file:///Users/lotharthole/local/Ethos/manual/assets/display-widget-line-chart.png</text:p>
          </table:table-cell>
          <table:table-cell table:formula="of:=MID([.C466];FIND(&quot;assets/&quot;;[.C466];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3"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7];FIND(&quot;assets/&quot;;[.C467];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5.1" calcext:value-type="float">
            <text:p>315.1</text:p>
          </table:table-cell>
          <table:table-cell office:value-type="string" calcext:value-type="string">
            <text:p>file:///Users/lotharthole/local/Ethos/manual/assets/display-widget-line-chart.png</text:p>
          </table:table-cell>
          <table:table-cell table:formula="of:=MID([.C468];FIND(&quot;assets/&quot;;[.C46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3"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9];FIND(&quot;assets/&quot;;[.C46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6.1" calcext:value-type="float">
            <text:p>316.1</text:p>
          </table:table-cell>
          <table:table-cell office:value-type="string" calcext:value-type="string">
            <text:p>file:///Users/lotharthole/local/Ethos/manual/assets/display-widget-text-config.png</text:p>
          </table:table-cell>
          <table:table-cell table:formula="of:=MID([.C470];FIND(&quot;assets/&quot;;[.C470];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71];FIND(&quot;assets/&quot;;[.C471];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33" office:value-type="float" office:value="316.3" calcext:value-type="float">
            <text:p>316.3</text:p>
          </table:table-cell>
          <table:table-cell office:value-type="string" calcext:value-type="string">
            <text:p>file:///Users/lotharthole/local/Ethos/manual/assets/mainview.png</text:p>
          </table:table-cell>
          <table:table-cell table:formula="of:=MID([.C472];FIND(&quot;assets/&quot;;[.C472];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33"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73];FIND(&quot;assets/&quot;;[.C473];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7.2" calcext:value-type="float">
            <text:p>317.2</text:p>
          </table:table-cell>
          <table:table-cell office:value-type="string" calcext:value-type="string">
            <text:p>file:///Users/lotharthole/local/Ethos/manual/assets/display-home.png</text:p>
          </table:table-cell>
          <table:table-cell table:formula="of:=MID([.C474];FIND(&quot;assets/&quot;;[.C47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3"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33"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76];FIND(&quot;assets/&quot;;[.C476];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table:style-name="ce33"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table:style-name="ce33"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8];FIND(&quot;assets/&quot;;[.C478];1)+7;100)" office:value-type="string" office:string-value="tut-fw-eg-wiz-create-airplane.png" calcext:value-type="string">
            <text:p>tut-fw-eg-wiz-create-airplane.png</text:p>
          </table:table-cell>
          <table:table-cell table:formula="of:=[.B478]-1" office:value-type="float" office:value="326.1" calcext:value-type="float">
            <text:p>326.1</text:p>
          </table:table-cell>
          <table:table-cell/>
        </table:table-row>
        <table:table-row table:style-name="ro5">
          <table:table-cell office:value-type="string" calcext:value-type="string">
            <text:p>1.6.0rev5</text:p>
          </table:table-cell>
          <table:table-cell table:style-name="ce33"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9];FIND(&quot;assets/&quot;;[.C479];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table:style-name="ce33"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80];FIND(&quot;assets/&quot;;[.C480];1)+7;100)" office:value-type="string" office:string-value="tut-fw-eg-wiz-engine.png" calcext:value-type="string">
            <text:p>tut-fw-eg-wiz-engine.png</text:p>
          </table:table-cell>
          <table:table-cell table:formula="of:=[.B480]-1" office:value-type="float" office:value="327.2" calcext:value-type="float">
            <text:p>327.2</text:p>
          </table:table-cell>
          <table:table-cell/>
        </table:table-row>
        <table:table-row table:style-name="ro5">
          <table:table-cell office:value-type="string" calcext:value-type="string">
            <text:p>1.6.0rev5</text:p>
          </table:table-cell>
          <table:table-cell table:style-name="ce33"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81];FIND(&quot;assets/&quot;;[.C481];1)+7;100)" office:value-type="string" office:string-value="tut-fw-eg-wiz-ail-flaps.png" calcext:value-type="string">
            <text:p>tut-fw-eg-wiz-ail-flaps.png</text:p>
          </table:table-cell>
          <table:table-cell table:formula="of:=[.B481]-1" office:value-type="float" office:value="327.3" calcext:value-type="float">
            <text:p>327.3</text:p>
          </table:table-cell>
          <table:table-cell/>
        </table:table-row>
        <table:table-row table:style-name="ro5">
          <table:table-cell office:value-type="string" calcext:value-type="string">
            <text:p>1.6.0rev5</text:p>
          </table:table-cell>
          <table:table-cell table:style-name="ce33"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82];FIND(&quot;assets/&quot;;[.C482];1)+7;100)" office:value-type="string" office:string-value="tut-fw-eg-wiz-tail.png" calcext:value-type="string">
            <text:p>tut-fw-eg-wiz-tail.png</text:p>
          </table:table-cell>
          <table:table-cell table:formula="of:=[.B482]-1" office:value-type="float" office:value="328.1" calcext:value-type="float">
            <text:p>328.1</text:p>
          </table:table-cell>
          <table:table-cell/>
        </table:table-row>
        <table:table-row table:style-name="ro5">
          <table:table-cell office:value-type="string" calcext:value-type="string">
            <text:p>1.6.0rev5</text:p>
          </table:table-cell>
          <table:table-cell table:style-name="ce33"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83];FIND(&quot;assets/&quot;;[.C483];1)+7;100)" office:value-type="string" office:string-value="tut-fw-eg-wiz-ele-rudd.png" calcext:value-type="string">
            <text:p>tut-fw-eg-wiz-ele-rudd.png</text:p>
          </table:table-cell>
          <table:table-cell table:formula="of:=[.B483]-1" office:value-type="float" office:value="328.2" calcext:value-type="float">
            <text:p>328.2</text:p>
          </table:table-cell>
          <table:table-cell/>
        </table:table-row>
        <table:table-row table:style-name="ro5">
          <table:table-cell office:value-type="string" calcext:value-type="string">
            <text:p>1.6.0rev5</text:p>
          </table:table-cell>
          <table:table-cell table:style-name="ce33"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84];FIND(&quot;assets/&quot;;[.C484];1)+7;100)" office:value-type="string" office:string-value="tut-fw-eg-wiz-name.png" calcext:value-type="string">
            <text:p>tut-fw-eg-wiz-name.png</text:p>
          </table:table-cell>
          <table:table-cell table:formula="of:=[.B484]-1" office:value-type="float" office:value="328.3" calcext:value-type="float">
            <text:p>328.3</text:p>
          </table:table-cell>
          <table:table-cell/>
        </table:table-row>
        <table:table-row table:style-name="ro5">
          <table:table-cell office:value-type="string" calcext:value-type="string">
            <text:p>1.6.0rev5</text:p>
          </table:table-cell>
          <table:table-cell table:style-name="ce33"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85];FIND(&quot;assets/&quot;;[.C485];1)+7;100)" office:value-type="string" office:string-value="tut-fw-eg-mixes-icon.png" calcext:value-type="string">
            <text:p>tut-fw-eg-mixes-icon.png</text:p>
          </table:table-cell>
          <table:table-cell table:formula="of:=[.B485]-1" office:value-type="float" office:value="329.1" calcext:value-type="float">
            <text:p>329.1</text:p>
          </table:table-cell>
          <table:table-cell/>
        </table:table-row>
        <table:table-row table:style-name="ro5">
          <table:table-cell office:value-type="string" calcext:value-type="string">
            <text:p>1.6.0rev5</text:p>
          </table:table-cell>
          <table:table-cell table:style-name="ce33"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86];FIND(&quot;assets/&quot;;[.C486];1)+7;100)" office:value-type="string" office:string-value="tut-fw-eg-mixes.png" calcext:value-type="string">
            <text:p>tut-fw-eg-mixes.png</text:p>
          </table:table-cell>
          <table:table-cell table:formula="of:=[.B486]-1" office:value-type="float" office:value="329.2" calcext:value-type="float">
            <text:p>329.2</text:p>
          </table:table-cell>
          <table:table-cell/>
        </table:table-row>
        <table:table-row table:style-name="ro5">
          <table:table-cell office:value-type="string" calcext:value-type="string">
            <text:p>1.6.0rev5</text:p>
          </table:table-cell>
          <table:table-cell table:style-name="ce33"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7];FIND(&quot;assets/&quot;;[.C487];1)+7;100)" office:value-type="string" office:string-value="tut-fw-eg-mixes-ail-edit.png" calcext:value-type="string">
            <text:p>tut-fw-eg-mixes-ail-edit.png</text:p>
          </table:table-cell>
          <table:table-cell table:formula="of:=[.B487]-1" office:value-type="float" office:value="329.3" calcext:value-type="float">
            <text:p>329.3</text:p>
          </table:table-cell>
          <table:table-cell/>
        </table:table-row>
        <table:table-row table:style-name="ro5">
          <table:table-cell office:value-type="string" calcext:value-type="string">
            <text:p>1.6.0rev5</text:p>
          </table:table-cell>
          <table:table-cell table:style-name="ce33"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8];FIND(&quot;assets/&quot;;[.C488];1)+7;100)" office:value-type="string" office:string-value="tut-fw-eg-mixes-ail-mix.png" calcext:value-type="string">
            <text:p>tut-fw-eg-mixes-ail-mix.png</text:p>
          </table:table-cell>
          <table:table-cell table:formula="of:=[.B488]-1" office:value-type="float" office:value="330.1" calcext:value-type="float">
            <text:p>330.1</text:p>
          </table:table-cell>
          <table:table-cell/>
        </table:table-row>
        <table:table-row table:style-name="ro5">
          <table:table-cell office:value-type="string" calcext:value-type="string">
            <text:p>1.6.0rev5</text:p>
          </table:table-cell>
          <table:table-cell table:style-name="ce33"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9];FIND(&quot;assets/&quot;;[.C489];1)+7;100)" office:value-type="string" office:string-value="tut-fw-eg-mixes-ail-weight-rates.png" calcext:value-type="string">
            <text:p>tut-fw-eg-mixes-ail-weight-rates.png</text:p>
          </table:table-cell>
          <table:table-cell table:formula="of:=[.B489]-1" office:value-type="float" office:value="330.2" calcext:value-type="float">
            <text:p>330.2</text:p>
          </table:table-cell>
          <table:table-cell/>
        </table:table-row>
        <table:table-row table:style-name="ro5">
          <table:table-cell office:value-type="string" calcext:value-type="string">
            <text:p>1.6.0rev5</text:p>
          </table:table-cell>
          <table:table-cell table:style-name="ce33"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90];FIND(&quot;assets/&quot;;[.C490];1)+7;100)" office:value-type="string" office:string-value="tut-fw-eg-mixes-ail-expo-rates.png" calcext:value-type="string">
            <text:p>tut-fw-eg-mixes-ail-expo-rates.png</text:p>
          </table:table-cell>
          <table:table-cell table:formula="of:=[.B490]-1" office:value-type="float" office:value="330.3" calcext:value-type="float">
            <text:p>330.3</text:p>
          </table:table-cell>
          <table:table-cell/>
        </table:table-row>
        <table:table-row table:style-name="ro5">
          <table:table-cell office:value-type="string" calcext:value-type="string">
            <text:p>1.6.0rev5</text:p>
          </table:table-cell>
          <table:table-cell table:style-name="ce33"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91];FIND(&quot;assets/&quot;;[.C491];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table:style-name="ce33"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92];FIND(&quot;assets/&quot;;[.C492];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table:style-name="ce33"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93];FIND(&quot;assets/&quot;;[.C493];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table:style-name="ce33"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94];FIND(&quot;assets/&quot;;[.C494];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table:style-name="ce33"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95];FIND(&quot;assets/&quot;;[.C495];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table:style-name="ce33"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96];FIND(&quot;assets/&quot;;[.C496];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table:style-name="ce33"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7];FIND(&quot;assets/&quot;;[.C497];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table:style-name="ce33"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8];FIND(&quot;assets/&quot;;[.C498];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table:style-name="ce33"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9];FIND(&quot;assets/&quot;;[.C499];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table:style-name="ce33"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00];FIND(&quot;assets/&quot;;[.C500];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table:style-name="ce33"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01];FIND(&quot;assets/&quot;;[.C501];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table:style-name="ce33"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02];FIND(&quot;assets/&quot;;[.C502];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table:style-name="ce33"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03];FIND(&quot;assets/&quot;;[.C503];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table:style-name="ce33"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04];FIND(&quot;assets/&quot;;[.C504];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table:style-name="ce33"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05];FIND(&quot;assets/&quot;;[.C505];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table:style-name="ce33" office:value-type="float" office:value="339.1" calcext:value-type="float">
            <text:p>339.1</text:p>
          </table:table-cell>
          <table:table-cell table:style-name="ce90" office:value-type="string" calcext:value-type="string">
            <text:p>file:///Users/lotharthole/Library/Mobile Documents/com~apple~CloudDocs/Documents/Ethos/manuals/assets/model-fm-0to3.png</text:p>
          </table:table-cell>
          <table:table-cell table:formula="of:=MID([.C506];FIND(&quot;assets/&quot;;[.C506];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table:style-name="ce33" office:value-type="float" office:value="339.2" calcext:value-type="float">
            <text:p>339.2</text:p>
          </table:table-cell>
          <table:table-cell office:value-type="string" calcext:value-type="string">
            <text:p>file:///Users/lotharthole/Documents/Ethos/manuals/assets/model-fm-form.png</text:p>
          </table:table-cell>
          <table:table-cell table:formula="of:=MID([.C507];FIND(&quot;assets/&quot;;[.C507];1)+7;100)" office:value-type="string" office:string-value="model-fm-form.png" calcext:value-type="string">
            <text:p>model-fm-form.png</text:p>
          </table:table-cell>
          <table:table-cell table:number-columns-repeated="2"/>
        </table:table-row>
        <table:table-row table:style-name="ro5">
          <table:table-cell table:number-columns-repeated="6"/>
        </table:table-row>
        <table:table-row table:style-name="ro5">
          <table:table-cell office:value-type="string" calcext:value-type="string">
            <text:p>1.6.0rev5</text:p>
          </table:table-cell>
          <table:table-cell office:value-type="float" office:value="348.1" calcext:value-type="float">
            <text:p>348.1</text:p>
          </table:table-cell>
          <table:table-cell office:value-type="string" calcext:value-type="string">
            <text:p>file:///Users/lotharthole/Documents/Ethos/manuals/assets/model-trims-mode-option-fm.png</text:p>
          </table:table-cell>
          <table:table-cell table:formula="of:=MID([.C509];FIND(&quot;assets/&quot;;[.C509];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2rev10</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fw-eg-trims-ele-add-behavior.png</text:p>
          </table:table-cell>
          <table:table-cell table:formula="of:=MID([.C510];FIND(&quot;assets/&quot;;[.C510];1)+7;100)" office:value-type="string" office:string-value="tut-fw-eg-trims-ele-add-behavior.png" calcext:value-type="string">
            <text:p>tut-fw-eg-trims-ele-add-behavior.png</text:p>
          </table:table-cell>
          <table:table-cell table:number-columns-repeated="2"/>
        </table:table-row>
        <table:table-row table:style-name="ro5">
          <table:table-cell office:value-type="string" calcext:value-type="string">
            <text:p>1.6.2rev10</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fw-eg-trims-ele-custom-default-plus-offset-fm-select.png</text:p>
          </table:table-cell>
          <table:table-cell table:formula="of:=MID([.C511];FIND(&quot;assets/&quot;;[.C511];1)+7;100)" office:value-type="string" office:string-value="tut-fw-eg-trims-ele-custom-default-plus-offset-fm-select.png" calcext:value-type="string">
            <text:p>tut-fw-eg-trims-ele-custom-default-plus-offset-fm-select.png</text:p>
          </table:table-cell>
          <table:table-cell table:number-columns-repeated="2"/>
        </table:table-row>
        <table:table-row table:style-name="ro5">
          <table:table-cell office:value-type="string" calcext:value-type="string">
            <text:p>1.6.2rev10</text:p>
          </table:table-cell>
          <table:table-cell office:value-type="float" office:value="349.2" calcext:value-type="float">
            <text:p>349.2</text:p>
          </table:table-cell>
          <table:table-cell table:style-name="Default" office:value-type="string" calcext:value-type="string">
            <text:p>file:///Users/lotharthole/Library/Mobile Documents/com~apple~CloudDocs/Documents/Ethos/manuals/assets/tut-fw-eg-trims-ele-custom-default-plus-offset-select.png</text:p>
          </table:table-cell>
          <table:table-cell table:formula="of:=MID([.C512];FIND(&quot;assets/&quot;;[.C512];1)+7;100)" office:value-type="string" office:string-value="tut-fw-eg-trims-ele-custom-default-plus-offset-select.png" calcext:value-type="string">
            <text:p>tut-fw-eg-trims-ele-custom-default-plus-offset-select.png</text:p>
          </table:table-cell>
          <table:table-cell table:number-columns-repeated="2"/>
        </table:table-row>
        <table:table-row table:style-name="ro5">
          <table:table-cell office:value-type="string" calcext:value-type="string">
            <text:p>1.6.2rev10</text:p>
          </table:table-cell>
          <table:table-cell office:value-type="float" office:value="349.3" calcext:value-type="float">
            <text:p>349.3</text:p>
          </table:table-cell>
          <table:table-cell table:style-name="Default" office:value-type="string" calcext:value-type="string">
            <text:p>file:///Users/lotharthole/Library/Mobile Documents/com~apple~CloudDocs/Documents/Ethos/manuals/assets/tut-fw-eg-trims-ele-custom-default-plus-offset-fm1.png</text:p>
          </table:table-cell>
          <table:table-cell table:formula="of:=MID([.C513];FIND(&quot;assets/&quot;;[.C513];1)+7;100)" office:value-type="string" office:string-value="tut-fw-eg-trims-ele-custom-default-plus-offset-fm1.png" calcext:value-type="string">
            <text:p>tut-fw-eg-trims-ele-custom-default-plus-offset-fm1.png</text:p>
          </table:table-cell>
          <table:table-cell table:number-columns-repeated="2"/>
        </table:table-row>
        <table:table-row table:style-name="ro5">
          <table:table-cell office:value-type="string" calcext:value-type="string">
            <text:p>1.6.2rev10</text:p>
          </table:table-cell>
          <table:table-cell office:value-type="float" office:value="350.1" calcext:value-type="float">
            <text:p>350.1</text:p>
          </table:table-cell>
          <table:table-cell office:value-type="string" calcext:value-type="string">
            <text:p>file:///Users/lotharthole/Library/Mobile Documents/com~apple~CloudDocs/Documents/Ethos/manuals/assets/tut-fw-eg-trims-ele-custom-default-plus-offset-fm2.png</text:p>
          </table:table-cell>
          <table:table-cell table:formula="of:=MID([.C514];FIND(&quot;assets/&quot;;[.C514];1)+7;100)" office:value-type="string" office:string-value="tut-fw-eg-trims-ele-custom-default-plus-offset-fm2.png" calcext:value-type="string">
            <text:p>tut-fw-eg-trims-ele-custom-default-plus-offset-fm2.png</text:p>
          </table:table-cell>
          <table:table-cell table:number-columns-repeated="2"/>
        </table:table-row>
        <table:table-row table:style-name="ro5">
          <table:table-cell table:number-columns-repeated="6"/>
        </table:table-row>
        <table:table-row table:style-name="ro5">
          <table:table-cell office:value-type="string" calcext:value-type="string">
            <text:p>1.6.0rev5</text:p>
          </table:table-cell>
          <table:table-cell table:style-name="ce33" office:value-type="float" office:value="341.1" calcext:value-type="float">
            <text:p>341.1</text:p>
          </table:table-cell>
          <table:table-cell office:value-type="string" calcext:value-type="string">
            <text:p>file:///Users/lotharthole/Documents/Ethos/manuals/assets/model-timer1-edit.png</text:p>
          </table:table-cell>
          <table:table-cell table:formula="of:=MID([.C516];FIND(&quot;assets/&quot;;[.C516];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table:style-name="ce33"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17];FIND(&quot;assets/&quot;;[.C517];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table:style-name="ce33" office:value-type="float" office:value="342.1" calcext:value-type="float">
            <text:p>342.1</text:p>
          </table:table-cell>
          <table:table-cell office:value-type="string" calcext:value-type="string">
            <text:p>file:///Users/lotharthole/Documents/Ethos/manuals/assets/tut-fw-eg-mixes-library.png</text:p>
          </table:table-cell>
          <table:table-cell table:formula="of:=MID([.C518];FIND(&quot;assets/&quot;;[.C518];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table:style-name="ce33"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19];FIND(&quot;assets/&quot;;[.C519];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table:style-name="ce33"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20];FIND(&quot;assets/&quot;;[.C520];1)+7;100)" office:value-type="string" office:string-value="tut-fw-eg-retracts-outputs.png" calcext:value-type="string">
            <text:p>tut-fw-eg-retracts-outputs.png</text:p>
          </table:table-cell>
          <table:table-cell table:number-columns-repeated="2"/>
        </table:table-row>
        <table:table-row table:style-name="ro5" table:number-rows-repeated="2">
          <table:table-cell/>
          <table:table-cell table:style-name="ce33"/>
          <table:table-cell table:number-columns-repeated="4"/>
        </table:table-row>
        <table:table-row table:style-name="ro5">
          <table:table-cell office:value-type="string" calcext:value-type="string">
            <text:p>Basic Wing Example</text:p>
          </table:table-cell>
          <table:table-cell table:style-name="ce33"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table:style-name="ce33"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24];FIND(&quot;assets/&quot;;[.C524];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table:style-name="ce33"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25];FIND(&quot;assets/&quot;;[.C525];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table:style-name="ce33"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26];FIND(&quot;assets/&quot;;[.C526];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table:style-name="ce33"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27];FIND(&quot;assets/&quot;;[.C527];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table:style-name="ce33"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28];FIND(&quot;assets/&quot;;[.C528];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table:style-name="ce33"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29];FIND(&quot;assets/&quot;;[.C529];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table:style-name="ce33"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30];FIND(&quot;assets/&quot;;[.C530];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table:style-name="ce33"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31];FIND(&quot;assets/&quot;;[.C531];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table:style-name="ce33"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32];FIND(&quot;assets/&quot;;[.C532];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table:style-name="ce33"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33];FIND(&quot;assets/&quot;;[.C533];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table:style-name="ce33"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34];FIND(&quot;assets/&quot;;[.C534];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table:style-name="ce33"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35];FIND(&quot;assets/&quot;;[.C535];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table:style-name="ce33"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36];FIND(&quot;assets/&quot;;[.C536];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table:style-name="ce33"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37];FIND(&quot;assets/&quot;;[.C537];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table:style-name="ce33"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38];FIND(&quot;assets/&quot;;[.C538];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table:style-name="ce33"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table:style-name="ce33"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40];FIND(&quot;assets/&quot;;[.C540];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table:style-name="ce33"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41];FIND(&quot;assets/&quot;;[.C541];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table:style-name="ce33"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42];FIND(&quot;assets/&quot;;[.C542];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table:style-name="ce33"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43];FIND(&quot;assets/&quot;;[.C543];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table:style-name="ce33"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44];FIND(&quot;assets/&quot;;[.C544];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table:style-name="ce33"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45];FIND(&quot;assets/&quot;;[.C545];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table:style-name="ce33"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46];FIND(&quot;assets/&quot;;[.C546];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table:style-name="ce33"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47];FIND(&quot;assets/&quot;;[.C547];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table:style-name="ce33"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48];FIND(&quot;assets/&quot;;[.C548];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table:style-name="ce33"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49];FIND(&quot;assets/&quot;;[.C549];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table:style-name="ce33"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50];FIND(&quot;assets/&quot;;[.C550];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table:style-name="ce33"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51];FIND(&quot;assets/&quot;;[.C551];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table:style-name="ce33"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52];FIND(&quot;assets/&quot;;[.C552];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table:style-name="ce33"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53];FIND(&quot;assets/&quot;;[.C553];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table:style-name="ce33"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54];FIND(&quot;assets/&quot;;[.C554];1)+7;100)" office:value-type="string" office:string-value="tut-heli-eg-mixes-thr-curves.png" calcext:value-type="string">
            <text:p>tut-heli-eg-mixes-thr-curves.png</text:p>
          </table:table-cell>
          <table:table-cell table:number-columns-repeated="2"/>
        </table:table-row>
        <table:table-row table:style-name="ro5">
          <table:table-cell/>
          <table:table-cell table:style-name="ce33" office:value-type="string" calcext:value-type="string">
            <text:p>How To 1</text:p>
          </table:table-cell>
          <table:table-cell table:number-columns-repeated="4"/>
        </table:table-row>
        <table:table-row table:style-name="ro5">
          <table:table-cell office:value-type="string" calcext:value-type="string">
            <text:p>1.6.1rev4</text:p>
          </table:table-cell>
          <table:table-cell table:style-name="ce33"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56];FIND(&quot;assets/&quot;;[.C556];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table:style-name="ce33"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57];FIND(&quot;assets/&quot;;[.C557];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table:style-name="ce33"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58];FIND(&quot;assets/&quot;;[.C558];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table:style-name="ce33"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59];FIND(&quot;assets/&quot;;[.C559];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table:style-name="ce33"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60];FIND(&quot;assets/&quot;;[.C560];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table:style-name="ce33"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61];FIND(&quot;assets/&quot;;[.C561];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table:style-name="ce33"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62];FIND(&quot;assets/&quot;;[.C562];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table:style-name="ce33"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63];FIND(&quot;assets/&quot;;[.C563];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table:style-name="ce33"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3</text:p>
          </table:table-cell>
          <table:table-cell table:number-columns-repeated="4"/>
        </table:table-row>
        <table:table-row table:style-name="ro5">
          <table:table-cell office:value-type="string" calcext:value-type="string">
            <text:p>1.6.1rev4</text:p>
          </table:table-cell>
          <table:table-cell table:style-name="ce33"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66];FIND(&quot;assets/&quot;;[.C566];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table:style-name="ce33"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67];FIND(&quot;assets/&quot;;[.C567];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table:style-name="ce33"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68];FIND(&quot;assets/&quot;;[.C568];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table:style-name="ce33"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69];FIND(&quot;assets/&quot;;[.C569];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table:style-name="ce33"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70];FIND(&quot;assets/&quot;;[.C570];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table:style-name="ce33"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71];FIND(&quot;assets/&quot;;[.C571];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table:style-name="ce33"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72];FIND(&quot;assets/&quot;;[.C572];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table:style-name="ce33"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73];FIND(&quot;assets/&quot;;[.C573];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table:style-name="ce33"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74];FIND(&quot;assets/&quot;;[.C574];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table:style-name="ce33"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75];FIND(&quot;assets/&quot;;[.C575];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table:style-name="ce33"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76];FIND(&quot;assets/&quot;;[.C576];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table:style-name="ce33"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table:style-name="ce33"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6</text:p>
          </table:table-cell>
          <table:table-cell table:number-columns-repeated="4"/>
        </table:table-row>
        <table:table-row table:style-name="ro5">
          <table:table-cell office:value-type="string" calcext:value-type="string">
            <text:p>1.6.1rev5</text:p>
          </table:table-cell>
          <table:table-cell table:style-name="ce33"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81];FIND(&quot;assets/&quot;;[.C581];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table:style-name="ce33"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82];FIND(&quot;assets/&quot;;[.C582];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table:style-name="ce33"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83];FIND(&quot;assets/&quot;;[.C583];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table:style-name="ce33"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84];FIND(&quot;assets/&quot;;[.C584];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table:style-name="ce33"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85];FIND(&quot;assets/&quot;;[.C585];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table:style-name="ce33"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86];FIND(&quot;assets/&quot;;[.C586];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table:style-name="ce33"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87];FIND(&quot;assets/&quot;;[.C587];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table:style-name="ce33"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88];FIND(&quot;assets/&quot;;[.C588];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table:style-name="ce33"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89];FIND(&quot;assets/&quot;;[.C589];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table:style-name="ce33"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90];FIND(&quot;assets/&quot;;[.C590];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table:style-name="ce33"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91];FIND(&quot;assets/&quot;;[.C591];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table:style-name="ce33"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92];FIND(&quot;assets/&quot;;[.C592];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table:style-name="ce33"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93];FIND(&quot;assets/&quot;;[.C593];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table:style-name="ce33"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94];FIND(&quot;assets/&quot;;[.C594];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table:style-name="ce33"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95];FIND(&quot;assets/&quot;;[.C595];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table:style-name="ce33"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96];FIND(&quot;assets/&quot;;[.C596];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table:style-name="ce33"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97];FIND(&quot;assets/&quot;;[.C597];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table:style-name="ce33"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98];FIND(&quot;assets/&quot;;[.C598];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table:style-name="ce33"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99];FIND(&quot;assets/&quot;;[.C599];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table:style-name="ce33"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600];FIND(&quot;assets/&quot;;[.C600];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table:style-name="ce33"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601];FIND(&quot;assets/&quot;;[.C601];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table:style-name="ce33"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602];FIND(&quot;assets/&quot;;[.C602];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table:style-name="ce33"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603];FIND(&quot;assets/&quot;;[.C603];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table:style-name="ce33"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10</text:p>
          </table:table-cell>
          <table:table-cell table:number-columns-repeated="4"/>
        </table:table-row>
        <table:table-row table:style-name="ro5">
          <table:table-cell office:value-type="string" calcext:value-type="string">
            <text:p>1.6.1rev5</text:p>
          </table:table-cell>
          <table:table-cell table:style-name="ce33"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608];FIND(&quot;assets/&quot;;[.C608];1)+7;100)" office:value-type="string" office:string-value="how-to-butterfly-comp-curve-points.png" calcext:value-type="string">
            <text:p>how-to-butterfly-comp-curve-points.png</text:p>
          </table:table-cell>
          <table:table-cell table:number-columns-repeated="2"/>
        </table:table-row>
        <table:table-row table:style-name="ro5">
          <table:table-cell/>
          <table:table-cell table:style-name="ce33"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table:style-name="ce33"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10];FIND(&quot;assets/&quot;;[.C610];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table:style-name="ce33"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11];FIND(&quot;assets/&quot;;[.C611];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table:style-name="ce33"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12];FIND(&quot;assets/&quot;;[.C612];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table:style-name="ce33"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13];FIND(&quot;assets/&quot;;[.C613];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table:style-name="ce33"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14];FIND(&quot;assets/&quot;;[.C614];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table:style-name="ce33"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15];FIND(&quot;assets/&quot;;[.C615];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table:style-name="ce33"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16];FIND(&quot;assets/&quot;;[.C616];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table:style-name="ce33"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17];FIND(&quot;assets/&quot;;[.C617];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table:style-name="ce33"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18];FIND(&quot;assets/&quot;;[.C618];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table:style-name="ce33"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19];FIND(&quot;assets/&quot;;[.C619];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table:style-name="ce33"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20];FIND(&quot;assets/&quot;;[.C620];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table:style-name="ce33"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21];FIND(&quot;assets/&quot;;[.C621];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table:style-name="ce33"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22];FIND(&quot;assets/&quot;;[.C622];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table:style-name="ce33"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23];FIND(&quot;assets/&quot;;[.C623];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table:style-name="ce33"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24];FIND(&quot;assets/&quot;;[.C624];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33"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28];FIND(&quot;assets/&quot;;[.C628];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33"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29];FIND(&quot;assets/&quot;;[.C629];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33"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30];FIND(&quot;assets/&quot;;[.C630];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33"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31];FIND(&quot;assets/&quot;;[.C631];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33"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32];FIND(&quot;assets/&quot;;[.C632];1)+7;100)" office:value-type="string" office:string-value="trainer-take-back-trainer-active.png" calcext:value-type="string">
            <text:p>trainer-take-back-trainer-active.png</text:p>
          </table:table-cell>
          <table:table-cell table:number-columns-repeated="2"/>
        </table:table-row>
        <table:table-row table:style-name="ro5" table:number-rows-repeated="1047943">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61:doc_updates.D683" table:contains-header="false">
          <table:sort>
            <table:sort-by table:field-number="0" table:data-type="automatic"/>
          </table:sort>
        </table:database-range>
        <table:database-range table:name="__Anonymous_Sheet_DB__5" table:target-range-address="image_links.A1:image_links.F4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3:44:37.8758568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4-15T17:49:24.527980477</dc:date>
    <meta:editing-cycles>1287</meta:editing-cycles>
    <meta:editing-duration>P383DT20H28M53S</meta:editing-duration>
    <meta:generator>LibreOffice/24.8.3.2$MacOSX_AARCH64 LibreOffice_project/48a6bac9e7e268aeb4c3483fcf825c94556d9f92</meta:generator>
    <meta:document-statistic meta:table-count="6" meta:cell-count="12942" meta:object-count="0"/>
    <meta:user-defined meta:name=""/>
    <meta:user-defined meta:name="AppVersion">15.0000</meta:user-defined>
  </office:meta>
</office:document-meta>
</file>